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1.333cm" style:rel-column-width="43690*"/>
    </style:style>
    <style:style style:name="Tabela4.B" style:family="table-column">
      <style:table-column-properties style:column-width="5.667cm" style:rel-column-width="2184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#eeeeee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 fo:background-color="transparent">
        <style:background-image/>
      </style:table-properties>
    </style:style>
    <style:style style:name="Tabela7.A" style:family="table-column">
      <style:table-column-properties style:column-width="5.667cm" style:rel-column-width="21845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eeeeee" fo:padding="0.097cm" fo:border="0.5pt solid #000000">
        <style:background-image/>
      </style:table-cell-properties>
    </style:style>
    <style:style style:name="Tabe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fo:padding="0.097cm" fo:border-left="0.5pt solid #000000" fo:border-right="none" fo:border-top="none" fo:border-bottom="0.5pt solid #000000"/>
    </style:style>
    <style:style style:name="Tabela7.B3" style:family="table-cell">
      <style:table-cell-properties fo:padding="0.097cm" fo:border-left="0.5pt solid #000000" fo:border-right="none" fo:border-top="none" fo:border-bottom="0.5pt solid #000000"/>
    </style:style>
    <style:style style:name="Tabela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fo:padding="0.097cm" fo:border-left="0.5pt solid #000000" fo:border-right="none" fo:border-top="none" fo:border-bottom="0.5pt solid #000000"/>
    </style:style>
    <style:style style:name="Tabela7.B4" style:family="table-cell">
      <style:table-cell-properties fo:padding="0.097cm" fo:border-left="0.5pt solid #000000" fo:border-right="none" fo:border-top="none" fo:border-bottom="0.5pt solid #000000"/>
    </style:style>
    <style:style style:name="Tabela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7.A5" style:family="table-cell">
      <style:table-cell-properties fo:padding="0.097cm" fo:border-left="0.5pt solid #000000" fo:border-right="none" fo:border-top="none" fo:border-bottom="0.5pt solid #000000"/>
    </style:style>
    <style:style style:name="Tabela7.B5" style:family="table-cell">
      <style:table-cell-properties fo:padding="0.097cm" fo:border-left="0.5pt solid #000000" fo:border-right="none" fo:border-top="none" fo:border-bottom="0.5pt solid #000000"/>
    </style:style>
    <style:style style:name="Tabela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7.A6" style:family="table-cell">
      <style:table-cell-properties fo:padding="0.097cm" fo:border-left="0.5pt solid #000000" fo:border-right="none" fo:border-top="none" fo:border-bottom="0.5pt solid #000000"/>
    </style:style>
    <style:style style:name="Tabela7.B6" style:family="table-cell">
      <style:table-cell-properties fo:padding="0.097cm" fo:border-left="0.5pt solid #000000" fo:border-right="none" fo:border-top="none" fo:border-bottom="0.5pt solid #000000"/>
    </style:style>
    <style:style style:name="Tabela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7.A7" style:family="table-cell">
      <style:table-cell-properties fo:padding="0.097cm" fo:border-left="0.5pt solid #000000" fo:border-right="none" fo:border-top="none" fo:border-bottom="0.5pt solid #000000"/>
    </style:style>
    <style:style style:name="Tabela7.B7" style:family="table-cell">
      <style:table-cell-properties fo:padding="0.097cm" fo:border-left="0.5pt solid #000000" fo:border-right="none" fo:border-top="none" fo:border-bottom="0.5pt solid #000000"/>
    </style:style>
    <style:style style:name="Tabela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7.A8" style:family="table-cell">
      <style:table-cell-properties fo:padding="0.097cm" fo:border-left="0.5pt solid #000000" fo:border-right="none" fo:border-top="none" fo:border-bottom="0.5pt solid #000000"/>
    </style:style>
    <style:style style:name="Tabela7.B8" style:family="table-cell">
      <style:table-cell-properties fo:padding="0.097cm" fo:border-left="0.5pt solid #000000" fo:border-right="none" fo:border-top="none" fo:border-bottom="0.5pt solid #000000"/>
    </style:style>
    <style:style style:name="Tabela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7.A9" style:family="table-cell">
      <style:table-cell-properties fo:padding="0.097cm" fo:border-left="0.5pt solid #000000" fo:border-right="none" fo:border-top="none" fo:border-bottom="0.5pt solid #000000"/>
    </style:style>
    <style:style style:name="Tabela7.B9" style:family="table-cell">
      <style:table-cell-properties fo:padding="0.097cm" fo:border-left="0.5pt solid #000000" fo:border-right="none" fo:border-top="none" fo:border-bottom="0.5pt solid #000000"/>
    </style:style>
    <style:style style:name="Tabela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0" style:family="table-cell">
      <style:table-cell-properties fo:padding="0.097cm" fo:border-left="0.5pt solid #000000" fo:border-right="none" fo:border-top="none" fo:border-bottom="0.5pt solid #000000"/>
    </style:style>
    <style:style style:name="Tabela7.B10" style:family="table-cell">
      <style:table-cell-properties fo:padding="0.097cm" fo:border-left="0.5pt solid #000000" fo:border-right="none" fo:border-top="none" fo:border-bottom="0.5pt solid #000000"/>
    </style:style>
    <style:style style:name="Tabela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1" style:family="table-cell">
      <style:table-cell-properties fo:padding="0.097cm" fo:border-left="0.5pt solid #000000" fo:border-right="none" fo:border-top="none" fo:border-bottom="0.5pt solid #000000"/>
    </style:style>
    <style:style style:name="Tabela7.B11" style:family="table-cell">
      <style:table-cell-properties fo:padding="0.097cm" fo:border-left="0.5pt solid #000000" fo:border-right="none" fo:border-top="none" fo:border-bottom="0.5pt solid #000000"/>
    </style:style>
    <style:style style:name="Tabela7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2" style:family="table-cell">
      <style:table-cell-properties fo:padding="0.097cm" fo:border-left="0.5pt solid #000000" fo:border-right="none" fo:border-top="none" fo:border-bottom="0.5pt solid #000000"/>
    </style:style>
    <style:style style:name="Tabela7.B12" style:family="table-cell">
      <style:table-cell-properties fo:padding="0.097cm" fo:border-left="0.5pt solid #000000" fo:border-right="none" fo:border-top="none" fo:border-bottom="0.5pt solid #000000"/>
    </style:style>
    <style:style style:name="Tabela7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7.A13" style:family="table-cell">
      <style:table-cell-properties fo:padding="0.097cm" fo:border-left="0.5pt solid #000000" fo:border-right="none" fo:border-top="none" fo:border-bottom="0.5pt solid #000000"/>
    </style:style>
    <style:style style:name="Tabela7.B13" style:family="table-cell">
      <style:table-cell-properties fo:padding="0.097cm" fo:border-left="0.5pt solid #000000" fo:border-right="none" fo:border-top="none" fo:border-bottom="0.5pt solid #000000"/>
    </style:style>
    <style:style style:name="Tabela7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 fo:background-color="transparent">
        <style:background-image/>
      </style:table-properties>
    </style:style>
    <style:style style:name="Tabela11.A" style:family="table-column">
      <style:table-column-properties style:column-width="5.667cm" style:rel-column-width="21845*"/>
    </style:style>
    <style:style style:name="Tabela11.1" style:family="table-row">
      <style:table-row-properties fo:background-color="transparent">
        <style:background-image/>
      </style:table-row-properties>
    </style:style>
    <style:style style:name="Tabela11.A1" style:family="table-cell">
      <style:table-cell-properties fo:background-color="#eeeeee" fo:padding="0.097cm" fo:border="0.5pt solid #000000">
        <style:background-image/>
      </style:table-cell-properties>
    </style:style>
    <style:style style:name="Tabela1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padding="0.097cm" fo:border-left="0.5pt solid #000000" fo:border-right="none" fo:border-top="none" fo:border-bottom="0.5pt solid #000000"/>
    </style:style>
    <style:style style:name="Tabe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padding="0.097cm" fo:border-left="0.5pt solid #000000" fo:border-right="none" fo:border-top="none" fo:border-bottom="0.5pt solid #000000"/>
    </style:style>
    <style:style style:name="Tabe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padding="0.097cm" fo:border-left="0.5pt solid #000000" fo:border-right="none" fo:border-top="none" fo:border-bottom="0.5pt solid #000000"/>
    </style:style>
    <style:style style:name="Tabe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6" style:family="table-cell">
      <style:table-cell-properties fo:padding="0.097cm" fo:border-left="0.5pt solid #000000" fo:border-right="none" fo:border-top="none" fo:border-bottom="0.5pt solid #000000"/>
    </style:style>
    <style:style style:name="Tabela11.B6" style:family="table-cell">
      <style:table-cell-properties fo:padding="0.097cm" fo:border-left="0.5pt solid #000000" fo:border-right="none" fo:border-top="none" fo:border-bottom="0.5pt solid #000000"/>
    </style:style>
    <style:style style:name="Tabe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4" style:family="table-cell">
      <style:table-cell-properties fo:padding="0.097cm" fo:border-left="0.5pt solid #000000" fo:border-right="none" fo:border-top="none" fo:border-bottom="0.5pt solid #000000"/>
    </style:style>
    <style:style style:name="Tabela14.B4" style:family="table-cell">
      <style:table-cell-properties fo:padding="0.097cm" fo:border-left="0.5pt solid #000000" fo:border-right="none" fo:border-top="none" fo:border-bottom="0.5pt solid #000000"/>
    </style:style>
    <style:style style:name="Tabela1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padding="0.097cm" fo:border-left="0.5pt solid #000000" fo:border-right="none" fo:border-top="none" fo:border-bottom="0.5pt solid #000000"/>
    </style:style>
    <style:style style:name="Tabela1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padding="0.097cm" fo:border-left="0.5pt solid #000000" fo:border-right="none" fo:border-top="none" fo:border-bottom="0.5pt solid #000000"/>
    </style:style>
    <style:style style:name="Tabela1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padding="0.097cm" fo:border-left="0.5pt solid #000000" fo:border-right="none" fo:border-top="none" fo:border-bottom="0.5pt solid #000000"/>
    </style:style>
    <style:style style:name="Tabela15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7cm" style:rel-column-width="21845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8.4" style:family="table-row">
      <style:table-row-properties fo:background-color="transparent" fo:keep-together="auto">
        <style:background-image/>
      </style:table-row-properties>
    </style:style>
    <style:style style:name="Tabela18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A3" style:family="table-cell">
      <style:table-cell-properties fo:padding="0.097cm" fo:border-left="0.5pt solid #000000" fo:border-right="none" fo:border-top="none" fo:border-bottom="0.5pt solid #000000"/>
    </style:style>
    <style:style style:name="Tabela19.B3" style:family="table-cell">
      <style:table-cell-properties fo:padding="0.097cm" fo:border-left="0.5pt solid #000000" fo:border-right="none" fo:border-top="none" fo:border-bottom="0.5pt solid #000000"/>
    </style:style>
    <style:style style:name="Tabela1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4" style:family="table-cell">
      <style:table-cell-properties fo:padding="0.097cm" fo:border-left="0.5pt solid #000000" fo:border-right="none" fo:border-top="none" fo:border-bottom="0.5pt solid #000000"/>
    </style:style>
    <style:style style:name="Tabela19.B4" style:family="table-cell">
      <style:table-cell-properties fo:padding="0.097cm" fo:border-left="0.5pt solid #000000" fo:border-right="none" fo:border-top="none" fo:border-bottom="0.5pt solid #000000"/>
    </style:style>
    <style:style style:name="Tabela1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9.A5" style:family="table-cell">
      <style:table-cell-properties fo:padding="0.097cm" fo:border-left="0.5pt solid #000000" fo:border-right="none" fo:border-top="none" fo:border-bottom="0.5pt solid #000000"/>
    </style:style>
    <style:style style:name="Tabela19.B5" style:family="table-cell">
      <style:table-cell-properties fo:padding="0.097cm" fo:border-left="0.5pt solid #000000" fo:border-right="none" fo:border-top="none" fo:border-bottom="0.5pt solid #000000"/>
    </style:style>
    <style:style style:name="Tabela1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14.71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6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38bbcb"/>
    </style:style>
    <style:style style:name="P3" style:family="paragraph" style:parent-style-name="Standard">
      <style:text-properties style:font-name="Arial" officeooo:rsid="00002d90" officeooo:paragraph-rsid="021a5545"/>
    </style:style>
    <style:style style:name="P4" style:family="paragraph" style:parent-style-name="Standard">
      <style:text-properties style:font-name="Arial" officeooo:rsid="00002d90" officeooo:paragraph-rsid="02d79d10"/>
    </style:style>
    <style:style style:name="P5" style:family="paragraph" style:parent-style-name="Standard">
      <style:text-properties style:font-name="Arial" officeooo:rsid="00022a33" officeooo:paragraph-rsid="00002d90"/>
    </style:style>
    <style:style style:name="P6" style:family="paragraph" style:parent-style-name="Standard">
      <style:text-properties style:font-name="Arial" officeooo:rsid="001152ce" officeooo:paragraph-rsid="0011fb8d"/>
    </style:style>
    <style:style style:name="P7" style:family="paragraph" style:parent-style-name="Standard">
      <style:text-properties style:font-name="Arial" officeooo:rsid="0030ed2e" officeooo:paragraph-rsid="00022a33"/>
    </style:style>
    <style:style style:name="P8" style:family="paragraph" style:parent-style-name="Standard">
      <style:text-properties style:font-name="Arial" officeooo:rsid="0030ed2e" officeooo:paragraph-rsid="02d0b9e1"/>
    </style:style>
    <style:style style:name="P9" style:family="paragraph" style:parent-style-name="Standard">
      <style:text-properties style:font-name="Arial" fo:font-weight="bold" officeooo:rsid="00002d90" officeooo:paragraph-rsid="021a5545" style:font-weight-asian="bold" style:font-weight-complex="bold"/>
    </style:style>
    <style:style style:name="P10" style:family="paragraph" style:parent-style-name="Standard">
      <style:text-properties style:font-name="Arial" fo:font-weight="bold" officeooo:rsid="00002d90" officeooo:paragraph-rsid="022dcdea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12" style:family="paragraph" style:parent-style-name="Standard">
      <style:text-properties style:font-name="Arial" fo:font-weight="bold" officeooo:rsid="00002d90" officeooo:paragraph-rsid="023eb691" style:font-weight-asian="bold" style:font-weight-complex="bold"/>
    </style:style>
    <style:style style:name="P13" style:family="paragraph" style:parent-style-name="Standard">
      <style:text-properties style:font-name="Arial" fo:font-weight="bold" officeooo:rsid="00002d90" officeooo:paragraph-rsid="0241f125" style:font-weight-asian="bold" style:font-weight-complex="bold"/>
    </style:style>
    <style:style style:name="P14" style:family="paragraph" style:parent-style-name="Standard">
      <style:text-properties style:font-name="Arial" fo:font-weight="bold" officeooo:rsid="00002d90" officeooo:paragraph-rsid="0242375b" style:font-weight-asian="bold" style:font-weight-complex="bold"/>
    </style:style>
    <style:style style:name="P15" style:family="paragraph" style:parent-style-name="Standard">
      <style:text-properties style:font-name="Arial" fo:font-weight="bold" officeooo:rsid="022e176b" officeooo:paragraph-rsid="022e176b" style:font-weight-asian="bold" style:font-weight-complex="bold"/>
    </style:style>
    <style:style style:name="P16" style:family="paragraph" style:parent-style-name="Standard">
      <style:text-properties style:font-name="Arial" fo:font-weight="bold" officeooo:rsid="022e176b" officeooo:paragraph-rsid="02421ce4" style:font-weight-asian="bold" style:font-weight-complex="bold"/>
    </style:style>
    <style:style style:name="P17" style:family="paragraph" style:parent-style-name="Standard">
      <style:text-properties style:font-name="Arial" fo:font-weight="bold" officeooo:rsid="00022a33" officeooo:paragraph-rsid="021a5545" style:font-weight-asian="bold" style:font-weight-complex="bold"/>
    </style:style>
    <style:style style:name="P18" style:family="paragraph" style:parent-style-name="Standard">
      <style:text-properties style:font-name="Arial" fo:font-weight="bold" officeooo:rsid="00022a33" officeooo:paragraph-rsid="0249c4c4" style:font-weight-asian="bold" style:font-weight-complex="bold"/>
    </style:style>
    <style:style style:name="P19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20" style:family="paragraph" style:parent-style-name="Standard">
      <style:text-properties style:font-name="Arial" fo:font-weight="bold" officeooo:rsid="0242375b" officeooo:paragraph-rsid="0242375b" style:font-weight-asian="bold" style:font-weight-complex="bold"/>
    </style:style>
    <style:style style:name="P21" style:family="paragraph" style:parent-style-name="Standard">
      <style:text-properties style:font-name="Arial" fo:font-weight="bold" officeooo:rsid="024b7e9d" officeooo:paragraph-rsid="024b7e9d" style:font-weight-asian="bold" style:font-weight-complex="bold"/>
    </style:style>
    <style:style style:name="P22" style:family="paragraph" style:parent-style-name="Standard">
      <style:text-properties style:font-name="Arial" fo:font-weight="bold" officeooo:rsid="022c9331" officeooo:paragraph-rsid="024013a0" style:font-weight-asian="bold" style:font-weight-complex="bold"/>
    </style:style>
    <style:style style:name="P23" style:family="paragraph" style:parent-style-name="Standard">
      <style:text-properties style:font-name="Arial" fo:font-weight="bold" officeooo:rsid="022c9331" officeooo:paragraph-rsid="0241f125" style:font-weight-asian="bold" style:font-weight-complex="bold"/>
    </style:style>
    <style:style style:name="P24" style:family="paragraph" style:parent-style-name="Standard">
      <style:text-properties style:font-name="Arial" fo:font-weight="bold" officeooo:rsid="022c9331" officeooo:paragraph-rsid="0242375b" style:font-weight-asian="bold" style:font-weight-complex="bold"/>
    </style:style>
    <style:style style:name="P25" style:family="paragraph" style:parent-style-name="Standard">
      <style:text-properties style:font-name="Arial" fo:font-weight="bold" officeooo:rsid="00330c05" officeooo:paragraph-rsid="02cfb0c9" style:font-weight-asian="bold" style:font-weight-complex="bold"/>
    </style:style>
    <style:style style:name="P26" style:family="paragraph" style:parent-style-name="Standard">
      <style:text-properties style:font-name="Arial" fo:font-weight="bold" officeooo:rsid="0027c900" officeooo:paragraph-rsid="02d79d10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27c900" officeooo:paragraph-rsid="02d79d1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27c900" officeooo:paragraph-rsid="02d79d10" style:font-weight-asian="bold" style:font-weight-complex="bold"/>
    </style:style>
    <style:style style:name="P29" style:family="paragraph" style:parent-style-name="Standard">
      <style:text-properties style:font-name="Arial" fo:font-weight="bold" officeooo:rsid="00695d1c" officeooo:paragraph-rsid="02db0b1b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284612" officeooo:paragraph-rsid="02d79d10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92867b" officeooo:paragraph-rsid="02d79d10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90ce61" officeooo:paragraph-rsid="02d79d10" style:font-weight-asian="bold" style:font-weight-complex="bold"/>
    </style:style>
    <style:style style:name="P33" style:family="paragraph" style:parent-style-name="Table_20_Contents">
      <style:text-properties style:font-name="Arial" fo:font-weight="bold" officeooo:rsid="00981787" officeooo:paragraph-rsid="02d79d10" style:font-weight-asian="bold" style:font-weight-complex="bold"/>
    </style:style>
    <style:style style:name="P34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002d90" officeooo:paragraph-rsid="0241f125" style:font-weight-asian="normal" style:font-weight-complex="normal"/>
    </style:style>
    <style:style style:name="P36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66160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0002d90" officeooo:paragraph-rsid="023d4c3e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002d90" officeooo:paragraph-rsid="0249c4c4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22c9331" officeooo:paragraph-rsid="022dcdea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22c9331" officeooo:paragraph-rsid="024013a0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22e176b" officeooo:paragraph-rsid="022e176b" style:font-weight-asian="normal" style:font-weight-complex="normal"/>
    </style:style>
    <style:style style:name="P42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" fo:font-weight="normal" officeooo:rsid="023d4c3e" officeooo:paragraph-rsid="023d4c3e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23eb691" officeooo:paragraph-rsid="023eb691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23909a6" officeooo:paragraph-rsid="0241f125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216916c" officeooo:paragraph-rsid="02421ce4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216916c" officeooo:paragraph-rsid="024b7e9d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216916c" officeooo:paragraph-rsid="0216916c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23a117d" officeooo:paragraph-rsid="0241f125" style:font-weight-asian="normal" style:font-weight-complex="normal"/>
    </style:style>
    <style:style style:name="P49" style:family="paragraph" style:parent-style-name="Standard">
      <style:text-properties style:font-name="Arial" fo:font-weight="normal" officeooo:rsid="023816c1" officeooo:paragraph-rsid="0242375b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23816c1" officeooo:paragraph-rsid="023bf387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242375b" officeooo:paragraph-rsid="0242375b" style:font-weight-asian="normal" style:font-weight-complex="normal"/>
    </style:style>
    <style:style style:name="P52" style:family="paragraph" style:parent-style-name="Standard">
      <style:text-properties style:font-name="Arial" fo:font-weight="normal" officeooo:rsid="0274a5c0" officeooo:paragraph-rsid="0259203b" style:font-weight-asian="normal" style:font-weight-complex="normal"/>
    </style:style>
    <style:style style:name="P53" style:family="paragraph" style:parent-style-name="Standard">
      <style:text-properties style:font-name="Arial" officeooo:rsid="01f5db4e" officeooo:paragraph-rsid="01f5db4e"/>
    </style:style>
    <style:style style:name="P54" style:family="paragraph" style:parent-style-name="Standard">
      <style:text-properties style:font-name="Arial" officeooo:rsid="0216916c" officeooo:paragraph-rsid="0216916c"/>
    </style:style>
    <style:style style:name="P55" style:family="paragraph" style:parent-style-name="Standard">
      <style:text-properties style:font-name="Arial" officeooo:rsid="0216916c" officeooo:paragraph-rsid="021a5545"/>
    </style:style>
    <style:style style:name="P56" style:family="paragraph" style:parent-style-name="Standard">
      <style:text-properties style:font-name="Arial" officeooo:rsid="021790ac" officeooo:paragraph-rsid="021a5545"/>
    </style:style>
    <style:style style:name="P57" style:family="paragraph" style:parent-style-name="Standard">
      <style:text-properties style:font-name="Arial" officeooo:rsid="021a0475" officeooo:paragraph-rsid="021a0475"/>
    </style:style>
    <style:style style:name="P58" style:family="paragraph" style:parent-style-name="Table_20_Contents">
      <style:text-properties style:font-name="Arial" fo:font-size="10pt" officeooo:rsid="024013a0" officeooo:paragraph-rsid="024013a0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013a0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1f125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24013a0" officeooo:paragraph-rsid="0242375b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1f125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241f125" officeooo:paragraph-rsid="0242375b" style:font-size-asian="10pt" style:font-size-complex="10pt"/>
    </style:style>
    <style:style style:name="P64" style:family="paragraph" style:parent-style-name="Table_20_Contents">
      <style:text-properties style:font-name="Arial" fo:font-size="10pt" officeooo:rsid="0014d4ce" officeooo:paragraph-rsid="02cfb0c9" style:font-size-asian="10pt" style:font-size-complex="10pt"/>
    </style:style>
    <style:style style:name="P65" style:family="paragraph" style:parent-style-name="Table_20_Contents">
      <style:text-properties style:font-name="Arial" fo:font-size="10pt" officeooo:rsid="0017bdd8" officeooo:paragraph-rsid="02cfb0c9" style:font-size-asian="10pt" style:font-size-complex="10pt"/>
    </style:style>
    <style:style style:name="P66" style:family="paragraph" style:parent-style-name="Table_20_Contents">
      <style:text-properties style:font-name="Arial" fo:font-size="10pt" officeooo:rsid="002033fa" officeooo:paragraph-rsid="02cfb0c9" style:font-size-asian="10pt" style:font-size-complex="10pt"/>
    </style:style>
    <style:style style:name="P67" style:family="paragraph" style:parent-style-name="Table_20_Contents">
      <style:text-properties style:font-name="Arial" fo:font-size="10pt" officeooo:rsid="00199840" officeooo:paragraph-rsid="02cfb0c9" style:font-size-asian="10pt" style:font-size-complex="10pt"/>
    </style:style>
    <style:style style:name="P68" style:family="paragraph" style:parent-style-name="Table_20_Contents">
      <style:text-properties style:font-name="Arial" fo:font-size="10pt" officeooo:rsid="001ca49e" officeooo:paragraph-rsid="02cfb0c9" style:font-size-asian="10pt" style:font-size-complex="10pt"/>
    </style:style>
    <style:style style:name="P69" style:family="paragraph" style:parent-style-name="Table_20_Contents">
      <style:text-properties style:font-name="Arial" fo:font-size="10pt" officeooo:rsid="0020dbbd" officeooo:paragraph-rsid="02cfb0c9" style:font-size-asian="10pt" style:font-size-complex="10pt"/>
    </style:style>
    <style:style style:name="P70" style:family="paragraph" style:parent-style-name="Table_20_Contents">
      <style:text-properties style:font-name="Arial" fo:font-size="10pt" officeooo:rsid="001f2c51" officeooo:paragraph-rsid="02cfb0c9" style:font-size-asian="10pt" style:font-size-complex="10pt"/>
    </style:style>
    <style:style style:name="P71" style:family="paragraph" style:parent-style-name="Table_20_Contents">
      <style:text-properties style:font-name="Arial" fo:font-size="10pt" officeooo:rsid="002294ba" officeooo:paragraph-rsid="02cfb0c9" style:font-size-asian="10pt" style:font-size-complex="10pt"/>
    </style:style>
    <style:style style:name="P72" style:family="paragraph" style:parent-style-name="Table_20_Contents">
      <style:text-properties style:font-name="Arial" fo:font-size="10pt" officeooo:rsid="0045c185" officeooo:paragraph-rsid="02cfb0c9" style:font-size-asian="10pt" style:font-size-complex="10pt"/>
    </style:style>
    <style:style style:name="P73" style:family="paragraph" style:parent-style-name="Table_20_Contents">
      <style:text-properties style:font-name="Arial" fo:font-size="10pt" officeooo:rsid="0045c9f8" officeooo:paragraph-rsid="02cfb0c9" style:font-size-asian="10pt" style:font-size-complex="10pt"/>
    </style:style>
    <style:style style:name="P74" style:family="paragraph" style:parent-style-name="Table_20_Contents">
      <style:text-properties style:font-name="Arial" fo:font-size="10pt" officeooo:rsid="0045d046" officeooo:paragraph-rsid="02cfb0c9" style:font-size-asian="10pt" style:font-size-complex="10pt"/>
    </style:style>
    <style:style style:name="P75" style:family="paragraph" style:parent-style-name="Table_20_Contents">
      <style:text-properties style:font-name="Arial" fo:font-size="10pt" officeooo:rsid="00477e16" officeooo:paragraph-rsid="02cfb0c9" style:font-size-asian="10pt" style:font-size-complex="10pt"/>
    </style:style>
    <style:style style:name="P76" style:family="paragraph" style:parent-style-name="Table_20_Contents">
      <style:text-properties style:font-name="Arial" fo:font-size="10pt" officeooo:rsid="0048d05a" officeooo:paragraph-rsid="02cfb0c9" style:font-size-asian="10pt" style:font-size-complex="10pt"/>
    </style:style>
    <style:style style:name="P77" style:family="paragraph" style:parent-style-name="Table_20_Contents">
      <style:text-properties style:font-name="Arial" fo:font-size="10pt" officeooo:rsid="005369f9" officeooo:paragraph-rsid="02cfb0c9" style:font-size-asian="10pt" style:font-size-complex="10pt"/>
    </style:style>
    <style:style style:name="P78" style:family="paragraph" style:parent-style-name="Table_20_Contents">
      <style:text-properties style:font-name="Arial" fo:font-size="10pt" officeooo:rsid="0048ec6b" officeooo:paragraph-rsid="02cfb0c9" style:font-size-asian="10pt" style:font-size-complex="10pt"/>
    </style:style>
    <style:style style:name="P79" style:family="paragraph" style:parent-style-name="Table_20_Contents">
      <style:text-properties style:font-name="Arial" fo:font-size="10pt" officeooo:rsid="004951f7" officeooo:paragraph-rsid="02cfb0c9" style:font-size-asian="10pt" style:font-size-complex="10pt"/>
    </style:style>
    <style:style style:name="P80" style:family="paragraph" style:parent-style-name="Table_20_Contents">
      <style:text-properties style:font-name="Arial" fo:font-size="10pt" officeooo:rsid="004a5572" officeooo:paragraph-rsid="02cfb0c9" style:font-size-asian="10pt" style:font-size-complex="10pt"/>
    </style:style>
    <style:style style:name="P81" style:family="paragraph" style:parent-style-name="Table_20_Contents">
      <style:text-properties style:font-name="Arial" fo:font-size="10pt" officeooo:rsid="004d2baf" officeooo:paragraph-rsid="02cfb0c9" style:font-size-asian="10pt" style:font-size-complex="10pt"/>
    </style:style>
    <style:style style:name="P82" style:family="paragraph" style:parent-style-name="Table_20_Contents">
      <style:text-properties style:font-name="Arial" fo:font-size="10pt" officeooo:rsid="004eb87c" officeooo:paragraph-rsid="02cfb0c9" style:font-size-asian="10pt" style:font-size-complex="10pt"/>
    </style:style>
    <style:style style:name="P83" style:family="paragraph" style:parent-style-name="Table_20_Contents">
      <style:text-properties style:font-name="Arial" fo:font-size="10pt" officeooo:rsid="004f7164" officeooo:paragraph-rsid="02cfb0c9" style:font-size-asian="10pt" style:font-size-complex="10pt"/>
    </style:style>
    <style:style style:name="P84" style:family="paragraph" style:parent-style-name="Table_20_Contents">
      <style:text-properties style:font-name="Arial" fo:font-size="10pt" officeooo:rsid="007e9c68" officeooo:paragraph-rsid="02cfb0c9" style:font-size-asian="10pt" style:font-size-complex="10pt"/>
    </style:style>
    <style:style style:name="P85" style:family="paragraph" style:parent-style-name="Table_20_Contents">
      <style:text-properties style:font-name="Arial" fo:font-size="10pt" officeooo:rsid="007ed4d3" officeooo:paragraph-rsid="02cfb0c9" style:font-size-asian="10pt" style:font-size-complex="10pt"/>
    </style:style>
    <style:style style:name="P86" style:family="paragraph" style:parent-style-name="Table_20_Contents">
      <style:text-properties style:font-name="Arial" fo:font-size="10pt" officeooo:rsid="008bca61" officeooo:paragraph-rsid="02cfb0c9" style:font-size-asian="10pt" style:font-size-complex="10pt"/>
    </style:style>
    <style:style style:name="P87" style:family="paragraph" style:parent-style-name="Table_20_Contents">
      <style:text-properties style:font-name="Arial" fo:font-size="10pt" officeooo:rsid="008ce918" officeooo:paragraph-rsid="02cfb0c9" style:font-size-asian="10pt" style:font-size-complex="10pt"/>
    </style:style>
    <style:style style:name="P88" style:family="paragraph" style:parent-style-name="Table_20_Contents">
      <style:text-properties style:font-name="Arial" fo:font-size="10pt" officeooo:rsid="009fbb96" officeooo:paragraph-rsid="02cfb0c9" style:font-size-asian="10pt" style:font-size-complex="10pt"/>
    </style:style>
    <style:style style:name="P89" style:family="paragraph" style:parent-style-name="Table_20_Contents">
      <style:text-properties style:font-name="Arial" fo:font-size="10pt" officeooo:rsid="00a506fd" officeooo:paragraph-rsid="02cfb0c9" style:font-size-asian="10pt" style:font-size-complex="10pt"/>
    </style:style>
    <style:style style:name="P90" style:family="paragraph" style:parent-style-name="Table_20_Contents">
      <style:text-properties style:font-name="Arial" fo:font-size="10pt" officeooo:rsid="0172aec2" officeooo:paragraph-rsid="02cfb0c9" style:font-size-asian="10pt" style:font-size-complex="10pt"/>
    </style:style>
    <style:style style:name="P91" style:family="paragraph" style:parent-style-name="Table_20_Contents">
      <style:text-properties style:font-name="Arial" fo:font-size="10pt" officeooo:rsid="00a615d1" officeooo:paragraph-rsid="02cfb0c9" style:font-size-asian="10pt" style:font-size-complex="10pt"/>
    </style:style>
    <style:style style:name="P92" style:family="paragraph" style:parent-style-name="Table_20_Contents">
      <style:text-properties style:font-name="Arial" fo:font-size="10pt" officeooo:rsid="00a7f0d6" officeooo:paragraph-rsid="02cfb0c9" style:font-size-asian="10pt" style:font-size-complex="10pt"/>
    </style:style>
    <style:style style:name="P93" style:family="paragraph" style:parent-style-name="Table_20_Contents">
      <style:text-properties style:font-name="Arial" fo:font-size="10pt" officeooo:rsid="00a93905" officeooo:paragraph-rsid="02cfb0c9" style:font-size-asian="10pt" style:font-size-complex="10pt"/>
    </style:style>
    <style:style style:name="P94" style:family="paragraph" style:parent-style-name="Table_20_Contents">
      <style:text-properties style:font-name="Arial" fo:font-size="10pt" officeooo:rsid="00b19174" officeooo:paragraph-rsid="02cfb0c9" style:font-size-asian="10pt" style:font-size-complex="10pt"/>
    </style:style>
    <style:style style:name="P95" style:family="paragraph" style:parent-style-name="Table_20_Contents">
      <style:text-properties style:font-name="Arial" fo:font-size="10pt" officeooo:rsid="00b93f55" officeooo:paragraph-rsid="02cfb0c9" style:font-size-asian="10pt" style:font-size-complex="10pt"/>
    </style:style>
    <style:style style:name="P96" style:family="paragraph" style:parent-style-name="Table_20_Contents">
      <style:text-properties style:font-name="Arial" fo:font-size="10pt" officeooo:rsid="00babf62" officeooo:paragraph-rsid="02cfb0c9" style:font-size-asian="10pt" style:font-size-complex="10pt"/>
    </style:style>
    <style:style style:name="P97" style:family="paragraph" style:parent-style-name="Table_20_Contents">
      <style:text-properties style:font-name="Arial" fo:font-size="10pt" officeooo:rsid="00bb8b4c" officeooo:paragraph-rsid="02cfb0c9" style:font-size-asian="10pt" style:font-size-complex="10pt"/>
    </style:style>
    <style:style style:name="P98" style:family="paragraph" style:parent-style-name="Table_20_Contents">
      <style:text-properties style:font-name="Arial" fo:font-size="10pt" officeooo:rsid="00ca1fca" officeooo:paragraph-rsid="02cfb0c9" style:font-size-asian="10pt" style:font-size-complex="10pt"/>
    </style:style>
    <style:style style:name="P99" style:family="paragraph" style:parent-style-name="Table_20_Contents">
      <style:text-properties style:font-name="Arial" fo:font-size="10pt" officeooo:rsid="00caaca1" officeooo:paragraph-rsid="02cfb0c9" style:font-size-asian="10pt" style:font-size-complex="10pt"/>
    </style:style>
    <style:style style:name="P100" style:family="paragraph" style:parent-style-name="Table_20_Contents">
      <style:text-properties style:font-name="Arial" fo:font-size="10pt" officeooo:rsid="00cc8e9c" officeooo:paragraph-rsid="02cfb0c9" style:font-size-asian="10pt" style:font-size-complex="10pt"/>
    </style:style>
    <style:style style:name="P101" style:family="paragraph" style:parent-style-name="Table_20_Contents">
      <style:text-properties style:font-name="Arial" fo:font-size="10pt" officeooo:rsid="00cde4ca" officeooo:paragraph-rsid="02cfb0c9" style:font-size-asian="10pt" style:font-size-complex="10pt"/>
    </style:style>
    <style:style style:name="P102" style:family="paragraph" style:parent-style-name="Table_20_Contents">
      <style:text-properties style:font-name="Arial" fo:font-size="10pt" officeooo:rsid="00d37ae9" officeooo:paragraph-rsid="02cfb0c9" style:font-size-asian="10pt" style:font-size-complex="10pt"/>
    </style:style>
    <style:style style:name="P103" style:family="paragraph" style:parent-style-name="Table_20_Contents">
      <style:text-properties style:font-name="Arial" fo:font-size="10pt" officeooo:rsid="00e19003" officeooo:paragraph-rsid="02cfb0c9" style:font-size-asian="10pt" style:font-size-complex="10pt"/>
    </style:style>
    <style:style style:name="P104" style:family="paragraph" style:parent-style-name="Table_20_Contents">
      <style:text-properties style:font-name="Arial" fo:font-size="10pt" officeooo:rsid="01100896" officeooo:paragraph-rsid="02cfb0c9" style:font-size-asian="10pt" style:font-size-complex="10pt"/>
    </style:style>
    <style:style style:name="P105" style:family="paragraph" style:parent-style-name="Table_20_Contents">
      <style:text-properties style:font-name="Arial" fo:font-size="10pt" officeooo:rsid="0115066b" officeooo:paragraph-rsid="02cfb0c9" style:font-size-asian="10pt" style:font-size-complex="10pt"/>
    </style:style>
    <style:style style:name="P106" style:family="paragraph" style:parent-style-name="Table_20_Contents">
      <style:text-properties style:font-name="Arial" fo:font-size="10pt" officeooo:rsid="01255bea" officeooo:paragraph-rsid="02cfb0c9" style:font-size-asian="10pt" style:font-size-complex="10pt"/>
    </style:style>
    <style:style style:name="P107" style:family="paragraph" style:parent-style-name="Table_20_Contents">
      <style:text-properties style:font-name="Arial" fo:font-size="10pt" officeooo:rsid="01499e3b" officeooo:paragraph-rsid="02cfb0c9" style:font-size-asian="10pt" style:font-size-complex="10pt"/>
    </style:style>
    <style:style style:name="P108" style:family="paragraph" style:parent-style-name="Table_20_Contents">
      <style:text-properties style:font-name="Arial" fo:font-size="10pt" officeooo:rsid="01740eb2" officeooo:paragraph-rsid="02cfb0c9" style:font-size-asian="10pt" style:font-size-complex="10pt"/>
    </style:style>
    <style:style style:name="P109" style:family="paragraph" style:parent-style-name="Table_20_Contents">
      <style:text-properties style:font-name="Arial" fo:font-size="10pt" officeooo:rsid="01767066" officeooo:paragraph-rsid="02cfb0c9" style:font-size-asian="10pt" style:font-size-complex="10pt"/>
    </style:style>
    <style:style style:name="P110" style:family="paragraph" style:parent-style-name="Table_20_Contents">
      <style:text-properties style:font-name="Arial" fo:font-size="10pt" officeooo:rsid="017c291c" officeooo:paragraph-rsid="02cfb0c9" style:font-size-asian="10pt" style:font-size-complex="10pt"/>
    </style:style>
    <style:style style:name="P111" style:family="paragraph" style:parent-style-name="Table_20_Contents">
      <style:text-properties style:font-name="Arial" fo:font-size="10pt" officeooo:rsid="017da76b" officeooo:paragraph-rsid="02cfb0c9" style:font-size-asian="10pt" style:font-size-complex="10pt"/>
    </style:style>
    <style:style style:name="P112" style:family="paragraph" style:parent-style-name="Table_20_Contents">
      <style:text-properties style:font-name="Arial" fo:font-size="10pt" officeooo:rsid="017f7031" officeooo:paragraph-rsid="02cfb0c9" style:font-size-asian="10pt" style:font-size-complex="10pt"/>
    </style:style>
    <style:style style:name="P113" style:family="paragraph" style:parent-style-name="Table_20_Contents">
      <style:text-properties style:font-name="Arial" fo:font-size="10pt" officeooo:rsid="01839fff" officeooo:paragraph-rsid="02cfb0c9" style:font-size-asian="10pt" style:font-size-complex="10pt"/>
    </style:style>
    <style:style style:name="P114" style:family="paragraph" style:parent-style-name="Table_20_Contents">
      <style:text-properties style:font-name="Arial" fo:font-size="10pt" officeooo:rsid="0190e6f8" officeooo:paragraph-rsid="02cfb0c9" style:font-size-asian="10pt" style:font-size-complex="10pt"/>
    </style:style>
    <style:style style:name="P115" style:family="paragraph" style:parent-style-name="Table_20_Contents">
      <style:text-properties style:font-name="Arial" fo:font-size="10pt" officeooo:rsid="01c0dbab" officeooo:paragraph-rsid="02cfb0c9" style:font-size-asian="10pt" style:font-size-complex="10pt"/>
    </style:style>
    <style:style style:name="P116" style:family="paragraph" style:parent-style-name="Table_20_Contents">
      <style:text-properties style:font-name="Arial" fo:font-size="10pt" officeooo:rsid="01c30578" officeooo:paragraph-rsid="02cfb0c9" style:font-size-asian="10pt" style:font-size-complex="10pt"/>
    </style:style>
    <style:style style:name="P117" style:family="paragraph" style:parent-style-name="Table_20_Contents">
      <style:text-properties style:font-name="Arial" fo:font-size="10pt" officeooo:rsid="01c4e1df" officeooo:paragraph-rsid="02cfb0c9" style:font-size-asian="10pt" style:font-size-complex="10pt"/>
    </style:style>
    <style:style style:name="P118" style:family="paragraph" style:parent-style-name="Table_20_Contents">
      <style:text-properties style:font-name="Arial" fo:font-size="10pt" officeooo:rsid="01c62040" officeooo:paragraph-rsid="02cfb0c9" style:font-size-asian="10pt" style:font-size-complex="10pt"/>
    </style:style>
    <style:style style:name="P119" style:family="paragraph" style:parent-style-name="Table_20_Contents">
      <style:text-properties style:font-name="Arial" fo:font-size="10pt" officeooo:rsid="01c73f67" officeooo:paragraph-rsid="02cfb0c9" style:font-size-asian="10pt" style:font-size-complex="10pt"/>
    </style:style>
    <style:style style:name="P120" style:family="paragraph" style:parent-style-name="Table_20_Contents">
      <style:text-properties style:font-name="Arial" fo:font-size="10pt" officeooo:rsid="01c7df47" officeooo:paragraph-rsid="02cfb0c9" style:font-size-asian="10pt" style:font-size-complex="10pt"/>
    </style:style>
    <style:style style:name="P121" style:family="paragraph" style:parent-style-name="Table_20_Contents">
      <style:text-properties style:font-name="Arial" fo:font-size="10pt" officeooo:rsid="01c97f94" officeooo:paragraph-rsid="02cfb0c9" style:font-size-asian="10pt" style:font-size-complex="10pt"/>
    </style:style>
    <style:style style:name="P122" style:family="paragraph" style:parent-style-name="Table_20_Contents">
      <style:text-properties style:font-name="Arial" fo:font-size="10pt" officeooo:rsid="01ca251c" officeooo:paragraph-rsid="02cfb0c9" style:font-size-asian="10pt" style:font-size-complex="10pt"/>
    </style:style>
    <style:style style:name="P123" style:family="paragraph" style:parent-style-name="Table_20_Contents">
      <style:text-properties style:font-name="Arial" fo:font-size="10pt" officeooo:rsid="01cb5aff" officeooo:paragraph-rsid="02cfb0c9" style:font-size-asian="10pt" style:font-size-complex="10pt"/>
    </style:style>
    <style:style style:name="P124" style:family="paragraph" style:parent-style-name="Table_20_Contents">
      <style:text-properties style:font-name="Arial" fo:font-size="10pt" officeooo:rsid="01cb87d7" officeooo:paragraph-rsid="02cfb0c9" style:font-size-asian="10pt" style:font-size-complex="10pt"/>
    </style:style>
    <style:style style:name="P125" style:family="paragraph" style:parent-style-name="Table_20_Contents">
      <style:text-properties style:font-name="Arial" fo:font-size="10pt" officeooo:rsid="01cd1dbf" officeooo:paragraph-rsid="02cfb0c9" style:font-size-asian="10pt" style:font-size-complex="10pt"/>
    </style:style>
    <style:style style:name="P126" style:family="paragraph" style:parent-style-name="Table_20_Contents">
      <style:text-properties style:font-name="Arial" fo:font-size="10pt" officeooo:rsid="01ce7bbf" officeooo:paragraph-rsid="02cfb0c9" style:font-size-asian="10pt" style:font-size-complex="10pt"/>
    </style:style>
    <style:style style:name="P127" style:family="paragraph" style:parent-style-name="Table_20_Contents">
      <style:text-properties style:font-name="Arial" fo:font-size="10pt" officeooo:rsid="01d201dd" officeooo:paragraph-rsid="02cfb0c9" style:font-size-asian="10pt" style:font-size-complex="10pt"/>
    </style:style>
    <style:style style:name="P128" style:family="paragraph" style:parent-style-name="Table_20_Contents">
      <style:text-properties style:font-name="Arial" fo:font-size="10pt" officeooo:rsid="01d38cac" officeooo:paragraph-rsid="02cfb0c9" style:font-size-asian="10pt" style:font-size-complex="10pt"/>
    </style:style>
    <style:style style:name="P129" style:family="paragraph" style:parent-style-name="Table_20_Contents">
      <style:text-properties style:font-name="Arial" fo:font-size="10pt" officeooo:rsid="01d69835" officeooo:paragraph-rsid="02cfb0c9" style:font-size-asian="10pt" style:font-size-complex="10pt"/>
    </style:style>
    <style:style style:name="P130" style:family="paragraph" style:parent-style-name="Table_20_Contents">
      <style:text-properties style:font-name="Arial" fo:font-size="10pt" officeooo:rsid="01d8e222" officeooo:paragraph-rsid="02cfb0c9" style:font-size-asian="10pt" style:font-size-complex="10pt"/>
    </style:style>
    <style:style style:name="P131" style:family="paragraph" style:parent-style-name="Table_20_Contents">
      <style:text-properties style:font-name="Arial" fo:font-size="10pt" officeooo:rsid="01f024bc" officeooo:paragraph-rsid="02cfb0c9" style:font-size-asian="10pt" style:font-size-complex="10pt"/>
    </style:style>
    <style:style style:name="P132" style:family="paragraph" style:parent-style-name="Table_20_Contents">
      <style:text-properties style:font-name="Arial" fo:font-size="10pt" officeooo:rsid="01f07122" officeooo:paragraph-rsid="02cfb0c9" style:font-size-asian="10pt" style:font-size-complex="10pt"/>
    </style:style>
    <style:style style:name="P133" style:family="paragraph" style:parent-style-name="Table_20_Contents">
      <style:text-properties style:font-name="Arial" fo:font-size="10pt" officeooo:rsid="01f2781b" officeooo:paragraph-rsid="02cfb0c9" style:font-size-asian="10pt" style:font-size-complex="10pt"/>
    </style:style>
    <style:style style:name="P134" style:family="paragraph" style:parent-style-name="Table_20_Contents">
      <style:text-properties style:font-name="Arial" fo:font-size="10pt" officeooo:rsid="01f43078" officeooo:paragraph-rsid="02cfb0c9" style:font-size-asian="10pt" style:font-size-complex="10pt"/>
    </style:style>
    <style:style style:name="P135" style:family="paragraph" style:parent-style-name="Table_20_Contents">
      <style:text-properties style:font-name="Arial" fo:font-size="10pt" officeooo:rsid="002b274b" officeooo:paragraph-rsid="02d0b9e1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officeooo:rsid="005ff5bf" officeooo:paragraph-rsid="02d0b9e1" style:font-size-asian="10pt" style:font-size-complex="10pt"/>
    </style:style>
    <style:style style:name="P137" style:family="paragraph" style:parent-style-name="Table_20_Contents">
      <style:text-properties style:font-name="Arial" fo:font-size="10pt" officeooo:rsid="005ff5bf" officeooo:paragraph-rsid="02d0b9e1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officeooo:rsid="0030ed2e" officeooo:paragraph-rsid="02d0b9e1" style:font-size-asian="10pt" style:font-size-complex="10pt"/>
    </style:style>
    <style:style style:name="P139" style:family="paragraph" style:parent-style-name="Table_20_Contents">
      <style:text-properties style:font-name="Arial" fo:font-size="10pt" officeooo:rsid="0030ed2e" officeooo:paragraph-rsid="02d0b9e1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officeooo:rsid="0032021a" officeooo:paragraph-rsid="02d0b9e1" style:font-size-asian="10pt" style:font-size-complex="10pt"/>
    </style:style>
    <style:style style:name="P141" style:family="paragraph" style:parent-style-name="Table_20_Contents">
      <style:text-properties style:font-name="Arial" fo:font-size="10pt" officeooo:rsid="0032021a" officeooo:paragraph-rsid="02d0b9e1" style:font-size-asian="10pt" style:font-size-complex="10pt"/>
    </style:style>
    <style:style style:name="P142" style:family="paragraph" style:parent-style-name="Table_20_Contents">
      <style:text-properties style:font-name="Arial" fo:font-size="10pt" officeooo:rsid="00337d48" officeooo:paragraph-rsid="02d0b9e1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officeooo:rsid="00556a59" officeooo:paragraph-rsid="02d0b9e1" style:font-size-asian="10pt" style:font-size-complex="10pt"/>
    </style:style>
    <style:style style:name="P144" style:family="paragraph" style:parent-style-name="Table_20_Contents">
      <style:text-properties style:font-name="Arial" fo:font-size="10pt" officeooo:rsid="00556a59" officeooo:paragraph-rsid="02d0b9e1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officeooo:rsid="01debd17" officeooo:paragraph-rsid="02d0b9e1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officeooo:rsid="0059748f" officeooo:paragraph-rsid="02d0b9e1" style:font-size-asian="10pt" style:font-size-complex="10pt"/>
    </style:style>
    <style:style style:name="P147" style:family="paragraph" style:parent-style-name="Table_20_Contents">
      <style:text-properties style:font-name="Arial" fo:font-size="10pt" officeooo:rsid="0059748f" officeooo:paragraph-rsid="02d0b9e1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officeooo:rsid="005a4bb5" officeooo:paragraph-rsid="02d0b9e1" style:font-size-asian="10pt" style:font-size-complex="10pt"/>
    </style:style>
    <style:style style:name="P149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fo:font-size="10pt" officeooo:rsid="005a4bb5" officeooo:paragraph-rsid="02d0b9e1" style:font-size-asian="10pt" style:font-size-complex="10pt"/>
    </style:style>
    <style:style style:name="P150" style:family="paragraph" style:parent-style-name="Table_20_Contents">
      <style:text-properties style:font-name="Arial" fo:font-size="10pt" officeooo:rsid="005a4bb5" officeooo:paragraph-rsid="02d0b9e1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officeooo:rsid="005e23e5" officeooo:paragraph-rsid="02d0b9e1" style:font-size-asian="10pt" style:font-size-complex="10pt"/>
    </style:style>
    <style:style style:name="P152" style:family="paragraph" style:parent-style-name="Table_20_Contents">
      <style:text-properties style:font-name="Arial" fo:font-size="10pt" officeooo:rsid="005e23e5" officeooo:paragraph-rsid="02d0b9e1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officeooo:rsid="006bf68d" officeooo:paragraph-rsid="02d0b9e1" style:font-size-asian="10pt" style:font-size-complex="10pt"/>
    </style:style>
    <style:style style:name="P154" style:family="paragraph" style:parent-style-name="Table_20_Contents">
      <style:text-properties style:font-name="Arial" fo:font-size="10pt" officeooo:rsid="006bf68d" officeooo:paragraph-rsid="02d0b9e1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style:font-name="Arial" fo:font-size="10pt" officeooo:rsid="006d04b8" officeooo:paragraph-rsid="02d0b9e1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style:font-name="Arial" fo:font-size="10pt" officeooo:rsid="00966a14" officeooo:paragraph-rsid="02d0b9e1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style:font-name="Arial" fo:font-size="10pt" officeooo:rsid="006ca44c" officeooo:paragraph-rsid="02d0b9e1" style:font-size-asian="10pt" style:font-size-complex="10pt"/>
    </style:style>
    <style:style style:name="P158" style:family="paragraph" style:parent-style-name="Table_20_Contents">
      <style:text-properties style:font-name="Arial" fo:font-size="10pt" officeooo:rsid="006ca44c" officeooo:paragraph-rsid="02d0b9e1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style:font-name="Arial" fo:font-size="10pt" officeooo:rsid="0173fda2" officeooo:paragraph-rsid="02d0b9e1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style:font-name="Arial" fo:font-size="10pt" officeooo:rsid="009762ec" officeooo:paragraph-rsid="02d0b9e1" style:font-size-asian="10pt" style:font-size-complex="10pt"/>
    </style:style>
    <style:style style:name="P16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dcdea" officeooo:paragraph-rsid="022e176b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2fb9b1" officeooo:paragraph-rsid="022e176b" style:font-size-asian="10pt" style:font-weight-asian="normal" style:font-size-complex="10pt" style:font-weight-complex="normal"/>
    </style:style>
    <style:style style:name="P163" style:family="paragraph" style:parent-style-name="Standard"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size="10pt" fo:font-weight="normal" officeooo:rsid="00002d90" officeooo:paragraph-rsid="023a117d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>
        <style:tab-stops>
          <style:tab-stop style:position="0.699cm"/>
        </style:tab-stops>
      </style:paragraph-properties>
      <style:text-properties style:font-name="Arial" fo:font-size="10pt" fo:font-weight="normal" officeooo:rsid="00002d90" officeooo:paragraph-rsid="02c21388" style:font-size-asian="10pt" style:font-weight-asian="normal" style:font-size-complex="10pt" style:font-weight-complex="normal"/>
    </style:style>
    <style:style style:name="P166" style:family="paragraph" style:parent-style-name="Standard">
      <style:text-properties style:font-name="Arial" fo:font-size="10pt" fo:font-weight="normal" officeooo:rsid="024013a0" officeooo:paragraph-rsid="024013a0" style:font-size-asian="10pt" style:font-weight-asian="normal" style:font-size-complex="10pt" style:font-weight-complex="normal"/>
    </style:style>
    <style:style style:name="P167" style:family="paragraph" style:parent-style-name="Standard">
      <style:text-properties style:font-name="Arial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168" style:family="paragraph" style:parent-style-name="Standard">
      <style:text-properties style:font-name="Arial" fo:font-size="10pt" fo:font-weight="normal" officeooo:rsid="023eb691" officeooo:paragraph-rsid="0241f125" style:font-size-asian="10pt" style:font-weight-asian="normal" style:font-size-complex="10pt" style:font-weight-complex="normal"/>
    </style:style>
    <style:style style:name="P169" style:family="paragraph" style:parent-style-name="Standard">
      <style:text-properties style:font-name="Arial" fo:font-size="10pt" fo:font-weight="normal" officeooo:rsid="023eb691" officeooo:paragraph-rsid="0242375b" style:font-size-asian="10pt" style:font-weight-asian="normal" style:font-size-complex="10pt" style:font-weight-complex="normal"/>
    </style:style>
    <style:style style:name="P170" style:family="paragraph" style:parent-style-name="Standard">
      <style:text-properties style:font-name="Arial" fo:font-size="10pt" fo:font-weight="normal" officeooo:rsid="0241f125" officeooo:paragraph-rsid="0241f125" style:font-size-asian="10pt" style:font-weight-asian="normal" style:font-size-complex="10pt" style:font-weight-complex="normal"/>
    </style:style>
    <style:style style:name="P171" style:family="paragraph" style:parent-style-name="Standard">
      <style:text-properties style:font-name="Arial" fo:font-size="10pt" fo:font-weight="normal" officeooo:rsid="0241f125" officeooo:paragraph-rsid="0242375b" style:font-size-asian="10pt" style:font-weight-asian="normal" style:font-size-complex="10pt" style:font-weight-complex="normal"/>
    </style:style>
    <style:style style:name="P172" style:family="paragraph" style:parent-style-name="Standard">
      <style:text-properties style:font-name="Arial" fo:font-size="10pt" fo:font-weight="normal" officeooo:rsid="023a117d" officeooo:paragraph-rsid="023a117d" style:font-size-asian="10pt" style:font-weight-asian="normal" style:font-size-complex="10pt" style:font-weight-complex="normal"/>
    </style:style>
    <style:style style:name="P17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3bf387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c2d75e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3bf387" style:font-size-asian="10pt" style:font-weight-asian="normal" style:font-size-complex="10pt" style:font-weight-complex="normal"/>
    </style:style>
    <style:style style:name="P176" style:family="paragraph" style:parent-style-name="Table_20_Contents">
      <style:text-properties style:font-name="Arial" fo:font-size="10pt" fo:font-weight="normal" officeooo:rsid="0059748f" officeooo:paragraph-rsid="02d0b9e1" style:font-size-asian="10pt" style:font-weight-asian="normal" style:font-size-complex="10pt" style:font-weight-complex="normal"/>
    </style:style>
    <style:style style:name="P177" style:family="paragraph" style:parent-style-name="Table_20_Contents">
      <style:text-properties style:font-name="Arial" fo:font-size="10pt" fo:font-weight="normal" officeooo:rsid="006bf68d" officeooo:paragraph-rsid="02d0b9e1" style:font-size-asian="10pt" style:font-weight-asian="normal" style:font-size-complex="10pt" style:font-weight-complex="normal"/>
    </style:style>
    <style:style style:name="P178" style:family="paragraph" style:parent-style-name="Table_20_Contents">
      <style:text-properties style:font-name="Arial" fo:font-size="10pt" fo:font-weight="normal" officeooo:rsid="006ca44c" officeooo:paragraph-rsid="02d0b9e1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180" style:family="paragraph" style:parent-style-name="Table_20_Contents">
      <style:text-properties style:font-name="Arial" fo:font-size="10pt" fo:font-weight="normal" officeooo:rsid="007a083c" officeooo:paragraph-rsid="02d0b9e1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762ec" officeooo:paragraph-rsid="02d0b9e1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183" style:family="paragraph" style:parent-style-name="Table_20_Contents">
      <style:text-properties style:font-name="Arial" fo:font-size="10pt" fo:font-weight="normal" officeooo:rsid="007e0cbd" officeooo:paragraph-rsid="02d0b9e1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185" style:family="paragraph" style:parent-style-name="Table_20_Contents">
      <style:text-properties style:font-name="Arial" fo:font-size="10pt" fo:font-weight="normal" officeooo:rsid="0090ce61" officeooo:paragraph-rsid="02d0b9e1" style:font-size-asian="10pt" style:font-weight-asian="normal" style:font-size-complex="10pt" style:font-weight-complex="normal"/>
    </style:style>
    <style:style style:name="P186" style:family="paragraph" style:parent-style-name="Table_20_Contents">
      <style:text-properties style:font-name="Arial" fo:font-size="10pt" fo:font-weight="normal" officeooo:rsid="0092867b" officeooo:paragraph-rsid="02d0b9e1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3a027" officeooo:paragraph-rsid="02d0b9e1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189" style:family="paragraph" style:parent-style-name="Table_20_Contents">
      <style:text-properties style:font-name="Arial" fo:font-size="10pt" fo:font-weight="normal" officeooo:rsid="009538b4" officeooo:paragraph-rsid="02d0b9e1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191" style:family="paragraph" style:parent-style-name="Table_20_Contents">
      <style:text-properties style:font-name="Arial" fo:font-size="10pt" fo:font-weight="normal" officeooo:rsid="009e09f6" officeooo:paragraph-rsid="02d0b9e1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193" style:family="paragraph" style:parent-style-name="Table_20_Contents">
      <style:text-properties style:font-name="Arial" fo:font-size="10pt" fo:font-weight="normal" officeooo:rsid="00aa9e07" officeooo:paragraph-rsid="02d0b9e1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195" style:family="paragraph" style:parent-style-name="Table_20_Contents">
      <style:text-properties style:font-name="Arial" fo:font-size="10pt" fo:font-weight="normal" officeooo:rsid="00aba762" officeooo:paragraph-rsid="02d0b9e1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a1698" officeooo:paragraph-rsid="02d0b9e1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198" style:family="paragraph" style:parent-style-name="Table_20_Contents">
      <style:text-properties style:font-name="Arial" fo:font-size="10pt" fo:font-weight="normal" officeooo:rsid="00b75549" officeooo:paragraph-rsid="02d0b9e1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200" style:family="paragraph" style:parent-style-name="Table_20_Contents">
      <style:text-properties style:font-name="Arial" fo:font-size="10pt" fo:font-weight="normal" officeooo:rsid="01e0aeca" officeooo:paragraph-rsid="02d0b9e1" style:font-size-asian="10pt" style:font-weight-asian="normal" style:font-size-complex="10pt" style:font-weight-complex="normal"/>
    </style:style>
    <style:style style:name="P201" style:family="paragraph" style:parent-style-name="Table_20_Contents">
      <style:text-properties style:font-name="Arial" fo:font-size="10pt" fo:font-weight="normal" officeooo:rsid="00bd997e" officeooo:paragraph-rsid="02d0b9e1" style:font-size-asian="10pt" style:font-weight-asian="normal" style:font-size-complex="10pt" style:font-weight-complex="normal"/>
    </style:style>
    <style:style style:name="P202" style:family="paragraph" style:parent-style-name="Table_20_Contents">
      <style:text-properties style:font-name="Arial" fo:font-size="10pt" fo:font-weight="normal" officeooo:rsid="00bf91be" officeooo:paragraph-rsid="02d0b9e1" style:font-size-asian="10pt" style:font-weight-asian="normal" style:font-size-complex="10pt" style:font-weight-complex="normal"/>
    </style:style>
    <style:style style:name="P203" style:family="paragraph" style:parent-style-name="Table_20_Contents">
      <style:text-properties style:font-name="Arial" fo:font-size="10pt" fo:font-weight="normal" officeooo:rsid="015bb24f" officeooo:paragraph-rsid="02d0b9e1" style:font-size-asian="10pt" style:font-weight-asian="normal" style:font-size-complex="10pt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2e78fc" officeooo:paragraph-rsid="02d0b9e1" style:font-size-asian="10pt" style:font-weight-asian="normal" style:font-size-complex="10pt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14816" officeooo:paragraph-rsid="02d0b9e1" style:font-size-asian="10pt" style:font-weight-asian="normal" style:font-size-complex="10pt" style:font-weight-complex="normal"/>
    </style:style>
    <style:style style:name="P206" style:family="paragraph" style:parent-style-name="Table_20_Contents">
      <style:text-properties style:font-name="Arial" fo:font-size="10pt" fo:font-weight="normal" officeooo:rsid="00c42945" officeooo:paragraph-rsid="02d0b9e1" style:font-size-asian="10pt" style:font-weight-asian="normal" style:font-size-complex="10pt" style:font-weight-complex="normal"/>
    </style:style>
    <style:style style:name="P207" style:family="paragraph" style:parent-style-name="Table_20_Contents">
      <style:text-properties style:font-name="Arial" fo:font-size="10pt" fo:font-weight="normal" officeooo:rsid="01371d06" officeooo:paragraph-rsid="02d0b9e1" style:font-size-asian="10pt" style:font-weight-asian="normal" style:font-size-complex="10pt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ab7a2" officeooo:paragraph-rsid="02d0b9e1" style:font-size-asian="10pt" style:font-weight-asian="normal" style:font-size-complex="10pt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210" style:family="paragraph" style:parent-style-name="Table_20_Contents">
      <style:text-properties style:font-name="Arial" fo:font-size="10pt" fo:font-weight="normal" officeooo:rsid="00c756e5" officeooo:paragraph-rsid="02d0b9e1" style:font-size-asian="10pt" style:font-weight-asian="normal" style:font-size-complex="10pt" style:font-weight-complex="normal"/>
    </style:style>
    <style:style style:name="P211" style:family="paragraph" style:parent-style-name="Table_20_Contents">
      <style:text-properties style:font-name="Arial" fo:font-size="10pt" fo:font-weight="normal" officeooo:rsid="01e14726" officeooo:paragraph-rsid="02d0b9e1" style:font-size-asian="10pt" style:font-weight-asian="normal" style:font-size-complex="10pt" style:font-weight-complex="normal"/>
    </style:style>
    <style:style style:name="P212" style:family="paragraph" style:parent-style-name="Table_20_Contents">
      <style:text-properties style:font-name="Arial" fo:font-size="10pt" fo:font-weight="normal" officeooo:rsid="00d38931" officeooo:paragraph-rsid="02d0b9e1" style:font-size-asian="10pt" style:font-weight-asian="normal" style:font-size-complex="10pt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style:font-name="Arial" fo:font-size="10pt" fo:font-weight="normal" officeooo:rsid="00d89f6f" officeooo:paragraph-rsid="02d0b9e1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style:font-name="Arial" fo:font-size="10pt" fo:font-weight="normal" officeooo:rsid="01e1dc6b" officeooo:paragraph-rsid="02d0b9e1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217" style:family="paragraph" style:parent-style-name="Table_20_Contents">
      <style:text-properties style:font-name="Arial" fo:font-size="10pt" fo:font-weight="normal" officeooo:rsid="00dd640d" officeooo:paragraph-rsid="02d0b9e1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style:font-name="Arial" fo:font-size="10pt" fo:font-weight="normal" officeooo:rsid="00de01b5" officeooo:paragraph-rsid="02d0b9e1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style:font-name="Arial" fo:font-size="10pt" fo:font-weight="normal" officeooo:rsid="00e050b0" officeooo:paragraph-rsid="02d0b9e1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222" style:family="paragraph" style:parent-style-name="Table_20_Contents">
      <style:text-properties style:font-name="Arial" fo:font-size="10pt" fo:font-weight="normal" officeooo:rsid="00e19003" officeooo:paragraph-rsid="02d0b9e1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style:font-name="Arial" fo:font-size="10pt" fo:font-weight="normal" officeooo:rsid="00e23407" officeooo:paragraph-rsid="02d0b9e1" style:font-size-asian="10pt" style:font-weight-asian="normal" style:font-size-complex="10pt" style:font-weight-complex="normal"/>
    </style:style>
    <style:style style:name="P225" style:family="paragraph" style:parent-style-name="Table_20_Contents">
      <style:text-properties style:font-name="Arial" fo:font-size="10pt" fo:font-weight="normal" officeooo:rsid="00e6b368" officeooo:paragraph-rsid="02d0b9e1" style:font-size-asian="10pt" style:font-weight-asian="normal" style:font-size-complex="10pt" style:font-weight-complex="normal"/>
    </style:style>
    <style:style style:name="P226" style:family="paragraph" style:parent-style-name="Table_20_Contents">
      <style:text-properties style:font-name="Arial" fo:font-size="10pt" fo:font-weight="normal" officeooo:rsid="00e9b959" officeooo:paragraph-rsid="02d0b9e1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228" style:family="paragraph" style:parent-style-name="Table_20_Contents">
      <style:text-properties style:font-name="Arial" fo:font-size="10pt" fo:font-weight="normal" officeooo:rsid="00f1ec34" officeooo:paragraph-rsid="02d0b9e1" style:font-size-asian="10pt" style:font-weight-asian="normal" style:font-size-complex="10pt" style:font-weight-complex="normal"/>
    </style:style>
    <style:style style:name="P2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230" style:family="paragraph" style:parent-style-name="Table_20_Contents">
      <style:text-properties style:font-name="Arial" fo:font-size="10pt" fo:font-weight="normal" officeooo:rsid="00f404ef" officeooo:paragraph-rsid="02d0b9e1" style:font-size-asian="10pt" style:font-weight-asian="normal" style:font-size-complex="10pt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232" style:family="paragraph" style:parent-style-name="Table_20_Contents">
      <style:text-properties style:font-name="Arial" fo:font-size="10pt" fo:font-weight="normal" officeooo:rsid="00f5761f" officeooo:paragraph-rsid="02d0b9e1" style:font-size-asian="10pt" style:font-weight-asian="normal" style:font-size-complex="10pt" style:font-weight-complex="normal"/>
    </style:style>
    <style:style style:name="P233" style:family="paragraph" style:parent-style-name="Table_20_Contents">
      <style:text-properties style:font-name="Arial" fo:font-size="10pt" fo:font-weight="normal" officeooo:rsid="00fb605d" officeooo:paragraph-rsid="02d0b9e1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235" style:family="paragraph" style:parent-style-name="Table_20_Contents">
      <style:text-properties style:font-name="Arial" fo:font-size="10pt" fo:font-weight="normal" officeooo:rsid="00ffad86" officeooo:paragraph-rsid="02d0b9e1" style:font-size-asian="10pt" style:font-weight-asian="normal" style:font-size-complex="10pt" style:font-weight-complex="normal"/>
    </style:style>
    <style:style style:name="P236" style:family="paragraph" style:parent-style-name="Table_20_Contents">
      <style:text-properties style:font-name="Arial" fo:font-size="10pt" fo:font-weight="normal" officeooo:rsid="01061426" officeooo:paragraph-rsid="02d0b9e1" style:font-size-asian="10pt" style:font-weight-asian="normal" style:font-size-complex="10pt" style:font-weight-complex="normal"/>
    </style:style>
    <style:style style:name="P237" style:family="paragraph" style:parent-style-name="Table_20_Contents">
      <style:text-properties style:font-name="Arial" fo:font-size="10pt" fo:font-weight="normal" officeooo:rsid="010796d8" officeooo:paragraph-rsid="02d0b9e1" style:font-size-asian="10pt" style:font-weight-asian="normal" style:font-size-complex="10pt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239" style:family="paragraph" style:parent-style-name="Table_20_Contents">
      <style:text-properties style:font-name="Arial" fo:font-size="10pt" fo:font-weight="normal" officeooo:rsid="015a57cb" officeooo:paragraph-rsid="02d0b9e1" style:font-size-asian="10pt" style:font-weight-asian="normal" style:font-size-complex="10pt" style:font-weight-complex="normal"/>
    </style:style>
    <style:style style:name="P240" style:family="paragraph" style:parent-style-name="Table_20_Contents">
      <style:text-properties style:font-name="Arial" fo:font-size="10pt" fo:font-weight="normal" officeooo:rsid="0108b4a7" officeooo:paragraph-rsid="02d0b9e1" style:font-size-asian="10pt" style:font-weight-asian="normal" style:font-size-complex="10pt" style:font-weight-complex="normal"/>
    </style:style>
    <style:style style:name="P241" style:family="paragraph" style:parent-style-name="Table_20_Contents">
      <style:text-properties style:font-name="Arial" fo:font-size="10pt" fo:font-weight="normal" officeooo:rsid="0108f763" officeooo:paragraph-rsid="02d0b9e1" style:font-size-asian="10pt" style:font-weight-asian="normal" style:font-size-complex="10pt" style:font-weight-complex="normal"/>
    </style:style>
    <style:style style:name="P242" style:family="paragraph" style:parent-style-name="Table_20_Contents">
      <style:text-properties style:font-name="Arial" fo:font-size="10pt" fo:font-weight="normal" officeooo:rsid="01156a7b" officeooo:paragraph-rsid="02d0b9e1" style:font-size-asian="10pt" style:font-weight-asian="normal" style:font-size-complex="10pt" style:font-weight-complex="normal"/>
    </style:style>
    <style:style style:name="P24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244" style:family="paragraph" style:parent-style-name="Table_20_Contents">
      <style:text-properties style:font-name="Arial" fo:font-size="10pt" fo:font-weight="normal" officeooo:rsid="011b708a" officeooo:paragraph-rsid="02d0b9e1" style:font-size-asian="10pt" style:font-weight-asian="normal" style:font-size-complex="10pt" style:font-weight-complex="normal"/>
    </style:style>
    <style:style style:name="P24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246" style:family="paragraph" style:parent-style-name="Table_20_Contents">
      <style:text-properties style:font-name="Arial" fo:font-size="10pt" fo:font-weight="normal" officeooo:rsid="011f0924" officeooo:paragraph-rsid="02d0b9e1" style:font-size-asian="10pt" style:font-weight-asian="normal" style:font-size-complex="10pt" style:font-weight-complex="normal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248" style:family="paragraph" style:parent-style-name="Table_20_Contents">
      <style:text-properties style:font-name="Arial" fo:font-size="10pt" fo:font-weight="normal" officeooo:rsid="01e2420d" officeooo:paragraph-rsid="02d0b9e1" style:font-size-asian="10pt" style:font-weight-asian="normal" style:font-size-complex="10pt" style:font-weight-complex="normal"/>
    </style:style>
    <style:style style:name="P249" style:family="paragraph" style:parent-style-name="Table_20_Contents">
      <style:text-properties style:font-name="Arial" fo:font-size="10pt" fo:font-weight="normal" officeooo:rsid="01389835" officeooo:paragraph-rsid="02d0b9e1" style:font-size-asian="10pt" style:font-weight-asian="normal" style:font-size-complex="10pt" style:font-weight-complex="normal"/>
    </style:style>
    <style:style style:name="P25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cd8b3" officeooo:paragraph-rsid="02d0b9e1" style:font-size-asian="10pt" style:font-weight-asian="normal" style:font-size-complex="10pt" style:font-weight-complex="normal"/>
    </style:style>
    <style:style style:name="P251" style:family="paragraph" style:parent-style-name="Table_20_Contents">
      <style:text-properties style:font-name="Arial" fo:font-size="10pt" fo:font-weight="normal" officeooo:rsid="0138d0a7" officeooo:paragraph-rsid="02d0b9e1" style:font-size-asian="10pt" style:font-weight-asian="normal" style:font-size-complex="10pt" style:font-weight-complex="normal"/>
    </style:style>
    <style:style style:name="P2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dd3bc" officeooo:paragraph-rsid="02d0b9e1" style:font-size-asian="10pt" style:font-weight-asian="normal" style:font-size-complex="10pt" style:font-weight-complex="normal"/>
    </style:style>
    <style:style style:name="P253" style:family="paragraph" style:parent-style-name="Table_20_Contents">
      <style:text-properties style:font-name="Arial" fo:font-size="10pt" fo:font-weight="normal" officeooo:rsid="0138e28f" officeooo:paragraph-rsid="02d0b9e1" style:font-size-asian="10pt" style:font-weight-asian="normal" style:font-size-complex="10pt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255" style:family="paragraph" style:parent-style-name="Table_20_Contents">
      <style:text-properties style:font-name="Arial" fo:font-size="10pt" fo:font-weight="normal" officeooo:rsid="00aac5cc" officeooo:paragraph-rsid="02d0b9e1" style:font-size-asian="10pt" style:font-weight-asian="normal" style:font-size-complex="10pt" style:font-weight-complex="normal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30442" officeooo:paragraph-rsid="02d0b9e1" style:font-size-asian="10pt" style:font-weight-asian="normal" style:font-size-complex="10pt" style:font-weight-complex="normal"/>
    </style:style>
    <style:style style:name="P25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258" style:family="paragraph" style:parent-style-name="Table_20_Contents">
      <style:text-properties style:font-name="Arial" fo:font-size="10pt" fo:font-weight="normal" officeooo:rsid="0140f8ae" officeooo:paragraph-rsid="02d0b9e1" style:font-size-asian="10pt" style:font-weight-asian="normal" style:font-size-complex="10pt" style:font-weight-complex="normal"/>
    </style:style>
    <style:style style:name="P25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260" style:family="paragraph" style:parent-style-name="Table_20_Contents">
      <style:text-properties style:font-name="Arial" fo:font-size="10pt" fo:font-weight="normal" officeooo:rsid="01434533" officeooo:paragraph-rsid="02d0b9e1" style:font-size-asian="10pt" style:font-weight-asian="normal" style:font-size-complex="10pt" style:font-weight-complex="normal"/>
    </style:style>
    <style:style style:name="P26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45482" officeooo:paragraph-rsid="02d0b9e1" style:font-size-asian="10pt" style:font-weight-asian="normal" style:font-size-complex="10pt" style:font-weight-complex="normal"/>
    </style:style>
    <style:style style:name="P262" style:family="paragraph" style:parent-style-name="Table_20_Contents">
      <style:text-properties style:font-name="Arial" fo:font-size="10pt" fo:font-weight="normal" officeooo:rsid="014f390c" officeooo:paragraph-rsid="02d0b9e1" style:font-size-asian="10pt" style:font-weight-asian="normal" style:font-size-complex="10pt" style:font-weight-complex="normal"/>
    </style:style>
    <style:style style:name="P26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4fd5a0" officeooo:paragraph-rsid="02d0b9e1" style:font-size-asian="10pt" style:font-weight-asian="normal" style:font-size-complex="10pt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5f864f" officeooo:paragraph-rsid="02d0b9e1" style:font-size-asian="10pt" style:font-weight-asian="normal" style:font-size-complex="10pt" style:font-weight-complex="normal"/>
    </style:style>
    <style:style style:name="P265" style:family="paragraph" style:parent-style-name="Table_20_Contents">
      <style:text-properties style:font-name="Arial" fo:font-size="10pt" fo:font-weight="normal" officeooo:rsid="015f864f" officeooo:paragraph-rsid="02d0b9e1" style:font-size-asian="10pt" style:font-weight-asian="normal" style:font-size-complex="10pt" style:font-weight-complex="normal"/>
    </style:style>
    <style:style style:name="P26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62174" officeooo:paragraph-rsid="02d0b9e1" style:font-size-asian="10pt" style:font-weight-asian="normal" style:font-size-complex="10pt" style:font-weight-complex="normal"/>
    </style:style>
    <style:style style:name="P26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268" style:family="paragraph" style:parent-style-name="Table_20_Contents">
      <style:text-properties style:font-name="Arial" fo:font-size="10pt" fo:font-weight="normal" officeooo:rsid="01e7dad0" officeooo:paragraph-rsid="02d0b9e1" style:font-size-asian="10pt" style:font-weight-asian="normal" style:font-size-complex="10pt" style:font-weight-complex="normal"/>
    </style:style>
    <style:style style:name="P26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270" style:family="paragraph" style:parent-style-name="Table_20_Contents">
      <style:text-properties style:font-name="Arial" fo:font-size="10pt" fo:font-weight="normal" officeooo:rsid="0184b55f" officeooo:paragraph-rsid="02d0b9e1" style:font-size-asian="10pt" style:font-weight-asian="normal" style:font-size-complex="10pt" style:font-weight-complex="normal"/>
    </style:style>
    <style:style style:name="P27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272" style:family="paragraph" style:parent-style-name="Table_20_Contents">
      <style:text-properties style:font-name="Arial" fo:font-size="10pt" fo:font-weight="normal" officeooo:rsid="0185ed09" officeooo:paragraph-rsid="02d0b9e1" style:font-size-asian="10pt" style:font-weight-asian="normal" style:font-size-complex="10pt" style:font-weight-complex="normal"/>
    </style:style>
    <style:style style:name="P2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274" style:family="paragraph" style:parent-style-name="Table_20_Contents">
      <style:text-properties style:font-name="Arial" fo:font-size="10pt" fo:font-weight="normal" officeooo:rsid="018ccb67" officeooo:paragraph-rsid="02d0b9e1" style:font-size-asian="10pt" style:font-weight-asian="normal" style:font-size-complex="10pt" style:font-weight-complex="normal"/>
    </style:style>
    <style:style style:name="P27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276" style:family="paragraph" style:parent-style-name="Table_20_Contents">
      <style:text-properties style:font-name="Arial" fo:font-size="10pt" fo:font-weight="normal" officeooo:rsid="01927793" officeooo:paragraph-rsid="02d0b9e1" style:font-size-asian="10pt" style:font-weight-asian="normal" style:font-size-complex="10pt" style:font-weight-complex="normal"/>
    </style:style>
    <style:style style:name="P27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278" style:family="paragraph" style:parent-style-name="Table_20_Contents">
      <style:text-properties style:font-name="Arial" fo:font-size="10pt" fo:font-weight="normal" officeooo:rsid="01961601" officeooo:paragraph-rsid="02d0b9e1" style:font-size-asian="10pt" style:font-weight-asian="normal" style:font-size-complex="10pt" style:font-weight-complex="normal"/>
    </style:style>
    <style:style style:name="P27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280" style:family="paragraph" style:parent-style-name="Table_20_Contents">
      <style:text-properties style:font-name="Arial" fo:font-size="10pt" fo:font-weight="normal" officeooo:rsid="01e8f1d9" officeooo:paragraph-rsid="02d0b9e1" style:font-size-asian="10pt" style:font-weight-asian="normal" style:font-size-complex="10pt" style:font-weight-complex="normal"/>
    </style:style>
    <style:style style:name="P28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282" style:family="paragraph" style:parent-style-name="Table_20_Contents">
      <style:text-properties style:font-name="Arial" fo:font-size="10pt" fo:font-weight="normal" officeooo:rsid="01e957ea" officeooo:paragraph-rsid="02d0b9e1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22e176b" officeooo:paragraph-rsid="022e176b" style:font-size-asian="10pt" style:font-weight-asian="bold" style:font-size-complex="10pt" style:font-weight-complex="bold"/>
    </style:style>
    <style:style style:name="P28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285" style:family="paragraph" style:parent-style-name="Standard">
      <style:text-properties style:font-name="Arial" fo:font-size="10pt" fo:font-weight="bold" officeooo:rsid="00002d90" officeooo:paragraph-rsid="023bf387" style:font-size-asian="10pt" style:font-weight-asian="bold" style:font-size-complex="10pt" style:font-weight-complex="bold"/>
    </style:style>
    <style:style style:name="P286" style:family="paragraph" style:parent-style-name="Table_20_Contents"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287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013a0" style:font-size-asian="10pt" style:font-weight-asian="bold" style:font-size-complex="10pt" style:font-weight-complex="bold"/>
    </style:style>
    <style:style style:name="P288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289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290" style:family="paragraph" style:parent-style-name="Table_20_Contents">
      <style:text-properties style:font-name="Arial" fo:font-size="10pt" fo:font-weight="bold" officeooo:rsid="024013a0" officeooo:paragraph-rsid="0241f125" style:font-size-asian="10pt" style:font-weight-asian="bold" style:font-size-complex="10pt" style:font-weight-complex="bold"/>
    </style:style>
    <style:style style:name="P291" style:family="paragraph" style:parent-style-name="Table_20_Contents">
      <style:text-properties style:font-name="Arial" fo:font-size="10pt" fo:font-weight="bold" officeooo:rsid="024013a0" officeooo:paragraph-rsid="0242375b" style:font-size-asian="10pt" style:font-weight-asian="bold" style:font-size-complex="10pt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293" style:family="paragraph" style:parent-style-name="Table_20_Contents">
      <style:text-properties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style:font-name="Arial" fo:font-size="10pt" fo:font-weight="bold" officeooo:rsid="00337d48" officeooo:paragraph-rsid="02d0b9e1" style:font-size-asian="10pt" style:font-weight-asian="bold" style:font-size-complex="10pt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style:font-name="Arial" fo:font-size="10pt" fo:font-weight="bold" officeooo:rsid="017a0b9f" officeooo:paragraph-rsid="02d0b9e1" style:font-size-asian="10pt" style:font-weight-asian="bold" style:font-size-complex="10pt" style:font-weight-complex="bold"/>
    </style:style>
    <style:style style:name="P296" style:family="paragraph" style:parent-style-name="Table_20_Contents">
      <style:text-properties style:font-name="Arial" fo:font-size="10pt" fo:font-weight="bold" officeooo:rsid="00656237" officeooo:paragraph-rsid="02d0b9e1" style:font-size-asian="10pt" style:font-weight-asian="bold" style:font-size-complex="10pt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style:font-name="Arial" fo:font-size="10pt" fo:font-weight="bold" officeooo:rsid="01757072" officeooo:paragraph-rsid="02d0b9e1" style:font-size-asian="10pt" style:font-weight-asian="bold" style:font-size-complex="10pt" style:font-weight-complex="bold"/>
    </style:style>
    <style:style style:name="P298" style:family="paragraph" style:parent-style-name="Table_20_Contents">
      <style:text-properties style:font-name="Arial" fo:font-size="10pt" fo:font-weight="bold" officeooo:rsid="00703667" officeooo:paragraph-rsid="02d0b9e1" style:font-size-asian="10pt" style:font-weight-asian="bold" style:font-size-complex="10pt" style:font-weight-complex="bold"/>
    </style:style>
    <style:style style:name="P299" style:family="paragraph" style:parent-style-name="Table_20_Contents">
      <style:text-properties style:font-name="Arial" fo:font-size="10pt" fo:font-weight="bold" officeooo:rsid="0072726f" officeooo:paragraph-rsid="02d0b9e1" style:font-size-asian="10pt" style:font-weight-asian="bold" style:font-size-complex="10pt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62ec" officeooo:paragraph-rsid="02d0b9e1" style:font-size-asian="10pt" style:font-weight-asian="bold" style:font-size-complex="10pt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302" style:family="paragraph" style:parent-style-name="Table_20_Contents">
      <style:text-properties style:font-name="Arial" fo:font-size="10pt" fo:font-weight="bold" officeooo:rsid="007e6541" officeooo:paragraph-rsid="02d0b9e1" style:font-size-asian="10pt" style:font-weight-asian="bold" style:font-size-complex="10pt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304" style:family="paragraph" style:parent-style-name="Table_20_Contents">
      <style:text-properties style:font-name="Arial" fo:font-size="10pt" fo:font-weight="bold" officeooo:rsid="007e9c68" officeooo:paragraph-rsid="02d0b9e1" style:font-size-asian="10pt" style:font-weight-asian="bold" style:font-size-complex="10pt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f369" officeooo:paragraph-rsid="02d0b9e1" style:font-size-asian="10pt" style:font-weight-asian="bold" style:font-size-complex="10pt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307" style:family="paragraph" style:parent-style-name="Table_20_Contents">
      <style:text-properties style:font-name="Arial" fo:font-size="10pt" fo:font-weight="bold" officeooo:rsid="008b4f15" officeooo:paragraph-rsid="02d0b9e1" style:font-size-asian="10pt" style:font-weight-asian="bold" style:font-size-complex="10pt" style:font-weight-complex="bold"/>
    </style:style>
    <style:style style:name="P308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309" style:family="paragraph" style:parent-style-name="Table_20_Contents">
      <style:text-properties style:font-name="Arial" fo:font-size="10pt" fo:font-weight="bold" officeooo:rsid="0090ab81" officeooo:paragraph-rsid="02d0b9e1" style:font-size-asian="10pt" style:font-weight-asian="bold" style:font-size-complex="10pt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311" style:family="paragraph" style:parent-style-name="Table_20_Contents">
      <style:text-properties style:font-name="Arial" fo:font-size="10pt" fo:font-weight="bold" officeooo:rsid="0090ce61" officeooo:paragraph-rsid="02d0b9e1" style:font-size-asian="10pt" style:font-weight-asian="bold" style:font-size-complex="10pt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867b" officeooo:paragraph-rsid="02d0b9e1" style:font-size-asian="10pt" style:font-weight-asian="bold" style:font-size-complex="10pt" style:font-weight-complex="bold"/>
    </style:style>
    <style:style style:name="P313" style:family="paragraph" style:parent-style-name="Table_20_Contents">
      <style:text-properties style:font-name="Arial" fo:font-size="10pt" fo:font-weight="bold" officeooo:rsid="00ae9802" officeooo:paragraph-rsid="02d0b9e1" style:font-size-asian="10pt" style:font-weight-asian="bold" style:font-size-complex="10pt" style:font-weight-complex="bold"/>
    </style:style>
    <style:style style:name="P314" style:family="paragraph" style:parent-style-name="Table_20_Contents">
      <style:paragraph-properties fo:text-align="center" style:justify-single-word="false"/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315" style:family="paragraph" style:parent-style-name="Table_20_Contents">
      <style:text-properties style:font-name="Arial" fo:font-size="10pt" fo:font-weight="bold" officeooo:rsid="01e0aeca" officeooo:paragraph-rsid="02d0b9e1" style:font-size-asian="10pt" style:font-weight-asian="bold" style:font-size-complex="10pt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fd0b0" officeooo:paragraph-rsid="02d0b9e1" style:font-size-asian="10pt" style:font-weight-asian="bold" style:font-size-complex="10pt" style:font-weight-complex="bold"/>
    </style:style>
    <style:style style:name="P317" style:family="paragraph" style:parent-style-name="Table_20_Contents">
      <style:text-properties style:font-name="Arial" fo:font-size="10pt" fo:font-weight="bold" officeooo:rsid="00b75549" officeooo:paragraph-rsid="02d0b9e1" style:font-size-asian="10pt" style:font-weight-asian="bold" style:font-size-complex="10pt" style:font-weight-complex="bold"/>
    </style:style>
    <style:style style:name="P3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319" style:family="paragraph" style:parent-style-name="Table_20_Contents">
      <style:text-properties style:font-name="Arial" fo:font-size="10pt" fo:font-weight="bold" officeooo:rsid="00c5c1ce" officeooo:paragraph-rsid="02d0b9e1" style:font-size-asian="10pt" style:font-weight-asian="bold" style:font-size-complex="10pt" style:font-weight-complex="bold"/>
    </style:style>
    <style:style style:name="P3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321" style:family="paragraph" style:parent-style-name="Table_20_Contents">
      <style:text-properties style:font-name="Arial" fo:font-size="10pt" fo:font-weight="bold" officeooo:rsid="00d0d10b" officeooo:paragraph-rsid="02d0b9e1" style:font-size-asian="10pt" style:font-weight-asian="bold" style:font-size-complex="10pt" style:font-weight-complex="bold"/>
    </style:style>
    <style:style style:name="P322" style:family="paragraph" style:parent-style-name="Table_20_Contents">
      <style:text-properties style:font-name="Arial" fo:font-size="10pt" fo:font-weight="bold" officeooo:rsid="01e14726" officeooo:paragraph-rsid="02d0b9e1" style:font-size-asian="10pt" style:font-weight-asian="bold" style:font-size-complex="10pt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324" style:family="paragraph" style:parent-style-name="Table_20_Contents">
      <style:text-properties style:font-name="Arial" fo:font-size="10pt" fo:font-weight="bold" officeooo:rsid="00d484b9" officeooo:paragraph-rsid="02d0b9e1" style:font-size-asian="10pt" style:font-weight-asian="bold" style:font-size-complex="10pt" style:font-weight-complex="bold"/>
    </style:style>
    <style:style style:name="P325" style:family="paragraph" style:parent-style-name="Table_20_Contents">
      <style:text-properties style:font-name="Arial" fo:font-size="10pt" fo:font-weight="bold" officeooo:rsid="00d570d8" officeooo:paragraph-rsid="02d0b9e1" style:font-size-asian="10pt" style:font-weight-asian="bold" style:font-size-complex="10pt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7607f" officeooo:paragraph-rsid="02d0b9e1" style:font-size-asian="10pt" style:font-weight-asian="bold" style:font-size-complex="10pt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328" style:family="paragraph" style:parent-style-name="Table_20_Contents">
      <style:text-properties style:font-name="Arial" fo:font-size="10pt" fo:font-weight="bold" officeooo:rsid="00d90844" officeooo:paragraph-rsid="02d0b9e1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330" style:family="paragraph" style:parent-style-name="Table_20_Contents">
      <style:text-properties style:font-name="Arial" fo:font-size="10pt" fo:font-weight="bold" officeooo:rsid="00dad64c" officeooo:paragraph-rsid="02d0b9e1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332" style:family="paragraph" style:parent-style-name="Table_20_Contents">
      <style:text-properties style:font-name="Arial" fo:font-size="10pt" fo:font-weight="bold" officeooo:rsid="01e1eda7" officeooo:paragraph-rsid="02d0b9e1" style:font-size-asian="10pt" style:font-weight-asian="bold" style:font-size-complex="10pt" style:font-weight-complex="bold"/>
    </style:style>
    <style:style style:name="P3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334" style:family="paragraph" style:parent-style-name="Table_20_Contents">
      <style:text-properties style:font-name="Arial" fo:font-size="10pt" fo:font-weight="bold" officeooo:rsid="00dd640d" officeooo:paragraph-rsid="02d0b9e1" style:font-size-asian="10pt" style:font-weight-asian="bold" style:font-size-complex="10pt" style:font-weight-complex="bold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336" style:family="paragraph" style:parent-style-name="Table_20_Contents">
      <style:text-properties style:font-name="Arial" fo:font-size="10pt" fo:font-weight="bold" officeooo:rsid="00de01b5" officeooo:paragraph-rsid="02d0b9e1" style:font-size-asian="10pt" style:font-weight-asian="bold" style:font-size-complex="10pt" style:font-weight-complex="bold"/>
    </style:style>
    <style:style style:name="P3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338" style:family="paragraph" style:parent-style-name="Table_20_Contents">
      <style:text-properties style:font-name="Arial" fo:font-size="10pt" fo:font-weight="bold" officeooo:rsid="00e3678c" officeooo:paragraph-rsid="02d0b9e1" style:font-size-asian="10pt" style:font-weight-asian="bold" style:font-size-complex="10pt" style:font-weight-complex="bold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340" style:family="paragraph" style:parent-style-name="Table_20_Contents">
      <style:text-properties style:font-name="Arial" fo:font-size="10pt" fo:font-weight="bold" officeooo:rsid="00e50252" officeooo:paragraph-rsid="02d0b9e1" style:font-size-asian="10pt" style:font-weight-asian="bold" style:font-size-complex="10pt" style:font-weight-complex="bold"/>
    </style:style>
    <style:style style:name="P3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342" style:family="paragraph" style:parent-style-name="Table_20_Contents">
      <style:text-properties style:font-name="Arial" fo:font-size="10pt" fo:font-weight="bold" officeooo:rsid="00e7e5bc" officeooo:paragraph-rsid="02d0b9e1" style:font-size-asian="10pt" style:font-weight-asian="bold" style:font-size-complex="10pt" style:font-weight-complex="bold"/>
    </style:style>
    <style:style style:name="P3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344" style:family="paragraph" style:parent-style-name="Table_20_Contents">
      <style:text-properties style:font-name="Arial" fo:font-size="10pt" fo:font-weight="bold" officeooo:rsid="00ec2fb3" officeooo:paragraph-rsid="02d0b9e1" style:font-size-asian="10pt" style:font-weight-asian="bold" style:font-size-complex="10pt" style:font-weight-complex="bold"/>
    </style:style>
    <style:style style:name="P3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346" style:family="paragraph" style:parent-style-name="Table_20_Contents">
      <style:text-properties style:font-name="Arial" fo:font-size="10pt" fo:font-weight="bold" officeooo:rsid="00ed4c85" officeooo:paragraph-rsid="02d0b9e1" style:font-size-asian="10pt" style:font-weight-asian="bold" style:font-size-complex="10pt" style:font-weight-complex="bold"/>
    </style:style>
    <style:style style:name="P3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348" style:family="paragraph" style:parent-style-name="Table_20_Contents">
      <style:text-properties style:font-name="Arial" fo:font-size="10pt" fo:font-weight="bold" officeooo:rsid="00f1ec34" officeooo:paragraph-rsid="02d0b9e1" style:font-size-asian="10pt" style:font-weight-asian="bold" style:font-size-complex="10pt" style:font-weight-complex="bold"/>
    </style:style>
    <style:style style:name="P34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350" style:family="paragraph" style:parent-style-name="Table_20_Contents">
      <style:text-properties style:font-name="Arial" fo:font-size="10pt" fo:font-weight="bold" officeooo:rsid="01e2420d" officeooo:paragraph-rsid="02d0b9e1" style:font-size-asian="10pt" style:font-weight-asian="bold" style:font-size-complex="10pt" style:font-weight-complex="bold"/>
    </style:style>
    <style:style style:name="P3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352" style:family="paragraph" style:parent-style-name="Table_20_Contents">
      <style:text-properties style:font-name="Arial" fo:font-size="10pt" fo:font-weight="bold" officeooo:rsid="00f83977" officeooo:paragraph-rsid="02d0b9e1" style:font-size-asian="10pt" style:font-weight-asian="bold" style:font-size-complex="10pt" style:font-weight-complex="bold"/>
    </style:style>
    <style:style style:name="P3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354" style:family="paragraph" style:parent-style-name="Table_20_Contents">
      <style:text-properties style:font-name="Arial" fo:font-size="10pt" fo:font-weight="bold" officeooo:rsid="00fbc053" officeooo:paragraph-rsid="02d0b9e1" style:font-size-asian="10pt" style:font-weight-asian="bold" style:font-size-complex="10pt" style:font-weight-complex="bold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356" style:family="paragraph" style:parent-style-name="Table_20_Contents">
      <style:text-properties style:font-name="Arial" fo:font-size="10pt" fo:font-weight="bold" officeooo:rsid="00fe3a5c" officeooo:paragraph-rsid="02d0b9e1" style:font-size-asian="10pt" style:font-weight-asian="bold" style:font-size-complex="10pt" style:font-weight-complex="bold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358" style:family="paragraph" style:parent-style-name="Table_20_Contents">
      <style:text-properties style:font-name="Arial" fo:font-size="10pt" fo:font-weight="bold" officeooo:rsid="01036772" officeooo:paragraph-rsid="02d0b9e1" style:font-size-asian="10pt" style:font-weight-asian="bold" style:font-size-complex="10pt" style:font-weight-complex="bold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360" style:family="paragraph" style:parent-style-name="Table_20_Contents">
      <style:text-properties style:font-name="Arial" fo:font-size="10pt" fo:font-weight="bold" officeooo:rsid="01051a48" officeooo:paragraph-rsid="02d0b9e1" style:font-size-asian="10pt" style:font-weight-asian="bold" style:font-size-complex="10pt" style:font-weight-complex="bold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362" style:family="paragraph" style:parent-style-name="Table_20_Contents">
      <style:text-properties style:font-name="Arial" fo:font-size="10pt" fo:font-weight="bold" officeooo:rsid="0105e6da" officeooo:paragraph-rsid="02d0b9e1" style:font-size-asian="10pt" style:font-weight-asian="bold" style:font-size-complex="10pt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364" style:family="paragraph" style:parent-style-name="Table_20_Contents">
      <style:text-properties style:font-name="Arial" fo:font-size="10pt" fo:font-weight="bold" officeooo:rsid="01091a40" officeooo:paragraph-rsid="02d0b9e1" style:font-size-asian="10pt" style:font-weight-asian="bold" style:font-size-complex="10pt" style:font-weight-complex="bold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366" style:family="paragraph" style:parent-style-name="Table_20_Contents">
      <style:text-properties style:font-name="Arial" fo:font-size="10pt" fo:font-weight="bold" officeooo:rsid="010aa5c9" officeooo:paragraph-rsid="02d0b9e1" style:font-size-asian="10pt" style:font-weight-asian="bold" style:font-size-complex="10pt" style:font-weight-complex="bold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368" style:family="paragraph" style:parent-style-name="Table_20_Contents">
      <style:text-properties style:font-name="Arial" fo:font-size="10pt" fo:font-weight="bold" officeooo:rsid="010c97a6" officeooo:paragraph-rsid="02d0b9e1" style:font-size-asian="10pt" style:font-weight-asian="bold" style:font-size-complex="10pt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370" style:family="paragraph" style:parent-style-name="Table_20_Contents">
      <style:text-properties style:font-name="Arial" fo:font-size="10pt" fo:font-weight="bold" officeooo:rsid="010e4047" officeooo:paragraph-rsid="02d0b9e1" style:font-size-asian="10pt" style:font-weight-asian="bold" style:font-size-complex="10pt" style:font-weight-complex="bold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372" style:family="paragraph" style:parent-style-name="Table_20_Contents">
      <style:text-properties style:font-name="Arial" fo:font-size="10pt" fo:font-weight="bold" officeooo:rsid="01111389" officeooo:paragraph-rsid="02d0b9e1" style:font-size-asian="10pt" style:font-weight-asian="bold" style:font-size-complex="10pt" style:font-weight-complex="bold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374" style:family="paragraph" style:parent-style-name="Table_20_Contents">
      <style:text-properties style:font-name="Arial" fo:font-size="10pt" fo:font-weight="bold" officeooo:rsid="0111633c" officeooo:paragraph-rsid="02d0b9e1" style:font-size-asian="10pt" style:font-weight-asian="bold" style:font-size-complex="10pt" style:font-weight-complex="bold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376" style:family="paragraph" style:parent-style-name="Table_20_Contents">
      <style:text-properties style:font-name="Arial" fo:font-size="10pt" fo:font-weight="bold" officeooo:rsid="01159e5c" officeooo:paragraph-rsid="02d0b9e1" style:font-size-asian="10pt" style:font-weight-asian="bold" style:font-size-complex="10pt" style:font-weight-complex="bold"/>
    </style:style>
    <style:style style:name="P377" style:family="paragraph" style:parent-style-name="Table_20_Contents">
      <style:paragraph-properties fo:text-align="center" style:justify-single-word="false"/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378" style:family="paragraph" style:parent-style-name="Table_20_Contents">
      <style:text-properties style:font-name="Arial" fo:font-size="10pt" fo:font-weight="bold" officeooo:rsid="01176a60" officeooo:paragraph-rsid="02d0b9e1" style:font-size-asian="10pt" style:font-weight-asian="bold" style:font-size-complex="10pt" style:font-weight-complex="bold"/>
    </style:style>
    <style:style style:name="P379" style:family="paragraph" style:parent-style-name="Table_20_Contents">
      <style:text-properties style:font-name="Arial" fo:font-size="10pt" fo:font-weight="bold" officeooo:rsid="011ad24e" officeooo:paragraph-rsid="02d0b9e1" style:font-size-asian="10pt" style:font-weight-asian="bold" style:font-size-complex="10pt" style:font-weight-complex="bold"/>
    </style:style>
    <style:style style:name="P380" style:family="paragraph" style:parent-style-name="Table_20_Contents">
      <style:paragraph-properties fo:text-align="center" style:justify-single-word="false"/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381" style:family="paragraph" style:parent-style-name="Table_20_Contents">
      <style:text-properties style:font-name="Arial" fo:font-size="10pt" fo:font-weight="bold" officeooo:rsid="011b708a" officeooo:paragraph-rsid="02d0b9e1" style:font-size-asian="10pt" style:font-weight-asian="bold" style:font-size-complex="10pt" style:font-weight-complex="bold"/>
    </style:style>
    <style:style style:name="P382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067e" officeooo:paragraph-rsid="02d0b9e1" style:font-size-asian="10pt" style:font-weight-asian="bold" style:font-size-complex="10pt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384" style:family="paragraph" style:parent-style-name="Table_20_Contents">
      <style:text-properties style:font-name="Arial" fo:font-size="10pt" fo:font-weight="bold" officeooo:rsid="0121597e" officeooo:paragraph-rsid="02d0b9e1" style:font-size-asian="10pt" style:font-weight-asian="bold" style:font-size-complex="10pt" style:font-weight-complex="bold"/>
    </style:style>
    <style:style style:name="P385" style:family="paragraph" style:parent-style-name="Table_20_Contents">
      <style:text-properties style:font-name="Arial" fo:font-size="10pt" fo:font-weight="bold" officeooo:rsid="013fc72a" officeooo:paragraph-rsid="02d0b9e1" style:font-size-asian="10pt" style:font-weight-asian="bold" style:font-size-complex="10pt" style:font-weight-complex="bold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387" style:family="paragraph" style:parent-style-name="Table_20_Contents">
      <style:text-properties style:font-name="Arial" fo:font-size="10pt" fo:font-weight="bold" officeooo:rsid="01e30442" officeooo:paragraph-rsid="02d0b9e1" style:font-size-asian="10pt" style:font-weight-asian="bold" style:font-size-complex="10pt" style:font-weight-complex="bold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389" style:family="paragraph" style:parent-style-name="Table_20_Contents">
      <style:text-properties style:font-name="Arial" fo:font-size="10pt" fo:font-weight="bold" officeooo:rsid="01482e6d" officeooo:paragraph-rsid="02d0b9e1" style:font-size-asian="10pt" style:font-weight-asian="bold" style:font-size-complex="10pt" style:font-weight-complex="bold"/>
    </style:style>
    <style:style style:name="P390" style:family="paragraph" style:parent-style-name="Table_20_Contents">
      <style:text-properties style:font-name="Arial" fo:font-size="10pt" fo:font-weight="bold" officeooo:rsid="0140f8ae" officeooo:paragraph-rsid="02d0b9e1" style:font-size-asian="10pt" style:font-weight-asian="bold" style:font-size-complex="10pt" style:font-weight-complex="bold"/>
    </style:style>
    <style:style style:name="P391" style:family="paragraph" style:parent-style-name="Table_20_Contents">
      <style:text-properties style:font-name="Arial" fo:font-size="10pt" fo:font-weight="bold" officeooo:rsid="01434533" officeooo:paragraph-rsid="02d0b9e1" style:font-size-asian="10pt" style:font-weight-asian="bold" style:font-size-complex="10pt" style:font-weight-complex="bold"/>
    </style:style>
    <style:style style:name="P392" style:family="paragraph" style:parent-style-name="Table_20_Contents">
      <style:text-properties style:font-name="Arial" fo:font-size="10pt" fo:font-weight="bold" officeooo:rsid="01e45482" officeooo:paragraph-rsid="02d0b9e1" style:font-size-asian="10pt" style:font-weight-asian="bold" style:font-size-complex="10pt" style:font-weight-complex="bold"/>
    </style:style>
    <style:style style:name="P393" style:family="paragraph" style:parent-style-name="Table_20_Contents">
      <style:text-properties style:font-name="Arial" fo:font-size="10pt" fo:font-weight="bold" officeooo:rsid="010796d8" officeooo:paragraph-rsid="02d0b9e1" style:font-size-asian="10pt" style:font-weight-asian="bold" style:font-size-complex="10pt" style:font-weight-complex="bold"/>
    </style:style>
    <style:style style:name="P394" style:family="paragraph" style:parent-style-name="Table_20_Contents">
      <style:text-properties style:font-name="Arial" fo:font-size="10pt" fo:font-weight="bold" officeooo:rsid="01e62174" officeooo:paragraph-rsid="02d0b9e1" style:font-size-asian="10pt" style:font-weight-asian="bold" style:font-size-complex="10pt" style:font-weight-complex="bold"/>
    </style:style>
    <style:style style:name="P395" style:family="paragraph" style:parent-style-name="Table_20_Contents">
      <style:text-properties style:font-name="Arial" fo:font-size="10pt" fo:font-weight="bold" officeooo:rsid="015a57cb" officeooo:paragraph-rsid="02d0b9e1" style:font-size-asian="10pt" style:font-weight-asian="bold" style:font-size-complex="10pt" style:font-weight-complex="bold"/>
    </style:style>
    <style:style style:name="P396" style:family="paragraph" style:parent-style-name="Table_20_Contents">
      <style:text-properties style:font-name="Arial" fo:font-size="10pt" fo:font-weight="bold" officeooo:rsid="01e8f1d9" officeooo:paragraph-rsid="02d0b9e1" style:font-size-asian="10pt" style:font-weight-asian="bold" style:font-size-complex="10pt" style:font-weight-complex="bold"/>
    </style:style>
    <style:style style:name="P397" style:family="paragraph" style:parent-style-name="Table_20_Contents">
      <style:text-properties style:font-name="Arial" fo:font-size="10pt" fo:font-weight="bold" officeooo:rsid="01961601" officeooo:paragraph-rsid="02d0b9e1" style:font-size-asian="10pt" style:font-weight-asian="bold" style:font-size-complex="10pt" style:font-weight-complex="bold"/>
    </style:style>
    <style:style style:name="P398" style:family="paragraph" style:parent-style-name="Table_20_Contents">
      <style:text-properties style:font-name="Arial" fo:font-size="10pt" fo:font-weight="bold" officeooo:rsid="01ba2657" officeooo:paragraph-rsid="02d0b9e1" style:font-size-asian="10pt" style:font-weight-asian="bold" style:font-size-complex="10pt" style:font-weight-complex="bold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400" style:family="paragraph" style:parent-style-name="Table_20_Contents">
      <style:text-properties style:font-name="Arial" fo:font-size="10pt" fo:font-weight="bold" officeooo:rsid="01e957ea" officeooo:paragraph-rsid="02d0b9e1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style:font-name="Arial" fo:font-size="10pt" fo:font-weight="bold" officeooo:rsid="01eaa3fe" officeooo:paragraph-rsid="02d0b9e1" style:font-size-asian="10pt" style:font-weight-asian="bold" style:font-size-complex="10pt" style:font-weight-complex="bold"/>
    </style:style>
    <style:style style:name="P403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404" style:family="paragraph" style:parent-style-name="Table_20_Contents">
      <style:text-properties style:font-name="Arial" fo:font-size="10pt" fo:font-weight="bold" officeooo:rsid="02362b5f" officeooo:paragraph-rsid="02d0b9e1" style:font-size-asian="10pt" style:font-weight-asian="bold" style:font-size-complex="10pt" style:font-weight-complex="bold"/>
    </style:style>
    <style:style style:name="P40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9d1f6" officeooo:paragraph-rsid="02d0b9e1" style:font-size-asian="10pt" style:font-style-asian="italic" style:font-weight-asian="bold" style:font-size-complex="10pt" style:font-style-complex="italic" style:font-weight-complex="bold"/>
    </style:style>
    <style:style style:name="P406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2b274b" officeooo:paragraph-rsid="02d0b9e1" style:font-size-asian="10pt" style:font-style-asian="italic" style:font-weight-asian="bold" style:font-size-complex="10pt" style:font-style-complex="italic" style:font-weight-complex="bold"/>
    </style:style>
    <style:style style:name="P407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966a14" officeooo:paragraph-rsid="02d0b9e1" style:font-size-asian="10pt" style:font-style-asian="italic" style:font-weight-asian="bold" style:font-size-complex="10pt" style:font-style-complex="italic" style:font-weight-complex="bold"/>
    </style:style>
    <style:style style:name="P408" style:family="paragraph" style:parent-style-name="Table_20_Contents">
      <style:paragraph-properties fo:text-align="center" style:justify-single-word="false"/>
      <style:text-properties style:font-name="Arial" fo:font-size="10pt" fo:font-style="italic" officeooo:rsid="0030ed2e" officeooo:paragraph-rsid="02d0b9e1" style:font-size-asian="10pt" style:font-style-asian="italic" style:font-size-complex="10pt" style:font-style-complex="italic"/>
    </style:style>
    <style:style style:name="P409" style:family="paragraph" style:parent-style-name="Table_20_Contents">
      <style:paragraph-properties fo:text-align="center" style:justify-single-word="false"/>
      <style:text-properties style:font-name="Arial" fo:font-size="10pt" fo:font-style="italic" officeooo:rsid="0057dcb7" officeooo:paragraph-rsid="02d0b9e1" style:font-size-asian="10pt" style:font-style-asian="italic" style:font-size-complex="10pt" style:font-style-complex="italic"/>
    </style:style>
    <style:style style:name="P410" style:family="paragraph" style:parent-style-name="Standard">
      <style:text-properties style:font-name="Arial" officeooo:rsid="021a5545" officeooo:paragraph-rsid="021a5545"/>
    </style:style>
    <style:style style:name="P411" style:family="paragraph" style:parent-style-name="Standard">
      <style:text-properties style:font-name="Arial" fo:font-size="9pt" fo:font-weight="bold" officeooo:rsid="023eb691" officeooo:paragraph-rsid="024013a0" style:font-size-asian="9pt" style:font-weight-asian="bold" style:font-size-complex="9pt" style:font-weight-complex="bold"/>
    </style:style>
    <style:style style:name="P412" style:family="paragraph" style:parent-style-name="Standard">
      <style:text-properties style:font-name="Arial" fo:font-size="9pt" fo:font-weight="bold" officeooo:rsid="023eb691" officeooo:paragraph-rsid="0241f125" style:font-size-asian="9pt" style:font-weight-asian="bold" style:font-size-complex="9pt" style:font-weight-complex="bold"/>
    </style:style>
    <style:style style:name="P413" style:family="paragraph" style:parent-style-name="Standard">
      <style:text-properties style:font-name="Arial" fo:font-size="9pt" fo:font-weight="bold" officeooo:rsid="023eb691" officeooo:paragraph-rsid="0242375b" style:font-size-asian="9pt" style:font-weight-asian="bold" style:font-size-complex="9pt" style:font-weight-complex="bold"/>
    </style:style>
    <style:style style:name="P414" style:family="paragraph" style:parent-style-name="Standard">
      <style:text-properties style:font-name="Arial" fo:font-size="9pt" fo:font-weight="normal" officeooo:rsid="024013a0" officeooo:paragraph-rsid="024013a0" style:font-size-asian="9pt" style:font-weight-asian="normal" style:font-size-complex="9pt" style:font-weight-complex="normal"/>
    </style:style>
    <style:style style:name="P415" style:family="paragraph" style:parent-style-name="Standard">
      <style:text-properties style:font-name="Arial" fo:font-size="9pt" fo:font-weight="normal" officeooo:rsid="023eb691" officeooo:paragraph-rsid="024013a0" style:font-size-asian="9pt" style:font-weight-asian="normal" style:font-size-complex="9pt" style:font-weight-complex="normal"/>
    </style:style>
    <style:style style:name="P416" style:family="paragraph" style:parent-style-name="Standard">
      <style:text-properties style:font-name="Arial" officeooo:rsid="00330c05" officeooo:paragraph-rsid="02cfb0c9"/>
    </style:style>
    <style:style style:name="P417" style:family="paragraph" style:parent-style-name="Standard">
      <style:text-properties style:font-name="Arial" officeooo:rsid="00330c05" officeooo:paragraph-rsid="02db0b1b"/>
    </style:style>
    <style:style style:name="P418" style:family="paragraph" style:parent-style-name="Standard">
      <style:text-properties style:font-name="Arial" fo:font-size="10.5pt" officeooo:rsid="0032021a" officeooo:paragraph-rsid="02cfb0c9" style:font-size-asian="10.5pt" style:font-size-complex="10.5pt"/>
    </style:style>
    <style:style style:name="P419" style:family="paragraph" style:parent-style-name="Standard">
      <style:text-properties style:font-name="Arial" fo:font-size="10.5pt" officeooo:rsid="00330c05" officeooo:paragraph-rsid="02d0b9e1" style:font-size-asian="10.5pt" style:font-size-complex="10.5pt"/>
    </style:style>
    <style:style style:name="P420" style:family="paragraph" style:parent-style-name="Standard">
      <style:text-properties style:font-name="Arial" officeooo:rsid="0027c900" officeooo:paragraph-rsid="02d79d10"/>
    </style:style>
    <style:style style:name="P421" style:family="paragraph" style:parent-style-name="Table_20_Contents">
      <style:text-properties style:font-name="Arial" officeooo:rsid="0027c900" officeooo:paragraph-rsid="02d79d10"/>
    </style:style>
    <style:style style:name="P422" style:family="paragraph" style:parent-style-name="Table_20_Contents">
      <style:paragraph-properties fo:text-align="center" style:justify-single-word="false"/>
      <style:text-properties style:font-name="Arial" officeooo:rsid="0027c900" officeooo:paragraph-rsid="02d79d10"/>
    </style:style>
    <style:style style:name="P423" style:family="paragraph" style:parent-style-name="Standard">
      <style:text-properties style:font-name="Arial" officeooo:rsid="00284612" officeooo:paragraph-rsid="02d79d10"/>
    </style:style>
    <style:style style:name="P424" style:family="paragraph" style:parent-style-name="Table_20_Contents">
      <style:text-properties style:font-name="Arial" officeooo:rsid="00284612" officeooo:paragraph-rsid="02d79d10"/>
    </style:style>
    <style:style style:name="P425" style:family="paragraph" style:parent-style-name="Table_20_Contents">
      <style:paragraph-properties fo:text-align="center" style:justify-single-word="false"/>
      <style:text-properties style:font-name="Arial" officeooo:rsid="00284612" officeooo:paragraph-rsid="02d79d10"/>
    </style:style>
    <style:style style:name="P426" style:family="paragraph" style:parent-style-name="Table_20_Contents">
      <style:text-properties style:font-name="Arial" officeooo:rsid="00284612" officeooo:paragraph-rsid="02e05ee3"/>
    </style:style>
    <style:style style:name="P427" style:family="paragraph" style:parent-style-name="Standard">
      <style:text-properties style:font-name="Arial" officeooo:rsid="00695d1c" officeooo:paragraph-rsid="02db0b1b"/>
    </style:style>
    <style:style style:name="P428" style:family="paragraph" style:parent-style-name="Standard">
      <style:text-properties style:font-name="Arial" officeooo:rsid="003daefb" officeooo:paragraph-rsid="02db0b1b"/>
    </style:style>
    <style:style style:name="P429" style:family="paragraph" style:parent-style-name="Table_20_Contents">
      <style:paragraph-properties fo:text-align="center" style:justify-single-word="false"/>
      <style:text-properties style:font-name="Arial" fo:font-size="8pt" fo:font-weight="bold" officeooo:rsid="00d484b9" officeooo:paragraph-rsid="02d0b9e1" style:font-size-asian="8pt" style:font-weight-asian="bold" style:font-size-complex="8pt" style:font-weight-complex="bold"/>
    </style:style>
    <style:style style:name="P430" style:family="paragraph" style:parent-style-name="Table_20_Contents">
      <style:paragraph-properties fo:text-align="center" style:justify-single-word="false"/>
      <style:text-properties style:font-name="Arial" fo:font-size="8pt" fo:font-weight="bold" officeooo:rsid="02362b5f" officeooo:paragraph-rsid="02d0b9e1" style:font-size-asian="8pt" style:font-weight-asian="bold" style:font-size-complex="8pt" style:font-weight-complex="bold"/>
    </style:style>
    <style:style style:name="P431" style:family="paragraph" style:parent-style-name="Table_20_Contents">
      <style:paragraph-properties fo:text-align="center" style:justify-single-word="false"/>
      <style:text-properties style:font-name="Arial" officeooo:rsid="003f3b6e" officeooo:paragraph-rsid="02d79d10"/>
    </style:style>
    <style:style style:name="P432" style:family="paragraph" style:parent-style-name="Table_20_Contents">
      <style:text-properties style:font-name="Arial" officeooo:rsid="0057dcb7" officeooo:paragraph-rsid="02d79d10"/>
    </style:style>
    <style:style style:name="P433" style:family="paragraph" style:parent-style-name="Table_20_Contents">
      <style:text-properties style:font-name="Arial" officeooo:rsid="0090ce61" officeooo:paragraph-rsid="02d79d10"/>
    </style:style>
    <style:style style:name="P434" style:family="paragraph" style:parent-style-name="Table_20_Contents">
      <style:text-properties style:font-name="Arial" officeooo:rsid="0092867b" officeooo:paragraph-rsid="02d79d10"/>
    </style:style>
    <style:style style:name="P435" style:family="paragraph" style:parent-style-name="Table_20_Contents">
      <style:text-properties style:font-name="Arial" officeooo:rsid="00981787" officeooo:paragraph-rsid="02d79d10"/>
    </style:style>
    <style:style style:name="P436" style:family="paragraph" style:parent-style-name="Table_20_Contents">
      <style:text-properties style:font-name="Arial" officeooo:rsid="0094b27c" officeooo:paragraph-rsid="02d79d10"/>
    </style:style>
    <style:style style:name="P437" style:family="paragraph" style:parent-style-name="Table_20_Contents">
      <style:text-properties style:font-name="Arial" officeooo:rsid="02e05ee3" officeooo:paragraph-rsid="02e05ee3"/>
    </style:style>
    <style:style style:name="P438" style:family="paragraph" style:parent-style-name="Table_20_Contents">
      <style:text-properties fo:color="#c9211e" loext:opacity="100%" style:font-name="Arial" fo:font-size="10pt" fo:font-weight="bold" officeooo:rsid="002b274b" officeooo:paragraph-rsid="02d0b9e1" style:font-size-asian="10pt" style:font-weight-asian="bold" style:font-size-complex="10pt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font-weight="bold" officeooo:paragraph-rsid="02d0b9e1" style:font-size-asian="10pt" style:font-weight-asian="bold" style:font-size-complex="10pt" style:font-weight-complex="bold"/>
    </style:style>
    <style:style style:name="P440" style:family="paragraph" style:parent-style-name="Table_20_Contents">
      <style:text-properties style:use-window-font-color="true" loext:opacity="0%" style:font-name="Arial" fo:font-size="10pt" fo:font-weight="bold" officeooo:rsid="0090ce61" officeooo:paragraph-rsid="02d0b9e1" fo:background-color="transparent" style:font-size-asian="10pt" style:font-weight-asian="bold" style:font-size-complex="10pt" style:font-weight-complex="bold"/>
    </style:style>
    <style:style style:name="P44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442" style:family="paragraph" style:parent-style-name="Table_20_Contents">
      <style:text-properties style:use-window-font-color="true" loext:opacity="0%" style:font-name="Arial" fo:font-size="10pt" fo:font-weight="bold" officeooo:rsid="0232ebf9" officeooo:paragraph-rsid="02d0b9e1" fo:background-color="transparent" style:font-size-asian="10pt" style:font-weight-asian="bold" style:font-size-complex="10pt" style:font-weight-complex="bold"/>
    </style:style>
    <style:style style:name="P44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9762ec" officeooo:paragraph-rsid="02d0b9e1" fo:background-color="transparent" style:font-size-asian="10pt" style:font-weight-asian="bold" style:font-size-complex="10pt" style:font-weight-complex="bold"/>
    </style:style>
    <style:style style:name="P444" style:family="paragraph" style:parent-style-name="Table_20_Contents">
      <style:text-properties style:use-window-font-color="true" loext:opacity="0%" style:font-name="Arial" fo:font-size="10pt" fo:font-weight="normal" officeooo:rsid="00aac5cc" officeooo:paragraph-rsid="02d0b9e1" fo:background-color="transparent" style:font-size-asian="10pt" style:font-weight-asian="normal" style:font-size-complex="10pt" style:font-weight-complex="normal"/>
    </style:style>
    <style:style style:name="P4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446" style:family="paragraph" style:parent-style-name="Table_20_Contents">
      <style:text-properties style:use-window-font-color="true" loext:opacity="0%" style:font-name="Arial" fo:font-size="10pt" fo:font-weight="normal" officeooo:rsid="01e0aeca" officeooo:paragraph-rsid="02d0b9e1" fo:background-color="transparent" style:font-size-asian="10pt" style:font-weight-asian="normal" style:font-size-complex="10pt" style:font-weight-complex="normal"/>
    </style:style>
    <style:style style:name="P4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0c5c1ce" officeooo:paragraph-rsid="02d0b9e1" fo:background-color="transparent" style:font-size-asian="10pt" style:font-weight-asian="normal" style:font-size-complex="10pt" style:font-weight-complex="normal"/>
    </style:style>
    <style:style style:name="P448" style:family="paragraph" style:parent-style-name="Table_20_Contents">
      <style:text-properties style:use-window-font-color="true" loext:opacity="0%" style:font-name="Arial" fo:font-size="10pt" fo:font-weight="normal" officeooo:rsid="00c5c1ce" officeooo:paragraph-rsid="02d0b9e1" fo:background-color="transparent" style:font-size-asian="10pt" style:font-weight-asian="normal" style:font-size-complex="10pt" style:font-weight-complex="normal"/>
    </style:style>
    <style:style style:name="P44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450" style:family="paragraph" style:parent-style-name="Table_20_Contents">
      <style:text-properties style:use-window-font-color="true" loext:opacity="0%" style:font-name="Arial" fo:font-size="10pt" fo:font-weight="normal" officeooo:rsid="01e957ea" officeooo:paragraph-rsid="02d0b9e1" fo:background-color="transparent" style:font-size-asian="10pt" style:font-weight-asian="normal" style:font-size-complex="10pt" style:font-weight-complex="normal"/>
    </style:style>
    <style:style style:name="P451" style:family="paragraph" style:parent-style-name="Standard">
      <style:paragraph-properties fo:text-align="start" style:justify-single-word="false"/>
      <style:text-properties fo:color="#000000" loext:opacity="100%" style:font-name="Arial" fo:font-size="10pt" fo:font-style="normal" fo:font-weight="normal" officeooo:rsid="02172c80" officeooo:paragraph-rsid="02eb7a1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2" style:family="paragraph" style:parent-style-name="Standard">
      <style:text-properties fo:color="#000000" loext:opacity="100%" style:font-name="Arial" fo:font-size="10pt" fo:font-style="normal" fo:font-weight="normal" officeooo:rsid="02172c80" officeooo:paragraph-rsid="02eb7a1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3" style:family="paragraph" style:parent-style-name="Standard">
      <style:paragraph-properties fo:text-align="start" style:justify-single-word="false">
        <style:tab-stops>
          <style:tab-stop style:position="0.397cm"/>
        </style:tab-stops>
      </style:paragraph-properties>
      <style:text-properties fo:color="#000000" loext:opacity="100%" style:font-name="Arial" fo:font-size="10pt" fo:font-style="normal" fo:font-weight="bold" officeooo:rsid="00002d90" officeooo:paragraph-rsid="02eb7a1e" fo:background-color="transparent" style:font-size-asian="10pt" style:font-style-asian="normal" style:font-weight-asian="bold" style:font-size-complex="10pt" style:font-style-complex="normal" style:font-weight-complex="bold"/>
    </style:style>
    <style:style style:name="P454" style:family="paragraph" style:parent-style-name="Standard">
      <style:text-properties style:font-name="Arial" fo:font-weight="normal" officeooo:rsid="0216916c" officeooo:paragraph-rsid="02eb7a1e" style:font-weight-asian="normal" style:font-weight-complex="normal"/>
    </style:style>
    <style:style style:name="P455" style:family="paragraph" style:parent-style-name="Standard">
      <style:text-properties style:font-name="Arial" fo:font-weight="normal" officeooo:rsid="0216916c" officeooo:paragraph-rsid="021a5545" style:font-weight-asian="normal" style:font-weight-complex="normal"/>
    </style:style>
    <style:style style:name="P456" style:family="paragraph" style:parent-style-name="Standard">
      <style:text-properties style:font-name="Arial" fo:font-weight="normal" officeooo:rsid="026c5b40" officeooo:paragraph-rsid="02eb7a1e" style:font-weight-asian="normal" style:font-weight-complex="normal"/>
    </style:style>
    <style:style style:name="P457" style:family="paragraph" style:parent-style-name="Standard">
      <style:text-properties style:font-name="Arial" fo:font-weight="normal" officeooo:rsid="0274a5c0" officeooo:paragraph-rsid="02ea379c" style:font-weight-asian="normal" style:font-weight-complex="normal"/>
    </style:style>
    <style:style style:name="P458" style:family="paragraph" style:parent-style-name="Standard">
      <style:text-properties style:font-name="Arial" fo:font-weight="normal" officeooo:rsid="02781a68" officeooo:paragraph-rsid="02eb7a1e" style:font-weight-asian="normal" style:font-weight-complex="normal"/>
    </style:style>
    <style:style style:name="P459" style:family="paragraph" style:parent-style-name="Standard">
      <style:text-properties style:font-name="Arial" fo:font-weight="normal" officeooo:rsid="0259217f" officeooo:paragraph-rsid="02eb7a1e" style:font-weight-asian="normal" style:font-weight-complex="normal"/>
    </style:style>
    <style:style style:name="P460" style:family="paragraph" style:parent-style-name="Standard">
      <style:text-properties style:font-name="Arial" fo:font-weight="normal" officeooo:rsid="001152ce" officeooo:paragraph-rsid="02eb7a1e" style:font-weight-asian="normal" style:font-weight-complex="normal"/>
    </style:style>
    <style:style style:name="P461" style:family="paragraph" style:parent-style-name="Standard">
      <style:text-properties style:font-name="Arial" fo:font-weight="normal" officeooo:rsid="001152ce" officeooo:paragraph-rsid="02ed2726" style:font-weight-asian="normal" style:font-weight-complex="normal"/>
    </style:style>
    <style:style style:name="P462" style:family="paragraph" style:parent-style-name="Standard">
      <style:text-properties style:font-name="Arial" fo:font-weight="normal" officeooo:rsid="023eb691" officeooo:paragraph-rsid="02eb7a1e" style:font-weight-asian="normal" style:font-weight-complex="normal"/>
    </style:style>
    <style:style style:name="P463" style:family="paragraph" style:parent-style-name="Standard">
      <style:text-properties style:font-name="Arial" fo:font-weight="normal" officeooo:rsid="025c6fe0" officeooo:paragraph-rsid="02eb7a1e" style:font-weight-asian="normal" style:font-weight-complex="normal"/>
    </style:style>
    <style:style style:name="P46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weight="normal" officeooo:rsid="023909a6" officeooo:paragraph-rsid="02eb7a1e" style:font-weight-asian="normal" style:font-weight-complex="normal"/>
    </style:style>
    <style:style style:name="P465" style:family="paragraph" style:parent-style-name="Standard">
      <style:text-properties style:font-name="Arial" fo:font-weight="normal" officeooo:rsid="022c9331" officeooo:paragraph-rsid="02eb7a1e" style:font-weight-asian="normal" style:font-weight-complex="normal"/>
    </style:style>
    <style:style style:name="P466" style:family="paragraph" style:parent-style-name="Standard">
      <style:text-properties style:font-name="Arial" fo:font-weight="normal" officeooo:rsid="0005a71d" officeooo:paragraph-rsid="02eb7a1e" style:font-weight-asian="normal" style:font-weight-complex="normal"/>
    </style:style>
    <style:style style:name="P467" style:family="paragraph" style:parent-style-name="Standard">
      <style:text-properties style:font-name="Arial" fo:font-weight="normal" officeooo:rsid="024b7e9d" officeooo:paragraph-rsid="02eb7a1e" style:font-weight-asian="normal" style:font-weight-complex="normal"/>
    </style:style>
    <style:style style:name="P468" style:family="paragraph" style:parent-style-name="Standard">
      <style:text-properties style:font-name="Arial" fo:font-weight="normal" officeooo:rsid="02546da5" officeooo:paragraph-rsid="02eb7a1e" style:font-weight-asian="normal" style:font-weight-complex="normal"/>
    </style:style>
    <style:style style:name="P469" style:family="paragraph" style:parent-style-name="Standard">
      <style:text-properties style:font-name="Arial" fo:font-weight="normal" officeooo:rsid="02172c80" officeooo:paragraph-rsid="02eb7a1e" style:font-weight-asian="normal" style:font-weight-complex="normal"/>
    </style:style>
    <style:style style:name="P470" style:family="paragraph" style:parent-style-name="Standard">
      <style:text-properties style:font-name="Arial" fo:font-weight="normal" officeooo:rsid="021790ac" officeooo:paragraph-rsid="02eb7a1e" style:font-weight-asian="normal" style:font-weight-complex="normal"/>
    </style:style>
    <style:style style:name="P471" style:family="paragraph" style:parent-style-name="Standard">
      <style:text-properties style:font-name="Arial" fo:font-weight="normal" officeooo:rsid="02216438" officeooo:paragraph-rsid="02eb7a1e" style:font-weight-asian="normal" style:font-weight-complex="normal"/>
    </style:style>
    <style:style style:name="P472" style:family="paragraph" style:parent-style-name="Standard">
      <style:text-properties style:font-name="Arial" fo:font-weight="normal" officeooo:rsid="021d83ff" officeooo:paragraph-rsid="02eb7a1e" style:font-weight-asian="normal" style:font-weight-complex="normal"/>
    </style:style>
    <style:style style:name="P473" style:family="paragraph" style:parent-style-name="Standard">
      <style:text-properties style:font-name="Arial" fo:font-weight="normal" officeooo:rsid="00002d90" officeooo:paragraph-rsid="023d4c3e" style:font-weight-asian="normal" style:font-weight-complex="normal"/>
    </style:style>
    <style:style style:name="P474" style:family="paragraph" style:parent-style-name="Standard">
      <style:text-properties style:font-name="Arial" fo:font-weight="normal" officeooo:rsid="02efd5b0" officeooo:paragraph-rsid="02efd5b0" style:font-weight-asian="normal" style:font-weight-complex="normal"/>
    </style:style>
    <style:style style:name="P475" style:family="paragraph" style:parent-style-name="Standard">
      <style:text-properties style:font-name="Arial" fo:font-weight="normal" officeooo:rsid="0027c900" officeooo:paragraph-rsid="02f3e52e" style:font-weight-asian="normal" style:font-weight-complex="normal"/>
    </style:style>
    <style:style style:name="P476" style:family="paragraph" style:parent-style-name="Standard">
      <style:text-properties style:font-name="Arial" fo:font-weight="normal" officeooo:rsid="0027c900" officeooo:paragraph-rsid="02f6a6d1" style:font-weight-asian="normal" style:font-weight-complex="normal"/>
    </style:style>
    <style:style style:name="P477" style:family="paragraph" style:parent-style-name="Standard">
      <style:text-properties style:font-name="Arial" fo:font-weight="bold" officeooo:rsid="02459125" officeooo:paragraph-rsid="02d0b9e1" style:font-weight-asian="bold" style:font-weight-complex="bold"/>
    </style:style>
    <style:style style:name="P478" style:family="paragraph" style:parent-style-name="Standard">
      <style:text-properties style:font-name="Arial" fo:font-weight="bold" officeooo:rsid="02459125" officeooo:paragraph-rsid="02f6a6d1" style:font-weight-asian="bold" style:font-weight-complex="bold"/>
    </style:style>
    <style:style style:name="P479" style:family="paragraph" style:parent-style-name="Standard">
      <style:text-properties style:font-name="Arial" fo:font-weight="bold" officeooo:rsid="00002d90" officeooo:paragraph-rsid="02181239" style:font-weight-asian="bold" style:font-weight-complex="bold"/>
    </style:style>
    <style:style style:name="P480" style:family="paragraph" style:parent-style-name="Standard">
      <style:text-properties style:font-name="Arial" fo:font-weight="bold" officeooo:rsid="00002d90" officeooo:paragraph-rsid="0249c4c4" style:font-weight-asian="bold" style:font-weight-complex="bold"/>
    </style:style>
    <style:style style:name="P481" style:family="paragraph" style:parent-style-name="Standard">
      <style:text-properties style:font-name="Arial" fo:font-weight="bold" officeooo:rsid="00002d90" officeooo:paragraph-rsid="02eb7a1e" style:font-weight-asian="bold" style:font-weight-complex="bold"/>
    </style:style>
    <style:style style:name="P482" style:family="paragraph" style:parent-style-name="Standard">
      <style:paragraph-properties fo:text-align="start" style:justify-single-word="false"/>
      <style:text-properties style:font-name="Arial" fo:font-weight="bold" officeooo:rsid="00002d90" officeooo:paragraph-rsid="02eb7a1e" style:font-weight-asian="bold" style:font-weight-complex="bold"/>
    </style:style>
    <style:style style:name="P483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" fo:font-weight="bold" officeooo:rsid="00002d90" officeooo:paragraph-rsid="023a117d" style:font-weight-asian="bold" style:font-weight-complex="bold"/>
    </style:style>
    <style:style style:name="P484" style:family="paragraph" style:parent-style-name="Standard">
      <style:text-properties style:font-name="Arial" fo:font-weight="bold" officeooo:rsid="00022a33" officeooo:paragraph-rsid="0259203b" style:font-weight-asian="bold" style:font-weight-complex="bold"/>
    </style:style>
    <style:style style:name="P485" style:family="paragraph" style:parent-style-name="Standard">
      <style:text-properties style:font-name="Arial" fo:font-weight="bold" officeooo:rsid="00022a33" officeooo:paragraph-rsid="02ea379c" style:font-weight-asian="bold" style:font-weight-complex="bold"/>
    </style:style>
    <style:style style:name="P486" style:family="paragraph" style:parent-style-name="Standard">
      <style:text-properties style:font-name="Arial" fo:font-weight="bold" officeooo:rsid="00022a33" officeooo:paragraph-rsid="0259217f" style:font-weight-asian="bold" style:font-weight-complex="bold"/>
    </style:style>
    <style:style style:name="P487" style:family="paragraph" style:parent-style-name="Standard">
      <style:text-properties style:font-name="Arial" fo:font-weight="bold" officeooo:rsid="00022a33" officeooo:paragraph-rsid="02eb7a1e" style:font-weight-asian="bold" style:font-weight-complex="bold"/>
    </style:style>
    <style:style style:name="P488" style:family="paragraph" style:parent-style-name="Standard">
      <style:text-properties style:font-name="Arial" fo:font-weight="bold" officeooo:rsid="0259217f" officeooo:paragraph-rsid="02eb7a1e" style:font-weight-asian="bold" style:font-weight-complex="bold"/>
    </style:style>
    <style:style style:name="P489" style:family="paragraph" style:parent-style-name="Standard">
      <style:text-properties style:font-name="Arial" fo:font-weight="bold" officeooo:rsid="001152ce" officeooo:paragraph-rsid="02eb7a1e" style:font-weight-asian="bold" style:font-weight-complex="bold"/>
    </style:style>
    <style:style style:name="P490" style:family="paragraph" style:parent-style-name="Standard">
      <style:text-properties style:font-name="Arial" fo:font-weight="bold" officeooo:rsid="0005a71d" officeooo:paragraph-rsid="02eb7a1e" style:font-weight-asian="bold" style:font-weight-complex="bold"/>
    </style:style>
    <style:style style:name="P491" style:family="paragraph" style:parent-style-name="Standard">
      <style:text-properties style:font-name="Arial" fo:font-weight="bold" officeooo:rsid="0002f288" officeooo:paragraph-rsid="02eb7a1e" style:font-weight-asian="bold" style:font-weight-complex="bold"/>
    </style:style>
    <style:style style:name="P492" style:family="paragraph" style:parent-style-name="Standard">
      <style:text-properties style:font-name="Arial" fo:font-weight="bold" officeooo:rsid="0002f288" officeooo:paragraph-rsid="02f5c6b2" style:font-weight-asian="bold" style:font-weight-complex="bold"/>
    </style:style>
    <style:style style:name="P493" style:family="paragraph" style:parent-style-name="Standard">
      <style:text-properties style:font-name="Arial" fo:font-weight="bold" officeooo:rsid="022c9331" officeooo:paragraph-rsid="02eb7a1e" style:font-weight-asian="bold" style:font-weight-complex="bold"/>
    </style:style>
    <style:style style:name="P494" style:family="paragraph" style:parent-style-name="Standard">
      <style:text-properties style:font-name="Arial" fo:font-weight="bold" officeooo:rsid="024b7e9d" officeooo:paragraph-rsid="02eb7a1e" style:font-weight-asian="bold" style:font-weight-complex="bold"/>
    </style:style>
    <style:style style:name="P495" style:family="paragraph" style:parent-style-name="Standard">
      <style:paragraph-properties fo:text-align="start" style:justify-single-word="false"/>
      <style:text-properties style:font-name="Arial" fo:font-weight="bold" officeooo:rsid="021790ac" officeooo:paragraph-rsid="02eb7a1e" style:font-weight-asian="bold" style:font-weight-complex="bold"/>
    </style:style>
    <style:style style:name="P496" style:family="paragraph" style:parent-style-name="Standard">
      <style:text-properties style:font-name="Arial" fo:font-weight="bold" officeooo:rsid="021790ac" officeooo:paragraph-rsid="02eb7a1e" style:font-weight-asian="bold" style:font-weight-complex="bold"/>
    </style:style>
    <style:style style:name="P497" style:family="paragraph" style:parent-style-name="Standard">
      <style:text-properties style:font-name="Arial" fo:font-weight="bold" officeooo:rsid="02ebe2b1" officeooo:paragraph-rsid="02ebe2b1" style:font-weight-asian="bold" style:font-weight-complex="bold"/>
    </style:style>
    <style:style style:name="P498" style:family="paragraph" style:parent-style-name="Standard">
      <style:text-properties style:font-name="Arial" fo:font-weight="bold" officeooo:rsid="0027c900" officeooo:paragraph-rsid="02f6a6d1" style:font-weight-asian="bold" style:font-weight-complex="bold"/>
    </style:style>
    <style:style style:name="P499" style:family="paragraph" style:parent-style-name="Standard">
      <style:text-properties style:font-name="Arial" officeooo:rsid="00002d90" officeooo:paragraph-rsid="021a5545"/>
    </style:style>
    <style:style style:name="P500" style:family="paragraph" style:parent-style-name="Standard">
      <style:text-properties style:font-name="Arial" officeooo:rsid="00002d90" officeooo:paragraph-rsid="02eb7a1e"/>
    </style:style>
    <style:style style:name="P501" style:family="paragraph" style:parent-style-name="Standard">
      <style:text-properties style:font-name="Arial" officeooo:rsid="00002d90" officeooo:paragraph-rsid="02ed2726"/>
    </style:style>
    <style:style style:name="P502" style:family="paragraph" style:parent-style-name="Standard">
      <style:text-properties style:font-name="Arial" officeooo:rsid="00002d90" officeooo:paragraph-rsid="00002d90"/>
    </style:style>
    <style:style style:name="P503" style:family="paragraph" style:parent-style-name="Standard">
      <style:text-properties style:font-name="Arial" officeooo:rsid="00002d90" officeooo:paragraph-rsid="021790ac"/>
    </style:style>
    <style:style style:name="P504" style:family="paragraph" style:parent-style-name="Standard">
      <style:text-properties style:font-name="Arial" officeooo:rsid="00002d90" officeooo:paragraph-rsid="02eeeb87"/>
    </style:style>
    <style:style style:name="P505" style:family="paragraph" style:parent-style-name="Standard">
      <style:text-properties style:font-name="Arial" officeooo:rsid="00002d90" officeooo:paragraph-rsid="02d79d10"/>
    </style:style>
    <style:style style:name="P506" style:family="paragraph" style:parent-style-name="Standard">
      <style:text-properties style:font-name="Arial" officeooo:rsid="00002d90" officeooo:paragraph-rsid="02f3e52e"/>
    </style:style>
    <style:style style:name="P507" style:family="paragraph" style:parent-style-name="Standard">
      <style:text-properties style:font-name="Arial" officeooo:rsid="00002d90" officeooo:paragraph-rsid="02db0b1b"/>
    </style:style>
    <style:style style:name="P508" style:family="paragraph" style:parent-style-name="Standard">
      <style:text-properties style:font-name="Arial" officeooo:rsid="00002d90" officeooo:paragraph-rsid="02181239"/>
    </style:style>
    <style:style style:name="P509" style:family="paragraph" style:parent-style-name="Standard">
      <style:text-properties style:font-name="Arial" officeooo:rsid="021a0475" officeooo:paragraph-rsid="021a0475"/>
    </style:style>
    <style:style style:name="P510" style:family="paragraph" style:parent-style-name="Standard">
      <style:text-properties style:font-name="Arial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511" style:family="paragraph" style:parent-style-name="Standard">
      <style:text-properties style:font-name="Arial" fo:font-size="10pt" fo:font-weight="bold" officeooo:rsid="025d3dfd" officeooo:paragraph-rsid="02eb7a1e" style:font-size-asian="10pt" style:font-weight-asian="bold" style:font-size-complex="10pt" style:font-weight-complex="bold"/>
    </style:style>
    <style:style style:name="P51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513" style:family="paragraph" style:parent-style-name="Standard">
      <style:text-properties style:font-name="Arial" fo:font-size="10pt" fo:font-weight="bold" officeooo:rsid="00002d90" officeooo:paragraph-rsid="02eb7a1e" style:font-size-asian="10pt" style:font-weight-asian="bold" style:font-size-complex="10pt" style:font-weight-complex="bold"/>
    </style:style>
    <style:style style:name="P514" style:family="paragraph" style:parent-style-name="Standard">
      <style:text-properties style:font-name="Arial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515" style:family="paragraph" style:parent-style-name="Standard">
      <style:text-properties style:font-name="Arial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516" style:family="paragraph" style:parent-style-name="Standard">
      <style:text-properties style:font-name="Arial" fo:font-size="10pt" fo:font-weight="bold" officeooo:rsid="02bda45e" officeooo:paragraph-rsid="02eb7a1e" style:font-size-asian="10pt" style:font-weight-asian="bold" style:font-size-complex="10pt" style:font-weight-complex="bold"/>
    </style:style>
    <style:style style:name="P517" style:family="paragraph" style:parent-style-name="Standard">
      <style:text-properties style:font-name="Arial" fo:font-size="10pt" fo:font-weight="normal" officeooo:rsid="027a06a3" officeooo:paragraph-rsid="02eb7a1e" style:font-size-asian="10pt" style:font-weight-asian="normal" style:font-size-complex="10pt" style:font-weight-complex="normal"/>
    </style:style>
    <style:style style:name="P518" style:family="paragraph" style:parent-style-name="Standard">
      <style:text-properties style:font-name="Arial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519" style:family="paragraph" style:parent-style-name="Standard">
      <style:text-properties style:font-name="Arial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520" style:family="paragraph" style:parent-style-name="Standard">
      <style:text-properties style:font-name="Arial" fo:font-size="10pt" fo:font-weight="normal" officeooo:rsid="025e1fb7" officeooo:paragraph-rsid="02eb7a1e" style:font-size-asian="10pt" style:font-weight-asian="normal" style:font-size-complex="10pt" style:font-weight-complex="normal"/>
    </style:style>
    <style:style style:name="P52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816c1" officeooo:paragraph-rsid="02eb7a1e" style:font-size-asian="10pt" style:font-weight-asian="normal" style:font-size-complex="10pt" style:font-weight-complex="normal"/>
    </style:style>
    <style:style style:name="P52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" fo:font-size="10pt" fo:font-weight="normal" officeooo:rsid="023909a6" officeooo:paragraph-rsid="02eb7a1e" style:font-size-asian="10pt" style:font-weight-asian="normal" style:font-size-complex="10pt" style:font-weight-complex="normal"/>
    </style:style>
    <style:style style:name="P523" style:family="paragraph" style:parent-style-name="Standard">
      <style:text-properties style:font-name="Arial" fo:font-size="10pt" fo:font-weight="normal" officeooo:rsid="024c9ab8" officeooo:paragraph-rsid="02eb7a1e" style:font-size-asian="10pt" style:font-weight-asian="normal" style:font-size-complex="10pt" style:font-weight-complex="normal"/>
    </style:style>
    <style:style style:name="P524" style:family="paragraph" style:parent-style-name="Standard">
      <style:text-properties style:font-name="Arial" fo:font-size="10pt" fo:font-weight="normal" officeooo:rsid="02557866" officeooo:paragraph-rsid="02eb7a1e" style:font-size-asian="10pt" style:font-weight-asian="normal" style:font-size-complex="10pt" style:font-weight-complex="normal"/>
    </style:style>
    <style:style style:name="P525" style:family="paragraph" style:parent-style-name="Standard">
      <style:text-properties style:font-name="Arial" fo:font-size="10pt" fo:font-weight="normal" officeooo:rsid="02568ad3" officeooo:paragraph-rsid="02eb7a1e" style:font-size-asian="10pt" style:font-weight-asian="normal" style:font-size-complex="10pt" style:font-weight-complex="normal"/>
    </style:style>
    <style:style style:name="P526" style:family="paragraph" style:parent-style-name="Standard">
      <style:text-properties style:font-name="Arial" fo:font-size="10pt" fo:font-weight="normal" officeooo:rsid="02172c80" officeooo:paragraph-rsid="02eb7a1e" style:font-size-asian="10pt" style:font-weight-asian="normal" style:font-size-complex="10pt" style:font-weight-complex="normal"/>
    </style:style>
    <style:style style:name="P527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28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29" style:family="paragraph" style:parent-style-name="Standard">
      <style:paragraph-properties>
        <style:tab-stops/>
      </style:paragraph-properties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30" style:family="paragraph" style:parent-style-name="Standard">
      <style:text-properties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31" style:family="paragraph" style:parent-style-name="Standard">
      <style:text-properties style:font-name="Arial" fo:font-size="10pt" fo:font-weight="normal" officeooo:rsid="0216916c" officeooo:paragraph-rsid="02eb7a1e" style:font-size-asian="10pt" style:font-weight-asian="normal" style:font-size-complex="10pt" style:font-weight-complex="normal"/>
    </style:style>
    <style:style style:name="P532" style:family="paragraph" style:parent-style-name="Standard">
      <style:text-properties style:font-name="Arial" fo:font-size="10pt" fo:font-weight="normal" officeooo:rsid="0257a37c" officeooo:paragraph-rsid="02eb7a1e" style:font-size-asian="10pt" style:font-weight-asian="normal" style:font-size-complex="10pt" style:font-weight-complex="normal"/>
    </style:style>
    <style:style style:name="P533" style:family="paragraph" style:parent-style-name="Standard">
      <style:text-properties style:font-name="Arial" fo:font-size="10pt" officeooo:rsid="021d83ff" officeooo:paragraph-rsid="02eb7a1e" style:font-size-asian="10pt" style:font-size-complex="10pt"/>
    </style:style>
    <style:style style:name="P534" style:family="paragraph" style:parent-style-name="Standard">
      <style:text-properties style:font-name="Arial" fo:font-size="9pt" fo:font-weight="bold" officeooo:rsid="023eb691" officeooo:paragraph-rsid="02eb7a1e" style:font-size-asian="9pt" style:font-weight-asian="bold" style:font-size-complex="9pt" style:font-weight-complex="bold"/>
    </style:style>
    <style:style style:name="P535" style:family="paragraph" style:parent-style-name="Standard">
      <style:paragraph-properties fo:text-align="start" style:justify-single-word="false"/>
      <style:text-properties style:font-name="Arial" officeooo:rsid="021790ac" officeooo:paragraph-rsid="02eb7a1e"/>
    </style:style>
    <style:style style:name="P536" style:family="paragraph" style:parent-style-name="Standard">
      <style:text-properties style:font-name="Arial" officeooo:rsid="021790ac" officeooo:paragraph-rsid="02eb7a1e"/>
    </style:style>
    <style:style style:name="P537" style:family="paragraph" style:parent-style-name="Standard">
      <style:text-properties style:font-name="Arial" officeooo:rsid="021790ac" officeooo:paragraph-rsid="02eeeb87"/>
    </style:style>
    <style:style style:name="P538" style:family="paragraph" style:parent-style-name="Standard">
      <style:text-properties style:font-name="Arial" officeooo:rsid="024b7e9d" officeooo:paragraph-rsid="02eb7a1e"/>
    </style:style>
    <style:style style:name="P539" style:family="paragraph" style:parent-style-name="Standard">
      <style:text-properties style:font-name="Arial" officeooo:rsid="0216916c" officeooo:paragraph-rsid="02eb7a1e"/>
    </style:style>
    <style:style style:name="P540" style:family="paragraph" style:parent-style-name="Standard">
      <style:text-properties style:font-name="Arial" officeooo:rsid="02172c80" officeooo:paragraph-rsid="02eb7a1e"/>
    </style:style>
    <style:style style:name="P541" style:family="paragraph" style:parent-style-name="Standard">
      <style:text-properties style:font-name="Arial" officeooo:rsid="023f7def" officeooo:paragraph-rsid="02eb7a1e"/>
    </style:style>
    <style:style style:name="P542" style:family="paragraph" style:parent-style-name="Standard">
      <style:text-properties style:font-name="Arial" officeooo:rsid="021d83ff" officeooo:paragraph-rsid="02eb7a1e"/>
    </style:style>
    <style:style style:name="P543" style:family="paragraph" style:parent-style-name="Standard">
      <style:text-properties style:font-name="Arial" officeooo:rsid="0253c8f1" officeooo:paragraph-rsid="02eb7a1e"/>
    </style:style>
    <style:style style:name="P544" style:family="paragraph" style:parent-style-name="Standard">
      <style:text-properties style:font-name="Arial" officeooo:rsid="02546da5" officeooo:paragraph-rsid="02eb7a1e"/>
    </style:style>
    <style:style style:name="P545" style:family="paragraph" style:parent-style-name="Standard">
      <style:text-properties style:font-name="Arial" officeooo:rsid="001152ce" officeooo:paragraph-rsid="02ed2726"/>
    </style:style>
    <style:style style:name="P546" style:family="paragraph" style:parent-style-name="Standard">
      <style:text-properties style:font-name="Arial" officeooo:rsid="0030ed2e" officeooo:paragraph-rsid="02cfb0c9"/>
    </style:style>
    <style:style style:name="P547" style:family="paragraph" style:parent-style-name="Standard">
      <style:text-properties style:font-name="Arial" officeooo:rsid="0030ed2e" officeooo:paragraph-rsid="02f3e52e"/>
    </style:style>
    <style:style style:name="P548" style:family="paragraph" style:parent-style-name="Standard">
      <style:text-properties style:font-name="Arial" officeooo:rsid="0005a71d" officeooo:paragraph-rsid="02ed2726"/>
    </style:style>
    <style:style style:name="P549" style:family="paragraph" style:parent-style-name="Standard">
      <style:text-properties style:font-name="Arial" officeooo:rsid="0005a71d" officeooo:paragraph-rsid="02f3e52e"/>
    </style:style>
    <style:style style:name="P550" style:family="paragraph" style:parent-style-name="Standard">
      <style:text-properties style:font-name="Arial" officeooo:rsid="0002f288" officeooo:paragraph-rsid="0002f288"/>
    </style:style>
    <style:style style:name="P551" style:family="paragraph" style:parent-style-name="Standard">
      <style:text-properties style:font-name="Arial" officeooo:rsid="0002f288" officeooo:paragraph-rsid="02ed2726"/>
    </style:style>
    <style:style style:name="P552" style:family="paragraph" style:parent-style-name="Standard">
      <style:text-properties style:font-name="Arial" officeooo:rsid="00022a33" officeooo:paragraph-rsid="02ea379c"/>
    </style:style>
    <style:style style:name="P553" style:family="paragraph" style:parent-style-name="Standard">
      <style:text-properties style:font-name="Arial" officeooo:rsid="00022a33" officeooo:paragraph-rsid="02f3e52e"/>
    </style:style>
    <style:style style:name="P554" style:family="paragraph" style:parent-style-name="Standard">
      <style:text-properties style:font-name="Arial" officeooo:rsid="0027c900" officeooo:paragraph-rsid="02f6a6d1"/>
    </style:style>
    <style:style style:name="P555" style:family="paragraph" style:parent-style-name="Standard">
      <style:text-properties style:font-name="Arial" officeooo:rsid="00284612" officeooo:paragraph-rsid="02f3e52e"/>
    </style:style>
    <style:style style:name="P556" style:family="paragraph" style:parent-style-name="Standard">
      <style:text-properties style:font-name="Arial" officeooo:rsid="00695d1c" officeooo:paragraph-rsid="02f3e52e"/>
    </style:style>
    <style:style style:name="P557" style:family="paragraph" style:parent-style-name="Standard">
      <style:text-properties style:font-name="Arial" officeooo:rsid="00330c05" officeooo:paragraph-rsid="02f3e52e"/>
    </style:style>
    <style:style style:name="P558" style:family="paragraph" style:parent-style-name="Standard">
      <style:text-properties style:font-name="Arial" officeooo:rsid="0029d1f6" officeooo:paragraph-rsid="02db0b1b"/>
    </style:style>
    <style:style style:name="P559" style:family="paragraph" style:parent-style-name="Standard">
      <style:text-properties style:font-name="Arial" officeooo:rsid="0032021a" officeooo:paragraph-rsid="02db0b1b"/>
    </style:style>
    <style:style style:name="P560" style:family="paragraph" style:parent-style-name="Standard">
      <style:text-properties fo:color="#808080" loext:opacity="100%" style:font-name="Arial" fo:font-size="8pt" officeooo:rsid="02538198" officeooo:paragraph-rsid="02eb7a1e" style:font-size-asian="8pt" style:font-size-complex="8pt"/>
    </style:style>
    <style:style style:name="P561" style:family="paragraph" style:parent-style-name="Standard">
      <style:text-properties fo:color="#808080" loext:opacity="100%" style:font-name="Arial" fo:font-size="8pt" fo:font-weight="normal" officeooo:rsid="02538198" officeooo:paragraph-rsid="02eb7a1e" style:font-size-asian="8pt" style:font-weight-asian="normal" style:font-size-complex="8pt" style:font-weight-complex="normal"/>
    </style:style>
    <style:style style:name="P562" style:family="paragraph" style:parent-style-name="Standard">
      <style:text-properties fo:color="#c9211e" loext:opacity="100%" style:font-name="Arial" fo:font-size="10pt" fo:font-weight="normal" officeooo:rsid="021790ac" officeooo:paragraph-rsid="02eb7a1e" style:font-size-asian="10pt" style:font-weight-asian="normal" style:font-size-complex="10pt" style:font-weight-complex="normal"/>
    </style:style>
    <style:style style:name="P563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564" style:family="paragraph" style:parent-style-name="Table_20_Contents">
      <style:text-properties style:font-name="Arial" fo:font-size="10pt" fo:font-weight="bold" officeooo:rsid="024013a0" officeooo:paragraph-rsid="02eb7a1e" style:font-size-asian="10pt" style:font-weight-asian="bold" style:font-size-complex="10pt" style:font-weight-complex="bold"/>
    </style:style>
    <style:style style:name="P565" style:family="paragraph" style:parent-style-name="Table_20_Contents">
      <style:paragraph-properties fo:text-align="center" style:justify-single-word="false"/>
      <style:text-properties style:font-name="Arial" fo:font-size="10pt" officeooo:rsid="027a06a3" officeooo:paragraph-rsid="02eb7a1e" style:font-size-asian="10pt" style:font-size-complex="10pt"/>
    </style:style>
    <style:style style:name="P566" style:family="paragraph" style:parent-style-name="Table_20_Contents">
      <style:paragraph-properties fo:text-align="center" style:justify-single-word="false"/>
      <style:text-properties style:font-name="Arial" fo:font-size="10pt" officeooo:rsid="02568ad3" officeooo:paragraph-rsid="02eb7a1e" style:font-size-asian="10pt" style:font-size-complex="10pt"/>
    </style:style>
    <style:style style:name="P567" style:family="paragraph" style:parent-style-name="Table_20_Contents">
      <style:paragraph-properties fo:text-align="center" style:justify-single-word="false"/>
      <style:text-properties style:font-name="Arial" fo:font-size="10pt" officeooo:rsid="0257a37c" officeooo:paragraph-rsid="02eb7a1e" style:font-size-asian="10pt" style:font-size-complex="10pt"/>
    </style:style>
    <style:style style:name="P568" style:family="paragraph" style:parent-style-name="Table_20_Contents">
      <style:paragraph-properties fo:text-align="center" style:justify-single-word="false"/>
      <style:text-properties style:font-name="Arial" fo:font-size="10pt" officeooo:rsid="025c6fe0" officeooo:paragraph-rsid="02eb7a1e" style:font-size-asian="10pt" style:font-size-complex="10pt"/>
    </style:style>
    <style:style style:name="P569" style:family="paragraph" style:parent-style-name="Table_20_Contents">
      <style:paragraph-properties fo:text-align="center" style:justify-single-word="false"/>
      <style:text-properties style:font-name="Arial" fo:font-size="10pt" officeooo:rsid="0260adf2" officeooo:paragraph-rsid="02eb7a1e" style:font-size-asian="10pt" style:font-size-complex="10pt"/>
    </style:style>
    <style:style style:name="P570" style:family="paragraph" style:parent-style-name="Table_20_Contents">
      <style:paragraph-properties fo:text-align="center" style:justify-single-word="false"/>
      <style:text-properties style:font-name="Arial" fo:font-size="10pt" officeooo:rsid="029fc0c4" officeooo:paragraph-rsid="02eb7a1e" style:font-size-asian="10pt" style:font-size-complex="10pt"/>
    </style:style>
    <style:style style:name="P571" style:family="paragraph" style:parent-style-name="Table_20_Contents">
      <style:paragraph-properties fo:text-align="center" style:justify-single-word="false"/>
      <style:text-properties style:font-name="Arial" fo:font-size="10pt" officeooo:rsid="02630dce" officeooo:paragraph-rsid="02eb7a1e" style:font-size-asian="10pt" style:font-size-complex="10pt"/>
    </style:style>
    <style:style style:name="P572" style:family="paragraph" style:parent-style-name="Table_20_Contents">
      <style:paragraph-properties fo:text-align="center" style:justify-single-word="false"/>
      <style:text-properties style:font-name="Arial" fo:font-size="10pt" officeooo:rsid="024b7e9d" officeooo:paragraph-rsid="02eb7a1e" style:font-size-asian="10pt" style:font-size-complex="10pt"/>
    </style:style>
    <style:style style:name="P57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24d2453" officeooo:paragraph-rsid="02eb7a1e" style:font-size-asian="10pt" style:font-weight-asian="normal" style:font-size-complex="10pt" style:font-weight-complex="normal"/>
    </style:style>
    <style:style style:name="P574" style:family="paragraph" style:parent-style-name="Table_20_Contents">
      <style:text-properties style:font-name="Arial" fo:font-size="10.5pt" fo:font-weight="bold" officeooo:rsid="0027c900" officeooo:paragraph-rsid="02f6a6d1" style:font-size-asian="10.5pt" style:font-weight-asian="bold" style:font-size-complex="10.5pt" style:font-weight-complex="bold"/>
    </style:style>
    <style:style style:name="P575" style:family="paragraph" style:parent-style-name="Table_20_Contents">
      <style:text-properties style:font-name="Arial" fo:font-size="10.5pt" officeooo:rsid="02459125" officeooo:paragraph-rsid="02f6a6d1" style:font-size-asian="10.5pt" style:font-size-complex="10.5pt"/>
    </style:style>
    <style:style style:name="P576" style:family="paragraph" style:parent-style-name="Table_20_Contents">
      <style:text-properties style:font-name="Arial" fo:font-size="10.5pt" officeooo:rsid="002033fa" officeooo:paragraph-rsid="02f6a6d1" style:font-size-asian="10.5pt" style:font-size-complex="10.5pt"/>
    </style:style>
    <style:style style:name="P577" style:family="paragraph" style:parent-style-name="Table_20_Contents">
      <style:text-properties style:font-name="Arial" fo:font-size="10.5pt" officeooo:rsid="02474f26" officeooo:paragraph-rsid="02f6a6d1" style:font-size-asian="10.5pt" style:font-size-complex="10.5pt"/>
    </style:style>
    <style:style style:name="T1" style:family="text">
      <style:text-properties officeooo:rsid="0009e1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181239" style:font-weight-asian="bold" style:font-weight-complex="bold"/>
    </style:style>
    <style:style style:name="T4" style:family="text">
      <style:text-properties fo:font-weight="bold" officeooo:rsid="021d83ff" style:font-weight-asian="bold" style:font-weight-complex="bold"/>
    </style:style>
    <style:style style:name="T5" style:family="text">
      <style:text-properties fo:font-weight="bold" officeooo:rsid="021a5545" style:font-weight-asian="bold" style:font-weight-complex="bold"/>
    </style:style>
    <style:style style:name="T6" style:family="text">
      <style:text-properties fo:font-weight="bold" officeooo:rsid="02459125" style:font-weight-asian="bold" style:font-weight-complex="bold"/>
    </style:style>
    <style:style style:name="T7" style:family="text">
      <style:text-properties fo:font-weight="bold" officeooo:rsid="00981787" style:font-weight-asian="bold" style:font-weight-complex="bold"/>
    </style:style>
    <style:style style:name="T8" style:family="text">
      <style:text-properties fo:font-weight="bold" officeooo:rsid="0098a572" style:font-weight-asian="bold" style:font-weight-complex="bold"/>
    </style:style>
    <style:style style:name="T9" style:family="text">
      <style:text-properties fo:font-weight="bold" officeooo:rsid="02ed2726" style:font-weight-asian="bold" style:font-weight-complex="bold"/>
    </style:style>
    <style:style style:name="T10" style:family="text">
      <style:text-properties fo:font-weight="bold" officeooo:rsid="0259203b" style:font-weight-asian="bold" style:font-weight-complex="bold"/>
    </style:style>
    <style:style style:name="T11" style:family="text">
      <style:text-properties fo:font-weight="bold" officeooo:rsid="02f6a6d1" style:font-weight-asian="bold" style:font-weight-complex="bold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officeooo:rsid="02216438"/>
    </style:style>
    <style:style style:name="T14" style:family="text">
      <style:text-properties fo:color="#c9211e" loext:opacity="100%" officeooo:rsid="0222efb2"/>
    </style:style>
    <style:style style:name="T15" style:family="text">
      <style:text-properties fo:color="#c9211e" loext:opacity="100%" officeooo:rsid="021e2982"/>
    </style:style>
    <style:style style:name="T16" style:family="text">
      <style:text-properties fo:color="#c9211e" loext:opacity="100%" officeooo:rsid="0256fd2b"/>
    </style:style>
    <style:style style:name="T17" style:family="text">
      <style:text-properties fo:color="#c9211e" loext:opacity="100%" officeooo:rsid="02724b6d"/>
    </style:style>
    <style:style style:name="T18" style:family="text">
      <style:text-properties fo:color="#c9211e" loext:opacity="100%" fo:font-weight="bold" officeooo:rsid="00656237" style:font-weight-asian="bold" style:font-weight-complex="bold"/>
    </style:style>
    <style:style style:name="T19" style:family="text">
      <style:text-properties fo:color="#c9211e" loext:opacity="100%" officeooo:rsid="02f5c6b2"/>
    </style:style>
    <style:style style:name="T20" style:family="text">
      <style:text-properties officeooo:rsid="01ef0de9"/>
    </style:style>
    <style:style style:name="T21" style:family="text">
      <style:text-properties officeooo:rsid="0216916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22bda18" style:font-weight-asian="normal" style:font-weight-complex="normal"/>
    </style:style>
    <style:style style:name="T24" style:family="text">
      <style:text-properties fo:font-weight="normal" officeooo:rsid="022c9331" style:font-weight-asian="normal" style:font-weight-complex="normal"/>
    </style:style>
    <style:style style:name="T25" style:family="text">
      <style:text-properties fo:font-weight="normal" officeooo:rsid="022dcdea" style:font-weight-asian="normal" style:font-weight-complex="normal"/>
    </style:style>
    <style:style style:name="T26" style:family="text">
      <style:text-properties fo:font-weight="normal" officeooo:rsid="022e176b" style:font-weight-asian="normal" style:font-weight-complex="normal"/>
    </style:style>
    <style:style style:name="T27" style:family="text">
      <style:text-properties fo:font-weight="normal" officeooo:rsid="0216916c" style:font-weight-asian="normal" style:font-weight-complex="normal"/>
    </style:style>
    <style:style style:name="T28" style:family="text">
      <style:text-properties fo:font-weight="normal" officeooo:rsid="023816c1" style:font-weight-asian="normal" style:font-weight-complex="normal"/>
    </style:style>
    <style:style style:name="T29" style:family="text">
      <style:text-properties fo:font-weight="normal" officeooo:rsid="023909a6" style:font-weight-asian="normal" style:font-weight-complex="normal"/>
    </style:style>
    <style:style style:name="T30" style:family="text">
      <style:text-properties fo:font-weight="normal" officeooo:rsid="023eb691" style:font-weight-asian="normal" style:font-weight-complex="normal"/>
    </style:style>
    <style:style style:name="T31" style:family="text">
      <style:text-properties fo:font-weight="normal" officeooo:rsid="024013a0" style:font-weight-asian="normal" style:font-weight-complex="normal"/>
    </style:style>
    <style:style style:name="T32" style:family="text">
      <style:text-properties fo:font-weight="normal" officeooo:rsid="0241f125" style:font-weight-asian="normal" style:font-weight-complex="normal"/>
    </style:style>
    <style:style style:name="T33" style:family="text">
      <style:text-properties fo:font-weight="normal" officeooo:rsid="0242375b" style:font-weight-asian="normal" style:font-weight-complex="normal"/>
    </style:style>
    <style:style style:name="T34" style:family="text">
      <style:text-properties fo:font-weight="normal" officeooo:rsid="02492b04" style:font-weight-asian="normal" style:font-weight-complex="normal"/>
    </style:style>
    <style:style style:name="T35" style:family="text">
      <style:text-properties fo:font-weight="normal" officeooo:rsid="00002d90" style:font-weight-asian="normal" style:font-weight-complex="normal"/>
    </style:style>
    <style:style style:name="T36" style:family="text">
      <style:text-properties fo:font-weight="normal" officeooo:rsid="023bf387" style:font-weight-asian="normal" style:font-weight-complex="normal"/>
    </style:style>
    <style:style style:name="T37" style:family="text">
      <style:text-properties fo:font-weight="normal" officeooo:rsid="02421ce4" style:font-weight-asian="normal" style:font-weight-complex="normal"/>
    </style:style>
    <style:style style:name="T38" style:family="text">
      <style:text-properties fo:font-weight="normal" officeooo:rsid="0249c4c4" style:font-weight-asian="normal" style:font-weight-complex="normal"/>
    </style:style>
    <style:style style:name="T39" style:family="text">
      <style:text-properties fo:font-weight="normal" officeooo:rsid="024b7943" style:font-weight-asian="normal" style:font-weight-complex="normal"/>
    </style:style>
    <style:style style:name="T40" style:family="text">
      <style:text-properties fo:font-weight="normal" officeooo:rsid="024b7e9d" style:font-weight-asian="normal" style:font-weight-complex="normal"/>
    </style:style>
    <style:style style:name="T41" style:family="text">
      <style:text-properties fo:font-weight="normal" officeooo:rsid="024c9ab8" style:font-weight-asian="normal" style:font-weight-complex="normal"/>
    </style:style>
    <style:style style:name="T42" style:family="text">
      <style:text-properties fo:font-weight="normal" officeooo:rsid="024da80c" style:font-weight-asian="normal" style:font-weight-complex="normal"/>
    </style:style>
    <style:style style:name="T43" style:family="text">
      <style:text-properties fo:font-weight="normal" officeooo:rsid="02515181" style:font-weight-asian="normal" style:font-weight-complex="normal"/>
    </style:style>
    <style:style style:name="T44" style:family="text">
      <style:text-properties fo:font-weight="normal" officeooo:rsid="0251db11" style:font-weight-asian="normal" style:font-weight-complex="normal"/>
    </style:style>
    <style:style style:name="T45" style:family="text">
      <style:text-properties fo:font-weight="normal" officeooo:rsid="02546da5" style:font-weight-asian="normal" style:font-weight-complex="normal"/>
    </style:style>
    <style:style style:name="T46" style:family="text">
      <style:text-properties fo:font-weight="normal" officeooo:rsid="021790ac" style:font-weight-asian="normal" style:font-weight-complex="normal"/>
    </style:style>
    <style:style style:name="T47" style:family="text">
      <style:text-properties fo:font-weight="normal" officeooo:rsid="02557866" style:font-weight-asian="normal" style:font-weight-complex="normal"/>
    </style:style>
    <style:style style:name="T48" style:family="text">
      <style:text-properties fo:font-weight="normal" officeooo:rsid="02568ad3" style:font-weight-asian="normal" style:font-weight-complex="normal"/>
    </style:style>
    <style:style style:name="T49" style:family="text">
      <style:text-properties fo:font-weight="normal" officeooo:rsid="0257a37c" style:font-weight-asian="normal" style:font-weight-complex="normal"/>
    </style:style>
    <style:style style:name="T50" style:family="text">
      <style:text-properties fo:font-weight="normal" officeooo:rsid="025b0a4d" style:font-weight-asian="normal" style:font-weight-complex="normal"/>
    </style:style>
    <style:style style:name="T51" style:family="text">
      <style:text-properties fo:font-weight="normal" officeooo:rsid="025c6fe0" style:font-weight-asian="normal" style:font-weight-complex="normal"/>
    </style:style>
    <style:style style:name="T52" style:family="text">
      <style:text-properties fo:font-weight="normal" officeooo:rsid="025d3dfd" style:font-weight-asian="normal" style:font-weight-complex="normal"/>
    </style:style>
    <style:style style:name="T53" style:family="text">
      <style:text-properties fo:font-weight="normal" officeooo:rsid="025e1fb7" style:font-weight-asian="normal" style:font-weight-complex="normal"/>
    </style:style>
    <style:style style:name="T54" style:family="text">
      <style:text-properties fo:font-weight="normal" officeooo:rsid="0260adf2" style:font-weight-asian="normal" style:font-weight-complex="normal"/>
    </style:style>
    <style:style style:name="T55" style:family="text">
      <style:text-properties fo:font-weight="normal" officeooo:rsid="02630dce" style:font-weight-asian="normal" style:font-weight-complex="normal"/>
    </style:style>
    <style:style style:name="T56" style:family="text">
      <style:text-properties fo:font-weight="normal" officeooo:rsid="0269529d" style:font-weight-asian="normal" style:font-weight-complex="normal"/>
    </style:style>
    <style:style style:name="T57" style:family="text">
      <style:text-properties fo:font-weight="normal" officeooo:rsid="026a8451" style:font-weight-asian="normal" style:font-weight-complex="normal"/>
    </style:style>
    <style:style style:name="T58" style:family="text">
      <style:text-properties fo:font-weight="normal" officeooo:rsid="026c5b40" style:font-weight-asian="normal" style:font-weight-complex="normal"/>
    </style:style>
    <style:style style:name="T59" style:family="text">
      <style:text-properties fo:font-weight="normal" officeooo:rsid="026e2f25" style:font-weight-asian="normal" style:font-weight-complex="normal"/>
    </style:style>
    <style:style style:name="T60" style:family="text">
      <style:text-properties fo:font-weight="normal" officeooo:rsid="026f248d" style:font-weight-asian="normal" style:font-weight-complex="normal"/>
    </style:style>
    <style:style style:name="T61" style:family="text">
      <style:text-properties fo:font-weight="normal" officeooo:rsid="02724b06" style:font-weight-asian="normal" style:font-weight-complex="normal"/>
    </style:style>
    <style:style style:name="T62" style:family="text">
      <style:text-properties fo:font-weight="normal" officeooo:rsid="0274a5c0" style:font-weight-asian="normal" style:font-weight-complex="normal"/>
    </style:style>
    <style:style style:name="T63" style:family="text">
      <style:text-properties fo:font-weight="normal" officeooo:rsid="0274c172" style:font-weight-asian="normal" style:font-weight-complex="normal"/>
    </style:style>
    <style:style style:name="T64" style:family="text">
      <style:text-properties fo:font-weight="normal" officeooo:rsid="02763c05" style:font-weight-asian="normal" style:font-weight-complex="normal"/>
    </style:style>
    <style:style style:name="T65" style:family="text">
      <style:text-properties fo:font-weight="normal" officeooo:rsid="02781a68" style:font-weight-asian="normal" style:font-weight-complex="normal"/>
    </style:style>
    <style:style style:name="T66" style:family="text">
      <style:text-properties fo:font-weight="normal" officeooo:rsid="027a06a3" style:font-weight-asian="normal" style:font-weight-complex="normal"/>
    </style:style>
    <style:style style:name="T67" style:family="text">
      <style:text-properties fo:font-weight="normal" officeooo:rsid="021a5545" style:font-weight-asian="normal" style:font-weight-complex="normal"/>
    </style:style>
    <style:style style:name="T68" style:family="text">
      <style:text-properties fo:font-weight="normal" officeooo:rsid="02a2321f" style:font-weight-asian="normal" style:font-weight-complex="normal"/>
    </style:style>
    <style:style style:name="T69" style:family="text">
      <style:text-properties fo:font-weight="normal" officeooo:rsid="02a28db1" style:font-weight-asian="normal" style:font-weight-complex="normal"/>
    </style:style>
    <style:style style:name="T70" style:family="text">
      <style:text-properties fo:font-weight="normal" officeooo:rsid="02a7a491" style:font-weight-asian="normal" style:font-weight-complex="normal"/>
    </style:style>
    <style:style style:name="T71" style:family="text">
      <style:text-properties fo:font-weight="normal" officeooo:rsid="02bf1ee4" style:font-weight-asian="normal" style:font-weight-complex="normal"/>
    </style:style>
    <style:style style:name="T72" style:family="text">
      <style:text-properties fo:font-weight="normal" officeooo:rsid="02cc7059" style:font-weight-asian="normal" style:font-weight-complex="normal"/>
    </style:style>
    <style:style style:name="T73" style:family="text">
      <style:text-properties fo:font-weight="normal" officeooo:rsid="02df149b" style:font-weight-asian="normal" style:font-weight-complex="normal"/>
    </style:style>
    <style:style style:name="T74" style:family="text">
      <style:text-properties fo:font-weight="normal" officeooo:rsid="02ebe2b1" style:font-weight-asian="normal" style:font-weight-complex="normal"/>
    </style:style>
    <style:style style:name="T75" style:family="text">
      <style:text-properties fo:font-weight="normal" officeooo:rsid="02f5c6b2" style:font-weight-asian="normal" style:font-weight-complex="normal"/>
    </style:style>
    <style:style style:name="T76" style:family="text">
      <style:text-properties fo:font-weight="normal" officeooo:rsid="02f8a644" style:font-weight-asian="normal" style:font-weight-complex="normal"/>
    </style:style>
    <style:style style:name="T77" style:family="text">
      <style:text-properties officeooo:rsid="021a0475"/>
    </style:style>
    <style:style style:name="T78" style:family="text">
      <style:text-properties officeooo:rsid="021a5545"/>
    </style:style>
    <style:style style:name="T79" style:family="text">
      <style:text-properties officeooo:rsid="021b9489"/>
    </style:style>
    <style:style style:name="T80" style:family="text">
      <style:text-properties officeooo:rsid="021d83ff"/>
    </style:style>
    <style:style style:name="T81" style:family="text">
      <style:text-properties officeooo:rsid="021e2982"/>
    </style:style>
    <style:style style:name="T82" style:family="text">
      <style:text-properties officeooo:rsid="021eb6c8"/>
    </style:style>
    <style:style style:name="T83" style:family="text">
      <style:text-properties officeooo:rsid="0227df46"/>
    </style:style>
    <style:style style:name="T84" style:family="text">
      <style:text-properties officeooo:rsid="02366160"/>
    </style:style>
    <style:style style:name="T85" style:family="text">
      <style:text-properties officeooo:rsid="023909a6"/>
    </style:style>
    <style:style style:name="T86" style:family="text">
      <style:text-properties officeooo:rsid="023a117d"/>
    </style:style>
    <style:style style:name="T87" style:family="text">
      <style:text-properties officeooo:rsid="023bf387"/>
    </style:style>
    <style:style style:name="T88" style:family="text">
      <style:text-properties officeooo:rsid="023d4c3e"/>
    </style:style>
    <style:style style:name="T89" style:family="text">
      <style:text-properties officeooo:rsid="023f7def"/>
    </style:style>
    <style:style style:name="T90" style:family="text">
      <style:text-properties officeooo:rsid="0241f125"/>
    </style:style>
    <style:style style:name="T91" style:family="text">
      <style:text-properties officeooo:rsid="02421ce4"/>
    </style:style>
    <style:style style:name="T92" style:family="text">
      <style:text-properties officeooo:rsid="022c9331"/>
    </style:style>
    <style:style style:name="T93" style:family="text">
      <style:text-properties officeooo:rsid="02492b04"/>
    </style:style>
    <style:style style:name="T94" style:family="text">
      <style:text-properties officeooo:rsid="0249c4c4"/>
    </style:style>
    <style:style style:name="T95" style:family="text">
      <style:text-properties officeooo:rsid="024c9ab8"/>
    </style:style>
    <style:style style:name="T96" style:family="text">
      <style:text-properties officeooo:rsid="02515181"/>
    </style:style>
    <style:style style:name="T97" style:family="text">
      <style:text-properties officeooo:rsid="0251db11"/>
    </style:style>
    <style:style style:name="T98" style:family="text">
      <style:text-properties fo:color="#808080" loext:opacity="100%" fo:font-size="8pt" style:font-size-asian="8pt" style:font-size-complex="8pt"/>
    </style:style>
    <style:style style:name="T99" style:family="text">
      <style:text-properties fo:color="#808080" loext:opacity="100%" fo:font-size="8pt" officeooo:rsid="02538198" style:font-size-asian="8pt" style:font-size-complex="8pt"/>
    </style:style>
    <style:style style:name="T100" style:family="text">
      <style:text-properties fo:color="#808080" loext:opacity="100%" fo:font-size="8pt" officeooo:rsid="02557866" style:font-size-asian="8pt" style:font-size-complex="8pt"/>
    </style:style>
    <style:style style:name="T101" style:family="text">
      <style:text-properties fo:color="#808080" loext:opacity="100%" fo:font-size="8pt" officeooo:rsid="0270bdc5" style:font-size-asian="8pt" style:font-size-complex="8pt"/>
    </style:style>
    <style:style style:name="T102" style:family="text">
      <style:text-properties fo:color="#808080" loext:opacity="100%" fo:font-size="8pt" officeooo:rsid="0273151b" style:font-size-asian="8pt" style:font-size-complex="8pt"/>
    </style:style>
    <style:style style:name="T103" style:family="text">
      <style:text-properties fo:color="#808080" loext:opacity="100%" fo:font-size="8pt" officeooo:rsid="02eeeb87" style:font-size-asian="8pt" style:font-size-complex="8pt"/>
    </style:style>
    <style:style style:name="T104" style:family="text">
      <style:text-properties fo:color="#808080" loext:opacity="100%" fo:font-size="8pt" officeooo:rsid="02f5c6b2" style:font-size-asian="8pt" style:font-size-complex="8pt"/>
    </style:style>
    <style:style style:name="T105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106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107" style:family="text">
      <style:text-properties fo:font-size="10pt" fo:font-weight="normal" officeooo:rsid="0270bdc5" style:font-size-asian="10pt" style:font-weight-asian="normal" style:font-size-complex="10pt" style:font-weight-complex="normal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officeooo:rsid="0216916c" style:font-size-asian="10pt" style:font-size-complex="10pt"/>
    </style:style>
    <style:style style:name="T110" style:family="text">
      <style:text-properties fo:font-size="10pt" officeooo:rsid="02c4825b" style:font-size-asian="10pt" style:font-size-complex="10pt"/>
    </style:style>
    <style:style style:name="T111" style:family="text">
      <style:text-properties fo:font-size="10pt" officeooo:rsid="02ad8495" style:font-size-asian="10pt" style:font-size-complex="10pt"/>
    </style:style>
    <style:style style:name="T112" style:family="text">
      <style:text-properties fo:font-size="10pt" officeooo:rsid="023816c1" style:font-size-asian="10pt" style:font-size-complex="10pt"/>
    </style:style>
    <style:style style:name="T113" style:family="text">
      <style:text-properties officeooo:rsid="02568ad3"/>
    </style:style>
    <style:style style:name="T114" style:family="text">
      <style:text-properties officeooo:rsid="0256fd2b"/>
    </style:style>
    <style:style style:name="T115" style:family="text">
      <style:text-properties officeooo:rsid="0257a37c"/>
    </style:style>
    <style:style style:name="T116" style:family="text">
      <style:text-properties officeooo:rsid="0259203b"/>
    </style:style>
    <style:style style:name="T117" style:family="text">
      <style:text-properties officeooo:rsid="0259217f"/>
    </style:style>
    <style:style style:name="T118" style:family="text">
      <style:text-properties officeooo:rsid="025b0a4d"/>
    </style:style>
    <style:style style:name="T119" style:family="text">
      <style:text-properties officeooo:rsid="025e1fb7"/>
    </style:style>
    <style:style style:name="T120" style:family="text">
      <style:text-properties officeooo:rsid="022bda18"/>
    </style:style>
    <style:style style:name="T121" style:family="text">
      <style:text-properties officeooo:rsid="023eb691"/>
    </style:style>
    <style:style style:name="T122" style:family="text">
      <style:text-properties officeooo:rsid="0260adf2"/>
    </style:style>
    <style:style style:name="T123" style:family="text">
      <style:text-properties officeooo:rsid="0269529d"/>
    </style:style>
    <style:style style:name="T124" style:family="text">
      <style:text-properties fo:color="#999999" loext:opacity="100%"/>
    </style:style>
    <style:style style:name="T125" style:family="text">
      <style:text-properties fo:color="#999999" loext:opacity="100%" fo:font-weight="normal" style:font-weight-asian="normal" style:font-weight-complex="normal"/>
    </style:style>
    <style:style style:name="T126" style:family="text">
      <style:text-properties fo:color="#999999" loext:opacity="100%" fo:font-weight="normal" officeooo:rsid="022fb9b1" style:font-weight-asian="normal" style:font-weight-complex="normal"/>
    </style:style>
    <style:style style:name="T127" style:family="text">
      <style:text-properties fo:color="#999999" loext:opacity="100%" fo:font-weight="normal" officeooo:rsid="023816c1" style:font-weight-asian="normal" style:font-weight-complex="normal"/>
    </style:style>
    <style:style style:name="T128" style:family="text">
      <style:text-properties fo:color="#999999" loext:opacity="100%" fo:font-weight="normal" officeooo:rsid="023909a6" style:font-weight-asian="normal" style:font-weight-complex="normal"/>
    </style:style>
    <style:style style:name="T129" style:family="text">
      <style:text-properties fo:color="#999999" loext:opacity="100%" fo:font-weight="normal" officeooo:rsid="02bc0081" style:font-weight-asian="normal" style:font-weight-complex="normal"/>
    </style:style>
    <style:style style:name="T130" style:family="text">
      <style:text-properties fo:color="#999999" loext:opacity="100%" officeooo:rsid="023a117d"/>
    </style:style>
    <style:style style:name="T131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132" style:family="text">
      <style:text-properties fo:color="#999999" loext:opacity="100%" fo:font-size="10pt" fo:font-weight="normal" officeooo:rsid="023909a6" style:font-size-asian="10pt" style:font-weight-asian="normal" style:font-size-complex="10pt" style:font-weight-complex="normal"/>
    </style:style>
    <style:style style:name="T133" style:family="text">
      <style:text-properties officeooo:rsid="026a8451"/>
    </style:style>
    <style:style style:name="T134" style:family="text">
      <style:text-properties officeooo:rsid="027191cc"/>
    </style:style>
    <style:style style:name="T135" style:family="text">
      <style:text-properties officeooo:rsid="02724b06"/>
    </style:style>
    <style:style style:name="T136" style:family="text">
      <style:text-properties officeooo:rsid="027aa9e6"/>
    </style:style>
    <style:style style:name="T137" style:family="text">
      <style:text-properties officeooo:rsid="029fc0c4"/>
    </style:style>
    <style:style style:name="T138" style:family="text">
      <style:text-properties officeooo:rsid="02a3b7fd"/>
    </style:style>
    <style:style style:name="T139" style:family="text">
      <style:text-properties officeooo:rsid="02a83324"/>
    </style:style>
    <style:style style:name="T140" style:family="text">
      <style:text-properties officeooo:rsid="02affa3b"/>
    </style:style>
    <style:style style:name="T141" style:family="text">
      <style:text-properties officeooo:rsid="02546da5"/>
    </style:style>
    <style:style style:name="T142" style:family="text">
      <style:text-properties officeooo:rsid="02b33f0a"/>
    </style:style>
    <style:style style:name="T143" style:family="text">
      <style:text-properties officeooo:rsid="02bb7723"/>
    </style:style>
    <style:style style:name="T144" style:family="text">
      <style:text-properties officeooo:rsid="02bd886c"/>
    </style:style>
    <style:style style:name="T145" style:family="text">
      <style:text-properties officeooo:rsid="02bda45e"/>
    </style:style>
    <style:style style:name="T146" style:family="text">
      <style:text-properties officeooo:rsid="02bfa783"/>
    </style:style>
    <style:style style:name="T147" style:family="text">
      <style:text-properties officeooo:rsid="02c21388"/>
    </style:style>
    <style:style style:name="T148" style:family="text">
      <style:text-properties officeooo:rsid="02c2d75e"/>
    </style:style>
    <style:style style:name="T149" style:family="text">
      <style:text-properties officeooo:rsid="027d7707"/>
    </style:style>
    <style:style style:name="T150" style:family="text">
      <style:text-properties officeooo:rsid="00330c05"/>
    </style:style>
    <style:style style:name="T151" style:family="text">
      <style:text-properties fo:font-size="10.5pt" officeooo:rsid="0032021a" style:font-size-asian="10.5pt" style:font-size-complex="10.5pt"/>
    </style:style>
    <style:style style:name="T152" style:family="text">
      <style:text-properties fo:font-size="10.5pt" officeooo:rsid="00e19003" style:font-size-asian="10.5pt" style:font-size-complex="10.5pt"/>
    </style:style>
    <style:style style:name="T153" style:family="text">
      <style:text-properties fo:font-size="10.5pt" officeooo:rsid="00330c05" style:font-size-asian="10.5pt" style:font-size-complex="10.5pt"/>
    </style:style>
    <style:style style:name="T154" style:family="text">
      <style:text-properties fo:font-size="10.5pt" officeooo:rsid="02d0b9e1" style:font-size-asian="10.5pt" style:font-size-complex="10.5pt"/>
    </style:style>
    <style:style style:name="T155" style:family="text">
      <style:text-properties fo:font-size="10.5pt" officeooo:rsid="0038bbcb" style:font-size-asian="10.5pt" style:font-size-complex="10.5pt"/>
    </style:style>
    <style:style style:name="T156" style:family="text">
      <style:text-properties fo:font-size="10.5pt" officeooo:rsid="02f6a6d1" style:font-size-asian="10.5pt" style:font-size-complex="10.5pt"/>
    </style:style>
    <style:style style:name="T157" style:family="text">
      <style:text-properties fo:font-size="10.5pt" officeooo:rsid="02459125" style:font-size-asian="10.5pt" style:font-size-complex="10.5pt"/>
    </style:style>
    <style:style style:name="T158" style:family="text">
      <style:text-properties fo:font-size="10.5pt" fo:font-weight="bold" officeooo:rsid="02f6a6d1" style:font-size-asian="10.5pt" style:font-weight-asian="bold" style:font-size-complex="10.5pt" style:font-weight-complex="bold"/>
    </style:style>
    <style:style style:name="T159" style:family="text">
      <style:text-properties fo:font-size="10.5pt" fo:font-weight="bold" officeooo:rsid="02459125" style:font-size-asian="10.5pt" style:font-weight-asian="bold" style:font-size-complex="10.5pt" style:font-weight-complex="bold"/>
    </style:style>
    <style:style style:name="T160" style:family="text">
      <style:text-properties fo:font-size="10.5pt" fo:font-weight="bold" officeooo:rsid="00330c05" style:font-size-asian="10.5pt" style:font-weight-asian="bold" style:font-size-complex="10.5pt" style:font-weight-complex="bold"/>
    </style:style>
    <style:style style:name="T161" style:family="text">
      <style:text-properties officeooo:rsid="002033fa"/>
    </style:style>
    <style:style style:name="T162" style:family="text">
      <style:text-properties officeooo:rsid="0020ff45"/>
    </style:style>
    <style:style style:name="T163" style:family="text">
      <style:text-properties officeooo:rsid="0020dbbd"/>
    </style:style>
    <style:style style:name="T164" style:family="text">
      <style:text-properties officeooo:rsid="001f2c51"/>
    </style:style>
    <style:style style:name="T165" style:family="text">
      <style:text-properties officeooo:rsid="001fa726"/>
    </style:style>
    <style:style style:name="T166" style:family="text">
      <style:text-properties officeooo:rsid="00246d78"/>
    </style:style>
    <style:style style:name="T167" style:family="text">
      <style:text-properties officeooo:rsid="0045d046"/>
    </style:style>
    <style:style style:name="T168" style:family="text">
      <style:text-properties officeooo:rsid="004c1b1f"/>
    </style:style>
    <style:style style:name="T169" style:family="text">
      <style:text-properties officeooo:rsid="00551e1f"/>
    </style:style>
    <style:style style:name="T170" style:family="text">
      <style:text-properties officeooo:rsid="00784aab"/>
    </style:style>
    <style:style style:name="T171" style:family="text">
      <style:text-properties officeooo:rsid="0051671c"/>
    </style:style>
    <style:style style:name="T172" style:family="text">
      <style:text-properties officeooo:rsid="0050ddd1"/>
    </style:style>
    <style:style style:name="T173" style:family="text">
      <style:text-properties officeooo:rsid="004eb87c"/>
    </style:style>
    <style:style style:name="T174" style:family="text">
      <style:text-properties officeooo:rsid="00aa023a"/>
    </style:style>
    <style:style style:name="T175" style:family="text">
      <style:text-properties officeooo:rsid="00b3e69a"/>
    </style:style>
    <style:style style:name="T176" style:family="text">
      <style:text-properties officeooo:rsid="00cf5232"/>
    </style:style>
    <style:style style:name="T177" style:family="text">
      <style:text-properties officeooo:rsid="012714e5"/>
    </style:style>
    <style:style style:name="T178" style:family="text">
      <style:text-properties officeooo:rsid="01773336"/>
    </style:style>
    <style:style style:name="T179" style:family="text">
      <style:text-properties officeooo:rsid="01cb87d7"/>
    </style:style>
    <style:style style:name="T180" style:family="text">
      <style:text-properties officeooo:rsid="01d01c7e"/>
    </style:style>
    <style:style style:name="T181" style:family="text">
      <style:text-properties officeooo:rsid="01d4f849"/>
    </style:style>
    <style:style style:name="T182" style:family="text">
      <style:text-properties officeooo:rsid="02cfb0c9"/>
    </style:style>
    <style:style style:name="T183" style:family="text">
      <style:text-properties officeooo:rsid="0038bbcb"/>
    </style:style>
    <style:style style:name="T184" style:family="text">
      <style:text-properties officeooo:rsid="006297e4"/>
    </style:style>
    <style:style style:name="T185" style:family="text">
      <style:text-properties officeooo:rsid="009e09f6"/>
    </style:style>
    <style:style style:name="T186" style:family="text">
      <style:text-properties officeooo:rsid="0032021a"/>
    </style:style>
    <style:style style:name="T187" style:family="text">
      <style:text-properties officeooo:rsid="005ff5bf"/>
    </style:style>
    <style:style style:name="T188" style:family="text">
      <style:text-properties officeooo:rsid="00337d48"/>
    </style:style>
    <style:style style:name="T189" style:family="text">
      <style:text-properties officeooo:rsid="005badc6"/>
    </style:style>
    <style:style style:name="T190" style:family="text">
      <style:text-properties officeooo:rsid="008498aa"/>
    </style:style>
    <style:style style:name="T191" style:family="text">
      <style:text-properties officeooo:rsid="0080cbc5"/>
    </style:style>
    <style:style style:name="T192" style:family="text">
      <style:text-properties officeooo:rsid="0066fd50"/>
    </style:style>
    <style:style style:name="T193" style:family="text">
      <style:text-properties officeooo:rsid="01debd17"/>
    </style:style>
    <style:style style:name="T194" style:family="text">
      <style:text-properties officeooo:rsid="00fd4a68"/>
    </style:style>
    <style:style style:name="T195" style:family="text">
      <style:text-properties officeooo:rsid="0194230e"/>
    </style:style>
    <style:style style:name="T196" style:family="text">
      <style:text-properties officeooo:rsid="0061cb43"/>
    </style:style>
    <style:style style:name="T197" style:family="text">
      <style:text-properties officeooo:rsid="00966a14"/>
    </style:style>
    <style:style style:name="T198" style:family="text">
      <style:text-properties officeooo:rsid="00594fba"/>
    </style:style>
    <style:style style:name="T199" style:family="text">
      <style:text-properties officeooo:rsid="006ca44c"/>
    </style:style>
    <style:style style:name="T200" style:family="text">
      <style:text-properties officeooo:rsid="0173fda2"/>
    </style:style>
    <style:style style:name="T201" style:family="text">
      <style:text-properties officeooo:rsid="006d04b8"/>
    </style:style>
    <style:style style:name="T202" style:family="text">
      <style:text-properties officeooo:rsid="006bf68d"/>
    </style:style>
    <style:style style:name="T203" style:family="text">
      <style:text-properties officeooo:rsid="00703667"/>
    </style:style>
    <style:style style:name="T204" style:family="text">
      <style:text-properties officeooo:rsid="00825c51"/>
    </style:style>
    <style:style style:name="T205" style:family="text">
      <style:text-properties officeooo:rsid="0089cbfe"/>
    </style:style>
    <style:style style:name="T206" style:family="text">
      <style:text-properties officeooo:rsid="007e9c68"/>
    </style:style>
    <style:style style:name="T207" style:family="text">
      <style:text-properties officeooo:rsid="008e2f63"/>
    </style:style>
    <style:style style:name="T208" style:family="text">
      <style:text-properties officeooo:rsid="0090ce61"/>
    </style:style>
    <style:style style:name="T209" style:family="text">
      <style:text-properties officeooo:rsid="0094b27c"/>
    </style:style>
    <style:style style:name="T210" style:family="text">
      <style:text-properties officeooo:rsid="009538b4"/>
    </style:style>
    <style:style style:name="T211" style:family="text">
      <style:text-properties officeooo:rsid="00954d8b"/>
    </style:style>
    <style:style style:name="T212" style:family="text">
      <style:text-properties officeooo:rsid="009762ec"/>
    </style:style>
    <style:style style:name="T213" style:family="text">
      <style:text-properties officeooo:rsid="00fa4344"/>
    </style:style>
    <style:style style:name="T214" style:family="text">
      <style:text-properties officeooo:rsid="012a1698"/>
    </style:style>
    <style:style style:name="T215" style:family="text">
      <style:text-properties officeooo:rsid="01e0aeca"/>
    </style:style>
    <style:style style:name="T216" style:family="text">
      <style:text-properties officeooo:rsid="00b75549"/>
    </style:style>
    <style:style style:name="T217" style:family="text">
      <style:text-properties officeooo:rsid="00bf91be"/>
    </style:style>
    <style:style style:name="T218" style:family="text">
      <style:text-properties officeooo:rsid="012e78fc"/>
    </style:style>
    <style:style style:name="T219" style:family="text">
      <style:text-properties officeooo:rsid="012efb45"/>
    </style:style>
    <style:style style:name="T220" style:family="text">
      <style:text-properties officeooo:rsid="01e14726"/>
    </style:style>
    <style:style style:name="T221" style:family="text">
      <style:text-properties officeooo:rsid="00d38931"/>
    </style:style>
    <style:style style:name="T222" style:family="text">
      <style:text-properties officeooo:rsid="0156afd5"/>
    </style:style>
    <style:style style:name="T223" style:family="text">
      <style:text-properties officeooo:rsid="00de01b5"/>
    </style:style>
    <style:style style:name="T224" style:family="text">
      <style:text-properties officeooo:rsid="00d7607f"/>
    </style:style>
    <style:style style:name="T225" style:family="text">
      <style:text-properties officeooo:rsid="01e1dc6b"/>
    </style:style>
    <style:style style:name="T226" style:family="text">
      <style:text-properties officeooo:rsid="00dcb763"/>
    </style:style>
    <style:style style:name="T227" style:family="text">
      <style:text-properties officeooo:rsid="01e1eda7"/>
    </style:style>
    <style:style style:name="T228" style:family="text">
      <style:text-properties officeooo:rsid="00de5494"/>
    </style:style>
    <style:style style:name="T229" style:family="text">
      <style:text-properties officeooo:rsid="00e6b368"/>
    </style:style>
    <style:style style:name="T230" style:family="text">
      <style:text-properties officeooo:rsid="015522b6"/>
    </style:style>
    <style:style style:name="T231" style:family="text">
      <style:text-properties officeooo:rsid="00eb8cab"/>
    </style:style>
    <style:style style:name="T232" style:family="text">
      <style:text-properties officeooo:rsid="015773ae"/>
    </style:style>
    <style:style style:name="T233" style:family="text">
      <style:text-properties officeooo:rsid="00ee0cde"/>
    </style:style>
    <style:style style:name="T234" style:family="text">
      <style:text-properties officeooo:rsid="00f28232"/>
    </style:style>
    <style:style style:name="T235" style:family="text">
      <style:text-properties officeooo:rsid="01e2420d"/>
    </style:style>
    <style:style style:name="T236" style:family="text">
      <style:text-properties officeooo:rsid="00fb605d"/>
    </style:style>
    <style:style style:name="T237" style:family="text">
      <style:text-properties officeooo:rsid="0157de87"/>
    </style:style>
    <style:style style:name="T238" style:family="text">
      <style:text-properties officeooo:rsid="0108b4a7"/>
    </style:style>
    <style:style style:name="T239" style:family="text">
      <style:text-properties officeooo:rsid="012f371f"/>
    </style:style>
    <style:style style:name="T240" style:family="text">
      <style:text-properties officeooo:rsid="0108f763"/>
    </style:style>
    <style:style style:name="T241" style:family="text">
      <style:text-properties officeooo:rsid="01326500"/>
    </style:style>
    <style:style style:name="T242" style:family="text">
      <style:text-properties officeooo:rsid="012da8c4"/>
    </style:style>
    <style:style style:name="T243" style:family="text">
      <style:text-properties officeooo:rsid="01156a7b"/>
    </style:style>
    <style:style style:name="T244" style:family="text">
      <style:text-properties officeooo:rsid="01608277"/>
    </style:style>
    <style:style style:name="T245" style:family="text">
      <style:text-properties officeooo:rsid="0188936f"/>
    </style:style>
    <style:style style:name="T246" style:family="text">
      <style:text-properties officeooo:rsid="012369ac"/>
    </style:style>
    <style:style style:name="T247" style:family="text">
      <style:text-properties officeooo:rsid="013ea55e"/>
    </style:style>
    <style:style style:name="T248" style:family="text">
      <style:text-properties officeooo:rsid="0141ebdc"/>
    </style:style>
    <style:style style:name="T249" style:family="text">
      <style:text-properties officeooo:rsid="01e45482"/>
    </style:style>
    <style:style style:name="T250" style:family="text">
      <style:text-properties officeooo:rsid="01450a24"/>
    </style:style>
    <style:style style:name="T251" style:family="text">
      <style:text-properties officeooo:rsid="0145f4fa"/>
    </style:style>
    <style:style style:name="T252" style:family="text">
      <style:text-properties officeooo:rsid="0147d5c8"/>
    </style:style>
    <style:style style:name="T253" style:family="text">
      <style:text-properties officeooo:rsid="015d59ba"/>
    </style:style>
    <style:style style:name="T254" style:family="text">
      <style:text-properties officeooo:rsid="014f390c"/>
    </style:style>
    <style:style style:name="T255" style:family="text">
      <style:text-properties officeooo:rsid="014fd5a0"/>
    </style:style>
    <style:style style:name="T256" style:family="text">
      <style:text-properties officeooo:rsid="015080f9"/>
    </style:style>
    <style:style style:name="T257" style:family="text">
      <style:text-properties officeooo:rsid="0152d13b"/>
    </style:style>
    <style:style style:name="T258" style:family="text">
      <style:text-properties officeooo:rsid="016229eb"/>
    </style:style>
    <style:style style:name="T259" style:family="text">
      <style:text-properties officeooo:rsid="016449c3"/>
    </style:style>
    <style:style style:name="T260" style:family="text">
      <style:text-properties officeooo:rsid="015bb24f"/>
    </style:style>
    <style:style style:name="T261" style:family="text">
      <style:text-properties officeooo:rsid="0165f787"/>
    </style:style>
    <style:style style:name="T262" style:family="text">
      <style:text-properties officeooo:rsid="0234637c"/>
    </style:style>
    <style:style style:name="T263" style:family="text">
      <style:text-properties officeooo:rsid="0167bccb"/>
    </style:style>
    <style:style style:name="T264" style:family="text">
      <style:text-properties officeooo:rsid="01687fe4"/>
    </style:style>
    <style:style style:name="T265" style:family="text">
      <style:text-properties officeooo:rsid="01e62174"/>
    </style:style>
    <style:style style:name="T266" style:family="text">
      <style:text-properties officeooo:rsid="016987c2"/>
    </style:style>
    <style:style style:name="T267" style:family="text">
      <style:text-properties officeooo:rsid="016b5503"/>
    </style:style>
    <style:style style:name="T268" style:family="text">
      <style:text-properties officeooo:rsid="016bb0ae"/>
    </style:style>
    <style:style style:name="T269" style:family="text">
      <style:text-properties officeooo:rsid="016c4dc5"/>
    </style:style>
    <style:style style:name="T270" style:family="text">
      <style:text-properties officeooo:rsid="016d2486"/>
    </style:style>
    <style:style style:name="T271" style:family="text">
      <style:text-properties officeooo:rsid="016ec023"/>
    </style:style>
    <style:style style:name="T272" style:family="text">
      <style:text-properties officeooo:rsid="016f9b2a"/>
    </style:style>
    <style:style style:name="T273" style:family="text">
      <style:text-properties officeooo:rsid="016ffdbb"/>
    </style:style>
    <style:style style:name="T274" style:family="text">
      <style:text-properties officeooo:rsid="01716677"/>
    </style:style>
    <style:style style:name="T275" style:family="text">
      <style:text-properties officeooo:rsid="0185ed09"/>
    </style:style>
    <style:style style:name="T276" style:family="text">
      <style:text-properties officeooo:rsid="017210b3"/>
    </style:style>
    <style:style style:name="T277" style:family="text">
      <style:text-properties officeooo:rsid="01e7dad0"/>
    </style:style>
    <style:style style:name="T278" style:family="text">
      <style:text-properties officeooo:rsid="01728756"/>
    </style:style>
    <style:style style:name="T279" style:family="text">
      <style:text-properties officeooo:rsid="01855f19"/>
    </style:style>
    <style:style style:name="T280" style:family="text">
      <style:text-properties officeooo:rsid="018de6a5"/>
    </style:style>
    <style:style style:name="T281" style:family="text">
      <style:text-properties officeooo:rsid="02346f18"/>
    </style:style>
    <style:style style:name="T282" style:family="text">
      <style:text-properties officeooo:rsid="01961736"/>
    </style:style>
    <style:style style:name="T283" style:family="text">
      <style:text-properties officeooo:rsid="0197955a"/>
    </style:style>
    <style:style style:name="T284" style:family="text">
      <style:text-properties officeooo:rsid="01990cde"/>
    </style:style>
    <style:style style:name="T285" style:family="text">
      <style:text-properties officeooo:rsid="019abc4d"/>
    </style:style>
    <style:style style:name="T286" style:family="text">
      <style:text-properties officeooo:rsid="019ac745"/>
    </style:style>
    <style:style style:name="T287" style:family="text">
      <style:text-properties officeooo:rsid="019bc5d2"/>
    </style:style>
    <style:style style:name="T288" style:family="text">
      <style:text-properties officeooo:rsid="01e8f1d9"/>
    </style:style>
    <style:style style:name="T289" style:family="text">
      <style:text-properties officeooo:rsid="019d467d"/>
    </style:style>
    <style:style style:name="T290" style:family="text">
      <style:text-properties officeooo:rsid="019dee25"/>
    </style:style>
    <style:style style:name="T291" style:family="text">
      <style:text-properties officeooo:rsid="019f078f"/>
    </style:style>
    <style:style style:name="T292" style:family="text">
      <style:text-properties officeooo:rsid="01a186ba"/>
    </style:style>
    <style:style style:name="T293" style:family="text">
      <style:text-properties officeooo:rsid="01a2dbbb"/>
    </style:style>
    <style:style style:name="T294" style:family="text">
      <style:text-properties officeooo:rsid="01a3b7fd"/>
    </style:style>
    <style:style style:name="T295" style:family="text">
      <style:text-properties officeooo:rsid="01a41f16"/>
    </style:style>
    <style:style style:name="T296" style:family="text">
      <style:text-properties officeooo:rsid="01a446bd"/>
    </style:style>
    <style:style style:name="T297" style:family="text">
      <style:text-properties officeooo:rsid="01a4a92d"/>
    </style:style>
    <style:style style:name="T298" style:family="text">
      <style:text-properties officeooo:rsid="01a62541"/>
    </style:style>
    <style:style style:name="T299" style:family="text">
      <style:text-properties officeooo:rsid="01a7aacb"/>
    </style:style>
    <style:style style:name="T300" style:family="text">
      <style:text-properties officeooo:rsid="01a83ac0"/>
    </style:style>
    <style:style style:name="T301" style:family="text">
      <style:text-properties officeooo:rsid="01a88704"/>
    </style:style>
    <style:style style:name="T302" style:family="text">
      <style:text-properties officeooo:rsid="01a9892a"/>
    </style:style>
    <style:style style:name="T303" style:family="text">
      <style:text-properties officeooo:rsid="01aacbaa"/>
    </style:style>
    <style:style style:name="T304" style:family="text">
      <style:text-properties officeooo:rsid="01ab49f3"/>
    </style:style>
    <style:style style:name="T305" style:family="text">
      <style:text-properties officeooo:rsid="01acebf9"/>
    </style:style>
    <style:style style:name="T306" style:family="text">
      <style:text-properties officeooo:rsid="01ad7173"/>
    </style:style>
    <style:style style:name="T307" style:family="text">
      <style:text-properties officeooo:rsid="01aee2ea"/>
    </style:style>
    <style:style style:name="T308" style:family="text">
      <style:text-properties officeooo:rsid="01b1df12"/>
    </style:style>
    <style:style style:name="T309" style:family="text">
      <style:text-properties officeooo:rsid="01b2f018"/>
    </style:style>
    <style:style style:name="T310" style:family="text">
      <style:text-properties officeooo:rsid="01b4889f"/>
    </style:style>
    <style:style style:name="T311" style:family="text">
      <style:text-properties officeooo:rsid="01b6249b"/>
    </style:style>
    <style:style style:name="T312" style:family="text">
      <style:text-properties officeooo:rsid="01b7ce07"/>
    </style:style>
    <style:style style:name="T313" style:family="text">
      <style:text-properties officeooo:rsid="01b7d36a"/>
    </style:style>
    <style:style style:name="T314" style:family="text">
      <style:text-properties officeooo:rsid="01ba2657"/>
    </style:style>
    <style:style style:name="T315" style:family="text">
      <style:text-properties officeooo:rsid="02362b5f"/>
    </style:style>
    <style:style style:name="T316" style:family="text">
      <style:text-properties officeooo:rsid="02474f26"/>
    </style:style>
    <style:style style:name="T317" style:family="text">
      <style:text-properties officeooo:rsid="02d0b9e1"/>
    </style:style>
    <style:style style:name="T318" style:family="text">
      <style:text-properties officeooo:rsid="0027c900"/>
    </style:style>
    <style:style style:name="T319" style:family="text">
      <style:text-properties officeooo:rsid="00284612"/>
    </style:style>
    <style:style style:name="T320" style:family="text">
      <style:text-properties officeooo:rsid="007491cc"/>
    </style:style>
    <style:style style:name="T321" style:family="text">
      <style:text-properties officeooo:rsid="00981787"/>
    </style:style>
    <style:style style:name="T322" style:family="text">
      <style:text-properties officeooo:rsid="0098a572"/>
    </style:style>
    <style:style style:name="T323" style:family="text">
      <style:text-properties officeooo:rsid="02d9347a"/>
    </style:style>
    <style:style style:name="T324" style:family="text">
      <style:text-properties officeooo:rsid="028047ac"/>
    </style:style>
    <style:style style:name="T325" style:family="text">
      <style:text-properties officeooo:rsid="006b0110"/>
    </style:style>
    <style:style style:name="T326" style:family="text">
      <style:text-properties officeooo:rsid="00656237"/>
    </style:style>
    <style:style style:name="T327" style:family="text">
      <style:text-properties officeooo:rsid="003f3b6e"/>
    </style:style>
    <style:style style:name="T328" style:family="text">
      <style:text-properties officeooo:rsid="02db85f9"/>
    </style:style>
    <style:style style:name="T329" style:family="text">
      <style:text-properties officeooo:rsid="02e05ee3"/>
    </style:style>
    <style:style style:name="T330" style:family="text">
      <style:text-properties officeooo:rsid="02e16c0a"/>
    </style:style>
    <style:style style:name="T331" style:family="text">
      <style:text-properties officeooo:rsid="02ea01c5"/>
    </style:style>
    <style:style style:name="T332" style:family="text">
      <style:text-properties officeooo:rsid="02ebe2b1"/>
    </style:style>
    <style:style style:name="T333" style:family="text">
      <style:text-properties officeooo:rsid="02ed2726"/>
    </style:style>
    <style:style style:name="T334" style:family="text">
      <style:text-properties style:font-name="Arial" officeooo:rsid="00330c05"/>
    </style:style>
    <style:style style:name="T335" style:family="text">
      <style:text-properties officeooo:rsid="00022a33"/>
    </style:style>
    <style:style style:name="T336" style:family="text">
      <style:text-properties officeooo:rsid="001152ce"/>
    </style:style>
    <style:style style:name="T337" style:family="text">
      <style:text-properties officeooo:rsid="02eda8ab"/>
    </style:style>
    <style:style style:name="T338" style:family="text">
      <style:text-properties officeooo:rsid="02eeeb87"/>
    </style:style>
    <style:style style:name="T339" style:family="text">
      <style:text-properties officeooo:rsid="02efd5b0"/>
    </style:style>
    <style:style style:name="T340" style:family="text">
      <style:text-properties officeooo:rsid="02f18274"/>
    </style:style>
    <style:style style:name="T341" style:family="text">
      <style:text-properties officeooo:rsid="02f2ba17"/>
    </style:style>
    <style:style style:name="T342" style:family="text">
      <style:text-properties officeooo:rsid="02f5c6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20">(PDV)</text:span></text:p>
      <text:p text:style-name="P1"/>
      <text:p text:style-name="P1"><text:tab/>1.1 – FUNÇÕES</text:p>
      <text:p text:style-name="P1"/>
      <text:p text:style-name="P501"><text:tab/><text:span text:style-name="T335">1.2 – BIBLIOTECA</text:span></text:p>
      <text:p text:style-name="P501"/>
      <text:p text:style-name="P545"><text:tab/>1.3 – CONFIGURAÇÃO</text:p>
      <text:p text:style-name="P545"><text:tab/><text:tab/>1.3.1 – IP/PORTA SERVIDOR TEF</text:p>
      <text:p text:style-name="P501"><text:span text:style-name="T336"><text:tab/><text:tab/>1.3.2 – CHAVE </text:span><text:span text:style-name="T1">(CNPJ+NUMERO PDV+NUMERO LOJA+MAC-REDE)</text:span></text:p>
      <text:p text:style-name="P1"/>
      <text:p text:style-name="P1"/>
      <text:p text:style-name="P461"><text:tab/>1.4 – PROCESSO DE CONEXÃO COM O OPEN-TEF</text:p>
      <text:p text:style-name="P551"><text:tab/><text:tab/>1.<text:span text:style-name="T337">4</text:span>.<text:span text:style-name="T337">1</text:span> – INICIALIZAÇÃO</text:p>
      <text:p text:style-name="P548"><text:tab/><text:tab/>1.<text:span text:style-name="T337">4</text:span>.<text:span text:style-name="T337">2</text:span> – LOGIN</text:p>
      <text:p text:style-name="P1"/>
      <text:p text:style-name="P1"/>
      <text:p text:style-name="P537"><text:tab/>1.<text:span text:style-name="T338">5</text:span> – FUNÇÕES DO PDV USADA PELO OPEN-TEF</text:p>
      <text:p text:style-name="P537"><text:tab/><text:tab/>1.<text:span text:style-name="T338">5</text:span>.1 – IMPRESSÃO</text:p>
      <text:p text:style-name="P537"><text:tab/><text:tab/>1.<text:span text:style-name="T338">5</text:span>.2 – <text:span text:style-name="T78">MOSTRA MENU</text:span></text:p>
      <text:p text:style-name="P537"><text:tab/><text:tab/>1.<text:span text:style-name="T338">5</text:span>.<text:span text:style-name="T78">3</text:span> – <text:span text:style-name="T78">MENSAGEM PARA O OPERADOR</text:span></text:p>
      <text:p text:style-name="P537"><text:tab/><text:tab/><text:span text:style-name="T338">1</text:span>.<text:span text:style-name="T338">5</text:span>.<text:span text:style-name="T78">4</text:span> – <text:span text:style-name="T78">SOLICITA DADOS DO PDV</text:span></text:p>
      <text:p text:style-name="P537"><text:tab/><text:tab/>1.<text:span text:style-name="T338">5</text:span>.<text:span text:style-name="T78">5</text:span> – <text:span text:style-name="T78">SOLICITA DADOS DA TRANSAÇÃO</text:span></text:p>
      <text:p text:style-name="P504"/>
      <text:p text:style-name="P1"/>
      <text:p text:style-name="P1"><text:tab/>1.<text:span text:style-name="T339">6</text:span> – <text:span text:style-name="T340">PROCESSO DE VENDA</text:span> </text:p>
      <text:p text:style-name="P1"><text:tab/><text:tab/>1.<text:span text:style-name="T340">6</text:span>.1 – INICIA TRANSAÇÃO</text:p>
      <text:p text:style-name="P1"><text:tab/><text:tab/>1.<text:span text:style-name="T340">6</text:span>.2 – CONFIRMA TRANSAÇÃO</text:p>
      <text:p text:style-name="P1"><text:tab/><text:tab/>1.<text:span text:style-name="T340">6</text:span>.3 – CANCELA TRANSAÇÃO</text:p>
      <text:p text:style-name="P1"><text:tab/><text:tab/>1.<text:span text:style-name="T340">6</text:span>.4 – CONSULTA STATUS DA TRANSAÇÃO</text:p>
      <text:p text:style-name="P5"><text:tab/><text:tab/>1.<text:span text:style-name="T340">6</text:span>.5 – CAPTURA DADOS DO CLIENTE</text:p>
      <text:p text:style-name="P1"/>
      <text:p text:style-name="P550"><text:span text:style-name="T341">2 – TABELAS AUXILIARES</text:span><text:tab/></text:p>
      <text:p text:style-name="P547"><text:span text:style-name="T182"><text:tab/>2</text:span><text:span text:style-name="T150">.1 – </text:span><text:span text:style-name="T151">TABELA DE CÓDIGO DE RETORNO </text:span><text:span text:style-name="T152">(Tabela erro)</text:span></text:p>
      <text:p text:style-name="P549"><text:span text:style-name="T154"><text:tab/>2</text:span><text:span text:style-name="T153">.2 – </text:span><text:span text:style-name="T155">T</text:span><text:span text:style-name="T151">ABELA DE </text:span><text:span text:style-name="T153">TAGS</text:span></text:p>
      <text:p text:style-name="P476"><text:span text:style-name="T156"><text:tab/>2</text:span><text:span text:style-name="T157">.3</text:span><text:span text:style-name="T153"> – </text:span><text:span text:style-name="T157">TABELA DE STATUS DE TRANSAÇÃO</text:span></text:p>
      <text:p text:style-name="P503"/>
      <text:p text:style-name="P503"/>
      <text:p text:style-name="P475"><text:span text:style-name="T323">3</text:span> – MENSAGEIRIA </text:p>
      <text:p text:style-name="P506"><text:span text:style-name="T323"><text:tab/>3</text:span><text:span text:style-name="T318">.1 – ESTRUTURA D</text:span><text:span text:style-name="T319">O PACOTE</text:span></text:p>
      <text:p text:style-name="P555"><text:span text:style-name="T323"><text:tab/>3</text:span>.2 – TIPOS DE DADOS</text:p>
      <text:p text:style-name="P556"><text:span text:style-name="T328"><text:tab/><text:tab/>3</text:span>.2.1 – TAGS PADRONIZADAS </text:p>
      <text:p text:style-name="P557"><text:span text:style-name="T328"><text:tab/>3</text:span>.3 – PACOTES</text:p>
      <text:p text:style-name="P553"><text:tab/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08"><text:soft-page-break/><text:span text:style-name="T2">1 - FRENTE DE CAIXA</text:span></text:p>
      <text:p text:style-name="P479"/>
      <text:p text:style-name="P2"><text:span text:style-name="T2">1.</text:span><text:span text:style-name="T3">1</text:span><text:span text:style-name="T2"> - F</text:span><text:span text:style-name="T3">unções</text:span></text:p>
      <text:p text:style-name="P2"/>
      <text:p text:style-name="P53"><text:tab/>A integração de seu programa frente de caixa (PDV) com o Open-<text:span text:style-name="T91">T</text:span>ef deve seguir as etapas seguintes:</text:p>
      <text:p text:style-name="P53"/>
      <text:p text:style-name="P55"><text:tab/>Você deve criar 5 funções que o <text:span text:style-name="T77">O</text:span>pen-<text:span text:style-name="T77">T</text:span>ef chamará quando necessário </text:p>
      <text:p text:style-name="P410">(verifique o tópico 1.<text:span text:style-name="T338">5</text:span>)</text:p>
      <text:p text:style-name="P54"/>
      <text:p text:style-name="P54"><text:tab/>A)Função de <text:span text:style-name="T84">I</text:span>mpressão</text:p>
      <text:p text:style-name="P57"><text:tab/>B)Função de Mostrar Menu</text:p>
      <text:p text:style-name="P57"><text:tab/>C)Função de Mensagem para o Operador </text:p>
      <text:p text:style-name="P57"><text:tab/>D)Função de Solicitação de Dados <text:span text:style-name="T88">com interação com </text:span><text:span text:style-name="T123">o </text:span><text:span text:style-name="T88">operador </text:span>do PDV</text:p>
      <text:p text:style-name="P57"><text:tab/>E)Função de Solicitação de Dados da Transação <text:span text:style-name="T88">sem interação</text:span></text:p>
      <text:p text:style-name="P57"/>
      <text:p text:style-name="P552"><text:span text:style-name="T10">1.</text:span><text:span text:style-name="T2">2 – </text:span><text:span text:style-name="T10">BIBLIOTECAS</text:span></text:p>
      <text:p text:style-name="P485"/>
      <text:p text:style-name="P485"><text:tab/><text:span text:style-name="T62">As bibliotecas a serem usadas no Frente de Caixa (PDV) são:</text:span></text:p>
      <text:p text:style-name="P457"/>
      <text:p text:style-name="P457"><text:tab/>tef_lib.dll (biblioteca do Open-Tef)</text:p>
      <text:p text:style-name="P457"><text:tab/>pinpad_lib.dll (biblioteca do pinpad no Open-Tef)</text:p>
      <text:p text:style-name="P485"><text:span text:style-name="T62"><text:tab/></text:span><text:span text:style-name="T63">dll proprietária (biblioteca do fabricante do pinpad) </text:span></text:p>
      <text:p text:style-name="P57"/>
      <text:p text:style-name="P57"/>
      <text:p text:style-name="P487"><text:span text:style-name="T116">1.</text:span><text:span text:style-name="T117">3</text:span> – <text:span text:style-name="T117">CONFIGURAÇÃO</text:span></text:p>
      <text:p text:style-name="P487"/>
      <text:p text:style-name="P487"><text:tab/><text:span text:style-name="T66">Para a</text:span><text:span text:style-name="T64"> configuração da frente de caixa para o uso do Open-Tef, </text:span><text:span text:style-name="T66">o mesmo deve conter</text:span><text:span text:style-name="T65">:</text:span></text:p>
      <text:p text:style-name="P458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64">Descrição</text:p>
          </table:table-cell>
          <table:table-cell table:style-name="Tabela4.B1" office:value-type="string">
            <text:p text:style-name="P563">Tipo de Dados</text:p>
          </table:table-cell>
        </table:table-row>
        <table:table-row table:style-name="TableLine1791020573120">
          <table:table-cell table:style-name="Tabela4.A2" office:value-type="string">
            <text:p text:style-name="P510"><text:span text:style-name="T66">Código</text:span><text:span text:style-name="T41"> </text:span><text:span text:style-name="T66">de identificação</text:span><text:span text:style-name="T22"> </text:span></text:p>
          </table:table-cell>
          <table:table-cell table:style-name="Tabela4.B4" office:value-type="string">
            <text:p text:style-name="P565">Número</text:p>
          </table:table-cell>
        </table:table-row>
        <table:table-row table:style-name="TableLine1791020573696">
          <table:table-cell table:style-name="Tabela4.A3" office:value-type="string">
            <text:p text:style-name="P517">IP do Pdv</text:p>
          </table:table-cell>
          <table:table-cell table:style-name="Tabela4.B4" office:value-type="string">
            <text:p text:style-name="P566">Texto</text:p>
          </table:table-cell>
        </table:table-row>
        <table:table-row table:style-name="TableLine1791020572832">
          <table:table-cell table:style-name="Tabela4.A4" office:value-type="string">
            <text:p text:style-name="P517">Chave de Validação do PDV</text:p>
          </table:table-cell>
          <table:table-cell table:style-name="Tabela4.B4" office:value-type="string">
            <text:p text:style-name="P567">Texto</text:p>
          </table:table-cell>
        </table:table-row>
      </table:table>
      <text:p text:style-name="P458"/>
      <text:p text:style-name="P487"/>
      <text:p text:style-name="P488">1.3.1 – IP/PORTA SERVIDOR TEF</text:p>
      <text:p text:style-name="P488"/>
      <text:p text:style-name="P459"><text:tab/><text:span text:style-name="T136">Deve se configurar o Host e a Porta do local onde o Open-Tef rodará.</text:span></text:p>
      <text:p text:style-name="P488"/>
      <text:p text:style-name="P489"><text:span text:style-name="T117">1</text:span>.3.2 – CHAVE <text:span text:style-name="T1">(CNPJ+NUMERO PDV+NUMERO LOJA+MAC-REDE)</text:span></text:p>
      <text:p text:style-name="P489"/>
      <text:p text:style-name="P460"><text:tab/><text:span text:style-name="T136">A Chave Validadora do Pdv para liberar o terminal para funções será montada automaticamente pelo Open-Tef usando o CNPJ do Estabelecimento + o número identificador do PDV (código) + o número identificador do estabelecimento (código da loja)+ o endereço MAC da Placa do computador onde rodará o PDV.</text:span></text:p>
      <text:p text:style-name="P454"/>
      <text:p text:style-name="P454"/>
      <text:p text:style-name="P454"/>
      <text:p text:style-name="P454"/>
      <text:p text:style-name="P454"/>
      <text:p text:style-name="P497"><text:soft-page-break/>1.4 – PROCESSO DE CONEXÃO COM O OPEN-TEF</text:p>
      <text:p text:style-name="P491"/>
      <text:p text:style-name="P491"><text:tab/><text:span text:style-name="T74">O processo de conexão com o Open-Tef segue as seguintes etapas:</text:span></text:p>
      <text:p text:style-name="P492"><text:span text:style-name="T74"><text:tab/><text:tab/></text:span></text:p>
      <text:p text:style-name="P492"><text:span text:style-name="T74"><text:tab/><text:tab/>1 – inicializar o processo </text:span></text:p>
      <text:p text:style-name="P491"><text:span text:style-name="T74"><text:tab/><text:tab/>2 – logar no open-tef</text:span></text:p>
      <text:p text:style-name="P491"><text:span text:style-name="T74"/></text:p>
      <text:p text:style-name="P491"><text:span text:style-name="T74"/></text:p>
      <text:p text:style-name="P491">“<text:span text:style-name="T332">Atenção: o nome da função deve-se declarar exatamente como consta na explicação abaixo, pois é referenciada na biblioteca(dll ou so)”</text:span></text:p>
      <text:p text:style-name="P491"/>
      <text:p text:style-name="P491"/>
      <text:p text:style-name="P491"/>
      <text:p text:style-name="P491">1.<text:span text:style-name="T332">4</text:span>.<text:span text:style-name="T332">1</text:span> – INICIALIZAÇÃO</text:p>
      <text:p text:style-name="P491"/>
      <text:p text:style-name="P481"><text:span text:style-name="T23"><text:tab/>Para inicializar </text:span><text:span text:style-name="T30">deve usar a </text:span><text:span text:style-name="T50">função </text:span><text:span text:style-name="T24">“inicializar” </text:span><text:span text:style-name="T30">da lib tef_lib</text:span><text:span text:style-name="T24">.</text:span><text:span text:style-name="T30">dll ou tef_lib.so dependendo só </text:span><text:span text:style-name="T70">do </text:span><text:span text:style-name="T30">sistema operacional.</text:span></text:p>
      <text:p text:style-name="P462"><text:tab/></text:p>
      <text:p text:style-name="P481"><text:span text:style-name="T30"><text:tab/></text:span><text:span text:style-name="T51">Esta função tem a seguinte estrutura:</text:span></text:p>
      <text:p text:style-name="P463"/>
      <table:table table:name="Tabela7" table:style-name="Tabela7">
        <table:table-column table:style-name="Tabela7.A" table:number-columns-repeated="3"/>
        <table:table-row table:style-name="Tabela7.1">
          <table:table-cell table:style-name="Tabela7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564">Entrada/Saída</text:p>
          </table:table-cell>
          <table:table-cell table:style-name="Tabela7.A2" office:value-type="string">
            <text:p text:style-name="P564">Descrição</text:p>
          </table:table-cell>
          <table:table-cell table:style-name="Tabela7.C2" office:value-type="string">
            <text:p text:style-name="P563">Tipo de Dados</text:p>
          </table:table-cell>
        </table:table-row>
        <table:table-row table:style-name="TableLine1791521453008">
          <table:table-cell table:style-name="Tabela7.B13" office:value-type="string">
            <text:p text:style-name="P518">Saída</text:p>
          </table:table-cell>
          <table:table-cell table:style-name="Tabela7.B13" office:value-type="string">
            <text:p text:style-name="P510"><text:span text:style-name="T32">M</text:span><text:span text:style-name="T51">odelo do PinPad</text:span></text:p>
            <text:p text:style-name="P534"><text:span text:style-name="T22">(</text:span><text:span text:style-name="T51">C</text:span><text:span text:style-name="T57">ó</text:span><text:span text:style-name="T51">digo do Modelo do PinPad conforme tabela do fabricante</text:span><text:span text:style-name="T41">)</text:span></text:p>
          </table:table-cell>
          <table:table-cell table:style-name="Tabela7.C13" office:value-type="string">
            <text:p text:style-name="P568">Inteiro</text:p>
          </table:table-cell>
        </table:table-row>
        <table:table-row table:style-name="TableLine1791521453584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0"><text:span text:style-name="T32">M</text:span><text:span text:style-name="T51">odelo da Lib do PinPad</text:span></text:p>
            <text:p text:style-name="P534"><text:span text:style-name="T22">(</text:span><text:span text:style-name="T51">Caminho da Biblioteca LIB do PinPad conforme fabricante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521452720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9">Porta do PinPad</text:p>
            <text:p text:style-name="P534"><text:span text:style-name="T22">(</text:span><text:span text:style-name="T51">Porta de Comunicação que o PinPad usará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334940464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0"><text:span text:style-name="T52">P</text:span><text:span text:style-name="T51">inPad </text:span><text:span text:style-name="T52">Lib</text:span></text:p>
            <text:p text:style-name="P534"><text:span text:style-name="T22">(</text:span><text:span text:style-name="T52">Caminh</text:span><text:span text:style-name="T57">o</text:span><text:span text:style-name="T52"> da Lib (biblioteca dinâmica) do </text:span><text:span text:style-name="T51">P</text:span><text:span text:style-name="T52">inPad</text:span><text:span text:style-name="T51"> </text:span><text:span text:style-name="T52">para uso do Open-Tef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334940752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1"><text:span text:style-name="T51">A</text:span><text:span text:style-name="T22">rquivo de Log</text:span></text:p>
            <text:p text:style-name="P534"><text:span text:style-name="T22">(</text:span><text:span text:style-name="T52">Caminho onde será gravado o</text:span><text:span text:style-name="T51"> </text:span><text:span text:style-name="T52">arquivo de Log do sistema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334941040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0"><text:span text:style-name="T51">Pr</text:span><text:span text:style-name="T52">ocedimento</text:span></text:p>
            <text:p text:style-name="P534"><text:span text:style-name="T22">(</text:span><text:span text:style-name="T52">Função </text:span><text:span text:style-name="T53">de </text:span><text:span text:style-name="T52">retorno criada para uso do Open-Tef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334941616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1"><text:span text:style-name="T22">Solicita Dados Transação</text:span></text:p>
            <text:p text:style-name="P534"><text:span text:style-name="T22">(</text:span><text:span text:style-name="T52">Função de solicitação de dados da transação sem interação criada para uso do Open-Tef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334941328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1"><text:span text:style-name="T22">Solicita dados do PDV</text:span></text:p>
            <text:p text:style-name="P534"><text:span text:style-name="T22">(</text:span><text:span text:style-name="T52">Função de solicitação de dados com interação com o operador do PDV, </text:span><text:span text:style-name="T53">função criada</text:span><text:span text:style-name="T52"> para uso do Open-Tef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520772848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11"><text:span text:style-name="T22">Imprimir</text:span></text:p>
            <text:p text:style-name="P534"><text:span text:style-name="T41">(</text:span><text:span text:style-name="T52">Função de </text:span><text:span text:style-name="T53">impress</text:span><text:span text:style-name="T52">ão de dados, </text:span><text:span text:style-name="T53">função criada</text:span><text:span text:style-name="T52"> para uso do Open-Tef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able:table-row table:style-name="TableLine1791520773136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20">Mostra Menu</text:p>
            <text:p text:style-name="P534"><text:span text:style-name="T41">(</text:span><text:span text:style-name="T52">Função d</text:span><text:span text:style-name="T53">e</text:span><text:span text:style-name="T52"> </text:span><text:span text:style-name="T53">visualização do menu pelo operador do PDV, função criada</text:span><text:span text:style-name="T52"> para uso do Open-Tef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  <text:soft-page-break/>
        <table:table-row table:style-name="TableLine1791520773424">
          <table:table-cell table:style-name="Tabela7.B13" office:value-type="string">
            <text:p text:style-name="P519">Saída</text:p>
          </table:table-cell>
          <table:table-cell table:style-name="Tabela7.B13" office:value-type="string">
            <text:p text:style-name="P520">Mensagem para o operador</text:p>
            <text:p text:style-name="P534"><text:span text:style-name="T41">(</text:span><text:span text:style-name="T52">Função de </text:span><text:span text:style-name="T53">mensagem a ser exibida no PDV para o operador, função criada </text:span><text:span text:style-name="T52">para uso do Open-Tef</text:span><text:span text:style-name="T41">)</text:span></text:p>
          </table:table-cell>
          <table:table-cell table:style-name="Tabela7.C13" office:value-type="string">
            <text:p text:style-name="P568">Texto</text:p>
          </table:table-cell>
        </table:table-row>
      </table:table>
      <text:p text:style-name="P494"><text:span text:style-name="T28">O retorno da função d</text:span><text:span text:style-name="T27">evolve um inteiro, retorno diferente de 0 indica erro.</text:span></text:p>
      <text:p text:style-name="P454"/>
      <text:p text:style-name="P454">Exemplo em Pascal:</text:p>
      <text:p text:style-name="P454"/>
      <text:p text:style-name="P513"><text:span text:style-name="T28"><text:s text:c="4"/></text:span><text:span text:style-name="T127">//</text:span><text:span text:style-name="T128">estrutura</text:span></text:p>
      <text:p text:style-name="P521"><text:tab/>function inicializar(VP_PinPadModelo: integer; VP_PinPadModeloLib, VP_PinPadModeloPorta, <text:tab/>VP_PinPadLib, VP_ArquivoLog: PChar;</text:p>
      <text:p text:style-name="P521"><text:s text:c="4"/>VP_Procedimento: TRetorno; VP_SolicitaDadosTransacao: TSolicitaDadosTransacao; <text:tab/>VP_SolicitaDadosPDV: TSolicitaDadosPDV;</text:p>
      <text:p text:style-name="P521"><text:s text:c="4"/>VP_Imprime: TImprime; VP_MostraMenu: TMostraMenu; VP_MensagemOperador: <text:tab/>TMensagemOperador): integer; stdcall; <text:s/></text:p>
      <text:p text:style-name="P521"/>
      <text:p text:style-name="P512"><text:span text:style-name="T28"><text:tab/></text:span><text:span text:style-name="T127">//</text:span><text:span text:style-name="T128">aplicação</text:span></text:p>
      <text:p text:style-name="P464"><text:span text:style-name="T109"><text:tab/>VL_</text:span><text:span text:style-name="T110">Erro</text:span><text:span text:style-name="T109"> := F_TefInicializar</text:span><text:span text:style-name="T111">(VL_</text:span><text:span text:style-name="T109">PinPadModelo, </text:span><text:span text:style-name="T112">V</text:span><text:span text:style-name="T111">L</text:span><text:span text:style-name="T112">_PinPadModeloLib,</text:span><text:span text:style-name="T108"> </text:span><text:span text:style-name="T112">V</text:span><text:span text:style-name="T111">L</text:span><text:span text:style-name="T112">_PinPadModeloPorta</text:span><text:span text:style-name="T108">, <text:tab/></text:span><text:span text:style-name="T112">V</text:span><text:span text:style-name="T111">L</text:span><text:span text:style-name="T112">_PinPadLib</text:span><text:span text:style-name="T108">, </text:span><text:span text:style-name="T112">V</text:span><text:span text:style-name="T111">L</text:span><text:span text:style-name="T112">_ArquivoLog</text:span><text:span text:style-name="T108">, ,</text:span><text:span text:style-name="T112">V</text:span><text:span text:style-name="T111">L</text:span><text:span text:style-name="T112">_Procedimento, V</text:span><text:span text:style-name="T111">L</text:span><text:span text:style-name="T112">_SolicitaDadosTransacao, <text:tab/>V</text:span><text:span text:style-name="T111">L</text:span><text:span text:style-name="T112">_SolicitaDadosPDVTSolicitaDadosPDV, V</text:span><text:span text:style-name="T111">l</text:span><text:span text:style-name="T112">_Imprime, V</text:span><text:span text:style-name="T111">L</text:span><text:span text:style-name="T112">_MostraMenu, V</text:span><text:span text:style-name="T111">L</text:span><text:span text:style-name="T112">_MensagemOperador</text:span><text:span text:style-name="T108">); </text:span></text:p>
      <text:p text:style-name="P465"/>
      <text:p text:style-name="P490"/>
      <text:p text:style-name="P490"/>
      <text:p text:style-name="P490">1.<text:span text:style-name="T333">4</text:span>.<text:span text:style-name="T333">2</text:span> – LOGIN</text:p>
      <text:p text:style-name="P490"/>
      <text:p text:style-name="P466"><text:tab/><text:span text:style-name="T120">Para </text:span><text:span text:style-name="T119">logar o PDV no Open-Tef</text:span><text:span text:style-name="T120"> </text:span><text:span text:style-name="T121">deve usar a </text:span><text:span text:style-name="T118">função </text:span><text:span text:style-name="T92">“</text:span><text:span text:style-name="T122">login</text:span><text:span text:style-name="T92">” </text:span><text:span text:style-name="T121">da lib tef_lib</text:span><text:span text:style-name="T92">.</text:span><text:span text:style-name="T121">dll ou tef_lib.so dependendo </text:span><text:span text:style-name="T139">só</text:span><text:span text:style-name="T121"> </text:span><text:span text:style-name="T137">do</text:span><text:span text:style-name="T121"> sistema operacional.</text:span></text:p>
      <text:p text:style-name="P462"><text:tab/></text:p>
      <text:p text:style-name="P481"><text:span text:style-name="T30"><text:tab/></text:span><text:span text:style-name="T51">Esta função tem a seguinte estrutura:</text:span></text:p>
      <text:p text:style-name="P463"/>
      <table:table table:name="Tabela11" table:style-name="Tabela11">
        <table:table-column table:style-name="Tabela11.A" table:number-columns-repeated="3"/>
        <table:table-row table:style-name="Tabela11.1">
          <table:table-cell table:style-name="Tabela11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564">Entrada/Saída</text:p>
          </table:table-cell>
          <table:table-cell table:style-name="Tabela11.A2" office:value-type="string">
            <text:p text:style-name="P564">Descrição</text:p>
          </table:table-cell>
          <table:table-cell table:style-name="Tabela11.C2" office:value-type="string">
            <text:p text:style-name="P563">Tipo de Dados</text:p>
          </table:table-cell>
        </table:table-row>
        <table:table-row table:style-name="TableLine1791423254416">
          <table:table-cell table:style-name="Tabela11.B6" office:value-type="string">
            <text:p text:style-name="P518">Saída</text:p>
          </table:table-cell>
          <table:table-cell table:style-name="Tabela11.B6" office:value-type="string">
            <text:p text:style-name="P514"><text:span text:style-name="T51">H</text:span><text:span text:style-name="T22">ost</text:span></text:p>
            <text:p text:style-name="P534"><text:span text:style-name="T22">(</text:span><text:span text:style-name="T54">Host de Acesso</text:span><text:span text:style-name="T41">)</text:span></text:p>
          </table:table-cell>
          <table:table-cell table:style-name="Tabela11.C6" office:value-type="string">
            <text:p text:style-name="P569">Texto</text:p>
          </table:table-cell>
        </table:table-row>
        <table:table-row table:style-name="TableLine1791423254128">
          <table:table-cell table:style-name="Tabela11.B6" office:value-type="string">
            <text:p text:style-name="P519">Saída</text:p>
          </table:table-cell>
          <table:table-cell table:style-name="Tabela11.B6" office:value-type="string">
            <text:p text:style-name="P510"><text:span text:style-name="T51">P</text:span><text:span text:style-name="T55">orta</text:span></text:p>
            <text:p text:style-name="P534"><text:span text:style-name="T22">(</text:span><text:span text:style-name="T55">Porta de Acesso</text:span><text:span text:style-name="T41">)</text:span></text:p>
          </table:table-cell>
          <table:table-cell table:style-name="Tabela11.C6" office:value-type="string">
            <text:p text:style-name="P570">Inteiro</text:p>
          </table:table-cell>
        </table:table-row>
        <table:table-row table:style-name="TableLine1791423253264">
          <table:table-cell table:style-name="Tabela11.B6" office:value-type="string">
            <text:p text:style-name="P519">Saída</text:p>
          </table:table-cell>
          <table:table-cell table:style-name="Tabela11.B6" office:value-type="string">
            <text:p text:style-name="P515"><text:span text:style-name="T51">C</text:span><text:span text:style-name="T22">have de Acesso</text:span></text:p>
            <text:p text:style-name="P534"><text:span text:style-name="T22">(</text:span><text:span text:style-name="T55">Chave Validadora do PDV</text:span><text:span text:style-name="T41">)</text:span></text:p>
          </table:table-cell>
          <table:table-cell table:style-name="Tabela11.C6" office:value-type="string">
            <text:p text:style-name="P568">Texto</text:p>
          </table:table-cell>
        </table:table-row>
        <table:table-row table:style-name="TableLine1791423252400">
          <table:table-cell table:style-name="Tabela11.B6" office:value-type="string">
            <text:p text:style-name="P519">Saída</text:p>
          </table:table-cell>
          <table:table-cell table:style-name="Tabela11.B6" office:value-type="string">
            <text:p text:style-name="P515"><text:span text:style-name="T22">Versão da Mensagem</text:span></text:p>
            <text:p text:style-name="P534"><text:span text:style-name="T22">(</text:span><text:span text:style-name="T55">Número da versão da mensageira</text:span><text:span text:style-name="T41">)</text:span></text:p>
          </table:table-cell>
          <table:table-cell table:style-name="Tabela11.C6" office:value-type="string">
            <text:p text:style-name="P571">Inteiro</text:p>
          </table:table-cell>
        </table:table-row>
      </table:table>
      <text:p text:style-name="P494"><text:span text:style-name="T28">O retorno da função d</text:span><text:span text:style-name="T27">evolve um inteiro, retorno diferente de 0 indica erro.</text:span></text:p>
      <text:p text:style-name="P454"/>
      <text:p text:style-name="P454">Exemplo em Pascal:</text:p>
      <text:p text:style-name="P454"/>
      <text:p text:style-name="P513"><text:span text:style-name="T28"><text:s text:c="4"/></text:span><text:span text:style-name="T127">//</text:span><text:span text:style-name="T128">estrutura</text:span></text:p>
      <text:p text:style-name="P521"><text:tab/>function login(VP_Host: PChar; VP_Porta: integer; VP_ChaveTerminal: PChar; VP_Versao_Comunicacao: <text:tab/>integer): integer; stdcall;</text:p>
      <text:p text:style-name="P521"/>
      <text:p text:style-name="P512"><text:span text:style-name="T28"><text:tab/></text:span><text:span text:style-name="T127">//</text:span><text:span text:style-name="T128">aplicação</text:span></text:p>
      <text:p text:style-name="P522"><text:span text:style-name="T21"><text:tab/>VL_</text:span><text:span text:style-name="T138">Erro</text:span><text:span text:style-name="T21"> := F_Login(</text:span><text:span text:style-name="T138">VL_Host</text:span><text:span text:style-name="T21">, </text:span><text:span text:style-name="T138">VL_Porta</text:span><text:span text:style-name="T21">, </text:span><text:span text:style-name="T138">VL_Chave</text:span><text:span text:style-name="T21">, </text:span><text:span text:style-name="T138">VL_Mensagem</text:span><text:span text:style-name="T21">);</text:span></text:p>
      <text:p text:style-name="P490"/>
      <text:p text:style-name="P490"/>
      <text:p text:style-name="P490"/>
      <text:p text:style-name="P490"/>
      <text:p text:style-name="P490"/>
      <text:p text:style-name="P536"><text:soft-page-break/><text:span text:style-name="T2">1.</text:span><text:span text:style-name="T9">5</text:span><text:span text:style-name="T2"> – FUNÇÕES DO PDV USADA PELO OPEN-TEF</text:span></text:p>
      <text:p text:style-name="P536"/>
      <text:p text:style-name="P536"><text:tab/><text:span text:style-name="T78">Funções Necessárias para </text:span><text:span text:style-name="T79">a integração com o </text:span><text:span text:style-name="T78">Open-Tef.</text:span></text:p>
      <text:p text:style-name="P536"/>
      <text:p text:style-name="P536"/>
      <text:p text:style-name="P495">1.<text:span text:style-name="T333">5.</text:span>1 – IMPRESSÃO</text:p>
      <text:p text:style-name="P495"/>
      <text:p text:style-name="P482"><text:span text:style-name="T23"><text:tab/>Para </text:span><text:span text:style-name="T69">imprimir</text:span><text:span text:style-name="T23"> </text:span><text:span text:style-name="T30">deve usar a </text:span><text:span text:style-name="T50">função </text:span><text:span text:style-name="T24">“</text:span><text:span text:style-name="T67">imprim</text:span><text:span text:style-name="T72">e</text:span><text:span text:style-name="T24">” </text:span><text:span text:style-name="T30">da lib tef_lib</text:span><text:span text:style-name="T24">.</text:span><text:span text:style-name="T30">dll ou tef_lib.so dependendo só </text:span><text:span text:style-name="T68">do</text:span><text:span text:style-name="T30"> sistema operacional.</text:span></text:p>
      <text:p text:style-name="P535"/>
      <text:p text:style-name="P535"><text:tab/><text:span text:style-name="T78">A Função imprimi o texto e d</text:span><text:span text:style-name="T21">eve ter a seguinte estrutura: </text:span></text:p>
      <text:p text:style-name="P535"/>
      <text:p text:style-name="P535"/>
      <table:table table:name="Tabela12" table:style-name="Tabela12">
        <table:table-column table:style-name="Tabela12.A" table:number-columns-repeated="3"/>
        <table:table-row table:style-name="Tabela12.1">
          <table:table-cell table:style-name="Tabela12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564">Entrada/Saída</text:p>
          </table:table-cell>
          <table:table-cell table:style-name="Tabela12.A2" office:value-type="string">
            <text:p text:style-name="P564">Descrição</text:p>
          </table:table-cell>
          <table:table-cell table:style-name="Tabela12.C2" office:value-type="string">
            <text:p text:style-name="P563">Tipo de Dados</text:p>
          </table:table-cell>
        </table:table-row>
        <table:table-row table:style-name="TableLine1791524073120">
          <table:table-cell table:style-name="Tabela12.B3" office:value-type="string">
            <text:p text:style-name="P518">Saída</text:p>
          </table:table-cell>
          <table:table-cell table:style-name="Tabela12.B3" office:value-type="string">
            <text:p text:style-name="P510"><text:span text:style-name="T32">M</text:span><text:span text:style-name="T22">ensagem a ser impressa</text:span></text:p>
            <text:p text:style-name="P534"><text:span text:style-name="T22">(</text:span><text:span text:style-name="T40">Mensagem a ser impressa seguir estrutura de montagem conforme o tópico </text:span><text:span text:style-name="T73">3</text:span><text:span text:style-name="T40">.2 </text:span><text:span text:style-name="T41">(impressão</text:span><text:span text:style-name="T22">)</text:span><text:span text:style-name="T41">)</text:span></text:p>
          </table:table-cell>
          <table:table-cell table:style-name="Tabela12.C3" office:value-type="string">
            <text:p text:style-name="P572">Texto</text:p>
          </table:table-cell>
        </table:table-row>
      </table:table>
      <text:p text:style-name="P538"><text:span text:style-name="T22">O retorno da função d</text:span><text:span text:style-name="T27">evolve um inteiro, retorno diferente de 0 indica erro.</text:span></text:p>
      <text:p text:style-name="P539"/>
      <text:p text:style-name="P540">Exemplo em pascal:</text:p>
      <text:p text:style-name="P540"/>
      <text:p text:style-name="P500"><text:span text:style-name="T131">//</text:span><text:span text:style-name="T132">estrutura</text:span></text:p>
      <text:p text:style-name="P452">function imprime(VP_Dados: PChar): integer; stdcall;</text:p>
      <text:p text:style-name="P452">begin</text:p>
      <text:p text:style-name="P452"><text:tab/>Result := 1;</text:p>
      <text:p text:style-name="P452"><text:tab/><text:span text:style-name="T12">// imprime o texto VP_Dados de acordo com a sua impressora</text:span></text:p>
      <text:p text:style-name="P452"><text:tab/>Result := 0;</text:p>
      <text:p text:style-name="P451">end;</text:p>
      <text:p text:style-name="P451"/>
      <text:p text:style-name="P453"><text:span text:style-name="T127">//</text:span><text:span text:style-name="T128">aplicação</text:span></text:p>
      <text:p text:style-name="P535"/>
      <text:p text:style-name="P535"/>
      <text:p text:style-name="P496">1.<text:span text:style-name="T333">5</text:span>.2 – <text:span text:style-name="T78">Função Mostra Menu</text:span></text:p>
      <text:p text:style-name="P536"/>
      <text:p text:style-name="P536"><text:tab/><text:span text:style-name="T79">Esta função cria o menu </text:span><text:span text:style-name="T89">dinamicamente para o operador do</text:span><text:span text:style-name="T79"> PDV.</text:span></text:p>
      <text:p text:style-name="P536"/>
      <text:p text:style-name="P536"><text:span text:style-name="T79"><text:s/><text:tab/></text:span><text:span text:style-name="T95">A função deve ter a seguinte estrutura:</text:span></text:p>
      <text:p text:style-name="P536"/>
      <text:p text:style-name="P536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64">Entrada/Saída</text:p>
          </table:table-cell>
          <table:table-cell table:style-name="Tabela13.A2" office:value-type="string">
            <text:p text:style-name="P564">Descrição</text:p>
          </table:table-cell>
          <table:table-cell table:style-name="Tabela13.C2" office:value-type="string">
            <text:p text:style-name="P563">Tipo de Dados</text:p>
          </table:table-cell>
        </table:table-row>
        <table:table-row table:style-name="TableLine1791553307392">
          <table:table-cell table:style-name="Tabela13.B3" office:value-type="string">
            <text:p text:style-name="P518">Saída</text:p>
          </table:table-cell>
          <table:table-cell table:style-name="Tabela13.B3" office:value-type="string">
            <text:p text:style-name="P510"><text:span text:style-name="T41">Estrutura da </text:span><text:span text:style-name="T32">M</text:span><text:span text:style-name="T22">ensagem</text:span></text:p>
            <text:p text:style-name="P534"><text:span text:style-name="T22">(</text:span><text:span text:style-name="T41">Passar o Texto conforme a estrutura da “mensagem”</text:span><text:span text:style-name="T40"> </text:span><text:span text:style-name="T41">encontrada</text:span><text:span text:style-name="T40"> o tópico </text:span><text:span text:style-name="T75">3.1</text:span><text:span text:style-name="T40"> </text:span><text:span text:style-name="T44">deste manual</text:span><text:span text:style-name="T41">)</text:span></text:p>
          </table:table-cell>
          <table:table-cell table:style-name="Tabela13.C3" office:value-type="string">
            <text:p text:style-name="P572">Texto</text:p>
          </table:table-cell>
        </table:table-row>
        <table:table-row table:style-name="Tabela13.4">
          <table:table-cell table:style-name="Tabela13.A4" office:value-type="string">
            <text:p text:style-name="P523">Entrada/Saída</text:p>
          </table:table-cell>
          <table:table-cell table:style-name="Tabela13.A4" office:value-type="string">
            <text:p text:style-name="P510"><text:span text:style-name="T41">Estrutura da </text:span><text:span text:style-name="T32">M</text:span><text:span text:style-name="T22">ensagem</text:span></text:p>
            <text:p text:style-name="P534"><text:span text:style-name="T22">(</text:span><text:span text:style-name="T60">Retorna</text:span><text:span text:style-name="T41"> o Texto conforme a estrutura da “mensagem”</text:span><text:span text:style-name="T40"> </text:span><text:span text:style-name="T41">encontrada</text:span><text:span text:style-name="T40"> o tópico </text:span><text:span text:style-name="T75">3.1</text:span><text:span text:style-name="T40"> </text:span><text:span text:style-name="T42">deste manual</text:span><text:span text:style-name="T41">)</text:span></text:p>
          </table:table-cell>
          <table:table-cell table:style-name="Tabela13.C4" office:value-type="string">
            <text:p text:style-name="P573">Texto</text:p>
          </table:table-cell>
        </table:table-row>
      </table:table>
      <text:p text:style-name="P536"/>
      <text:p text:style-name="P538"><text:span text:style-name="T22">O retorno da função d</text:span><text:span text:style-name="T27">evolve um inteiro, retorno diferente de 0 indica erro.</text:span></text:p>
      <text:p text:style-name="P536"/>
      <text:p text:style-name="P541"><text:soft-page-break/>Necessário usar as funções de mensagem para tratar o menu ou desenvolver esse tratamento segundo a estrutura apontada no tópico <text:span text:style-name="T342">3.1</text:span> desse manual</text:p>
      <text:p text:style-name="P541"/>
      <text:p text:style-name="P542">Exemplo em Pascal</text:p>
      <text:p text:style-name="P542"/>
      <text:p text:style-name="P533"><text:tab/>function mostramenu(VP_Menu: PChar; var VO_Botao: PChar): integer; stdcall;</text:p>
      <text:p text:style-name="P533"><text:tab/><text:span text:style-name="T98">//</text:span><text:span text:style-name="T99">Cria as variáveis</text:span></text:p>
      <text:p text:style-name="P533"><text:tab/>var</text:p>
      <text:p text:style-name="P533"><text:tab/> <text:s text:c="3"/>VL_btn: TMButton;</text:p>
      <text:p text:style-name="P533"><text:tab/> <text:s text:c="3"/>VL_I: integer;</text:p>
      <text:p text:style-name="P533"><text:tab/> <text:s text:c="3"/>VL_Tag: PChar;</text:p>
      <text:p text:style-name="P533"><text:tab/> <text:s text:c="3"/>VL_Dados: PChar;</text:p>
      <text:p text:style-name="P533"><text:tab/> <text:s text:c="3"/>VL_MenuVenda: TF_MenuVenda;</text:p>
      <text:p text:style-name="P533"><text:tab/>begin</text:p>
      <text:p text:style-name="P533"><text:tab/><text:span text:style-name="T99">//carrega as variáveis</text:span></text:p>
      <text:p text:style-name="P533"><text:tab/> <text:s text:c="3"/>Result := 0;</text:p>
      <text:p text:style-name="P533"><text:tab/> <text:s text:c="3"/>VL_Tag := '';</text:p>
      <text:p text:style-name="P533"><text:tab/> <text:s text:c="3"/>VL_Dados := '';</text:p>
      <text:p text:style-name="P533"><text:tab/> <text:s text:c="3"/><text:span text:style-name="T99">//Esta função </text:span><text:span text:style-name="T100">envia e retorna</text:span><text:span text:style-name="T99"> a mensage</text:span><text:span text:style-name="T100">ns</text:span><text:span text:style-name="T99"> de </text:span><text:span text:style-name="T100">texto</text:span><text:span text:style-name="T99"> (estrutura de mensagem tópico </text:span><text:span text:style-name="T104">3.1</text:span><text:span text:style-name="T99">)</text:span><text:span text:style-name="T100">conforme sua estrutura.</text:span></text:p>
      <text:p text:style-name="P533"><text:tab/> <text:s text:c="3"/>F_MensagemCarregaTags(F_Mensagem, VP_Menu);</text:p>
      <text:p text:style-name="P533"><text:tab/> <text:s/><text:span text:style-name="T100"><text:s/>//cria o formulário do menu com o bo</text:span><text:span text:style-name="T101">tão</text:span><text:span text:style-name="T100"> </text:span><text:span text:style-name="T101">Cancela Tag=0030 conforme tabela de tag do tópico </text:span><text:span text:style-name="T104">2</text:span><text:span text:style-name="T101">.2</text:span></text:p>
      <text:p text:style-name="P533"><text:tab/> <text:s text:c="2"/>VL_MenuVenda := TF_MenuVenda.Create(F_Principal);</text:p>
      <text:p text:style-name="P533"><text:tab/> <text:s text:c="3"/>VL_MenuVenda.Height:=170;</text:p>
      <text:p text:style-name="P533"><text:tab/> <text:s text:c="3"/>VL_btn := TMButton.Create(VL_MenuVenda.PBotao);</text:p>
      <text:p text:style-name="P533"><text:tab/> <text:s text:c="3"/>VL_btn.V_tag := '0030';</text:p>
      <text:p text:style-name="P533"><text:tab/> <text:s text:c="3"/>VL_btn.Caption := 'Cancela';</text:p>
      <text:p text:style-name="P533"><text:tab/> <text:s text:c="3"/>VL_btn.Align := alTop;</text:p>
      <text:p text:style-name="P533"><text:tab/> <text:s text:c="3"/>VL_btn.Height := 20;</text:p>
      <text:p text:style-name="P533"><text:tab/> <text:s text:c="3"/>VL_btn.BorderSpacing.Around := 20;</text:p>
      <text:p text:style-name="P533"><text:tab/> <text:s text:c="3"/>VL_btn.Parent := VL_MenuVenda.PBotao;</text:p>
      <text:p text:style-name="P533"><text:tab/> <text:s text:c="3"/>VL_btn.TabOrder := 0;</text:p>
      <text:p text:style-name="P533"><text:tab/> <text:s text:c="3"/>VL_btn.OnClick := @F_Principal.CliqueDoBotao;</text:p>
      <text:p text:style-name="P533"/>
      <text:p text:style-name="P533"><text:tab/><text:span text:style-name="T99">//Executa um Loop até o tamanho da mensagem que a função </text:span></text:p>
      <text:p text:style-name="P560"><text:tab/>F_MensagemTagCount( mensagem conforme estrutura descrita no tópico <text:span text:style-name="T342">3.1</text:span> deste manual) para montar os botões<text:tab/></text:p>
      <text:p text:style-name="P533"><text:tab/> <text:s text:c="3"/></text:p>
      <text:p text:style-name="P533"><text:tab/>for VL_I := 1 to F_MensagemTagCount(F_Mensagem) do</text:p>
      <text:p text:style-name="P533"><text:tab/> <text:s text:c="3"/>begin</text:p>
      <text:p text:style-name="P533"><text:tab/> <text:s text:c="6"/><text:span text:style-name="T99"><text:s/>//Esta função carrega da mensagem de retorno (estrutura de mensagem tópico </text:span><text:span text:style-name="T104">3.1</text:span><text:span text:style-name="T99">)na posição X uma determinada </text:span></text:p>
      <text:p text:style-name="P560"><text:tab/> <text:s text:c="9"/>TAG (VL_Tag(verificar tabela de Tag tópico <text:span text:style-name="T342">2</text:span>.2)) e os dados nela contida como parâmetro de retorno (VL_Dados). </text:p>
      <text:p text:style-name="P560"/>
      <text:p text:style-name="P533"><text:tab/> <text:s text:c="7"/>F_MensagemGetTagIdx(F_Mensagem, VL_i, VL_Tag, VL_Dados);</text:p>
      <text:p text:style-name="P533"><text:tab/> <text:s text:c="7"/>if VL_Tag &lt;&gt; '0030' then</text:p>
      <text:p text:style-name="P533"><text:tab/> <text:s text:c="7"/>begin</text:p>
      <text:p text:style-name="P533"><text:tab/><text:tab/><text:span text:style-name="T99">//adiciona os botões com suas tags correspondentes conforme retorno do Open-Tef</text:span></text:p>
      <text:p text:style-name="P533"><text:tab/> <text:s text:c="11"/>VL_btn := TMButton.Create(VL_MenuVenda.PBotao);</text:p>
      <text:p text:style-name="P533"><text:tab/> <text:s text:c="11"/>F_MensagemGetTagIdx(F_Mensagem, VL_i, VL_Tag, VL_Dados);</text:p>
      <text:p text:style-name="P533"><text:tab/> <text:s text:c="11"/>VL_btn.V_tag := VL_tag;</text:p>
      <text:p text:style-name="P533"><text:tab/> <text:s text:c="11"/>VL_btn.Caption := VL_Dados;</text:p>
      <text:p text:style-name="P533"><text:tab/> <text:s text:c="11"/>VL_btn.Align := alTop;</text:p>
      <text:p text:style-name="P533"><text:tab/> <text:s text:c="11"/>VL_btn.Height := 20;</text:p>
      <text:p text:style-name="P533"><text:tab/> <text:s text:c="11"/>VL_btn.BorderSpacing.Around := 20;</text:p>
      <text:p text:style-name="P533"><text:tab/> <text:s text:c="11"/>VL_btn.Parent := VL_MenuVenda.PBotao;</text:p>
      <text:p text:style-name="P533"><text:tab/> <text:s text:c="11"/>VL_btn.TabOrder := 0;</text:p>
      <text:p text:style-name="P533"><text:tab/> <text:s text:c="11"/>VL_MenuVenda.Height := VL_MenuVenda.Height + 40;</text:p>
      <text:p text:style-name="P533"><text:tab/> <text:s text:c="11"/>VL_btn.OnClick := @F_Principal.CliqueDoBotao;</text:p>
      <text:p text:style-name="P533"><text:tab/> <text:s text:c="7"/>end;</text:p>
      <text:p text:style-name="P533"><text:tab/> <text:s text:c="3"/>end;</text:p>
      <text:p text:style-name="P533"><text:tab/> <text:s text:c="3"/>VL_MenuVenda.Height := VL_MenuVenda.Height + 40;</text:p>
      <text:p text:style-name="P533"><text:tab/> <text:s text:c="3"/>F_Principal.MStatus.Lines.Add('TransacaoID:' + F_MensagemComandoDados(F_Mensagem));</text:p>
      <text:p text:style-name="P533"><text:tab/> <text:s text:c="3"/>VL_MenuVenda.ShowModal;</text:p>
      <text:p text:style-name="P533"><text:tab/> <text:s text:c="3"/>VO_Botao := StrAlloc(Length(VL_MenuVenda.V_Botao) + 1);</text:p>
      <text:p text:style-name="P533"><text:soft-page-break/><text:tab/> <text:s text:c="3"/>StrPCopy(VO_Botao, VL_MenuVenda.V_Botao);</text:p>
      <text:p text:style-name="P533"><text:tab/> <text:s text:c="3"/>VL_MenuVenda.Free;</text:p>
      <text:p text:style-name="P533"><text:tab/>end;</text:p>
      <text:p text:style-name="P533"/>
      <text:p text:style-name="P543">Funções complementares do exemplo citado</text:p>
      <text:p text:style-name="P543"/>
      <text:p text:style-name="P481"><text:span text:style-name="T23">Para </text:span><text:span text:style-name="T45">carregar as funções de </text:span><text:span text:style-name="T105">F_MensagemCarregaTags, </text:span><text:span text:style-name="T106">F_MensagemTagCount</text:span><text:span text:style-name="T46">, </text:span><text:span text:style-name="T107">F_</text:span><text:span text:style-name="T106">MensagemGetTagIdx</text:span><text:span text:style-name="T23"> </text:span><text:span text:style-name="T30">deve usar a</text:span><text:span text:style-name="T47">s</text:span><text:span text:style-name="T30"> </text:span><text:span text:style-name="T47">funções</text:span><text:span text:style-name="T30"> </text:span><text:span text:style-name="T24">“mensagemcarregatags, </text:span><text:span text:style-name="T46">mensagemtagcount </text:span><text:span text:style-name="T45">e </text:span><text:span text:style-name="T46">mensagemgettagidx</text:span><text:span text:style-name="T24">” </text:span><text:span text:style-name="T30">da lib tef_lib</text:span><text:span text:style-name="T24">.</text:span><text:span text:style-name="T30">dll ou tef_lib.so dependendo só </text:span><text:span text:style-name="T71">do </text:span><text:span text:style-name="T30">sistema operacional.</text:span></text:p>
      <text:p text:style-name="P543"/>
      <text:p text:style-name="P543"/>
      <text:p text:style-name="P544">A estrutura da função F_ <text:span text:style-name="T105">MensagemCarregaTags</text:span><text:span text:style-name="T46"> </text:span><text:span text:style-name="T22">deve conter os seguintes parâmetros:</text:span></text:p>
      <text:p text:style-name="P468"/>
      <text:p text:style-name="P468"/>
      <text:p text:style-name="P468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64">Entrada/Saída</text:p>
          </table:table-cell>
          <table:table-cell table:style-name="Tabela14.A2" office:value-type="string">
            <text:p text:style-name="P564">Descrição</text:p>
          </table:table-cell>
          <table:table-cell table:style-name="Tabela14.C2" office:value-type="string">
            <text:p text:style-name="P563">Tipo de Dados</text:p>
          </table:table-cell>
        </table:table-row>
        <table:table-row table:style-name="TableLine1791556875424">
          <table:table-cell table:style-name="Tabela14.B4" office:value-type="string">
            <text:p text:style-name="P518">Saída</text:p>
          </table:table-cell>
          <table:table-cell table:style-name="Tabela14.B4" office:value-type="string">
            <text:p text:style-name="P510"><text:span text:style-name="T41">Estrutura da </text:span><text:span text:style-name="T32">M</text:span><text:span text:style-name="T22">ensagem </text:span><text:span text:style-name="T47">(Estrutura da Tag)</text:span></text:p>
            <text:p text:style-name="P534"><text:span text:style-name="T22">(</text:span><text:span text:style-name="T41">Passar o Texto conforme a estrutura da “mensagem”</text:span><text:span text:style-name="T40"> </text:span><text:span text:style-name="T41">encontrada</text:span><text:span text:style-name="T40"> o tópico </text:span><text:span text:style-name="T75">3.1</text:span><text:span text:style-name="T40"> </text:span><text:span text:style-name="T44">deste manual</text:span><text:span text:style-name="T41">)</text:span></text:p>
          </table:table-cell>
          <table:table-cell table:style-name="Tabela14.C4" office:value-type="string">
            <text:p text:style-name="P572">Texto</text:p>
          </table:table-cell>
        </table:table-row>
        <table:table-row table:style-name="TableLine1791552835408">
          <table:table-cell table:style-name="Tabela14.B4" office:value-type="string">
            <text:p text:style-name="P524">Saída</text:p>
          </table:table-cell>
          <table:table-cell table:style-name="Tabela14.B4" office:value-type="string">
            <text:p text:style-name="P524"><text:span text:style-name="T113">Retorno estruturado </text:span><text:span text:style-name="T134">da Mensagem</text:span><text:span text:style-name="T113"> (Estrutura da Tag)</text:span></text:p>
            <text:p text:style-name="P534"><text:span text:style-name="T22">(</text:span><text:span text:style-name="T58">Retorna</text:span><text:span text:style-name="T41"> </text:span><text:span text:style-name="T58">o</text:span><text:span text:style-name="T41"> Texto conforme a estrutura da “mensagem”</text:span><text:span text:style-name="T40"> </text:span><text:span text:style-name="T41">encontrada</text:span><text:span text:style-name="T40"> </text:span><text:span text:style-name="T58">n</text:span><text:span text:style-name="T40">o tópico </text:span><text:span text:style-name="T75">3.1</text:span><text:span text:style-name="T40"> </text:span><text:span text:style-name="T44">deste manual</text:span><text:span text:style-name="T41">)</text:span></text:p>
          </table:table-cell>
          <table:table-cell table:style-name="Tabela14.C4" office:value-type="string">
            <text:p text:style-name="P566">Texto</text:p>
          </table:table-cell>
        </table:table-row>
      </table:table>
      <text:p text:style-name="P538"><text:span text:style-name="T22">O retorno da função d</text:span><text:span text:style-name="T27">evolve um inteiro, retorno diferente de 0 indica erro.</text:span></text:p>
      <text:p text:style-name="P454"/>
      <text:p text:style-name="P454">Exemplo em pascal:</text:p>
      <text:p text:style-name="P454"/>
      <text:p text:style-name="P513"><text:span text:style-name="T127">//</text:span><text:span text:style-name="T128">estrutura</text:span></text:p>
      <text:p text:style-name="P469"><text:span text:style-name="T146">F_</text:span>MensagemCarregaTags = function(VP_Mensagem: Pointer; VP_Dados: PChar): integer; stdcall;</text:p>
      <text:p text:style-name="P454"/>
      <text:p text:style-name="P513"><text:span text:style-name="T127">//</text:span><text:span text:style-name="T129">aplicação</text:span></text:p>
      <text:p text:style-name="P469"><text:span text:style-name="T21">F</text:span><text:span text:style-name="T146">_</text:span>MensagemCarregaTags<text:span text:style-name="T21">(</text:span><text:span text:style-name="T146">VL_Mensagem, VL_Dados</text:span><text:span text:style-name="T21">);</text:span></text:p>
      <text:p text:style-name="P536"/>
      <text:p text:style-name="P544">A estrutura da função F_ <text:span text:style-name="T106">MensagemGetTagIdx</text:span><text:span text:style-name="T46"> </text:span><text:span text:style-name="T22">deve conter os seguintes parâmetros:</text:span></text:p>
      <text:p text:style-name="P468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64">Entrada/Saída</text:p>
          </table:table-cell>
          <table:table-cell table:style-name="Tabela15.A2" office:value-type="string">
            <text:p text:style-name="P564">Descrição</text:p>
          </table:table-cell>
          <table:table-cell table:style-name="Tabela15.C2" office:value-type="string">
            <text:p text:style-name="P563">Tipo de Dados</text:p>
          </table:table-cell>
        </table:table-row>
        <table:table-row table:style-name="TableLine1791552840592">
          <table:table-cell table:style-name="Tabela15.B6" office:value-type="string">
            <text:p text:style-name="P524">Saída</text:p>
          </table:table-cell>
          <table:table-cell table:style-name="Tabela15.B6" office:value-type="string">
            <text:p text:style-name="P510"><text:span text:style-name="T41">Estrutura da </text:span><text:span text:style-name="T32">M</text:span><text:span text:style-name="T22">ensagem </text:span><text:span text:style-name="T47">(Estrutura da Tag)</text:span></text:p>
            <text:p text:style-name="P534"><text:span text:style-name="T41">(Passar o Texto conforme a estrutura da “mensagem”</text:span><text:span text:style-name="T40"> </text:span><text:span text:style-name="T41">encontrada</text:span><text:span text:style-name="T40"> </text:span><text:span text:style-name="T58">n</text:span><text:span text:style-name="T40">o tópico </text:span><text:span text:style-name="T75">3.1</text:span><text:span text:style-name="T40"> </text:span><text:span text:style-name="T44">deste manual</text:span><text:span text:style-name="T41">)</text:span></text:p>
          </table:table-cell>
          <table:table-cell table:style-name="Tabela15.C6" office:value-type="string">
            <text:p text:style-name="P566">Texto</text:p>
          </table:table-cell>
        </table:table-row>
        <table:table-row table:style-name="TableLine1791552836560">
          <table:table-cell table:style-name="Tabela15.B6" office:value-type="string">
            <text:p text:style-name="P525">Saída</text:p>
          </table:table-cell>
          <table:table-cell table:style-name="Tabela15.B6" office:value-type="string">
            <text:p text:style-name="P525">Valor inicial do texto na estrutura da mensagem</text:p>
          </table:table-cell>
          <table:table-cell table:style-name="Tabela15.C6" office:value-type="string">
            <text:p text:style-name="P566">Inteiro</text:p>
          </table:table-cell>
        </table:table-row>
        <table:table-row table:style-name="TableLine1791552840880">
          <table:table-cell table:style-name="Tabela15.B6" office:value-type="string">
            <text:p text:style-name="P525">Entrada/Saída</text:p>
          </table:table-cell>
          <table:table-cell table:style-name="Tabela15.B6" office:value-type="string">
            <text:p text:style-name="P525">Tag de Retorno da estrutura da mensagem</text:p>
            <text:p text:style-name="P534"><text:span text:style-name="T48">(Verificar a Tag correspondente conforme a tabela de Tag do tópico </text:span><text:span text:style-name="T75">2</text:span><text:span text:style-name="T48">.2</text:span><text:span text:style-name="T40"> </text:span><text:span text:style-name="T44">deste manual</text:span><text:span text:style-name="T41">)</text:span></text:p>
          </table:table-cell>
          <table:table-cell table:style-name="Tabela15.C6" office:value-type="string">
            <text:p text:style-name="P566">Texto</text:p>
          </table:table-cell>
        </table:table-row>
        <text:soft-page-break/>
        <table:table-row table:style-name="TableLine1791552837712">
          <table:table-cell table:style-name="Tabela15.B6" office:value-type="string">
            <text:p text:style-name="P525">Entrada/Saída</text:p>
          </table:table-cell>
          <table:table-cell table:style-name="Tabela15.B6" office:value-type="string">
            <text:p text:style-name="P524">Dados <text:span text:style-name="T113">Contido na Tag </text:span>de <text:span text:style-name="T113">Retorno </text:span></text:p>
          </table:table-cell>
          <table:table-cell table:style-name="Tabela15.C6" office:value-type="string">
            <text:p text:style-name="P566">Texto</text:p>
          </table:table-cell>
        </table:table-row>
      </table:table>
      <text:p text:style-name="P538"><text:span text:style-name="T22">O retorno da função d</text:span><text:span text:style-name="T27">evolve um inteiro, retorno diferente de 0 indica erro.</text:span></text:p>
      <text:p text:style-name="P454"/>
      <text:p text:style-name="P454">Exemplo em pascal:</text:p>
      <text:p text:style-name="P454"/>
      <text:p text:style-name="P513"><text:span text:style-name="T127">//</text:span><text:span text:style-name="T128">estrutura</text:span></text:p>
      <text:p text:style-name="P469"><text:span text:style-name="T21">F_MensagemGetTagIdx </text:span><text:span text:style-name="T143">=</text:span><text:span text:style-name="T21"> function(VO_Mensagem: Pointer; VL_Idx: integer; var VO_Tag: PChar; var VO_Dados: PChar): integer; stdcall;</text:span></text:p>
      <text:p text:style-name="P454"/>
      <text:p text:style-name="P513"><text:span text:style-name="T127">//</text:span><text:span text:style-name="T129">aplicação</text:span></text:p>
      <text:p text:style-name="P454">F_MensagemGetTagIdx(F_Mensagem, VL_i, VL_Tag, VL_Dados);</text:p>
      <text:p text:style-name="P536"/>
      <text:p text:style-name="P536"/>
      <text:p text:style-name="P544">A estrutura da função F_ <text:span text:style-name="T106">MensagemTagCount</text:span><text:span text:style-name="T46"> </text:span><text:span text:style-name="T22">deve conter os seguintes parâmetros:</text:span></text:p>
      <text:p text:style-name="P468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64">Entrada/Saída</text:p>
          </table:table-cell>
          <table:table-cell table:style-name="Tabela16.A2" office:value-type="string">
            <text:p text:style-name="P564">Descrição</text:p>
          </table:table-cell>
          <table:table-cell table:style-name="Tabela16.C2" office:value-type="string">
            <text:p text:style-name="P563">Tipo de Dados</text:p>
          </table:table-cell>
        </table:table-row>
        <table:table-row table:style-name="TableLine1791552833392">
          <table:table-cell table:style-name="Tabela16.B3" office:value-type="string">
            <text:p text:style-name="P524">Saída</text:p>
          </table:table-cell>
          <table:table-cell table:style-name="Tabela16.B3" office:value-type="string">
            <text:p text:style-name="P510"><text:span text:style-name="T41">Estrutura da </text:span><text:span text:style-name="T32">M</text:span><text:span text:style-name="T22">ensagem </text:span><text:span text:style-name="T47">(Estrutura da Tag)</text:span></text:p>
            <text:p text:style-name="P534"><text:span text:style-name="T41">(Passar o Texto conforme a estrutura da “mensagem”</text:span><text:span text:style-name="T40"> </text:span><text:span text:style-name="T41">encontrada</text:span><text:span text:style-name="T40"> </text:span><text:span text:style-name="T58">n</text:span><text:span text:style-name="T40">o tópico </text:span><text:span text:style-name="T75">3.1</text:span><text:span text:style-name="T40"> </text:span><text:span text:style-name="T44">deste manual</text:span><text:span text:style-name="T41">)</text:span></text:p>
          </table:table-cell>
          <table:table-cell table:style-name="Tabela16.C3" office:value-type="string">
            <text:p text:style-name="P566">Texto</text:p>
          </table:table-cell>
        </table:table-row>
      </table:table>
      <text:p text:style-name="P538"><text:span text:style-name="T22">O retorno da função d</text:span><text:span text:style-name="T27">evolve um inteiro </text:span><text:span text:style-name="T58">correspondente ao tamanho da Tag.</text:span></text:p>
      <text:p text:style-name="P456"/>
      <text:p text:style-name="P456">Exemplo em pascal:</text:p>
      <text:p text:style-name="P469"/>
      <text:p text:style-name="P513"><text:span text:style-name="T127">//</text:span><text:span text:style-name="T128">estrutura</text:span></text:p>
      <text:p text:style-name="P469"><text:span text:style-name="T144">F_</text:span>MensagemTagCount = function(VO_Mensagem: Pointer): integer; stdcall;</text:p>
      <text:p text:style-name="P454"/>
      <text:p text:style-name="P513"><text:span text:style-name="T127">//</text:span><text:span text:style-name="T129">aplicação</text:span></text:p>
      <text:p text:style-name="P526"><text:span text:style-name="T145">VL_QuantidadeTag := </text:span><text:span text:style-name="T144">F_</text:span>MensagemTagCount<text:span text:style-name="T145">(VL_Mensagem)</text:span> ;</text:p>
      <text:p text:style-name="P516"/>
      <text:p text:style-name="P469"/>
      <text:p text:style-name="P536"/>
      <text:p text:style-name="P536"><text:span text:style-name="T2">1.</text:span><text:span text:style-name="T9">5</text:span><text:span text:style-name="T2">.</text:span><text:span text:style-name="T4">3</text:span><text:span text:style-name="T2"> – </text:span><text:span text:style-name="T5">Função </text:span><text:span text:style-name="T4">Mensagem para o Operador</text:span></text:p>
      <text:p text:style-name="P496"/>
      <text:p text:style-name="P470"><text:tab/><text:span text:style-name="T80">Esta função exibe Mensagem para o Operador do Frente de Caixa </text:span><text:span text:style-name="T81">e deve ter a seguinte estrutura: </text:span></text:p>
      <text:p text:style-name="P470"/>
      <text:p text:style-name="P470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564">Entrada/Saída</text:p>
          </table:table-cell>
          <table:table-cell table:style-name="Tabela17.A2" office:value-type="string">
            <text:p text:style-name="P564">Descrição</text:p>
          </table:table-cell>
          <table:table-cell table:style-name="Tabela17.C2" office:value-type="string">
            <text:p text:style-name="P563">Tipo de Dados</text:p>
          </table:table-cell>
        </table:table-row>
        <table:table-row table:style-name="TableLine1791553700048">
          <table:table-cell table:style-name="Tabela17.B3" office:value-type="string">
            <text:p text:style-name="P518">Saída</text:p>
          </table:table-cell>
          <table:table-cell table:style-name="Tabela17.B3" office:value-type="string">
            <text:p text:style-name="P510"><text:span text:style-name="T32">M</text:span><text:span text:style-name="T22">ensagem a ser </text:span><text:span text:style-name="T43">exibida</text:span></text:p>
            <text:p text:style-name="P534"><text:span text:style-name="T22">(</text:span><text:span text:style-name="T40">Mensagem a ser </text:span><text:span text:style-name="T43">exibida</text:span><text:span text:style-name="T40"> </text:span><text:span text:style-name="T43">ao operador do PDV</text:span><text:span text:style-name="T41">)</text:span></text:p>
          </table:table-cell>
          <table:table-cell table:style-name="Tabela17.C3" office:value-type="string">
            <text:p text:style-name="P572">Texto</text:p>
          </table:table-cell>
        </table:table-row>
      </table:table>
      <text:p text:style-name="P467"/>
      <text:p text:style-name="P467">O retorno da função d<text:span text:style-name="T21">evolve um inteiro, retorno diferente de 0 indica erro.</text:span></text:p>
      <text:p text:style-name="P539"/>
      <text:p text:style-name="P469">Exemplo em pascal</text:p>
      <text:p text:style-name="P469"/>
      <text:p text:style-name="P526"><text:tab/>function mensagemoperador(VP_Dados: PChar): integer; stdcall;</text:p>
      <text:p text:style-name="P526"><text:tab/>begin</text:p>
      <text:p text:style-name="P526"><text:tab/> <text:s text:c="3"/>Result := <text:span text:style-name="T81">1</text:span>;</text:p>
      <text:p text:style-name="P526"><text:soft-page-break/><text:tab/><text:tab/><text:span text:style-name="T12">// </text:span><text:span text:style-name="T15">mostra o texto </text:span><text:span text:style-name="T12">VP_Dados </text:span><text:span text:style-name="T15">para o operador, no exemplo como caixa de mensagem</text:span></text:p>
      <text:p text:style-name="P526"><text:tab/> <text:s text:c="3"/>ShowMessage(VP_Dados); </text:p>
      <text:p text:style-name="P526"><text:tab/> <text:s text:c="3"/>Result := 0;</text:p>
      <text:p text:style-name="P526"><text:tab/>end;</text:p>
      <text:p text:style-name="P496"/>
      <text:p text:style-name="P496"/>
      <text:p text:style-name="P496">1.<text:span text:style-name="T333">5</text:span>.<text:span text:style-name="T82">4</text:span> – <text:span text:style-name="T78">Função </text:span><text:span text:style-name="T82">Solicita Dados do Pdv</text:span></text:p>
      <text:p text:style-name="P496"/>
      <text:p text:style-name="P470"><text:tab/><text:span text:style-name="T82">Esta função pega as solicitações enviadas do PDV e trata o seu retorno, a função solicita dados do PDV dev</text:span><text:span text:style-name="T96">e</text:span><text:span text:style-name="T82"> ter a seguinte estrutura: </text:span><text:span text:style-name="T79"><text:s/></text:span></text:p>
      <text:p text:style-name="P470"/>
      <text:p text:style-name="P470"/>
      <table:table table:name="Tabela18" table:style-name="Tabela18">
        <table:table-column table:style-name="Tabela18.A" table:number-columns-repeated="3"/>
        <table:table-row table:style-name="Tabela18.1">
          <table:table-cell table:style-name="Tabela18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564">Entrada/Saída</text:p>
          </table:table-cell>
          <table:table-cell table:style-name="Tabela18.A2" office:value-type="string">
            <text:p text:style-name="P564">Descrição</text:p>
          </table:table-cell>
          <table:table-cell table:style-name="Tabela18.C2" office:value-type="string">
            <text:p text:style-name="P563">Tipo de Dados</text:p>
          </table:table-cell>
        </table:table-row>
        <table:table-row table:style-name="TableLine1791553695728">
          <table:table-cell table:style-name="Tabela18.B3" office:value-type="string">
            <text:p text:style-name="P518">Saída</text:p>
          </table:table-cell>
          <table:table-cell table:style-name="Tabela18.B3" office:value-type="string">
            <text:p text:style-name="P510"><text:span text:style-name="T41">Estrutura da </text:span><text:span text:style-name="T32">M</text:span><text:span text:style-name="T22">ensagem</text:span></text:p>
            <text:p text:style-name="P534"><text:span text:style-name="T22">(</text:span><text:span text:style-name="T41">Passar o Texto conforme a estrutura da “mensagem”</text:span><text:span text:style-name="T40"> </text:span><text:span text:style-name="T41">encontrada</text:span><text:span text:style-name="T40"> </text:span><text:span text:style-name="T59">n</text:span><text:span text:style-name="T40">o tópico </text:span><text:span text:style-name="T75">3.1</text:span><text:span text:style-name="T40"> </text:span><text:span text:style-name="T44">deste manual</text:span><text:span text:style-name="T41">)</text:span></text:p>
          </table:table-cell>
          <table:table-cell table:style-name="Tabela18.C3" office:value-type="string">
            <text:p text:style-name="P572">Texto</text:p>
          </table:table-cell>
        </table:table-row>
        <table:table-row table:style-name="Tabela18.4">
          <table:table-cell table:style-name="Tabela18.A4" office:value-type="string">
            <text:p text:style-name="P523">Entrada/Saída</text:p>
          </table:table-cell>
          <table:table-cell table:style-name="Tabela18.A4" office:value-type="string">
            <text:p text:style-name="P510"><text:span text:style-name="T41">Estrutura da </text:span><text:span text:style-name="T32">M</text:span><text:span text:style-name="T22">ensagem </text:span><text:span text:style-name="T44">(Botão)</text:span></text:p>
            <text:p text:style-name="P534"><text:span text:style-name="T22">(</text:span><text:span text:style-name="T59">Recebe</text:span><text:span text:style-name="T41"> o Texto conforme a estrutura da “mensagem”</text:span><text:span text:style-name="T40"> </text:span><text:span text:style-name="T41">encontrada</text:span><text:span text:style-name="T40"> </text:span><text:span text:style-name="T44">n</text:span><text:span text:style-name="T40">o tópico </text:span><text:span text:style-name="T75">3.1</text:span><text:span text:style-name="T40"> </text:span><text:span text:style-name="T42">deste manual</text:span><text:span text:style-name="T41">)</text:span></text:p>
          </table:table-cell>
          <table:table-cell table:style-name="Tabela18.C4" office:value-type="string">
            <text:p text:style-name="P573">Texto</text:p>
          </table:table-cell>
        </table:table-row>
        <table:table-row table:style-name="Tabela18.4">
          <table:table-cell table:style-name="Tabela18.A4" office:value-type="string">
            <text:p text:style-name="P523">Entrada/Saída</text:p>
          </table:table-cell>
          <table:table-cell table:style-name="Tabela18.A4" office:value-type="string">
            <text:p text:style-name="P510"><text:span text:style-name="T41">Estrutura da </text:span><text:span text:style-name="T32">M</text:span><text:span text:style-name="T22">ensagem </text:span><text:span text:style-name="T44">(Dados)</text:span></text:p>
            <text:p text:style-name="P534"><text:span text:style-name="T22">(</text:span><text:span text:style-name="T59">Recebe</text:span><text:span text:style-name="T41"> o Texto conforme a estrutura da “mensagem”</text:span><text:span text:style-name="T40"> </text:span><text:span text:style-name="T41">encontrada</text:span><text:span text:style-name="T40"> </text:span><text:span text:style-name="T44">n</text:span><text:span text:style-name="T40">o tópico </text:span><text:span text:style-name="T75">3.1</text:span><text:span text:style-name="T40"> </text:span><text:span text:style-name="T42">deste manual</text:span><text:span text:style-name="T41">)</text:span></text:p>
          </table:table-cell>
          <table:table-cell table:style-name="Tabela18.C4" office:value-type="string">
            <text:p text:style-name="P573">Texto</text:p>
          </table:table-cell>
        </table:table-row>
      </table:table>
      <text:p text:style-name="P470"/>
      <text:p text:style-name="P467">O retorno da função d<text:span text:style-name="T21">evolve um inteiro, retorno diferente de 0 indica erro.</text:span></text:p>
      <text:p text:style-name="P467"/>
      <text:p text:style-name="P471"><text:span text:style-name="T97">O</text:span> primeir<text:span text:style-name="T97">o</text:span> <text:span text:style-name="T97">parâmetro</text:span> de retorno representa o botão pressionado </text:p>
      <text:p text:style-name="P471"><text:span text:style-name="T97">O</text:span> <text:span text:style-name="T97">segundo</text:span> <text:span text:style-name="T97">parâmetro</text:span> de retorno são os dados retornados da solicitação</text:p>
      <text:p text:style-name="P536"/>
      <text:p text:style-name="P472">Exemplo em Pascal</text:p>
      <text:p text:style-name="P470"><text:tab/></text:p>
      <text:p text:style-name="P527"><text:tab/>function solicitadadospdv(VP_Mensagem: PChar; var VO_Botao, VO_Dados: PChar): integer; stdcall;</text:p>
      <text:p text:style-name="P528"><text:tab/>var</text:p>
      <text:p text:style-name="P528"><text:tab/> <text:s text:c="3"/>VL_btn: TMButton;</text:p>
      <text:p text:style-name="P528"><text:tab/> <text:s text:c="3"/>VL_I: integer;</text:p>
      <text:p text:style-name="P528"><text:tab/> <text:s text:c="3"/>VL_Tag: PChar;</text:p>
      <text:p text:style-name="P528"><text:tab/> <text:s text:c="3"/>VL_Dados: PChar;</text:p>
      <text:p text:style-name="P528"><text:tab/> <text:s text:c="3"/>VL_MenuVenda: TF_MenuVenda;</text:p>
      <text:p text:style-name="P528"><text:tab/> <text:s text:c="3"/>VL_Imagem:String;</text:p>
      <text:p text:style-name="P530"/>
      <text:p text:style-name="P529"><text:tab/><text:span text:style-name="T12">//</text:span><text:span text:style-name="T13">procedimento de conversão de texto para imagem</text:span></text:p>
      <text:p text:style-name="P529"><text:tab/>procedure StrToImagem(Dados: string; var Imagem: Timage);</text:p>
      <text:p text:style-name="P529"><text:tab/>var</text:p>
      <text:p text:style-name="P529"><text:tab/> <text:s text:c="3"/>JP: TJPEGImage;</text:p>
      <text:p text:style-name="P529"><text:tab/> <text:s text:c="3"/>PNG: TPortableNetworkGraphic;</text:p>
      <text:p text:style-name="P529"><text:tab/> <text:s text:c="3"/>BPM: TBitmap;</text:p>
      <text:p text:style-name="P529"><text:tab/> <text:s text:c="3"/>Sm: TStringStream;</text:p>
      <text:p text:style-name="P529"><text:tab/> <text:s text:c="3"/>i: integer;</text:p>
      <text:p text:style-name="P529"><text:tab/> <text:s text:c="3"/>Tipo_Imagem,S, L: string;</text:p>
      <text:p text:style-name="P529"><text:tab/>begin</text:p>
      <text:p text:style-name="P529"><text:tab/> <text:s text:c="3"/>s := '';</text:p>
      <text:p text:style-name="P529"><text:tab/> <text:s text:c="3"/>L := '';</text:p>
      <text:p text:style-name="P529"><text:tab/> <text:s text:c="3"/>Tipo_Imagem:='TI_JPG';</text:p>
      <text:p text:style-name="P529"><text:tab/> <text:s text:c="3"/>if Dados = '' then</text:p>
      <text:p text:style-name="P529"><text:tab/> <text:s text:c="3"/>begin</text:p>
      <text:p text:style-name="P529"><text:soft-page-break/><text:tab/> <text:s text:c="7"/>Imagem.Picture.Graphic := nil;</text:p>
      <text:p text:style-name="P529"><text:tab/> <text:s text:c="7"/>exit;</text:p>
      <text:p text:style-name="P529"><text:tab/> <text:s text:c="3"/>end;</text:p>
      <text:p text:style-name="P529"><text:tab/> <text:s text:c="3"/>for i := 0 to Length(Dados) div 2 - 1 do</text:p>
      <text:p text:style-name="P529"><text:tab/> <text:s text:c="3"/>begin</text:p>
      <text:p text:style-name="P529"><text:tab/> <text:s text:c="7"/>L := copy(Dados, ((1 + i) * 2) - 1, 2);</text:p>
      <text:p text:style-name="P529"><text:tab/> <text:s text:c="7"/>s := s + char(Hex2Dec(L));</text:p>
      <text:p text:style-name="P529"><text:tab/> <text:s text:c="3"/>end;</text:p>
      <text:p text:style-name="P529"><text:tab/> <text:s text:c="2"/>Sm := TStringStream.Create(s);</text:p>
      <text:p text:style-name="P529"><text:tab/> <text:s text:c="3"/>if Length(s) &gt; 5 then</text:p>
      <text:p text:style-name="P529"><text:tab/> <text:s text:c="3"/>begin</text:p>
      <text:p text:style-name="P529"><text:tab/> <text:s text:c="7"/>if ((char(s[2]) = 'P') and (char(s[3]) = 'N') and (char(s[4]) = 'G')) then</text:p>
      <text:p text:style-name="P529"><text:tab/> <text:s text:c="11"/>Tipo_Imagem := 'TI_Png';</text:p>
      <text:p text:style-name="P529"><text:tab/> <text:s text:c="7"/>if ((char(s[1]) = 'B') and (char(s[2]) = 'M')) then</text:p>
      <text:p text:style-name="P529"><text:tab/> <text:s text:c="11"/>Tipo_Imagem := 'TI_BMP';</text:p>
      <text:p text:style-name="P529"><text:tab/> <text:s text:c="3"/>end;</text:p>
      <text:p text:style-name="P530"><text:tab/> <text:s text:c="3"/>if Tipo_Imagem = 'TI_JPG' then</text:p>
      <text:p text:style-name="P530"><text:tab/> <text:s text:c="3"/>begin</text:p>
      <text:p text:style-name="P530"><text:tab/> <text:s text:c="7"/>JP := TJPEGImage.Create;</text:p>
      <text:p text:style-name="P530"><text:tab/> <text:s text:c="7"/>JP.LoadFromStream(Sm);</text:p>
      <text:p text:style-name="P530"><text:tab/> <text:s text:c="7"/>Imagem.Picture.Assign(JP);</text:p>
      <text:p text:style-name="P530"><text:tab/> <text:s text:c="7"/>JP.Free;</text:p>
      <text:p text:style-name="P530"><text:tab/> <text:s text:c="7"/>Sm.Free;</text:p>
      <text:p text:style-name="P530"><text:tab/> <text:s text:c="3"/>end</text:p>
      <text:p text:style-name="P530"><text:tab/> <text:s text:c="3"/>else</text:p>
      <text:p text:style-name="P530"><text:tab/> <text:s text:c="3"/>if Tipo_Imagem = 'TI_Png' then</text:p>
      <text:p text:style-name="P530"><text:tab/> <text:s text:c="3"/>begin</text:p>
      <text:p text:style-name="P530"><text:tab/> <text:s text:c="7"/>PNG := TPortableNetworkGraphic.Create;</text:p>
      <text:p text:style-name="P530"><text:tab/> <text:s text:c="7"/>PNG.LoadFromStream(Sm);</text:p>
      <text:p text:style-name="P530"><text:tab/> <text:s text:c="7"/>Imagem.Picture.Assign(PNG);</text:p>
      <text:p text:style-name="P530"><text:tab/> <text:s text:c="7"/>PNG.Free;</text:p>
      <text:p text:style-name="P530"><text:tab/> <text:s text:c="7"/>Sm.Free;</text:p>
      <text:p text:style-name="P530"><text:tab/> <text:s text:c="3"/>end</text:p>
      <text:p text:style-name="P530"><text:tab/> <text:s text:c="3"/>else</text:p>
      <text:p text:style-name="P530"><text:tab/> <text:s text:c="3"/>if Tipo_Imagem = 'TI_BMP' then</text:p>
      <text:p text:style-name="P530"><text:tab/> <text:s text:c="3"/>begin</text:p>
      <text:p text:style-name="P530"><text:tab/> <text:s text:c="7"/>BPM := TBitmap.Create;</text:p>
      <text:p text:style-name="P530"><text:tab/> <text:s text:c="7"/>BPM.LoadFromStream(Sm);</text:p>
      <text:p text:style-name="P530"><text:tab/> <text:s text:c="7"/>Imagem.Picture.Assign(BPM);</text:p>
      <text:p text:style-name="P530"><text:tab/> <text:s text:c="7"/>BPM.Free;</text:p>
      <text:p text:style-name="P530"><text:tab/> <text:s text:c="7"/>Sm.Free;</text:p>
      <text:p text:style-name="P530"><text:tab/> <text:s text:c="3"/>end;</text:p>
      <text:p text:style-name="P530"><text:tab/>end;</text:p>
      <text:p text:style-name="P530"><text:span text:style-name="T12"><text:tab/>//</text:span><text:span text:style-name="T14">fim do </text:span><text:span text:style-name="T13">procedimento </text:span><text:span text:style-name="T14">de conversão</text:span></text:p>
      <text:p text:style-name="P528"><text:tab/>begin</text:p>
      <text:p text:style-name="P530"><text:tab/> <text:s text:c="3"/>Result := 0;</text:p>
      <text:p text:style-name="P530"><text:tab/> <text:s text:c="3"/>VL_Tag := '';</text:p>
      <text:p text:style-name="P530"><text:tab/> <text:s text:c="3"/>VL_Dados := '';</text:p>
      <text:p text:style-name="P530"><text:tab/> <text:s text:c="2"/><text:span text:style-name="T99">//Verificar exemplo da estrutura da função no tópico 1.</text:span><text:span text:style-name="T103">5</text:span><text:span text:style-name="T99">.2</text:span><text:span text:style-name="T103">(função complementar)</text:span></text:p>
      <text:p text:style-name="P530"><text:tab/> <text:s text:c="3"/>F_MensagemCarregaTags(F_Mensagem, VP_Mensagem);</text:p>
      <text:p text:style-name="P530"/>
      <text:p text:style-name="P530"><text:tab/> <text:s text:c="3"/>VL_MenuVenda := TF_MenuVenda.Create(F_Principal);</text:p>
      <text:p text:style-name="P530"><text:tab/> <text:s text:c="3"/>VL_MenuVenda.Height:=100;</text:p>
      <text:p text:style-name="P530"/>
      <text:p text:style-name="P562"><text:tab/> <text:s text:c="4"/>// verifica se veio mensagem a ser mostrada <text:span text:style-name="T135">conforme tabela de tag no tópico </text:span><text:span text:style-name="T342">2</text:span><text:span text:style-name="T135">.2</text:span></text:p>
      <text:p text:style-name="P561"><text:tab/><text:tab/>//Esta função captura os dados de uma determinada Tag conforme sua estrutura.</text:p>
      <text:p text:style-name="P530"><text:tab/> <text:s text:c="3"/>F_MensagemGetTag(F_Mensagem, '00DA', VL_Dados); <text:s text:c="2"/></text:p>
      <text:p text:style-name="P530"><text:tab/> <text:s text:c="3"/>if VL_Dados &lt;&gt; '' then</text:p>
      <text:p text:style-name="P530"><text:tab/> <text:s text:c="3"/>begin</text:p>
      <text:p text:style-name="P530"><text:tab/> <text:s text:c="7"/>VL_MenuVenda.PMensagem.Visible := True;</text:p>
      <text:p text:style-name="P530"><text:tab/> <text:s text:c="7"/>VL_MenuVenda.LMensagem.Caption := VL_Dados;</text:p>
      <text:p text:style-name="P530"><text:tab/> <text:s text:c="7"/>VL_MenuVenda.Height:=VL_MenuVenda.Height+100;</text:p>
      <text:p text:style-name="P530"><text:tab/> <text:s text:c="3"/>end;</text:p>
      <text:p text:style-name="P530"><text:soft-page-break/></text:p>
      <text:p text:style-name="P530"><text:tab/> <text:s text:c="3"/>VL_Dados := '';</text:p>
      <text:p text:style-name="P530"/>
      <text:p text:style-name="P562"><text:tab/> <text:s text:c="2"/>// <text:span text:style-name="T114">verifica se é para capturar </text:span><text:span text:style-name="T135">dados pelo pdv conforme tabela de tag tópico </text:span><text:span text:style-name="T342">2</text:span><text:span text:style-name="T135">.2</text:span></text:p>
      <text:p text:style-name="P561"><text:tab/><text:tab/>//Esta função captura os dados de uma determinada Tag conforme sua estrutura.</text:p>
      <text:p text:style-name="P530"><text:tab/> <text:s text:c="3"/>VL_I := F_MensagemGetTag(F_Mensagem, '0033', VL_Dados); <text:s/></text:p>
      <text:p text:style-name="P530"><text:tab/> <text:s text:c="3"/>if VL_I = 0 then</text:p>
      <text:p text:style-name="P530"><text:tab/> <text:s text:c="3"/>begin</text:p>
      <text:p text:style-name="P530"><text:tab/><text:tab/><text:span text:style-name="T12">//</text:span><text:span text:style-name="T14">tipo ‘M’ é mascarado por ‘*’</text:span></text:p>
      <text:p text:style-name="P530"><text:tab/> <text:s text:c="7"/>if VL_Dados = 'M' then</text:p>
      <text:p text:style-name="P530"><text:tab/> <text:s text:c="11"/>VL_MenuVenda.EDados.PasswordChar := '*';</text:p>
      <text:p text:style-name="P530"><text:tab/> <text:s text:c="7"/>VL_MenuVenda.PDados.Visible := True;</text:p>
      <text:p text:style-name="P530"><text:tab/> <text:s text:c="7"/>VL_MenuVenda.Height:=VL_MenuVenda.Height+80;</text:p>
      <text:p text:style-name="P530"><text:tab/> <text:s text:c="3"/>end;</text:p>
      <text:p text:style-name="P530"/>
      <text:p text:style-name="P530"><text:tab/> <text:s text:c="3"/>VL_Dados := '';</text:p>
      <text:p text:style-name="P530"/>
      <text:p text:style-name="P530"><text:tab/> <text:s text:c="2"/><text:span text:style-name="T12">// </text:span><text:span text:style-name="T16">verifica se veio imagem a ser mostrada </text:span><text:span text:style-name="T17">no pdv conforme tabela de tag tópico </text:span><text:span text:style-name="T19">2</text:span><text:span text:style-name="T17">.2</text:span></text:p>
      <text:p text:style-name="P561"><text:span text:style-name="T16"><text:s text:c="2"/><text:tab/><text:tab/></text:span>//Esta função captura os dados de uma determinada Tag conforme sua estrutura.</text:p>
      <text:p text:style-name="P530"><text:tab/> <text:s text:c="3"/>VL_I := F_MensagemGetTag(F_Mensagem, '002E', VL_Dados); <text:s/></text:p>
      <text:p text:style-name="P530"><text:tab/> <text:s text:c="3"/>if VL_I = 0 then</text:p>
      <text:p text:style-name="P530"><text:tab/> <text:s text:c="3"/>begin</text:p>
      <text:p text:style-name="P530"><text:tab/> <text:s text:c="7"/>VL_Imagem:=VL_Dados;</text:p>
      <text:p text:style-name="P530"><text:tab/> <text:s text:c="7"/>StrToImagem(VL_Imagem,VL_MenuVenda.Imagem);</text:p>
      <text:p text:style-name="P530"><text:tab/> <text:s text:c="7"/>VL_MenuVenda.PImagem.Visible := True;</text:p>
      <text:p text:style-name="P530"><text:tab/> <text:s text:c="7"/>VL_MenuVenda.Height:=VL_MenuVenda.Height+300;</text:p>
      <text:p text:style-name="P530"><text:tab/> <text:s text:c="3"/>end;</text:p>
      <text:p text:style-name="P530"><text:tab/><text:tab/><text:span text:style-name="T12">// Mo</text:span><text:span text:style-name="T14">nta o menu</text:span><text:span text:style-name="T17">(lista de botões)</text:span><text:span text:style-name="T14"> </text:span><text:span text:style-name="T17">no pdv conforme tabela de tag tópico </text:span><text:span text:style-name="T19">2</text:span><text:span text:style-name="T17">.2</text:span></text:p>
      <text:p text:style-name="P561"><text:span text:style-name="T14"><text:tab/><text:tab/></text:span>//Esta função captura os dados de uma determinada Tag conforme sua estrutura.</text:p>
      <text:p text:style-name="P530"><text:tab/> <text:s text:c="3"/>F_MensagemGetTag(F_Mensagem, '00DD', VL_Dados);</text:p>
      <text:p text:style-name="P561"><text:tab/><text:tab/>//Verificar exemplo da estrutura da função no tópico 1.<text:span text:style-name="T338">5</text:span>.2<text:span text:style-name="T338">(funções complementares)</text:span></text:p>
      <text:p text:style-name="P530"><text:tab/> <text:s text:c="3"/>F_MensagemCarregaTags(F_Mensagem, VL_Dados);</text:p>
      <text:p text:style-name="P530"><text:tab/><text:tab/><text:span text:style-name="T99">//cria o botão cancela no pdv</text:span></text:p>
      <text:p text:style-name="P530"><text:tab/> <text:s text:c="3"/>VL_btn := TMButton.Create(VL_MenuVenda.PBotao);</text:p>
      <text:p text:style-name="P530"><text:tab/> <text:s text:c="3"/>VL_btn.V_tag := '0030';</text:p>
      <text:p text:style-name="P530"><text:tab/> <text:s text:c="3"/>VL_btn.Caption := 'Cancela';</text:p>
      <text:p text:style-name="P530"><text:tab/> <text:s text:c="3"/>VL_btn.Align := alTop;</text:p>
      <text:p text:style-name="P530"><text:tab/> <text:s text:c="3"/>VL_btn.Height := 20;</text:p>
      <text:p text:style-name="P530"><text:tab/> <text:s text:c="3"/>VL_btn.BorderSpacing.Around := 20;</text:p>
      <text:p text:style-name="P530"><text:tab/> <text:s text:c="3"/>VL_btn.Parent := VL_MenuVenda.PBotao;</text:p>
      <text:p text:style-name="P530"><text:tab/> <text:s text:c="3"/>VL_btn.TabOrder := 0;</text:p>
      <text:p text:style-name="P530"><text:tab/> <text:s text:c="3"/>VL_btn.OnClick := @F_Principal.CliqueDoBotao;</text:p>
      <text:p text:style-name="P561"><text:tab/><text:tab/>//Verificar exemplo da estrutura da função no tópico 1.<text:span text:style-name="T338">5</text:span>.2<text:span text:style-name="T338">(funções complementares)</text:span></text:p>
      <text:p text:style-name="P530"><text:tab/> <text:s text:c="3"/>for VL_I := 1 to F_MensagemTagCount(F_Mensagem) do</text:p>
      <text:p text:style-name="P530"><text:tab/> <text:s text:c="3"/>begin</text:p>
      <text:p text:style-name="P530"><text:tab/><text:tab/><text:span text:style-name="T99">//Verificar exemplo da estrutura da função no tópico 1.</text:span><text:span text:style-name="T103">5</text:span><text:span text:style-name="T99">.2</text:span><text:span text:style-name="T103">(funções complementares</text:span></text:p>
      <text:p text:style-name="P530"><text:tab/> <text:s text:c="7"/>F_MensagemGetTagIdx(F_Mensagem, VL_i, VL_Tag, VL_Dados);</text:p>
      <text:p text:style-name="P530"><text:tab/> <text:s text:c="7"/>if VL_Tag &lt;&gt; '0030' then</text:p>
      <text:p text:style-name="P530"><text:tab/> <text:s text:c="7"/>begin</text:p>
      <text:p text:style-name="P530"><text:tab/><text:tab/><text:span text:style-name="T99">//monta os demais botões no menu do pdv</text:span></text:p>
      <text:p text:style-name="P530"><text:tab/> <text:s text:c="11"/>VL_btn := TMButton.Create(VL_MenuVenda.Pbotao);</text:p>
      <text:p text:style-name="P561"><text:tab/><text:tab/>//Verificar exemplo da estrutura da função no tópico 1.<text:span text:style-name="T338">5</text:span>.2<text:span text:style-name="T338">(funções complementares)</text:span></text:p>
      <text:p text:style-name="P530"><text:tab/> <text:s text:c="11"/>F_MensagemGetTagIdx(F_Mensagem, VL_i, VL_Tag, VL_Dados);</text:p>
      <text:p text:style-name="P530"><text:tab/> <text:s text:c="11"/>VL_btn.V_tag := VL_tag;</text:p>
      <text:p text:style-name="P530"><text:tab/> <text:s text:c="11"/>VL_btn.Caption := VL_Dados;</text:p>
      <text:p text:style-name="P530"><text:tab/> <text:s text:c="11"/>VL_btn.Align := alTop;</text:p>
      <text:p text:style-name="P530"><text:tab/> <text:s text:c="11"/>VL_btn.Height := 20;</text:p>
      <text:p text:style-name="P530"><text:tab/> <text:s text:c="11"/>VL_btn.BorderSpacing.Around := 20;</text:p>
      <text:p text:style-name="P530"><text:tab/> <text:s text:c="11"/>VL_btn.Parent := VL_MenuVenda.PBotao;</text:p>
      <text:p text:style-name="P530"><text:tab/> <text:s text:c="11"/>VL_btn.TabOrder := 0;</text:p>
      <text:p text:style-name="P530"><text:tab/> <text:s text:c="11"/>VL_MenuVenda.Height := VL_MenuVenda.Height + 40;</text:p>
      <text:p text:style-name="P530"><text:tab/> <text:s text:c="11"/>VL_btn.OnClick := @F_Principal.CliqueDoBotao;</text:p>
      <text:p text:style-name="P530"><text:tab/> <text:s text:c="7"/>end;</text:p>
      <text:p text:style-name="P530"><text:tab/> <text:s text:c="3"/>end;</text:p>
      <text:p text:style-name="P530"><text:soft-page-break/><text:tab/> <text:s text:c="3"/>VL_MenuVenda.Height := VL_MenuVenda.Height + 40;</text:p>
      <text:p text:style-name="P530"><text:tab/> <text:s text:c="3"/>F_Principal.MStatus.Lines.Add('TransacaoID:' + F_MensagemComandoDados(F_Mensagem));</text:p>
      <text:p text:style-name="P530"><text:tab/> <text:s text:c="3"/>VL_MenuVenda.ShowModal;</text:p>
      <text:p text:style-name="P530"><text:tab/><text:tab/><text:span text:style-name="T99">//carrega retorno de dados</text:span></text:p>
      <text:p text:style-name="P530"><text:tab/> <text:s text:c="3"/>VO_Dados := StrAlloc(Length(VL_MenuVenda.EDados.Text) + 1);</text:p>
      <text:p text:style-name="P530"><text:tab/> <text:s text:c="3"/>StrPCopy(VO_Dados, VL_MenuVenda.EDados.Text);</text:p>
      <text:p text:style-name="P530"><text:span text:style-name="T99"><text:tab/><text:tab/>//carrega retorno d</text:span><text:span text:style-name="T102">e botões</text:span></text:p>
      <text:p text:style-name="P530"><text:tab/> <text:s text:c="3"/>VO_Botao := StrAlloc(Length(VL_MenuVenda.V_Botao) + 1);</text:p>
      <text:p text:style-name="P530"><text:tab/> <text:s text:c="3"/>StrPCopy(VO_Botao, VL_MenuVenda.V_Botao);</text:p>
      <text:p text:style-name="P530"/>
      <text:p text:style-name="P530"><text:tab/> <text:s text:c="3"/>VL_MenuVenda.Free;</text:p>
      <text:p text:style-name="P530"><text:tab/>end;</text:p>
      <text:p text:style-name="P531"/>
      <text:p text:style-name="P543">Funç<text:span text:style-name="T115">ão</text:span> complementar do exemplo citado</text:p>
      <text:p text:style-name="P543"/>
      <text:p text:style-name="P481"><text:span text:style-name="T23">Para </text:span><text:span text:style-name="T45">carregar a funç</text:span><text:span text:style-name="T49">ão</text:span><text:span text:style-name="T45"> de </text:span><text:span text:style-name="T106">F_MensagemGetTag</text:span><text:span text:style-name="T23"> </text:span><text:span text:style-name="T30">deve usar a </text:span><text:span text:style-name="T47">funç</text:span><text:span text:style-name="T49">ão</text:span><text:span text:style-name="T30"> </text:span><text:span text:style-name="T24">“mensagemgettag” </text:span><text:span text:style-name="T30">da lib tef_lib</text:span><text:span text:style-name="T24">.</text:span><text:span text:style-name="T30">dll ou tef_lib.so dependendo só sistema operacional.</text:span></text:p>
      <text:p text:style-name="P543"/>
      <text:p text:style-name="P544">A estrutura da função F_<text:span text:style-name="T106">MensagemGetTag</text:span><text:span text:style-name="T46"> </text:span><text:span text:style-name="T22">deve conter os seguintes parâmetros:</text:span></text:p>
      <text:p text:style-name="P468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493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564">Entrada/Saída</text:p>
          </table:table-cell>
          <table:table-cell table:style-name="Tabela19.A2" office:value-type="string">
            <text:p text:style-name="P564">Descrição</text:p>
          </table:table-cell>
          <table:table-cell table:style-name="Tabela19.C2" office:value-type="string">
            <text:p text:style-name="P563">Tipo de Dados</text:p>
          </table:table-cell>
        </table:table-row>
        <table:table-row table:style-name="TableLine1791553694288">
          <table:table-cell table:style-name="Tabela19.B5" office:value-type="string">
            <text:p text:style-name="P518">Saída</text:p>
          </table:table-cell>
          <table:table-cell table:style-name="Tabela19.B5" office:value-type="string">
            <text:p text:style-name="P510"><text:span text:style-name="T41">Estrutura da </text:span><text:span text:style-name="T32">M</text:span><text:span text:style-name="T22">ensagem </text:span><text:span text:style-name="T47">(Estrutura da Tag)</text:span></text:p>
            <text:p text:style-name="P534"><text:span text:style-name="T22">(</text:span><text:span text:style-name="T41">Passar o Texto conforme a estrutura da “mensagem”</text:span><text:span text:style-name="T40"> </text:span><text:span text:style-name="T41">encontrada</text:span><text:span text:style-name="T40"> o tópico </text:span><text:span text:style-name="T75">3.1</text:span><text:span text:style-name="T40"> </text:span><text:span text:style-name="T44">deste manual</text:span><text:span text:style-name="T41">)</text:span></text:p>
          </table:table-cell>
          <table:table-cell table:style-name="Tabela19.C5" office:value-type="string">
            <text:p text:style-name="P572">Texto</text:p>
          </table:table-cell>
        </table:table-row>
        <table:table-row table:style-name="TableLine1791553694864">
          <table:table-cell table:style-name="Tabela19.B5" office:value-type="string">
            <text:p text:style-name="P524">Saída</text:p>
          </table:table-cell>
          <table:table-cell table:style-name="Tabela19.B5" office:value-type="string">
            <text:p text:style-name="P532">Tag da mensagem</text:p>
            <text:p text:style-name="P534"><text:span text:style-name="T22">(</text:span><text:span text:style-name="T49">Tag que deseja </text:span><text:span text:style-name="T61">n</text:span><text:span text:style-name="T49">o retorno dentro da mensagem conforme tabela de Tag do tópico </text:span><text:span text:style-name="T75">2</text:span><text:span text:style-name="T49">.2 deste manual</text:span><text:span text:style-name="T41">)</text:span></text:p>
          </table:table-cell>
          <table:table-cell table:style-name="Tabela19.C5" office:value-type="string">
            <text:p text:style-name="P566">Texto</text:p>
          </table:table-cell>
        </table:table-row>
        <table:table-row table:style-name="TableLine1791553695152">
          <table:table-cell table:style-name="Tabela19.B5" office:value-type="string">
            <text:p text:style-name="P532">Entrada/Saída</text:p>
          </table:table-cell>
          <table:table-cell table:style-name="Tabela19.B5" office:value-type="string">
            <text:p text:style-name="P532">Dados de retorno da Tag</text:p>
            <text:p text:style-name="P534"><text:span text:style-name="T22">(</text:span><text:span text:style-name="T49">Dados contido na Tag Solicitada</text:span><text:span text:style-name="T41">)</text:span></text:p>
          </table:table-cell>
          <table:table-cell table:style-name="Tabela19.C5" office:value-type="string">
            <text:p text:style-name="P567">Texto</text:p>
          </table:table-cell>
        </table:table-row>
      </table:table>
      <text:p text:style-name="P467">O retorno da função d<text:span text:style-name="T21">evolve um inteiro, retorno diferente de 0 indica erro.</text:span></text:p>
      <text:p text:style-name="P454"/>
      <text:p text:style-name="P469">Exemplo em pascal:</text:p>
      <text:p text:style-name="P469"/>
      <text:p text:style-name="P513"><text:span text:style-name="T127">//</text:span><text:span text:style-name="T128">estrutura</text:span></text:p>
      <text:p text:style-name="P454"><text:span text:style-name="T141">F_</text:span>MensagemGetTag = function(VO_Mensagem: Pointer; VP_Tag: PChar; var VO_Dados: PChar): integer; stdcall; <text:s/></text:p>
      <text:p text:style-name="P454"/>
      <text:p text:style-name="P512"><text:span text:style-name="T127">//</text:span><text:span text:style-name="T128">aplicação</text:span></text:p>
      <text:p text:style-name="P522"><text:span text:style-name="T21">VL_</text:span><text:span text:style-name="T138">Erro</text:span><text:span text:style-name="T21"> := </text:span><text:span text:style-name="T141">F_</text:span><text:span text:style-name="T21">MensagemGetTag</text:span><text:span text:style-name="T142">(VL_Mensagem, VL_Tag, VL_Dados);</text:span></text:p>
      <text:p text:style-name="P454"/>
      <text:p text:style-name="P45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3"/>
      <text:p text:style-name="P9">1.<text:span text:style-name="T339">6</text:span> – <text:span text:style-name="T339">PROCESSO DE </text:span>VENDA</text:p>
      <text:p text:style-name="P9"/>
      <text:p text:style-name="P474"><text:tab/>Após ser feito o processo acima de conexão e configuração com o Open-Tef, o PDV esta liberado para realizar uma venda pelo open-tef, seguindo as etapas citadas abaixo.</text:p>
      <text:p text:style-name="P34"/>
      <text:p text:style-name="P34"><text:span text:style-name="T88"><text:tab/>Nessa versão os dados que o PDV deve manter para uma aprovação de venda e que poderão ser solicitados pelo OpenTef de maneira automatizada, de acordo com a bandei</text:span><text:span text:style-name="T91">r</text:span><text:span text:style-name="T88">a são:</text:span><text:tab/></text:p>
      <text:p text:style-name="P34"/>
      <text:p text:style-name="P36"><text:span text:style-name="T84"><text:tab/>D</text:span><text:span text:style-name="T83">ata da venda,</text:span></text:p>
      <text:p text:style-name="P36"><text:span text:style-name="T83"><text:tab/></text:span><text:span text:style-name="T84">H</text:span><text:span text:style-name="T83">ora da venda, </text:span></text:p>
      <text:p text:style-name="P36"><text:span text:style-name="T83"><text:tab/>NSU da venda </text:span><text:span text:style-name="T88">gerado pelo PDV</text:span><text:span text:style-name="T83">, </text:span></text:p>
      <text:p text:style-name="P36"><text:span text:style-name="T83"><text:tab/></text:span><text:span text:style-name="T84">V</text:span><text:span text:style-name="T83">alor da parcela, </text:span></text:p>
      <text:p text:style-name="P36"><text:span text:style-name="T83"><text:tab/></text:span><text:span text:style-name="T84">N</text:span><text:span text:style-name="T83">úmero de parcelas. </text:span></text:p>
      <text:p text:style-name="P36"><text:tab/><text:span text:style-name="T88">XML contendo os dados da venda, tendo como campos obrigatórios:</text:span></text:p>
      <text:p text:style-name="P42"><text:tab/><text:tab/><text:tab/>C<text:span text:style-name="T91">ó</text:span>digo Produto, Descrição, Quantidade, Valor.</text:p>
      <text:p text:style-name="P42"><text:tab/>Operador do caixa</text:p>
      <text:p text:style-name="P42"><text:tab/>Identificação do caixa</text:p>
      <text:p text:style-name="P42"><text:tab/>Número do cupom fiscal</text:p>
      <text:p text:style-name="P42"><text:tab/>Valor total referente a Produtos elegíveis no programa de vale-alimentação do PAT</text:p>
      <text:p text:style-name="P42"><text:tab/>Valor total referente a Produtos elegíveis no programa de vale-refeição do PAT</text:p>
      <text:p text:style-name="P42"><text:tab/>Valor total referente a Produtos elegíveis no programa de vale-cultura.</text:p>
      <text:p text:style-name="P37"/>
      <text:p text:style-name="P3"/>
      <text:p text:style-name="P3"/>
      <text:p text:style-name="P3"/>
      <text:p text:style-name="P9">1.<text:span text:style-name="T339">6</text:span>.1 – INICIA TRANSAÇÃO <text:span text:style-name="T331">DE VENDA</text:span></text:p>
      <text:p text:style-name="P9"/>
      <text:p text:style-name="P9"/>
      <text:p text:style-name="P10"><text:tab/><text:span text:style-name="T23">Para inicializar uma transação </text:span><text:span text:style-name="T30">deve usar a </text:span><text:span text:style-name="T56">função</text:span><text:span text:style-name="T30"> </text:span><text:span text:style-name="T24">“transacaocreate” </text:span><text:span text:style-name="T30">da lib tef_lib</text:span><text:span text:style-name="T24">.</text:span><text:span text:style-name="T30">dll ou tef_lib.so dependendo só sistema operacional.</text:span></text:p>
      <text:p text:style-name="P39"/>
      <text:p text:style-name="P12"><text:span text:style-name="T25"><text:tab/>A </text:span><text:span text:style-name="T26">função deve conter a seguinte </text:span><text:span text:style-name="T25">estrutura:</text:span><text:span text:style-name="T24"> </text:span></text:p>
      <text:p text:style-name="P40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22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286">Entrada/Saída</text:p>
          </table:table-cell>
          <table:table-cell table:style-name="Tabela8.A2" office:value-type="string">
            <text:p text:style-name="P286">Descrição</text:p>
          </table:table-cell>
          <table:table-cell table:style-name="Tabela8.C2" office:value-type="string">
            <text:p text:style-name="P287">Tipo de Dados</text:p>
          </table:table-cell>
        </table:table-row>
        <table:table-row table:style-name="TableLine1791025579936">
          <table:table-cell table:style-name="Tabela8.B5" office:value-type="string">
            <text:p text:style-name="P58">Saída</text:p>
          </table:table-cell>
          <table:table-cell table:style-name="Tabela8.B5" office:value-type="string">
            <text:p text:style-name="P167">Identificador do caixa</text:p>
            <text:p text:style-name="P415">(Para seu controle)</text:p>
          </table:table-cell>
          <table:table-cell table:style-name="Tabela8.C5" office:value-type="string">
            <text:p text:style-name="P59">Texto</text:p>
          </table:table-cell>
        </table:table-row>
        <table:table-row table:style-name="TableLine1791179612480">
          <table:table-cell table:style-name="Tabela8.B5" office:value-type="string">
            <text:p text:style-name="P167">Saída/Entrada</text:p>
          </table:table-cell>
          <table:table-cell table:style-name="Tabela8.B5" office:value-type="string">
            <text:p text:style-name="P167">ID único da transação</text:p>
            <text:p text:style-name="P411"><text:span text:style-name="T22">(Retornado pelo Open-Tef, esse ID é comum para toda referência a essa transação, PDV, Open-Tef, e Bandeira ou aquerencia</text:span><text:span text:style-name="T22">)</text:span></text:p>
          </table:table-cell>
          <table:table-cell table:style-name="Tabela8.C5" office:value-type="string">
            <text:p text:style-name="P59">Texto</text:p>
          </table:table-cell>
        </table:table-row>
        <table:table-row table:style-name="TableLine1791179614208">
          <table:table-cell table:style-name="Tabela8.B5" office:value-type="string">
            <text:p text:style-name="P166">Saída</text:p>
          </table:table-cell>
          <table:table-cell table:style-name="Tabela8.B5" office:value-type="string">
            <text:p text:style-name="P166">Tempo de espera</text:p>
            <text:p text:style-name="P414">(Tempo que o sistema ira esperar o retorno <text:span text:style-name="T123">do Open-Tef </text:span>em mile segundos)</text:p>
          </table:table-cell>
          <table:table-cell table:style-name="Tabela8.C5" office:value-type="string">
            <text:p text:style-name="P59">Tempo</text:p>
          </table:table-cell>
        </table:table-row>
      </table:table>
      <text:p text:style-name="P21"><text:span text:style-name="T22">O retorno da função d</text:span><text:span text:style-name="T27">evolve um inteiro, retorno diferente de 0 indica erro.</text:span></text:p>
      <text:p text:style-name="P43"/>
      <text:p text:style-name="P15"><text:soft-page-break/><text:span text:style-name="T27">E</text:span><text:span text:style-name="T22">xemplo em Pascal:</text:span></text:p>
      <text:p text:style-name="P41"/>
      <text:p text:style-name="P15"><text:span text:style-name="T22"><text:tab/></text:span><text:span text:style-name="T125">//</text:span><text:span text:style-name="T126">estrutura</text:span></text:p>
      <text:p text:style-name="P283"><text:span text:style-name="T22"><text:tab/>function(</text:span><text:span text:style-name="T25">VP_IdentificadorCaixa: PChar; var VO_TransacaID: PChar; VP_TempoAguarda: integer): integer;</text:span></text:p>
      <text:p text:style-name="P161"/>
      <text:p text:style-name="P283"><text:span text:style-name="T25"><text:tab/><text:tab/></text:span><text:span text:style-name="T126">//aplicação</text:span></text:p>
      <text:p text:style-name="P162"><text:tab/> <text:s text:c="3"/>VL_Erro := F_TransacaoCreate(PChar(ENSU.Text), VL_TransacaoID, <text:span text:style-name="T140">VL_Tempo</text:span>);</text:p>
      <text:p text:style-name="P9"/>
      <text:p text:style-name="P9"/>
      <text:p text:style-name="P9"/>
      <text:p text:style-name="P9">1.<text:span text:style-name="T339">6</text:span>.2 – CONFIRMA TRANSAÇÃO</text:p>
      <text:p text:style-name="P9"/>
      <text:p text:style-name="P35"><text:tab/><text:span text:style-name="T87">A</text:span><text:span text:style-name="T90">pós iniciar a transação </text:span><text:span text:style-name="T91">(conforme o tópico 1.</text:span><text:span text:style-name="T342">6</text:span><text:span text:style-name="T91">.1) </text:span><text:span text:style-name="T90">o sistema entra</text:span><text:span text:style-name="T91">rá</text:span><text:span text:style-name="T90"> em um loop esperando o retorno do status da transação </text:span><text:span text:style-name="T93">(ver tabela no tópico </text:span><text:span text:style-name="T342">2</text:span><text:span text:style-name="T93">.3) </text:span><text:span text:style-name="T91">pelo Open-Tef</text:span><text:span text:style-name="T90"> e este processo é</text:span><text:span text:style-name="T87"> </text:span><text:span text:style-name="T90">todo </text:span><text:span text:style-name="T87">automatizad</text:span><text:span text:style-name="T90">o</text:span><text:span text:style-name="T87"> </text:span><text:span text:style-name="T91">dentro do </text:span><text:span text:style-name="T87">Open-</text:span><text:span text:style-name="T91">Tef</text:span><text:span text:style-name="T87">. </text:span></text:p>
      <text:p text:style-name="P35"/>
      <text:p text:style-name="P35"><text:tab/><text:span text:style-name="T93">O Open-Tef ira fazer todos os </text:span><text:span text:style-name="T133">procedimentos</text:span><text:span text:style-name="T93"> necessários para a análise da venda </text:span><text:span text:style-name="T94">e retornará para o operador do PDV os passos a serem seguidos até a confirmação da venda.</text:span></text:p>
      <text:p text:style-name="P35"/>
      <text:p text:style-name="P480"/>
      <text:p text:style-name="P9"/>
      <text:p text:style-name="P9"/>
      <text:p text:style-name="P9">1.<text:span text:style-name="T339">6</text:span>.3 – CANCELA TRANSAÇÃO</text:p>
      <text:p text:style-name="P9"/>
      <text:p text:style-name="P13"><text:tab/><text:span text:style-name="T23">Para </text:span><text:span text:style-name="T32">cancelar</text:span><text:span text:style-name="T23"> uma transação </text:span><text:span text:style-name="T30">deve usar a </text:span><text:span text:style-name="T56">função</text:span><text:span text:style-name="T30"> </text:span><text:span text:style-name="T24">“</text:span><text:span text:style-name="T29">transacaocancela</text:span><text:span text:style-name="T24">” </text:span><text:span text:style-name="T30">da lib tef_lib</text:span><text:span text:style-name="T24">.</text:span><text:span text:style-name="T30">dll ou tef_lib.so dependendo só sistema operacional.</text:span></text:p>
      <text:p text:style-name="P44"/>
      <text:p text:style-name="P44"><text:tab/>Esta função deve conter a seguinte estrutura:</text:p>
      <text:p text:style-name="P44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23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290">Entrada/Saída</text:p>
          </table:table-cell>
          <table:table-cell table:style-name="Tabela9.A2" office:value-type="string">
            <text:p text:style-name="P290">Descrição</text:p>
          </table:table-cell>
          <table:table-cell table:style-name="Tabela9.C2" office:value-type="string">
            <text:p text:style-name="P288">Tipo de Dados</text:p>
          </table:table-cell>
        </table:table-row>
        <table:table-row table:style-name="TableLine1791179614784">
          <table:table-cell table:style-name="Tabela9.B3" office:value-type="string">
            <text:p text:style-name="P168">Saída/Entrada</text:p>
          </table:table-cell>
          <table:table-cell table:style-name="Tabela9.B3" office:value-type="string">
            <text:p text:style-name="P170">Retorno do Status da Transação</text:p>
            <text:p text:style-name="P412"><text:span text:style-name="T22">(</text:span><text:span text:style-name="T32">Retornado pelo Open-Tef, esse c</text:span><text:span text:style-name="T57">ó</text:span><text:span text:style-name="T32">digo representa o Status de Cancelado da Transação </text:span><text:span text:style-name="T59">ver tópico </text:span><text:span text:style-name="T76">2</text:span><text:span text:style-name="T59">.3 neste manua</text:span><text:span text:style-name="T76">l</text:span><text:span text:style-name="T22">)</text:span></text:p>
          </table:table-cell>
          <table:table-cell table:style-name="Tabela9.C3" office:value-type="string">
            <text:p text:style-name="P62">Número</text:p>
          </table:table-cell>
        </table:table-row>
        <table:table-row table:style-name="TableLine1791179616224">
          <table:table-cell table:style-name="Tabela9.B4" office:value-type="string">
            <text:p text:style-name="P168">Saída</text:p>
          </table:table-cell>
          <table:table-cell table:style-name="Tabela9.B4" office:value-type="string">
            <text:p text:style-name="P168">ID único da transação</text:p>
            <text:p text:style-name="P412"><text:span text:style-name="T22">(</text:span><text:span text:style-name="T32">Informado</text:span><text:span text:style-name="T22"> pelo Open-Tef, esse ID é comum para toda referência a essa transação, PDV, Open-Tef, e Bandeira ou aquerencia</text:span><text:span text:style-name="T22">)</text:span></text:p>
          </table:table-cell>
          <table:table-cell table:style-name="Tabela9.C4" office:value-type="string">
            <text:p text:style-name="P60">Texto</text:p>
          </table:table-cell>
        </table:table-row>
      </table:table>
      <text:p text:style-name="P46">O retorno da função devolve um inteiro, retorno diferente de 0 indica erro.</text:p>
      <text:p text:style-name="P45"/>
      <text:p text:style-name="P16"><text:span text:style-name="T27">E</text:span><text:span text:style-name="T29">xemplo em Pascal:</text:span></text:p>
      <text:p text:style-name="P48"/>
      <text:p text:style-name="P172"><text:tab/><text:span text:style-name="T124">//estrutura</text:span></text:p>
      <text:p text:style-name="P165"><text:span text:style-name="T85"><text:tab/>F_Transacao</text:span><text:span text:style-name="T86">Cancelar </text:span><text:span text:style-name="T147">= </text:span><text:span text:style-name="T85">function(var VO_Resposta: integer; VP_TransacaoID: PChar): integer; stdcall;</text:span><text:tab/></text:p>
      <text:p text:style-name="P163"/>
      <text:p text:style-name="P163"><text:tab/><text:span text:style-name="T124">//</text:span><text:span text:style-name="T130">aplicação</text:span></text:p>
      <text:p text:style-name="P164"><text:span text:style-name="T85"><text:tab/><text:tab/>VL_Erro := F_Transacao</text:span><text:span text:style-name="T86">Cancelar</text:span><text:span text:style-name="T85">(VL_TransacaoStatus, VL_TransacaoID);</text:span></text:p>
      <text:p text:style-name="P164"/>
      <text:p text:style-name="P164"/>
      <text:p text:style-name="P11"/>
      <text:p text:style-name="P11"/>
      <text:p text:style-name="P9"><text:soft-page-break/>1.<text:span text:style-name="T339">6</text:span>.4 – CONSULTA STATUS DA TRANSAÇÃO</text:p>
      <text:p text:style-name="P9"/>
      <text:p text:style-name="P14"><text:span text:style-name="T23"><text:tab/>Para </text:span><text:span text:style-name="T33">verificar</text:span><text:span text:style-name="T23"> </text:span><text:span text:style-name="T33">o</text:span><text:span text:style-name="T23"> </text:span><text:span text:style-name="T33">status</text:span><text:span text:style-name="T23"> </text:span><text:span text:style-name="T33">da </text:span><text:span text:style-name="T23">transação </text:span><text:span text:style-name="T30">deve usar a </text:span><text:span text:style-name="T57">função </text:span><text:span text:style-name="T24">“</text:span><text:span text:style-name="T28">transacaostatus</text:span><text:span text:style-name="T24">” </text:span><text:span text:style-name="T30">da lib tef_lib</text:span><text:span text:style-name="T24">.</text:span><text:span text:style-name="T30">dll ou tef_lib.so dependendo só sistema operacional.</text:span></text:p>
      <text:p text:style-name="P9"/>
      <text:p text:style-name="P14"><text:span text:style-name="T28"><text:tab/></text:span><text:span text:style-name="T33">Es</text:span><text:span text:style-name="T28">ta função deve conter a seguinte estrutura: </text:span></text:p>
      <text:p text:style-name="P49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24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291">Entrada/Saída</text:p>
          </table:table-cell>
          <table:table-cell table:style-name="Tabela10.A2" office:value-type="string">
            <text:p text:style-name="P291">Descrição</text:p>
          </table:table-cell>
          <table:table-cell table:style-name="Tabela10.C2" office:value-type="string">
            <text:p text:style-name="P289">Tipo de Dados</text:p>
          </table:table-cell>
        </table:table-row>
        <table:table-row table:style-name="TableLine1791179616800">
          <table:table-cell table:style-name="Tabela10.B3" office:value-type="string">
            <text:p text:style-name="P169">Saída/Entrada</text:p>
          </table:table-cell>
          <table:table-cell table:style-name="Tabela10.B3" office:value-type="string">
            <text:p text:style-name="P171">Retorno do Status da Transação</text:p>
            <text:p text:style-name="P413"><text:span text:style-name="T22">(</text:span><text:span text:style-name="T32">Retornado pelo Open-Tef, esse c</text:span><text:span text:style-name="T57">ó</text:span><text:span text:style-name="T32">digo representa o Status de Cancelado da Transação </text:span><text:span text:style-name="T59">ver tópico </text:span><text:span text:style-name="T76">2</text:span><text:span text:style-name="T59">.3 deste manua</text:span><text:span text:style-name="T76">l</text:span><text:span text:style-name="T22">)</text:span></text:p>
          </table:table-cell>
          <table:table-cell table:style-name="Tabela10.C3" office:value-type="string">
            <text:p text:style-name="P63">Número</text:p>
          </table:table-cell>
        </table:table-row>
        <table:table-row table:style-name="TableLine1791179618816">
          <table:table-cell table:style-name="Tabela10.B4" office:value-type="string">
            <text:p text:style-name="P169">Saída</text:p>
          </table:table-cell>
          <table:table-cell table:style-name="Tabela10.B4" office:value-type="string">
            <text:p text:style-name="P169">ID único da transação</text:p>
            <text:p text:style-name="P413"><text:span text:style-name="T22">(</text:span><text:span text:style-name="T32">Informado</text:span><text:span text:style-name="T22"> pelo Open-Tef, esse ID é comum para toda referência a essa transação, PDV, Open-Tef, e Bandeira ou a</text:span><text:span text:style-name="T76">d</text:span><text:span text:style-name="T22">querencia</text:span><text:span text:style-name="T22">)</text:span></text:p>
          </table:table-cell>
          <table:table-cell table:style-name="Tabela10.C4" office:value-type="string">
            <text:p text:style-name="P61">Texto</text:p>
          </table:table-cell>
        </table:table-row>
      </table:table>
      <text:p text:style-name="P21"><text:span text:style-name="T28">O retorno da função d</text:span><text:span text:style-name="T27">evolve um inteiro, retorno diferente de 0 indica erro.</text:span></text:p>
      <text:p text:style-name="P46"/>
      <text:p text:style-name="P20"><text:span text:style-name="T28">E</text:span><text:span text:style-name="T22">xemplo em Pascal:</text:span></text:p>
      <text:p text:style-name="P51"/>
      <text:p text:style-name="P285"><text:span text:style-name="T28"><text:s text:c="4"/></text:span><text:span text:style-name="T127">//</text:span><text:span text:style-name="T128">estrutura</text:span></text:p>
      <text:p text:style-name="P174"><text:tab/><text:span text:style-name="T85">F_TransacaoStatus </text:span><text:span text:style-name="T148">= </text:span>function(var VO_Status: integer; VP_TransacaoID: PChar): integer; stdcall; </text:p>
      <text:p text:style-name="P173"/>
      <text:p text:style-name="P284"><text:span text:style-name="T28"><text:tab/></text:span><text:span text:style-name="T127">//</text:span><text:span text:style-name="T128">aplicação</text:span></text:p>
      <text:p text:style-name="P175"><text:tab/>VL_Erro := F_TransacaoStatus(VL_TransacaoStatus, VL_TransacaoID);</text:p>
      <text:p text:style-name="P50"/>
      <text:p text:style-name="P9"/>
      <text:p text:style-name="P17">1.<text:span text:style-name="T340">6</text:span>.5 – CAPTURA DADOS DO CLIENTE</text:p>
      <text:p text:style-name="P17"/>
      <text:p text:style-name="P18"><text:tab/><text:span text:style-name="T36">A</text:span><text:span text:style-name="T32">pós iniciar a transação </text:span><text:span text:style-name="T37">(conforme o tópico 1.</text:span><text:span text:style-name="T76">6</text:span><text:span text:style-name="T37">.1) </text:span><text:span text:style-name="T32">o sistema entra</text:span><text:span text:style-name="T37">rá</text:span><text:span text:style-name="T32"> em um loop esperando o retorno do status da transação </text:span><text:span text:style-name="T34">(ver tabela no tópico </text:span><text:span text:style-name="T76">2</text:span><text:span text:style-name="T34">.3) </text:span><text:span text:style-name="T37">pelo Open-Tef</text:span><text:span text:style-name="T32"> e este processo é</text:span><text:span text:style-name="T36"> </text:span><text:span text:style-name="T32">todo </text:span><text:span text:style-name="T36">automatizad</text:span><text:span text:style-name="T32">o</text:span><text:span text:style-name="T36"> </text:span><text:span text:style-name="T37">dentro do </text:span><text:span text:style-name="T36">Open-</text:span><text:span text:style-name="T37">Tef</text:span><text:span text:style-name="T36">. </text:span></text:p>
      <text:p text:style-name="P38"/>
      <text:p text:style-name="P18"><text:span text:style-name="T35"><text:tab/></text:span><text:span text:style-name="T34">O Open-Tef ira fazer todos os </text:span><text:span text:style-name="T38">processamentos</text:span><text:span text:style-name="T34"> necessários para a análise da venda </text:span><text:span text:style-name="T38">e retornará para o operador do PDV os passos a serem seguidos, exemplo: Se for necessário capturar dados do cliente tal como senha, QR</text:span><text:span text:style-name="T39">-Code,</text:span><text:span text:style-name="T38"> CPF na venda, o Open-Tef <text:s/>mandará uma mensagem para o operador do PDV solicitando a </text:span><text:span text:style-name="T39">interação para a captura</text:span><text:span text:style-name="T38">.</text:span></text:p>
      <text:p text:style-name="P56"><text:tab/><text:tab/></text:p>
      <text:p text:style-name="P455"/>
      <text:p text:style-name="P455"/>
      <text:p text:style-name="P455"/>
      <text:p text:style-name="P455"/>
      <text:p text:style-name="P455"/>
      <text:p text:style-name="P455"/>
      <text:p text:style-name="P455"/>
      <text:p text:style-name="P455"/>
      <text:p text:style-name="P47"/>
      <text:p text:style-name="P19"><text:span text:style-name="T63"/></text:p>
      <text:p text:style-name="P52"/>
      <text:p text:style-name="P52"><text:tab/></text:p>
      <text:p text:style-name="P19"><text:soft-page-break/></text:p>
      <text:p text:style-name="P486"/>
      <text:p text:style-name="P25"><text:span text:style-name="T182">2</text:span> – TABELAS <text:span text:style-name="T341">AUXILIARES</text:span></text:p>
      <text:p text:style-name="P25"/>
      <text:p text:style-name="P25"><text:tab/><text:span text:style-name="T149">Abaixo segue as tabelas auxiliares para o uso do Open-Tef.</text:span></text:p>
      <text:p text:style-name="P416"/>
      <text:p text:style-name="P546"><text:span text:style-name="T182">2</text:span><text:span text:style-name="T150">.1 – </text:span><text:span text:style-name="T151">TABELA DE CÓDIGO DE RETORNO </text:span><text:span text:style-name="T152">(Tabela erro)</text:span></text:p>
      <text:p text:style-name="P547"><text:span text:style-name="T153"/></text:p>
      <text:p text:style-name="P418"/>
      <table:table table:name="Tabela1" table:style-name="Tabela1">
        <table:table-column table:style-name="Tabela1.A"/>
        <table:table-column table:style-name="Tabela1.B"/>
        <table:table-row table:style-name="TableLine1791180829104">
          <table:table-cell table:style-name="Tabela1.A1" office:value-type="string">
            <text:p text:style-name="P64">0</text:p>
          </table:table-cell>
          <table:table-cell table:style-name="Tabela1.B1" office:value-type="string">
            <text:p text:style-name="P64">SUCESSO</text:p>
          </table:table-cell>
        </table:table-row>
        <table:table-row table:style-name="TableLine1791180821904">
          <table:table-cell table:style-name="Tabela1.A2" office:value-type="string">
            <text:p text:style-name="P64">1</text:p>
          </table:table-cell>
          <table:table-cell table:style-name="Tabela1.B2" office:value-type="string">
            <text:p text:style-name="P64">ERRO</text:p>
          </table:table-cell>
        </table:table-row>
        <table:table-row table:style-name="TableLine1791180821328">
          <table:table-cell table:style-name="Tabela1.A2" office:value-type="string">
            <text:p text:style-name="P64">2</text:p>
          </table:table-cell>
          <table:table-cell table:style-name="Tabela1.B2" office:value-type="string">
            <text:p text:style-name="P64">PORTA PINPAD NÃO INFORMADA</text:p>
          </table:table-cell>
        </table:table-row>
        <table:table-row table:style-name="TableLine1791180826800">
          <table:table-cell table:style-name="Tabela1.A2" office:value-type="string">
            <text:p text:style-name="P64">3</text:p>
          </table:table-cell>
          <table:table-cell table:style-name="Tabela1.B2" office:value-type="string">
            <text:p text:style-name="P64">MODELO PINPAD NÃO INFORMADO</text:p>
          </table:table-cell>
        </table:table-row>
        <table:table-row table:style-name="TableLine1791180829968">
          <table:table-cell table:style-name="Tabela1.A2" office:value-type="string">
            <text:p text:style-name="P64">4</text:p>
          </table:table-cell>
          <table:table-cell table:style-name="Tabela1.B2" office:value-type="string">
            <text:p text:style-name="P64">MODELO PINPAD NÃO SUPORTADO</text:p>
          </table:table-cell>
        </table:table-row>
        <table:table-row table:style-name="TableLine1791180833712">
          <table:table-cell table:style-name="Tabela1.A2" office:value-type="string">
            <text:p text:style-name="P64">5</text:p>
          </table:table-cell>
          <table:table-cell table:style-name="Tabela1.B2" office:value-type="string">
            <text:p text:style-name="P64">FALHA NA CONEXÃO COM PINPAD</text:p>
          </table:table-cell>
        </table:table-row>
        <table:table-row table:style-name="TableLine1791180830256">
          <table:table-cell table:style-name="Tabela1.A2" office:value-type="string">
            <text:p text:style-name="P64">6</text:p>
          </table:table-cell>
          <table:table-cell table:style-name="Tabela1.B2" office:value-type="string">
            <text:p text:style-name="P64">PINPAD RETORNOU FALHA(CONSULTA Nº DA FALHA NO RETORNO AUXILIAR)</text:p>
          </table:table-cell>
        </table:table-row>
        <table:table-row table:style-name="TableLine1791180830544">
          <table:table-cell table:style-name="Tabela1.A2" office:value-type="string">
            <text:p text:style-name="P64">7</text:p>
          </table:table-cell>
          <table:table-cell table:style-name="Tabela1.B2" office:value-type="string">
            <text:p text:style-name="P64">DLL OU S.O DO PINPAD NÃO ENCONTRADA</text:p>
          </table:table-cell>
        </table:table-row>
        <table:table-row table:style-name="TableLine1791180831408">
          <table:table-cell table:style-name="Tabela1.A2" office:value-type="string">
            <text:p text:style-name="P64">8</text:p>
          </table:table-cell>
          <table:table-cell table:style-name="Tabela1.B2" office:value-type="string">
            <text:p text:style-name="P64">DLL OU S.O DO PINPAD NÃO COMPAT<text:span text:style-name="T161">Í</text:span>VEL(VERIFIQUE 32 OU 64 BITS)</text:p>
          </table:table-cell>
        </table:table-row>
        <table:table-row table:style-name="TableLine1791180830832">
          <table:table-cell table:style-name="Tabela1.A2" office:value-type="string">
            <text:p text:style-name="P64">9</text:p>
          </table:table-cell>
          <table:table-cell table:style-name="Tabela1.B2" office:value-type="string">
            <text:p text:style-name="P65">HOST <text:s/>NÃO INFORMADO PARA O TEF</text:p>
          </table:table-cell>
        </table:table-row>
        <table:table-row table:style-name="TableLine1791180831696">
          <table:table-cell table:style-name="Tabela1.A2" office:value-type="string">
            <text:p text:style-name="P66">10</text:p>
          </table:table-cell>
          <table:table-cell table:style-name="Tabela1.B2" office:value-type="string">
            <text:p text:style-name="P66">HOST NÃO COMPAT<text:span text:style-name="T162">Í</text:span>VEL <text:span text:style-name="T163">PARA O TEF</text:span></text:p>
          </table:table-cell>
        </table:table-row>
        <table:table-row table:style-name="TableLine1791180823920">
          <table:table-cell table:style-name="Tabela1.A2" office:value-type="string">
            <text:p text:style-name="P66">11</text:p>
          </table:table-cell>
          <table:table-cell table:style-name="Tabela1.B2" office:value-type="string">
            <text:p text:style-name="P65">PORTA NÃO INFORMADA PARA O TEF</text:p>
          </table:table-cell>
        </table:table-row>
        <table:table-row table:style-name="TableLine1791180822768">
          <table:table-cell table:style-name="Tabela1.A2" office:value-type="string">
            <text:p text:style-name="P65">1<text:span text:style-name="T161">2</text:span></text:p>
          </table:table-cell>
          <table:table-cell table:style-name="Tabela1.B2" office:value-type="string">
            <text:p text:style-name="P66">PORTA NÃO COMPATÍVEL <text:s/><text:span text:style-name="T163">PARA O TEF</text:span></text:p>
          </table:table-cell>
        </table:table-row>
        <table:table-row table:style-name="TableLine1791180822480">
          <table:table-cell table:style-name="Tabela1.A2" office:value-type="string">
            <text:p text:style-name="P67">1<text:span text:style-name="T161">3</text:span></text:p>
          </table:table-cell>
          <table:table-cell table:style-name="Tabela1.B2" office:value-type="string">
            <text:p text:style-name="P68">VERS<text:span text:style-name="T161">Ã</text:span>O_<text:span text:style-name="T164">COMUNICAÇÃO</text:span> NÃO INFORMADA <text:span text:style-name="T163">PARA O TEF</text:span></text:p>
          </table:table-cell>
        </table:table-row>
        <table:table-row table:style-name="TableLine1791180827376">
          <table:table-cell table:style-name="Tabela1.A2" office:value-type="string">
            <text:p text:style-name="P67">1<text:span text:style-name="T161">4</text:span></text:p>
          </table:table-cell>
          <table:table-cell table:style-name="Tabela1.B2" office:value-type="string">
            <text:p text:style-name="P69">VERSÃO_COMUNICAÇÃO NÃO COMPATÍVEL PARA O TEF</text:p>
          </table:table-cell>
        </table:table-row>
        <table:table-row table:style-name="TableLine1791180834000">
          <table:table-cell table:style-name="Tabela1.A2" office:value-type="string">
            <text:p text:style-name="P68">1<text:span text:style-name="T161">5</text:span></text:p>
          </table:table-cell>
          <table:table-cell table:style-name="Tabela1.B2" office:value-type="string">
            <text:p text:style-name="P70">CHAV<text:span text:style-name="T165">E</text:span> NÃO INFORMADA PARA O TEF</text:p>
          </table:table-cell>
        </table:table-row>
        <table:table-row table:style-name="TableLine1791180826512">
          <table:table-cell table:style-name="Tabela1.A2" office:value-type="string">
            <text:p text:style-name="P70">1<text:span text:style-name="T161">6</text:span></text:p>
          </table:table-cell>
          <table:table-cell table:style-name="Tabela1.B2" office:value-type="string">
            <text:p text:style-name="P69">CHAVE NÃO COMPATÍVEL PARA O TEF</text:p>
          </table:table-cell>
        </table:table-row>
        <table:table-row table:style-name="TableLine1791180835152">
          <table:table-cell table:style-name="Tabela1.A2" office:value-type="string">
            <text:p text:style-name="P71">17</text:p>
          </table:table-cell>
          <table:table-cell table:style-name="Tabela1.B2" office:value-type="string">
            <text:p text:style-name="P71">VERSÃO <text:span text:style-name="T166">DLL DO </text:span>TEF NÃO COMPATÍVEL (SUGERE ATUALIZAÇÃO)</text:p>
          </table:table-cell>
        </table:table-row>
        <table:table-row table:style-name="TableLine1791180831984">
          <table:table-cell table:style-name="Tabela1.A2" office:value-type="string">
            <text:p text:style-name="P72">18</text:p>
          </table:table-cell>
          <table:table-cell table:style-name="Tabela1.B2" office:value-type="string">
            <text:p text:style-name="P72">PACOTE COM A PRIMEIRA TAG DIFERENTE DE ‘0000’</text:p>
          </table:table-cell>
        </table:table-row>
        <table:table-row table:style-name="TableLine1791180825936">
          <table:table-cell table:style-name="Tabela1.A2" office:value-type="string">
            <text:p text:style-name="P72">19</text:p>
          </table:table-cell>
          <table:table-cell table:style-name="Tabela1.B2" office:value-type="string">
            <text:p text:style-name="P72"><text:span text:style-name="T167">ERRO </text:span>O TAMANHO DO PACOTE NÃO PODE SER ZERO</text:p>
          </table:table-cell>
        </table:table-row>
        <table:table-row table:style-name="TableLine1791180832272">
          <table:table-cell table:style-name="Tabela1.A2" office:value-type="string">
            <text:p text:style-name="P72">20</text:p>
          </table:table-cell>
          <table:table-cell table:style-name="Tabela1.B2" office:value-type="string">
            <text:p text:style-name="P72"><text:span text:style-name="T167">ERRO </text:span>O TAMANHO DO PACOTE DIFERENTE DO TAMANHO DA MENSAGEM</text:p>
          </table:table-cell>
        </table:table-row>
        <table:table-row table:style-name="TableLine1791180834576">
          <table:table-cell table:style-name="Tabela1.A2" office:value-type="string">
            <text:p text:style-name="P73">21</text:p>
          </table:table-cell>
          <table:table-cell table:style-name="Tabela1.B2" office:value-type="string">
            <text:p text:style-name="P73"><text:span text:style-name="T167">ERRO </text:span>OS DADOS DO PACOTE MAIOR QUE OS DADOS DA MENSAGEM</text:p>
          </table:table-cell>
        </table:table-row>
        <table:table-row table:style-name="TableLine1791180835440">
          <table:table-cell table:style-name="Tabela1.A2" office:value-type="string">
            <text:p text:style-name="P74">22</text:p>
          </table:table-cell>
          <table:table-cell table:style-name="Tabela1.B2" office:value-type="string">
            <text:p text:style-name="P74">ERRO NÃO EXISTE PACOTE PARA <text:span text:style-name="T168">A</text:span> <text:span text:style-name="T168">FUNÇÃO </text:span>GET DA TAG</text:p>
          </table:table-cell>
        </table:table-row>
        <table:table-row table:style-name="TableLine1791180819888">
          <table:table-cell table:style-name="Tabela1.A2" office:value-type="string">
            <text:p text:style-name="P75">23</text:p>
          </table:table-cell>
          <table:table-cell table:style-name="Tabela1.B2" office:value-type="string">
            <text:p text:style-name="P75">ERRO NÃO EXISTE PACOTE PARA <text:span text:style-name="T168">A</text:span> <text:span text:style-name="T168">FUNÇÃO</text:span> “TAG<text:span text:style-name="T168">TOSTR</text:span>”</text:p>
          </table:table-cell>
        </table:table-row>
        <table:table-row table:style-name="TableLine1791180823056">
          <table:table-cell table:style-name="Tabela1.A2" office:value-type="string">
            <text:p text:style-name="P76">24</text:p>
          </table:table-cell>
          <table:table-cell table:style-name="Tabela1.B2" office:value-type="string">
            <text:p text:style-name="P77">NÃO FOI POSSÍVEL ENVIAR MENSAGEM </text:p>
          </table:table-cell>
        </table:table-row>
        <table:table-row table:style-name="TableLine1791180825072">
          <table:table-cell table:style-name="Tabela1.A2" office:value-type="string">
            <text:p text:style-name="P78">25</text:p>
          </table:table-cell>
          <table:table-cell table:style-name="Tabela1.B2" office:value-type="string">
            <text:p text:style-name="P77">NÃO FOI POSSÍVEL <text:span text:style-name="T169">CONECTAR AO SERVIDOR PARA ESCUTAR</text:span></text:p>
          </table:table-cell>
        </table:table-row>
        <table:table-row table:style-name="TableLine1791180820464">
          <table:table-cell table:style-name="Tabela1.A2" office:value-type="string">
            <text:p text:style-name="P79">26</text:p>
          </table:table-cell>
          <table:table-cell table:style-name="Tabela1.B2" office:value-type="string">
            <text:p text:style-name="P77">NÃO FOI POSSÍVEL <text:span text:style-name="T169">CONECTAR AO SERVIDOR </text:span><text:span text:style-name="T170">ABERTURA SOCKET</text:span></text:p>
          </table:table-cell>
        </table:table-row>
        <table:table-row table:style-name="TableLine1791180823344">
          <table:table-cell table:style-name="Tabela1.A2" office:value-type="string">
            <text:p text:style-name="P80">27</text:p>
          </table:table-cell>
          <table:table-cell table:style-name="Tabela1.B2" office:value-type="string">
            <text:p text:style-name="P74">ERRO NÃO EXISTE PACOTE PARA <text:span text:style-name="T168">A</text:span> <text:span text:style-name="T168">FUNÇÃO</text:span> <text:span text:style-name="T171">ADD</text:span> DA TAG</text:p>
          </table:table-cell>
        </table:table-row>
        <table:table-row table:style-name="TableLine1791180823632">
          <table:table-cell table:style-name="Tabela1.A2" office:value-type="string">
            <text:p text:style-name="P81">28</text:p>
          </table:table-cell>
          <table:table-cell table:style-name="Tabela1.B2" office:value-type="string">
            <text:p text:style-name="P78">ERRO, <text:span text:style-name="T172">PARÂMETRO NULO OU DIFERENTE DA ESTRUTURA DA TAG</text:span></text:p>
          </table:table-cell>
        </table:table-row>
        <table:table-row table:style-name="TableLine1791180824208">
          <table:table-cell table:style-name="Tabela1.A2" office:value-type="string">
            <text:p text:style-name="P82">29</text:p>
          </table:table-cell>
          <table:table-cell table:style-name="Tabela1.B2" office:value-type="string">
            <text:p text:style-name="P76">ERRO TAG NÃO LOCALIZADA NO PACOTE <text:span text:style-name="T173">DA FUNÇÃO GET DA TAG</text:span></text:p>
          </table:table-cell>
        </table:table-row>
        <table:table-row table:style-name="TableLine1791180825360">
          <table:table-cell table:style-name="Tabela1.A2" office:value-type="string">
            <text:p text:style-name="P83">30</text:p>
          </table:table-cell>
          <table:table-cell table:style-name="Tabela1.B2" office:value-type="string">
            <text:p text:style-name="P83">DADOS DO PACOTE MAL FORMATADO OU INCOMPATÍVEL, IMPOSSÍVEL DE LER</text:p>
          </table:table-cell>
        </table:table-row>
        <table:table-row table:style-name="TableLine1791180825648">
          <table:table-cell table:style-name="Tabela1.A2" office:value-type="string">
            <text:p text:style-name="P84">31</text:p>
          </table:table-cell>
          <table:table-cell table:style-name="Tabela1.B2" office:value-type="string">
            <text:p text:style-name="P84">CHAVE PUBLICA NÃO LOCALIZADA</text:p>
          </table:table-cell>
        </table:table-row>
        <table:table-row table:style-name="TableLine1791180850400">
          <table:table-cell table:style-name="Tabela1.A2" office:value-type="string">
            <text:p text:style-name="P85">32</text:p>
          </table:table-cell>
          <table:table-cell table:style-name="Tabela1.B2" office:value-type="string">
            <text:p text:style-name="P85">PROBLEMA NAS TROCAS DE CHAVES NO CONECTAR</text:p>
          </table:table-cell>
        </table:table-row>
        <table:table-row table:style-name="TableLine1791180839744">
          <table:table-cell table:style-name="Tabela1.A2" office:value-type="string">
            <text:p text:style-name="P86">33</text:p>
          </table:table-cell>
          <table:table-cell table:style-name="Tabela1.B2" office:value-type="string">
            <text:p text:style-name="P86">SOCKET DO SERVIDOR VINCULADO ESTA DESCONECTADO</text:p>
          </table:table-cell>
        </table:table-row>
        <table:table-row table:style-name="TableLine1791180850688">
          <table:table-cell table:style-name="Tabela1.A2" office:value-type="string">
            <text:p text:style-name="P87">34</text:p>
          </table:table-cell>
          <table:table-cell table:style-name="Tabela1.B2" office:value-type="string">
            <text:p text:style-name="P87">LOGIN RECUSADO</text:p>
          </table:table-cell>
        </table:table-row>
        <text:soft-page-break/>
        <table:table-row table:style-name="TableLine1791180845216">
          <table:table-cell table:style-name="Tabela1.A2" office:value-type="string">
            <text:p text:style-name="P88">35</text:p>
          </table:table-cell>
          <table:table-cell table:style-name="Tabela1.B2" office:value-type="string">
            <text:p text:style-name="P88">SERVIDOR NÃO ESTA EM STATUS DE LOGADO</text:p>
          </table:table-cell>
        </table:table-row>
        <table:table-row table:style-name="TableLine1791180850976">
          <table:table-cell table:style-name="Tabela1.A2" office:value-type="string">
            <text:p text:style-name="P89">36</text:p>
          </table:table-cell>
          <table:table-cell table:style-name="Tabela1.B2" office:value-type="string">
            <text:p text:style-name="P90">CHAVE NÃO LOCALIZADA PARA OPENTEF</text:p>
          </table:table-cell>
        </table:table-row>
        <table:table-row table:style-name="TableLine1791180848960">
          <table:table-cell table:style-name="Tabela1.A2" office:value-type="string">
            <text:p text:style-name="P89">37</text:p>
          </table:table-cell>
          <table:table-cell table:style-name="Tabela1.B2" office:value-type="string">
            <text:p text:style-name="P89">SENHA DE ACESSO NÃO INFORMADO PARA O TEF</text:p>
          </table:table-cell>
        </table:table-row>
        <table:table-row table:style-name="TableLine1791180839168">
          <table:table-cell table:style-name="Tabela1.A2" office:value-type="string">
            <text:p text:style-name="P91">38</text:p>
          </table:table-cell>
          <table:table-cell table:style-name="Tabela1.B2" office:value-type="string">
            <text:p text:style-name="P92">IP NÃO <text:span text:style-name="T174">NÃO COMPATIVEL PARA O TERMINAL</text:span></text:p>
          </table:table-cell>
        </table:table-row>
        <table:table-row table:style-name="TableLine1791180838592">
          <table:table-cell table:style-name="Tabela1.A2" office:value-type="string">
            <text:p text:style-name="P92">39</text:p>
          </table:table-cell>
          <table:table-cell table:style-name="Tabela1.B2" office:value-type="string">
            <text:p text:style-name="P92">SENHA NÃO COMPATÍVEL PARA O TERMINAL</text:p>
          </table:table-cell>
        </table:table-row>
        <table:table-row table:style-name="TableLine1791180847808">
          <table:table-cell table:style-name="Tabela1.A2" office:value-type="string">
            <text:p text:style-name="P92">40</text:p>
          </table:table-cell>
          <table:table-cell table:style-name="Tabela1.B2" office:value-type="string">
            <text:p text:style-name="P92">ERRO VALIDAÇÃO DO TERMINAL</text:p>
          </table:table-cell>
        </table:table-row>
        <table:table-row table:style-name="TableLine1791180839456">
          <table:table-cell table:style-name="Tabela1.A2" office:value-type="string">
            <text:p text:style-name="P93">41</text:p>
          </table:table-cell>
          <table:table-cell table:style-name="Tabela1.B2" office:value-type="string">
            <text:p text:style-name="P93">CHAVE DO TERMINAL NÃO LOCALIZADA</text:p>
          </table:table-cell>
        </table:table-row>
        <table:table-row table:style-name="TableLine1791180851840">
          <table:table-cell table:style-name="Tabela1.A2" office:value-type="string">
            <text:p text:style-name="P94">42</text:p>
          </table:table-cell>
          <table:table-cell table:style-name="Tabela1.B2" office:value-type="string">
            <text:p text:style-name="P94"><text:span text:style-name="T175">TIPO DE </text:span>PERMISSÃO NÃO INFORMADA PARA O TEF</text:p>
          </table:table-cell>
        </table:table-row>
        <table:table-row table:style-name="TableLine1791180840896">
          <table:table-cell table:style-name="Tabela1.A2" office:value-type="string">
            <text:p text:style-name="P95">43</text:p>
          </table:table-cell>
          <table:table-cell table:style-name="Tabela1.B2" office:value-type="string">
            <text:p text:style-name="P96">REGISTRO EM DUPLICIDADE NO BANCO DE DADOS</text:p>
          </table:table-cell>
        </table:table-row>
        <table:table-row table:style-name="TableLine1791180849536">
          <table:table-cell table:style-name="Tabela1.A2" office:value-type="string">
            <text:p text:style-name="P97">44</text:p>
          </table:table-cell>
          <table:table-cell table:style-name="Tabela1.B2" office:value-type="string">
            <text:p text:style-name="P97">ERRO NA INCLUSÃO DO REGISTRO</text:p>
          </table:table-cell>
        </table:table-row>
        <table:table-row table:style-name="TableLine1791180840032">
          <table:table-cell table:style-name="Tabela1.A2" office:value-type="string">
            <text:p text:style-name="P98">45</text:p>
          </table:table-cell>
          <table:table-cell table:style-name="Tabela1.B2" office:value-type="string">
            <text:p text:style-name="P98">PERMISSÃO NÃO AUTORIZADO PARA ESTE PROCEDIMENTO</text:p>
          </table:table-cell>
        </table:table-row>
        <table:table-row table:style-name="TableLine1791180840320">
          <table:table-cell table:style-name="Tabela1.A2" office:value-type="string">
            <text:p text:style-name="P99">46</text:p>
          </table:table-cell>
          <table:table-cell table:style-name="Tabela1.B2" office:value-type="string">
            <text:p text:style-name="P99">ERRO NA ALTERAÇÃO DO REGISTRO</text:p>
          </table:table-cell>
        </table:table-row>
        <table:table-row table:style-name="TableLine1791180846368">
          <table:table-cell table:style-name="Tabela1.A2" office:value-type="string">
            <text:p text:style-name="P99">47</text:p>
          </table:table-cell>
          <table:table-cell table:style-name="Tabela1.B2" office:value-type="string">
            <text:p text:style-name="P99">DADOS INFORMADO NÃO PODE SER ZERO</text:p>
          </table:table-cell>
        </table:table-row>
        <table:table-row table:style-name="TableLine1791180840608">
          <table:table-cell table:style-name="Tabela1.A2" office:value-type="string">
            <text:p text:style-name="P100">48</text:p>
          </table:table-cell>
          <table:table-cell table:style-name="Tabela1.B2" office:value-type="string">
            <text:p text:style-name="P100">TABELA SEM REGISTRO NO BANCO DE DADOS</text:p>
          </table:table-cell>
        </table:table-row>
        <table:table-row table:style-name="TableLine1791180841184">
          <table:table-cell table:style-name="Tabela1.A2" office:value-type="string">
            <text:p text:style-name="P101">49</text:p>
          </table:table-cell>
          <table:table-cell table:style-name="Tabela1.B2" office:value-type="string">
            <text:p text:style-name="P101">DADOS <text:span text:style-name="T176">CHAVES PARA O CADASTRO</text:span> NÃO PODEM SOFRER ALTERAÇÃO</text:p>
          </table:table-cell>
        </table:table-row>
        <table:table-row table:style-name="TableLine1791180844352">
          <table:table-cell table:style-name="Tabela1.A2" office:value-type="string">
            <text:p text:style-name="P102">50</text:p>
          </table:table-cell>
          <table:table-cell table:style-name="Tabela1.B2" office:value-type="string">
            <text:p text:style-name="P102">BIBLIOTECA DO PINPAD NÃO FOI POSSIVEL CARREGAR</text:p>
          </table:table-cell>
        </table:table-row>
        <table:table-row table:style-name="TableLine1791180849248">
          <table:table-cell table:style-name="Tabela1.A2" office:value-type="string">
            <text:p text:style-name="P103">51</text:p>
          </table:table-cell>
          <table:table-cell table:style-name="Tabela1.B2" office:value-type="string">
            <text:p text:style-name="P103">TIPO DE LEITURA DE CARTÃO NÃO SUPORTADO</text:p>
          </table:table-cell>
        </table:table-row>
        <table:table-row table:style-name="TableLine1791180843200">
          <table:table-cell table:style-name="Tabela1.A2" office:value-type="string">
            <text:p text:style-name="P104">52</text:p>
          </table:table-cell>
          <table:table-cell table:style-name="Tabela1.B2" office:value-type="string">
            <text:p text:style-name="P104">CAMPO OBRIGATÓRIO NÃO PODE SER NULO</text:p>
          </table:table-cell>
        </table:table-row>
        <table:table-row table:style-name="TableLine1791180841472">
          <table:table-cell table:style-name="Tabela1.A2" office:value-type="string">
            <text:p text:style-name="P105">53</text:p>
          </table:table-cell>
          <table:table-cell table:style-name="Tabela1.B2" office:value-type="string">
            <text:p text:style-name="P105">NÃO FOI POSSIVEL ENVIAR A MENSAGEM DE RETORNO PARA O ID INFORMADO </text:p>
          </table:table-cell>
        </table:table-row>
        <table:table-row table:style-name="TableLine1791180846080">
          <table:table-cell table:style-name="Tabela1.A2" office:value-type="string">
            <text:p text:style-name="P106">54</text:p>
          </table:table-cell>
          <table:table-cell table:style-name="Tabela1.B2" office:value-type="string">
            <text:p text:style-name="P106">NÃO FOI POSSIVEL <text:span text:style-name="T177">INICIALIZAR O</text:span> MODULO</text:p>
          </table:table-cell>
        </table:table-row>
        <table:table-row table:style-name="TableLine1791180846656">
          <table:table-cell table:style-name="Tabela1.A2" office:value-type="string">
            <text:p text:style-name="P107">55</text:p>
          </table:table-cell>
          <table:table-cell table:style-name="Tabela1.B2" office:value-type="string">
            <text:p text:style-name="P107">ERRO NA PESQUISA DA TABELA</text:p>
          </table:table-cell>
        </table:table-row>
        <table:table-row table:style-name="TableLine1791180841760">
          <table:table-cell table:style-name="Tabela1.A2" office:value-type="string">
            <text:p text:style-name="P108">56</text:p>
          </table:table-cell>
          <table:table-cell table:style-name="Tabela1.B2" office:value-type="string">
            <text:p text:style-name="P108">NÃO FOI ENCONTRADO NENHUMA CONFIGURAÇÃO DE MENU DE CAIXA</text:p>
          </table:table-cell>
        </table:table-row>
        <table:table-row table:style-name="TableLine1791180844640">
          <table:table-cell table:style-name="Tabela1.A2" office:value-type="string">
            <text:p text:style-name="P109">57</text:p>
          </table:table-cell>
          <table:table-cell table:style-name="Tabela1.B2" office:value-type="string">
            <text:p text:style-name="P109">ERRO NO FLUXO DAS TRANSAÇÕES <text:span text:style-name="T178">DA TAG 0018</text:span></text:p>
          </table:table-cell>
        </table:table-row>
        <table:table-row table:style-name="TableLine1791180851264">
          <table:table-cell table:style-name="Tabela1.A2" office:value-type="string">
            <text:p text:style-name="P110">58</text:p>
          </table:table-cell>
          <table:table-cell table:style-name="Tabela1.B2" office:value-type="string">
            <text:p text:style-name="P110">ERRO AO CRIAR A TRANSACAO</text:p>
          </table:table-cell>
        </table:table-row>
        <table:table-row table:style-name="TableLine1791180849824">
          <table:table-cell table:style-name="Tabela1.A2" office:value-type="string">
            <text:p text:style-name="P111">59</text:p>
          </table:table-cell>
          <table:table-cell table:style-name="Tabela1.B2" office:value-type="string">
            <text:p text:style-name="P111">ERRO AO PEGAR O STATUS DA TRANSACAO</text:p>
          </table:table-cell>
        </table:table-row>
        <table:table-row table:style-name="TableLine1791180836864">
          <table:table-cell table:style-name="Tabela1.A2" office:value-type="string">
            <text:p text:style-name="P112">60</text:p>
          </table:table-cell>
          <table:table-cell table:style-name="Tabela1.B2" office:value-type="string">
            <text:p text:style-name="P112">ERRO AO EXCLUIR UMA TRANSACAO NO TEF_LIB</text:p>
          </table:table-cell>
        </table:table-row>
        <table:table-row table:style-name="TableLine1791180837152">
          <table:table-cell table:style-name="Tabela1.A2" office:value-type="string">
            <text:p text:style-name="P113">61</text:p>
          </table:table-cell>
          <table:table-cell table:style-name="Tabela1.B2" office:value-type="string">
            <text:p text:style-name="P113">ERRO AO RECEBER A FUNCAO TRANSACAO CREATE DO OPENTEF</text:p>
          </table:table-cell>
        </table:table-row>
        <table:table-row table:style-name="TableLine1791180848096">
          <table:table-cell table:style-name="Tabela1.A2" office:value-type="string">
            <text:p text:style-name="P114">62</text:p>
          </table:table-cell>
          <table:table-cell table:style-name="Tabela1.B2" office:value-type="string">
            <text:p text:style-name="P114">ERRO NO PEDIDO DE CRIAÇÃO DE TRANSAÇÃO</text:p>
          </table:table-cell>
        </table:table-row>
        <table:table-row table:style-name="TableLine1791180850112">
          <table:table-cell table:style-name="Tabela1.A2" office:value-type="string">
            <text:p text:style-name="P115">63</text:p>
          </table:table-cell>
          <table:table-cell table:style-name="Tabela1.B2" office:value-type="string">
            <text:p text:style-name="P115">BIN JA ESTAVA CADASTRADO PARA OUTRO MODULO</text:p>
          </table:table-cell>
        </table:table-row>
        <table:table-row table:style-name="TableLine1791180845792">
          <table:table-cell table:style-name="Tabela1.A2" office:value-type="string">
            <text:p text:style-name="P116">64</text:p>
          </table:table-cell>
          <table:table-cell table:style-name="Tabela1.B2" office:value-type="string">
            <text:p text:style-name="P116">REGISTRO DE MODULO NÃO CARREGADO OU NÃO LOCALIZADO</text:p>
          </table:table-cell>
        </table:table-row>
        <table:table-row table:style-name="TableLine1791180836576">
          <table:table-cell table:style-name="Tabela1.A2" office:value-type="string">
            <text:p text:style-name="P117">65</text:p>
          </table:table-cell>
          <table:table-cell table:style-name="Tabela1.B2" office:value-type="string">
            <text:p text:style-name="P117">NÃO FOI POSSIVE ATUALIZAR A TABELA DE BINS</text:p>
          </table:table-cell>
        </table:table-row>
        <table:table-row table:style-name="TableLine1791180843776">
          <table:table-cell table:style-name="Tabela1.A2" office:value-type="string">
            <text:p text:style-name="P118">66</text:p>
          </table:table-cell>
          <table:table-cell table:style-name="Tabela1.B2" office:value-type="string">
            <text:p text:style-name="P118">CONEXAO DO TEMPORIZADOR NAO ENCONTRADA</text:p>
          </table:table-cell>
        </table:table-row>
        <table:table-row table:style-name="TableLine1791180842048">
          <table:table-cell table:style-name="Tabela1.A2" office:value-type="string">
            <text:p text:style-name="P119">67</text:p>
          </table:table-cell>
          <table:table-cell table:style-name="Tabela1.B2" office:value-type="string">
            <text:p text:style-name="P119">A TRANSMISSAO NAO REPONDIDA EM TEMPO HABIL</text:p>
          </table:table-cell>
        </table:table-row>
        <table:table-row table:style-name="TableLine1791180842336">
          <table:table-cell table:style-name="Tabela1.A2" office:value-type="string">
            <text:p text:style-name="P120">68</text:p>
          </table:table-cell>
          <table:table-cell table:style-name="Tabela1.B2" office:value-type="string">
            <text:p text:style-name="P120">DADOS DA TRANSMISSÃO NÃO TEM COMANDO 00D1</text:p>
          </table:table-cell>
        </table:table-row>
        <table:table-row table:style-name="TableLine1791180838304">
          <table:table-cell table:style-name="Tabela1.A2" office:value-type="string">
            <text:p text:style-name="P121">69</text:p>
          </table:table-cell>
          <table:table-cell table:style-name="Tabela1.B2" office:value-type="string">
            <text:p text:style-name="P121">A COMUNICACAO FOI ABORTADA</text:p>
          </table:table-cell>
        </table:table-row>
        <table:table-row table:style-name="TableLine1791180847232">
          <table:table-cell table:style-name="Tabela1.A2" office:value-type="string">
            <text:p text:style-name="P122">70</text:p>
          </table:table-cell>
          <table:table-cell table:style-name="Tabela1.B2" office:value-type="string">
            <text:p text:style-name="P122">Modulo config não carregado para incluir solicitação</text:p>
          </table:table-cell>
        </table:table-row>
        <table:table-row table:style-name="TableLine1791180851552">
          <table:table-cell table:style-name="Tabela1.A2" office:value-type="string">
            <text:p text:style-name="P123">71</text:p>
          </table:table-cell>
          <table:table-cell table:style-name="Tabela1.B2" office:value-type="string">
            <text:p text:style-name="P123">NAO FOI POSSIVEL ATUALIZAR A TABELA DE MENUS</text:p>
          </table:table-cell>
        </table:table-row>
        <table:table-row table:style-name="TableLine1791180846944">
          <table:table-cell table:style-name="Tabela1.A2" office:value-type="string">
            <text:p text:style-name="P124">72</text:p>
          </table:table-cell>
          <table:table-cell table:style-name="Tabela1.B2" office:value-type="string">
            <text:p text:style-name="P115"><text:span text:style-name="T179">MENU</text:span> JA ESTAVA CADASTRADO PARA OUTRO MODULO</text:p>
          </table:table-cell>
        </table:table-row>
        <table:table-row table:style-name="TableLine1791180852128">
          <table:table-cell table:style-name="Tabela1.A2" office:value-type="string">
            <text:p text:style-name="P124">73</text:p>
          </table:table-cell>
          <table:table-cell table:style-name="Tabela1.B2" office:value-type="string">
            <text:p text:style-name="P124">MENU NÃO ESTA NA LISTA DE MENUS OFICIAIS H<text:span text:style-name="T180">A</text:span>BILITADOS USE TAG INICIO “FF”</text:p>
          </table:table-cell>
        </table:table-row>
        <table:table-row table:style-name="TableLine1791180836288">
          <table:table-cell table:style-name="Tabela1.A2" office:value-type="string">
            <text:p text:style-name="P125">74</text:p>
          </table:table-cell>
          <table:table-cell table:style-name="Tabela1.B2" office:value-type="string">
            <text:p text:style-name="P125">BIN inválido</text:p>
          </table:table-cell>
        </table:table-row>
        <table:table-row table:style-name="TableLine1791180844064">
          <table:table-cell table:style-name="Tabela1.A2" office:value-type="string">
            <text:p text:style-name="P126">75</text:p>
          </table:table-cell>
          <table:table-cell table:style-name="Tabela1.B2" office:value-type="string">
            <text:p text:style-name="P126">Tag do botao do menu inválido</text:p>
          </table:table-cell>
        </table:table-row>
        <table:table-row table:style-name="TableLine1791180842624">
          <table:table-cell table:style-name="Tabela1.A2" office:value-type="string">
            <text:p text:style-name="P126">76</text:p>
          </table:table-cell>
          <table:table-cell table:style-name="Tabela1.B2" office:value-type="string">
            <text:p text:style-name="P126">Texto do botao do menu inválido</text:p>
          </table:table-cell>
        </table:table-row>
        <text:soft-page-break/>
        <table:table-row table:style-name="TableLine1791180837728">
          <table:table-cell table:style-name="Tabela1.A2" office:value-type="string">
            <text:p text:style-name="P127">77</text:p>
          </table:table-cell>
          <table:table-cell table:style-name="Tabela1.B2" office:value-type="string">
            <text:p text:style-name="P127"><text:span text:style-name="T181">pinpad_lib </text:span><text:s/>NÃO CARREGADO</text:p>
          </table:table-cell>
        </table:table-row>
        <table:table-row table:style-name="TableLine1791180842912">
          <table:table-cell table:style-name="Tabela1.A2" office:value-type="string">
            <text:p text:style-name="P128">78</text:p>
          </table:table-cell>
          <table:table-cell table:style-name="Tabela1.B2" office:value-type="string">
            <text:p text:style-name="P128">COMANDO NAO IMPLEMENTADO PELO PINPD</text:p>
          </table:table-cell>
        </table:table-row>
        <table:table-row table:style-name="TableLine1791180847520">
          <table:table-cell table:style-name="Tabela1.A2" office:value-type="string">
            <text:p text:style-name="P129">79</text:p>
          </table:table-cell>
          <table:table-cell table:style-name="Tabela1.B2" office:value-type="string">
            <text:p text:style-name="P129">Não foi possível achar uma operadora para processar o cartão</text:p>
          </table:table-cell>
        </table:table-row>
        <table:table-row table:style-name="TableLine1791180837440">
          <table:table-cell table:style-name="Tabela1.A2" office:value-type="string">
            <text:p text:style-name="P129">80</text:p>
          </table:table-cell>
          <table:table-cell table:style-name="Tabela1.B2" office:value-type="string">
            <text:p text:style-name="P129">Essa solicitação de aprovação não esta em conformidade</text:p>
          </table:table-cell>
        </table:table-row>
        <table:table-row table:style-name="TableLine1791180843488">
          <table:table-cell table:style-name="Tabela1.A2" office:value-type="string">
            <text:p text:style-name="P130">81</text:p>
          </table:table-cell>
          <table:table-cell table:style-name="Tabela1.B2" office:value-type="string">
            <text:p text:style-name="P130">ESSA CONEXÃO NÃO PERMITE APROVAÇÃO.</text:p>
          </table:table-cell>
        </table:table-row>
        <table:table-row table:style-name="TableLine1791180838016">
          <table:table-cell table:style-name="Tabela1.A2" office:value-type="string">
            <text:p text:style-name="P131">82</text:p>
          </table:table-cell>
          <table:table-cell table:style-name="Tabela1.B2" office:value-type="string">
            <text:p text:style-name="P131">ERRO NA EXCLUSÃO DO REGISTRO</text:p>
          </table:table-cell>
        </table:table-row>
        <table:table-row table:style-name="TableLine1791180838880">
          <table:table-cell table:style-name="Tabela1.A2" office:value-type="string">
            <text:p text:style-name="P132">83</text:p>
          </table:table-cell>
          <table:table-cell table:style-name="Tabela1.B2" office:value-type="string">
            <text:p text:style-name="P132">A CONEXÃO FOI DESCONECTA INESPERADAMENTE</text:p>
          </table:table-cell>
        </table:table-row>
        <table:table-row table:style-name="TableLine1791180844928">
          <table:table-cell table:style-name="Tabela1.A2" office:value-type="string">
            <text:p text:style-name="P133">84</text:p>
          </table:table-cell>
          <table:table-cell table:style-name="Tabela1.B2" office:value-type="string">
            <text:p text:style-name="P133">A OPERADORA/ADQUIRENTE EXIGE CRIPTOGRAFIA, MAIS NÃO ENVIOU AS CHAVES </text:p>
          </table:table-cell>
        </table:table-row>
        <table:table-row table:style-name="TableLine1791180848384">
          <table:table-cell table:style-name="Tabela1.A2" office:value-type="string">
            <text:p text:style-name="P134">85</text:p>
          </table:table-cell>
          <table:table-cell table:style-name="Tabela1.B2" office:value-type="string">
            <text:p text:style-name="P134">Erro de tempo em capturar a senha no pinpad</text:p>
          </table:table-cell>
        </table:table-row>
      </table:table>
      <text:p text:style-name="P546"/>
      <text:p text:style-name="P546"/>
      <text:p text:style-name="P8"><text:span text:style-name="T317">2</text:span><text:span text:style-name="T150">.2 – </text:span><text:span text:style-name="T183">T</text:span><text:span text:style-name="T151">ABELA DE </text:span><text:span text:style-name="T153">TAGS</text:span></text:p>
      <text:p text:style-name="P41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791180845504">
          <table:table-cell table:style-name="Tabela5.A1" office:value-type="string">
            <text:p text:style-name="P405">TAG </text:p>
          </table:table-cell>
          <table:table-cell table:style-name="Tabela5.A1" office:value-type="string">
            <text:p text:style-name="P406">TAG <text:span text:style-name="T184">DE </text:span>DEFINIÇÃO</text:p>
          </table:table-cell>
          <table:table-cell table:style-name="Tabela5.A1" office:value-type="string">
            <text:p text:style-name="P406">TIPO <text:span text:style-name="T185">DE TAG</text:span></text:p>
          </table:table-cell>
          <table:table-cell table:style-name="Tabela5.D1" office:value-type="string">
            <text:p text:style-name="P407">TIPO DE DADOS</text:p>
          </table:table-cell>
        </table:table-row>
        <table:table-row table:style-name="Tabela5.2">
          <table:table-cell table:style-name="Tabela5.A2" office:value-type="string">
            <text:p text:style-name="P438"><text:span text:style-name="T186">0</text:span>000</text:p>
          </table:table-cell>
          <table:table-cell table:style-name="Tabela5.B2" office:value-type="string">
            <text:p text:style-name="P438">PACOTE</text:p>
          </table:table-cell>
          <table:table-cell table:style-name="Tabela5.C2" office:value-type="string">
            <text:p text:style-name="P439"><text:s/><text:span text:style-name="T187">INÍCIO DO PACOTE</text:span></text:p>
          </table:table-cell>
          <table:table-cell table:style-name="Tabela5.D2" office:value-type="string">
            <text:p text:style-name="P439"/>
          </table:table-cell>
        </table:table-row>
        <table:table-row table:style-name="Tabela5.2">
          <table:table-cell table:style-name="Tabela5.A2" office:value-type="string">
            <text:p text:style-name="P293">0001</text:p>
          </table:table-cell>
          <table:table-cell table:style-name="Tabela5.B3" office:value-type="string">
            <text:p text:style-name="P293">LOGIN</text:p>
          </table:table-cell>
          <table:table-cell table:style-name="Tabela5.C3" office:value-type="string">
            <text:p text:style-name="P292">COMANDO</text:p>
          </table:table-cell>
          <table:table-cell table:style-name="Tabela5.D3" office:value-type="string">
            <text:p text:style-name="P294">Comando sem Dados</text:p>
          </table:table-cell>
        </table:table-row>
        <table:table-row table:style-name="TableLine1791181109152">
          <table:table-cell table:style-name="Tabela5.A59" office:value-type="string">
            <text:p text:style-name="P135">0002</text:p>
          </table:table-cell>
          <table:table-cell table:style-name="Tabela5.B4" office:value-type="string">
            <text:p text:style-name="P135">CHAVE D<text:span text:style-name="T170">E IDENTIFICAÇÃO</text:span></text:p>
          </table:table-cell>
          <table:table-cell table:style-name="Tabela5.C4" office:value-type="string">
            <text:p text:style-name="P136">DADOS</text:p>
          </table:table-cell>
          <table:table-cell table:style-name="Tabela5.D4" office:value-type="string">
            <text:p text:style-name="P138">Texto</text:p>
          </table:table-cell>
        </table:table-row>
        <table:table-row table:style-name="TableLine1791181105984">
          <table:table-cell table:style-name="Tabela5.A59" office:value-type="string">
            <text:p text:style-name="P139">0003</text:p>
          </table:table-cell>
          <table:table-cell table:style-name="Tabela5.B5" office:value-type="string">
            <text:p text:style-name="P139">H<text:span text:style-name="T188">OST</text:span></text:p>
          </table:table-cell>
          <table:table-cell table:style-name="Tabela5.C5" office:value-type="string">
            <text:p text:style-name="P136">DADOS</text:p>
          </table:table-cell>
          <table:table-cell table:style-name="Tabela5.D5" office:value-type="string">
            <text:p text:style-name="P138">Texto</text:p>
          </table:table-cell>
        </table:table-row>
        <table:table-row table:style-name="TableLine1791181105120">
          <table:table-cell table:style-name="Tabela5.A59" office:value-type="string">
            <text:p text:style-name="P139">0004</text:p>
          </table:table-cell>
          <table:table-cell table:style-name="Tabela5.B6" office:value-type="string">
            <text:p text:style-name="P139">P<text:span text:style-name="T188">ORTA</text:span></text:p>
          </table:table-cell>
          <table:table-cell table:style-name="Tabela5.C6" office:value-type="string">
            <text:p text:style-name="P136">DADOS</text:p>
          </table:table-cell>
          <table:table-cell table:style-name="Tabela5.D6" office:value-type="string">
            <text:p text:style-name="P138">Num<text:span text:style-name="T188">é</text:span>rico</text:p>
          </table:table-cell>
        </table:table-row>
        <table:table-row table:style-name="TableLine1791181106848">
          <table:table-cell table:style-name="Tabela5.A59" office:value-type="string">
            <text:p text:style-name="P139">0005</text:p>
          </table:table-cell>
          <table:table-cell table:style-name="Tabela5.B7" office:value-type="string">
            <text:p text:style-name="P139">V<text:span text:style-name="T188">ERSÃO DA</text:span> DLL “Tef_lib”</text:p>
          </table:table-cell>
          <table:table-cell table:style-name="Tabela5.C7" office:value-type="string">
            <text:p text:style-name="P136">DADOS</text:p>
          </table:table-cell>
          <table:table-cell table:style-name="Tabela5.D7" office:value-type="string">
            <text:p text:style-name="P138">Texto</text:p>
          </table:table-cell>
        </table:table-row>
        <table:table-row table:style-name="TableLine1791181107136">
          <table:table-cell table:style-name="Tabela5.A59" office:value-type="string">
            <text:p text:style-name="P141">0006</text:p>
          </table:table-cell>
          <table:table-cell table:style-name="Tabela5.B8" office:value-type="string">
            <text:p text:style-name="P142">VERSÃO DA MENSA<text:span text:style-name="T189">GEM</text:span></text:p>
          </table:table-cell>
          <table:table-cell table:style-name="Tabela5.C8" office:value-type="string">
            <text:p text:style-name="P136">DADOS</text:p>
          </table:table-cell>
          <table:table-cell table:style-name="Tabela5.D8" office:value-type="string">
            <text:p text:style-name="P140">Texto</text:p>
          </table:table-cell>
        </table:table-row>
        <table:table-row table:style-name="TableLine1791181099648">
          <table:table-cell table:style-name="Tabela5.A59" office:value-type="string">
            <text:p text:style-name="P137">0007</text:p>
          </table:table-cell>
          <table:table-cell table:style-name="Tabela5.B9" office:value-type="string">
            <text:p text:style-name="P144">SOLICITA CHAVE <text:span text:style-name="T190">DE COMUNICAÇÃO</text:span></text:p>
          </table:table-cell>
          <table:table-cell table:style-name="Tabela5.C9" office:value-type="string">
            <text:p text:style-name="P136">DADOS</text:p>
          </table:table-cell>
          <table:table-cell table:style-name="Tabela5.D9" office:value-type="string">
            <text:p text:style-name="P145">Texto</text:p>
          </table:table-cell>
        </table:table-row>
        <table:table-row table:style-name="TableLine1791181102240">
          <table:table-cell table:style-name="Tabela5.A59" office:value-type="string">
            <text:p text:style-name="P137">0008</text:p>
          </table:table-cell>
          <table:table-cell table:style-name="Tabela5.B10" office:value-type="string">
            <text:p text:style-name="P144">CHAVE PUBLICA <text:span text:style-name="T191">MODULO</text:span> (hex)</text:p>
          </table:table-cell>
          <table:table-cell table:style-name="Tabela5.C10" office:value-type="string">
            <text:p text:style-name="P136">DADOS</text:p>
          </table:table-cell>
          <table:table-cell table:style-name="Tabela5.D10" office:value-type="string">
            <text:p text:style-name="P143">Texto</text:p>
          </table:table-cell>
        </table:table-row>
        <table:table-row table:style-name="TableLine1791181105696">
          <table:table-cell table:style-name="Tabela5.A59" office:value-type="string">
            <text:p text:style-name="P137">0009</text:p>
          </table:table-cell>
          <table:table-cell table:style-name="Tabela5.B11" office:value-type="string">
            <text:p text:style-name="P144">CHAVE SIM<text:span text:style-name="T184">É</text:span>TRICA CRIPTOGRAFADA</text:p>
          </table:table-cell>
          <table:table-cell table:style-name="Tabela5.C11" office:value-type="string">
            <text:p text:style-name="P136">DADOS</text:p>
          </table:table-cell>
          <table:table-cell table:style-name="Tabela5.D11" office:value-type="string">
            <text:p text:style-name="P143">Texto</text:p>
          </table:table-cell>
        </table:table-row>
        <table:table-row table:style-name="Tabela5.2">
          <table:table-cell table:style-name="Tabela5.A2" office:value-type="string">
            <text:p text:style-name="P293">00<text:span text:style-name="T192">0A</text:span></text:p>
          </table:table-cell>
          <table:table-cell table:style-name="Tabela5.A2" office:value-type="string">
            <text:p text:style-name="P293"><text:span text:style-name="T193">SOLICITA</text:span><text:span text:style-name="T194"> </text:span><text:span text:style-name="T195">APROVA</text:span><text:span text:style-name="T193">ÇÃO</text:span> <text:span text:style-name="T196">D</text:span><text:span text:style-name="T193">A</text:span><text:span text:style-name="T196"> </text:span><text:span text:style-name="T193">TRANSAÇÃO</text:span>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95">ID da transacao gerada pelo PDV opcional, para controle interno</text:p>
          </table:table-cell>
        </table:table-row>
        <table:table-row table:style-name="TableLine1791181097056">
          <table:table-cell table:style-name="Tabela5.A59" office:value-type="string">
            <text:p text:style-name="P135">00<text:span text:style-name="T192">0B</text:span></text:p>
          </table:table-cell>
          <table:table-cell table:style-name="Tabela5.B13" office:value-type="string">
            <text:p text:style-name="P176">NUMERO NSU</text:p>
          </table:table-cell>
          <table:table-cell table:style-name="Tabela5.C13" office:value-type="string">
            <text:p text:style-name="P136">DADOS</text:p>
          </table:table-cell>
          <table:table-cell table:style-name="Tabela5.D13" office:value-type="string">
            <text:p text:style-name="P408">Texto<text:span text:style-name="T197">(obrigatório)</text:span></text:p>
          </table:table-cell>
        </table:table-row>
        <table:table-row table:style-name="Tabela5.2">
          <table:table-cell table:style-name="Tabela5.A59" office:value-type="string">
            <text:p text:style-name="P139">00<text:span text:style-name="T192">0C</text:span></text:p>
          </table:table-cell>
          <table:table-cell table:style-name="Tabela5.A2" office:value-type="string">
            <text:p text:style-name="P176">DATA DA VENDA</text:p>
          </table:table-cell>
          <table:table-cell table:style-name="Tabela5.C14" office:value-type="string">
            <text:p text:style-name="P136">DADOS</text:p>
          </table:table-cell>
          <table:table-cell table:style-name="Tabela5.D14" office:value-type="string">
            <text:p text:style-name="P409">Data<text:span text:style-name="T197">(obrigatório)</text:span></text:p>
          </table:table-cell>
        </table:table-row>
        <table:table-row table:style-name="TableLine1791181091584">
          <table:table-cell table:style-name="Tabela5.A59" office:value-type="string">
            <text:p text:style-name="P139">00<text:span text:style-name="T192">0D</text:span></text:p>
          </table:table-cell>
          <table:table-cell table:style-name="Tabela5.B15" office:value-type="string">
            <text:p text:style-name="P176">HORA DA VENDA</text:p>
          </table:table-cell>
          <table:table-cell table:style-name="Tabela5.C15" office:value-type="string">
            <text:p text:style-name="P136">DADOS</text:p>
          </table:table-cell>
          <table:table-cell table:style-name="Tabela5.D15" office:value-type="string">
            <text:p text:style-name="P409">Hora<text:span text:style-name="T197">(obrigatório)</text:span></text:p>
          </table:table-cell>
        </table:table-row>
        <table:table-row table:style-name="TableLine1791181087552">
          <table:table-cell table:style-name="Tabela5.A59" office:value-type="string">
            <text:p text:style-name="P139">00<text:span text:style-name="T192">0E</text:span></text:p>
          </table:table-cell>
          <table:table-cell table:style-name="Tabela5.B16" office:value-type="string">
            <text:p text:style-name="P176">VALOR DA PARCELA</text:p>
          </table:table-cell>
          <table:table-cell table:style-name="Tabela5.C16" office:value-type="string">
            <text:p text:style-name="P136">DADOS</text:p>
          </table:table-cell>
          <table:table-cell table:style-name="Tabela5.D16" office:value-type="string">
            <text:p text:style-name="P409">Num<text:span text:style-name="T198">é</text:span>rico<text:span text:style-name="T197">(obrigatório)</text:span></text:p>
          </table:table-cell>
        </table:table-row>
        <table:table-row table:style-name="TableLine1791181094752">
          <table:table-cell table:style-name="Tabela5.A59" office:value-type="string">
            <text:p text:style-name="P141">00<text:span text:style-name="T192">0F</text:span></text:p>
          </table:table-cell>
          <table:table-cell table:style-name="Tabela5.B17" office:value-type="string">
            <text:p text:style-name="P176">NUMERO PARCELA</text:p>
          </table:table-cell>
          <table:table-cell table:style-name="Tabela5.C17" office:value-type="string">
            <text:p text:style-name="P136">DADOS</text:p>
          </table:table-cell>
          <table:table-cell table:style-name="Tabela5.D17" office:value-type="string">
            <text:p text:style-name="P409">Numérico<text:span text:style-name="T197">(obrigatório)</text:span></text:p>
          </table:table-cell>
        </table:table-row>
        <table:table-row table:style-name="TableLine1791181086112">
          <table:table-cell table:style-name="Tabela5.A59" office:value-type="string">
            <text:p text:style-name="P144">00<text:span text:style-name="T192">10</text:span></text:p>
          </table:table-cell>
          <table:table-cell table:style-name="Tabela5.B18" office:value-type="string">
            <text:p text:style-name="P147">CUPOM FISCAL</text:p>
          </table:table-cell>
          <table:table-cell table:style-name="Tabela5.C18" office:value-type="string">
            <text:p text:style-name="P136">DADOS</text:p>
          </table:table-cell>
          <table:table-cell table:style-name="Tabela5.D18" office:value-type="string">
            <text:p text:style-name="P146">Texto</text:p>
          </table:table-cell>
        </table:table-row>
        <table:table-row table:style-name="TableLine1791181085248">
          <table:table-cell table:style-name="Tabela5.A59" office:value-type="string">
            <text:p text:style-name="P144">00<text:span text:style-name="T187">1</text:span><text:span text:style-name="T192">1</text:span></text:p>
          </table:table-cell>
          <table:table-cell table:style-name="Tabela5.B19" office:value-type="string">
            <text:p text:style-name="P147">NUMERO CAIXA</text:p>
          </table:table-cell>
          <table:table-cell table:style-name="Tabela5.C19" office:value-type="string">
            <text:p text:style-name="P136">DADOS</text:p>
          </table:table-cell>
          <table:table-cell table:style-name="Tabela5.D19" office:value-type="string">
            <text:p text:style-name="P146">Numérico</text:p>
          </table:table-cell>
        </table:table-row>
        <table:table-row table:style-name="TableLine1791181091872">
          <table:table-cell table:style-name="Tabela5.A59" office:value-type="string">
            <text:p text:style-name="P144">00<text:span text:style-name="T187">1</text:span><text:span text:style-name="T192">2</text:span></text:p>
          </table:table-cell>
          <table:table-cell table:style-name="Tabela5.B20" office:value-type="string">
            <text:p text:style-name="P147">OPERADOR CAIXA</text:p>
          </table:table-cell>
          <table:table-cell table:style-name="Tabela5.C20" office:value-type="string">
            <text:p text:style-name="P136">DADOS</text:p>
          </table:table-cell>
          <table:table-cell table:style-name="Tabela5.D20" office:value-type="string">
            <text:p text:style-name="P146">Texto</text:p>
          </table:table-cell>
        </table:table-row>
        <table:table-row table:style-name="TableLine1791181092160">
          <table:table-cell table:style-name="Tabela5.A59" office:value-type="string">
            <text:p text:style-name="P147">001<text:span text:style-name="T192">3</text:span></text:p>
          </table:table-cell>
          <table:table-cell table:style-name="Tabela5.B21" office:value-type="string">
            <text:p text:style-name="P150">VALOR TOTAL DOS ITENS</text:p>
          </table:table-cell>
          <table:table-cell table:style-name="Tabela5.C21" office:value-type="string">
            <text:p text:style-name="P136">DADOS</text:p>
          </table:table-cell>
          <table:table-cell table:style-name="Tabela5.D21" office:value-type="string">
            <text:p text:style-name="P148">Numérico</text:p>
          </table:table-cell>
        </table:table-row>
        <table:table-row table:style-name="TableLine1791181089568">
          <table:table-cell table:style-name="Tabela5.A59" office:value-type="string">
            <text:p text:style-name="P150">00<text:span text:style-name="T192">14</text:span></text:p>
          </table:table-cell>
          <table:table-cell table:style-name="Tabela5.B22" office:value-type="string">
            <text:p text:style-name="P150">VALOR TOTAL ALIMENTAÇÃO</text:p>
          </table:table-cell>
          <table:table-cell table:style-name="Tabela5.C22" office:value-type="string">
            <text:p text:style-name="P136">DADOS</text:p>
          </table:table-cell>
          <table:table-cell table:style-name="Tabela5.D22" office:value-type="string">
            <text:p text:style-name="P148">Numérico</text:p>
          </table:table-cell>
        </table:table-row>
        <table:table-row table:style-name="TableLine1791181096192">
          <table:table-cell table:style-name="Tabela5.A59" office:value-type="string">
            <text:p text:style-name="P150">00<text:span text:style-name="T192">15</text:span></text:p>
          </table:table-cell>
          <table:table-cell table:style-name="Tabela5.B23" office:value-type="string">
            <text:p text:style-name="P149">VALOR TOTAL REFEIÇÃO</text:p>
          </table:table-cell>
          <table:table-cell table:style-name="Tabela5.C23" office:value-type="string">
            <text:p text:style-name="P136">DADOS</text:p>
          </table:table-cell>
          <table:table-cell table:style-name="Tabela5.D23" office:value-type="string">
            <text:p text:style-name="P148">Numérico</text:p>
          </table:table-cell>
        </table:table-row>
        <table:table-row table:style-name="TableLine1791181087264">
          <table:table-cell table:style-name="Tabela5.A59" office:value-type="string">
            <text:p text:style-name="P150">00<text:span text:style-name="T192">16</text:span></text:p>
          </table:table-cell>
          <table:table-cell table:style-name="Tabela5.B24" office:value-type="string">
            <text:p text:style-name="P150">VALOR TOTAL VALE-CULTURA</text:p>
          </table:table-cell>
          <table:table-cell table:style-name="Tabela5.C24" office:value-type="string">
            <text:p text:style-name="P136">DADOS</text:p>
          </table:table-cell>
          <table:table-cell table:style-name="Tabela5.D24" office:value-type="string">
            <text:p text:style-name="P148">Numérico</text:p>
          </table:table-cell>
        </table:table-row>
        <table:table-row table:style-name="TableLine1791181098496">
          <table:table-cell table:style-name="Tabela5.A59" office:value-type="string">
            <text:p text:style-name="P150">00<text:span text:style-name="T192">17</text:span></text:p>
          </table:table-cell>
          <table:table-cell table:style-name="Tabela5.B25" office:value-type="string">
            <text:p text:style-name="P152">XML DO CUPOM FISCAL</text:p>
          </table:table-cell>
          <table:table-cell table:style-name="Tabela5.C25" office:value-type="string">
            <text:p text:style-name="P136">DADOS</text:p>
          </table:table-cell>
          <table:table-cell table:style-name="Tabela5.D25" office:value-type="string">
            <text:p text:style-name="P151">Texto</text:p>
          </table:table-cell>
        </table:table-row>
        <table:table-row table:style-name="TableLine1791181095328">
          <table:table-cell table:style-name="Tabela5.A26" office:value-type="string">
            <text:p text:style-name="P293">00<text:span text:style-name="T192">18</text:span></text:p>
          </table:table-cell>
          <table:table-cell table:style-name="Tabela5.B26" office:value-type="string">
            <text:p text:style-name="P296">MENU</text:p>
          </table:table-cell>
          <table:table-cell table:style-name="Tabela5.C26" office:value-type="string">
            <text:p text:style-name="P292">COMANDO</text:p>
          </table:table-cell>
          <table:table-cell table:style-name="Tabela5.D26" office:value-type="string">
            <text:p text:style-name="P297">LADO OPENTEF S=PDV SOLICITANDO MENU</text:p>
            <text:p text:style-name="P297">S&lt;&gt;PDV INFORMANDO MENU SELECIONADO</text:p>
            <text:p text:style-name="P297">LADO PDV</text:p>
          </table:table-cell>
        </table:table-row>
        <text:soft-page-break/>
        <table:table-row table:style-name="TableLine1791181081504">
          <table:table-cell table:style-name="Tabela5.A59" office:value-type="string">
            <text:p text:style-name="P177">0019</text:p>
          </table:table-cell>
          <table:table-cell table:style-name="Tabela5.B27" office:value-type="string">
            <text:p text:style-name="P154"><text:span text:style-name="T199">MENU - </text:span>CART<text:span text:style-name="T199">Ã</text:span>O <text:span text:style-name="T199">DIGITADO</text:span> </text:p>
          </table:table-cell>
          <table:table-cell table:style-name="Tabela5.C27" office:value-type="string">
            <text:p text:style-name="P155"><text:span text:style-name="T200">MENU_</text:span><text:span text:style-name="T193">PDV</text:span></text:p>
          </table:table-cell>
          <table:table-cell table:style-name="Tabela5.D27" office:value-type="string">
            <text:p text:style-name="P156">Texto -</text:p>
            <text:p text:style-name="P156"><text:span text:style-name="T201">Mensagem padrão </text:span><text:span text:style-name="T202">(</text:span><text:span text:style-name="T203">C</text:span><text:span text:style-name="T202">artão </text:span><text:span text:style-name="T203">digitado</text:span><text:span text:style-name="T202">)</text:span></text:p>
          </table:table-cell>
        </table:table-row>
        <table:table-row table:style-name="TableLine1791181084672">
          <table:table-cell table:style-name="Tabela5.A59" office:value-type="string">
            <text:p text:style-name="P178">001A</text:p>
          </table:table-cell>
          <table:table-cell table:style-name="Tabela5.B28" office:value-type="string">
            <text:p text:style-name="P158">MENU - CARTÃO ALIMENTAÇÃO DIGITADO</text:p>
          </table:table-cell>
          <table:table-cell table:style-name="Tabela5.C28" office:value-type="string">
            <text:p text:style-name="P157"><text:span text:style-name="T200">MENU_</text:span><text:span text:style-name="T193">PDV</text:span><text:span text:style-name="T201"> </text:span></text:p>
          </table:table-cell>
          <table:table-cell table:style-name="Tabela5.D28" office:value-type="string">
            <text:p text:style-name="P156">Texto - </text:p>
            <text:p text:style-name="P156"><text:span text:style-name="T201">Mensagem padrão </text:span><text:span text:style-name="T199">(Cartão-Alimentação </text:span><text:span text:style-name="T203">digitado</text:span><text:span text:style-name="T199">)</text:span></text:p>
          </table:table-cell>
        </table:table-row>
        <table:table-row table:style-name="TableLine1791182377792">
          <table:table-cell table:style-name="Tabela5.A59" office:value-type="string">
            <text:p text:style-name="P178">001B</text:p>
          </table:table-cell>
          <table:table-cell table:style-name="Tabela5.B29" office:value-type="string">
            <text:p text:style-name="P158">MENU - CARTÃO REFEIÇÃO DIGITADO</text:p>
          </table:table-cell>
          <table:table-cell table:style-name="Tabela5.C29" office:value-type="string">
            <text:p text:style-name="P159">MENU_<text:span text:style-name="T193">PDV</text:span></text:p>
            <text:p text:style-name="P155"/>
          </table:table-cell>
          <table:table-cell table:style-name="Tabela5.D29" office:value-type="string">
            <text:p text:style-name="P156">Texto - </text:p>
            <text:p text:style-name="P156"><text:span text:style-name="T201">Mensagem Padrão </text:span><text:span text:style-name="T199">(Cartão Refeição </text:span><text:span text:style-name="T203">digitado</text:span><text:span text:style-name="T199">)</text:span></text:p>
          </table:table-cell>
        </table:table-row>
        <table:table-row table:style-name="TableLine1791182383840">
          <table:table-cell table:style-name="Tabela5.A59" office:value-type="string">
            <text:p text:style-name="P178">001C</text:p>
          </table:table-cell>
          <table:table-cell table:style-name="Tabela5.B30" office:value-type="string">
            <text:p text:style-name="P158">MENU - CARTÃO VALE CULTURA DIGITADO</text:p>
          </table:table-cell>
          <table:table-cell table:style-name="Tabela5.C30" office:value-type="string">
            <text:p text:style-name="P159">MENU_<text:span text:style-name="T193">PDV</text:span></text:p>
          </table:table-cell>
          <table:table-cell table:style-name="Tabela5.D30" office:value-type="string">
            <text:p text:style-name="P156">Texto - </text:p>
            <text:p text:style-name="P157"><text:span text:style-name="T201">Mensagem padrão </text:span>(Cartão Vale-cultura <text:span text:style-name="T203">digitado</text:span>)</text:p>
          </table:table-cell>
        </table:table-row>
        <table:table-row table:style-name="TableLine1791182383264">
          <table:table-cell table:style-name="Tabela5.A59" office:value-type="string">
            <text:p text:style-name="P177">00<text:span text:style-name="T199">1D</text:span></text:p>
          </table:table-cell>
          <table:table-cell table:style-name="Tabela5.B31" office:value-type="string">
            <text:p text:style-name="P154"><text:span text:style-name="T199">MENU - </text:span>LEITURA DO CART<text:span text:style-name="T199">Ã</text:span>O <text:span text:style-name="T199">NO PIN PAD</text:span> </text:p>
          </table:table-cell>
          <table:table-cell table:style-name="Tabela5.C31" office:value-type="string">
            <text:p text:style-name="P159">MENU_<text:span text:style-name="T193">PDV</text:span></text:p>
            <text:p text:style-name="P155"/>
          </table:table-cell>
          <table:table-cell table:style-name="Tabela5.D31" office:value-type="string">
            <text:p text:style-name="P156">Texto - </text:p>
            <text:p text:style-name="P153"><text:span text:style-name="T201">Mensagem padrão </text:span>(<text:span text:style-name="T203">C</text:span>artão)</text:p>
          </table:table-cell>
        </table:table-row>
        <table:table-row table:style-name="TableLine1791182374912">
          <table:table-cell table:style-name="Tabela5.A59" office:value-type="string">
            <text:p text:style-name="P178">001E</text:p>
          </table:table-cell>
          <table:table-cell table:style-name="Tabela5.B32" office:value-type="string">
            <text:p text:style-name="P158">MENU - CARTÃO ALIMENTAÇÃO NO PIN PAD</text:p>
          </table:table-cell>
          <table:table-cell table:style-name="Tabela5.C32" office:value-type="string">
            <text:p text:style-name="P159">MENU_<text:span text:style-name="T193">PDV</text:span></text:p>
            <text:p text:style-name="P155"/>
          </table:table-cell>
          <table:table-cell table:style-name="Tabela5.D32" office:value-type="string">
            <text:p text:style-name="P160">Texto -</text:p>
            <text:p text:style-name="P157"><text:span text:style-name="T201">Mensagem padrão </text:span>(Cartão Alimentação)</text:p>
          </table:table-cell>
        </table:table-row>
        <table:table-row table:style-name="TableLine1791182368864">
          <table:table-cell table:style-name="Tabela5.A59" office:value-type="string">
            <text:p text:style-name="P178">001F</text:p>
          </table:table-cell>
          <table:table-cell table:style-name="Tabela5.B33" office:value-type="string">
            <text:p text:style-name="P158">MENU - CARTÃO REFEIÇÃO NO PIN PAD</text:p>
          </table:table-cell>
          <table:table-cell table:style-name="Tabela5.C33" office:value-type="string">
            <text:p text:style-name="P159">MENU_<text:span text:style-name="T193">PDV</text:span></text:p>
            <text:p text:style-name="P155"/>
          </table:table-cell>
          <table:table-cell table:style-name="Tabela5.D33" office:value-type="string">
            <text:p text:style-name="P160">Texto - </text:p>
            <text:p text:style-name="P157"><text:span text:style-name="T201">Mensagem padrão </text:span>(Cartão Refeição)</text:p>
          </table:table-cell>
        </table:table-row>
        <table:table-row table:style-name="TableLine1791182378944">
          <table:table-cell table:style-name="Tabela5.A59" office:value-type="string">
            <text:p text:style-name="P178">0020</text:p>
          </table:table-cell>
          <table:table-cell table:style-name="Tabela5.B34" office:value-type="string">
            <text:p text:style-name="P158">MENU - CARTÃO VALE CULTURA NO PIN PAD</text:p>
          </table:table-cell>
          <table:table-cell table:style-name="Tabela5.C34" office:value-type="string">
            <text:p text:style-name="P159">MENU_<text:span text:style-name="T193">PDV</text:span></text:p>
            <text:p text:style-name="P155"><text:s/></text:p>
          </table:table-cell>
          <table:table-cell table:style-name="Tabela5.D34" office:value-type="string">
            <text:p text:style-name="P160">Texto -</text:p>
            <text:p text:style-name="P157"><text:span text:style-name="T201">Mensagem padrão </text:span>(Cartão Vale Cultura)</text:p>
          </table:table-cell>
        </table:table-row>
        <table:table-row table:style-name="TableLine1791182372320">
          <table:table-cell table:style-name="Tabela5.A59" office:value-type="string">
            <text:p text:style-name="P298">0021</text:p>
          </table:table-cell>
          <table:table-cell table:style-name="Tabela5.B35" office:value-type="string">
            <text:p text:style-name="P299">PEDIDO DE CONEXÃO</text:p>
          </table:table-cell>
          <table:table-cell table:style-name="Tabela5.C35" office:value-type="string">
            <text:p text:style-name="P292">COMANDO</text:p>
          </table:table-cell>
          <table:table-cell table:style-name="Tabela5.D35" office:value-type="string">
            <text:p text:style-name="P300">Comando sem Dados</text:p>
          </table:table-cell>
        </table:table-row>
        <table:table-row table:style-name="TableLine1791182376640">
          <table:table-cell table:style-name="Tabela5.A59" office:value-type="string">
            <text:p text:style-name="P180">0022</text:p>
          </table:table-cell>
          <table:table-cell table:style-name="Tabela5.B36" office:value-type="string">
            <text:p text:style-name="P180">ÍNDICE CHAVE <text:span text:style-name="T190">DE COMUNICAÇÃO</text:span></text:p>
          </table:table-cell>
          <table:table-cell table:style-name="Tabela5.C36" office:value-type="string">
            <text:p text:style-name="P181">DADOS</text:p>
          </table:table-cell>
          <table:table-cell table:style-name="Tabela5.D36" office:value-type="string">
            <text:p text:style-name="P179">Numérico</text:p>
          </table:table-cell>
        </table:table-row>
        <table:table-row table:style-name="TableLine1791182382112">
          <table:table-cell table:style-name="Tabela5.A59" office:value-type="string">
            <text:p text:style-name="P183">0023</text:p>
          </table:table-cell>
          <table:table-cell table:style-name="Tabela5.B37" office:value-type="string">
            <text:p text:style-name="P183">OK CRIPTOGRAFADO COM CHAVE SIM<text:span text:style-name="T204">É</text:span>TRICA</text:p>
          </table:table-cell>
          <table:table-cell table:style-name="Tabela5.C37" office:value-type="string">
            <text:p text:style-name="P181">DADOS</text:p>
          </table:table-cell>
          <table:table-cell table:style-name="Tabela5.D37" office:value-type="string">
            <text:p text:style-name="P182">Texo - </text:p>
            <text:p text:style-name="P181">Mensagem padrão</text:p>
            <text:p text:style-name="P182"><text:s/>( “OK” <text:s/>Cifrado)</text:p>
          </table:table-cell>
        </table:table-row>
        <table:table-row table:style-name="TableLine1791182371456">
          <table:table-cell table:style-name="Tabela5.A59" office:value-type="string">
            <text:p text:style-name="P302">0024</text:p>
          </table:table-cell>
          <table:table-cell table:style-name="Tabela5.B38" office:value-type="string">
            <text:p text:style-name="P302">PEDIDO DE CONEXÃO ACEIT<text:span text:style-name="T205">A</text:span></text:p>
          </table:table-cell>
          <table:table-cell table:style-name="Tabela5.C38" office:value-type="string">
            <text:p text:style-name="P301">COMANDO</text:p>
          </table:table-cell>
          <table:table-cell table:style-name="Tabela5.D38" office:value-type="string">
            <text:p text:style-name="P300">Comando sem Dados</text:p>
          </table:table-cell>
        </table:table-row>
        <table:table-row table:style-name="TableLine1791182376352">
          <table:table-cell table:style-name="Tabela5.A59" office:value-type="string">
            <text:p text:style-name="P302">0025</text:p>
          </table:table-cell>
          <table:table-cell table:style-name="Tabela5.B39" office:value-type="string">
            <text:p text:style-name="P302"><text:span text:style-name="T206">ENVIO</text:span> DE CHAVE SIM<text:span text:style-name="T204">É</text:span>TRICA <text:span text:style-name="T205">CONEXÃO ACEITA</text:span></text:p>
          </table:table-cell>
          <table:table-cell table:style-name="Tabela5.C39" office:value-type="string">
            <text:p text:style-name="P301">COMANDO</text:p>
          </table:table-cell>
          <table:table-cell table:style-name="Tabela5.D39" office:value-type="string">
            <text:p text:style-name="P300">Comando sem Dados</text:p>
          </table:table-cell>
        </table:table-row>
        <table:table-row table:style-name="TableLine1791182384416">
          <table:table-cell table:style-name="Tabela5.A59" office:value-type="string">
            <text:p text:style-name="P304">0026</text:p>
          </table:table-cell>
          <table:table-cell table:style-name="Tabela5.B40" office:value-type="string">
            <text:p text:style-name="P304">RESPOSTA COM ERRO</text:p>
          </table:table-cell>
          <table:table-cell table:style-name="Tabela5.C40" office:value-type="string">
            <text:p text:style-name="P303">COMANDO</text:p>
          </table:table-cell>
          <table:table-cell table:style-name="Tabela5.D40" office:value-type="string">
            <text:p text:style-name="P305">VER TABELA DE CODIGO DE RETORNO</text:p>
          </table:table-cell>
        </table:table-row>
        <table:table-row table:style-name="TableLine1791182384704">
          <table:table-cell table:style-name="Tabela5.A59" office:value-type="string">
            <text:p text:style-name="P137">00<text:span text:style-name="T191">27</text:span></text:p>
          </table:table-cell>
          <table:table-cell table:style-name="Tabela5.B41" office:value-type="string">
            <text:p text:style-name="P144">CHAVE PUBLICA <text:span text:style-name="T191">EXPOENTE</text:span></text:p>
          </table:table-cell>
          <table:table-cell table:style-name="Tabela5.C41" office:value-type="string">
            <text:p text:style-name="P136">DADOS</text:p>
          </table:table-cell>
          <table:table-cell table:style-name="Tabela5.D41" office:value-type="string">
            <text:p text:style-name="P160">Texto</text:p>
          </table:table-cell>
        </table:table-row>
        <table:table-row table:style-name="TableLine1791182371168">
          <table:table-cell table:style-name="Tabela5.A59" office:value-type="string">
            <text:p text:style-name="P307">0028</text:p>
          </table:table-cell>
          <table:table-cell table:style-name="Tabela5.B42" office:value-type="string">
            <text:p text:style-name="P307">PEDIDO DE LOGIN ACEITO</text:p>
          </table:table-cell>
          <table:table-cell table:style-name="Tabela5.C42" office:value-type="string">
            <text:p text:style-name="P306">COMANDO</text:p>
          </table:table-cell>
          <table:table-cell table:style-name="Tabela5.D42" office:value-type="string">
            <text:p text:style-name="P300">Comando sem Dados</text:p>
          </table:table-cell>
        </table:table-row>
        <table:table-row table:style-name="TableLine1791182418384">
          <table:table-cell table:style-name="Tabela5.A59" office:value-type="string">
            <text:p text:style-name="P307">002<text:span text:style-name="T207">9</text:span></text:p>
          </table:table-cell>
          <table:table-cell table:style-name="Tabela5.B43" office:value-type="string">
            <text:p text:style-name="P307">PEDIDO DE LOGIN <text:span text:style-name="T207">RECUSADO</text:span></text:p>
          </table:table-cell>
          <table:table-cell table:style-name="Tabela5.C43" office:value-type="string">
            <text:p text:style-name="P306">COMANDO</text:p>
          </table:table-cell>
          <table:table-cell table:style-name="Tabela5.D43" office:value-type="string">
            <text:p text:style-name="P300">Comando sem Dados</text:p>
          </table:table-cell>
        </table:table-row>
        <table:table-row table:style-name="TableLine1791182410032">
          <table:table-cell table:style-name="Tabela5.A59" office:value-type="string">
            <text:p text:style-name="P309">00<text:span text:style-name="T208">2A</text:span></text:p>
          </table:table-cell>
          <table:table-cell table:style-name="Tabela5.B44" office:value-type="string">
            <text:p text:style-name="P309">SOLICITA<text:span text:style-name="T209">ÇÃO</text:span> DE DADOS <text:span text:style-name="T210">NO</text:span> PDV</text:p>
          </table:table-cell>
          <table:table-cell table:style-name="Tabela5.C44" office:value-type="string">
            <text:p text:style-name="P308">COMANDO</text:p>
          </table:table-cell>
          <table:table-cell table:style-name="Tabela5.D44" office:value-type="string">
            <text:p text:style-name="P310">TEXTO - </text:p>
            <text:p text:style-name="P308"><text:s/><text:span text:style-name="T208">Mensagem a exibir</text:span></text:p>
            <text:p text:style-name="P310">(“”)</text:p>
          </table:table-cell>
        </table:table-row>
        <table:table-row table:style-name="TableLine1791182401968">
          <table:table-cell table:style-name="Tabela5.A59" office:value-type="string">
            <text:p text:style-name="P440">002B</text:p>
          </table:table-cell>
          <table:table-cell table:style-name="Tabela5.B45" office:value-type="string">
            <text:p text:style-name="P442">MODULO EXCLUIR</text:p>
          </table:table-cell>
          <table:table-cell table:style-name="Tabela5.C45" office:value-type="string">
            <text:p text:style-name="P441">COMANDO</text:p>
          </table:table-cell>
          <table:table-cell table:style-name="Tabela5.D45" office:value-type="string">
            <text:p text:style-name="P443">Comando sem Dados</text:p>
          </table:table-cell>
        </table:table-row>
        <table:table-row table:style-name="TableLine1791182418960">
          <table:table-cell table:style-name="Tabela5.A59" office:value-type="string">
            <text:p text:style-name="P311">002C</text:p>
          </table:table-cell>
          <table:table-cell table:style-name="Tabela5.B46" office:value-type="string">
            <text:p text:style-name="P311">MENSAGEM A SER MOSTRADA NO PDV</text:p>
          </table:table-cell>
          <table:table-cell table:style-name="Tabela5.C46" office:value-type="string">
            <text:p text:style-name="P310">COMANDO</text:p>
          </table:table-cell>
          <table:table-cell table:style-name="Tabela5.D46" office:value-type="string">
            <text:p text:style-name="P310">TEXTO</text:p>
          </table:table-cell>
        </table:table-row>
        <table:table-row table:style-name="TableLine1791182412912">
          <table:table-cell table:style-name="Tabela5.A59" office:value-type="string">
            <text:p text:style-name="P311">002D</text:p>
          </table:table-cell>
          <table:table-cell table:style-name="Tabela5.B47" office:value-type="string">
            <text:p text:style-name="P311">TEXTO A SER IMPRESSO</text:p>
          </table:table-cell>
          <table:table-cell table:style-name="Tabela5.C47" office:value-type="string">
            <text:p text:style-name="P312">COMANDO</text:p>
          </table:table-cell>
          <table:table-cell table:style-name="Tabela5.D47" office:value-type="string">
            <text:p text:style-name="P312">IMPRESSÃO</text:p>
          </table:table-cell>
        </table:table-row>
        <table:table-row table:style-name="Tabela5.2">
          <table:table-cell table:style-name="Tabela5.A2" office:value-type="string">
            <text:p text:style-name="P185">002<text:span text:style-name="T211">E</text:span></text:p>
          </table:table-cell>
          <table:table-cell table:style-name="Tabela5.A2" office:value-type="string">
            <text:p text:style-name="P186">IMAGEM A SER MOSTRADA NO PDV “QR CODE”</text:p>
          </table:table-cell>
          <table:table-cell table:style-name="Tabela5.A2" office:value-type="string">
            <text:p text:style-name="P184">DADOS</text:p>
          </table:table-cell>
          <table:table-cell table:style-name="Tabela5.D12" office:value-type="string">
            <text:p text:style-name="P187">DADOS</text:p>
          </table:table-cell>
        </table:table-row>
        <table:table-row table:style-name="TableLine1791182409168">
          <table:table-cell table:style-name="Tabela5.A59" office:value-type="string">
            <text:p text:style-name="P189">002<text:span text:style-name="T211">F</text:span></text:p>
          </table:table-cell>
          <table:table-cell table:style-name="Tabela5.B49" office:value-type="string">
            <text:p text:style-name="P189">BOTÃO “OK”</text:p>
          </table:table-cell>
          <table:table-cell table:style-name="Tabela5.C49" office:value-type="string">
            <text:p text:style-name="P188">DADOS</text:p>
          </table:table-cell>
          <table:table-cell table:style-name="Tabela5.D49" office:value-type="string">
            <text:p text:style-name="P188">TEXTO <text:s/>- </text:p>
            <text:p text:style-name="P188"><text:span text:style-name="T212">TEXTO DO </text:span>BOTÃO</text:p>
          </table:table-cell>
        </table:table-row>
        <table:table-row table:style-name="TableLine1791182415504">
          <table:table-cell table:style-name="Tabela5.A59" office:value-type="string">
            <text:p text:style-name="P189">00<text:span text:style-name="T211">30</text:span></text:p>
          </table:table-cell>
          <table:table-cell table:style-name="Tabela5.B50" office:value-type="string">
            <text:p text:style-name="P189">BOTÃO “CANCELA”</text:p>
          </table:table-cell>
          <table:table-cell table:style-name="Tabela5.C50" office:value-type="string">
            <text:p text:style-name="P188">DADOS</text:p>
          </table:table-cell>
          <table:table-cell table:style-name="Tabela5.D50" office:value-type="string">
            <text:p text:style-name="P188">TEXTO <text:s/>- </text:p>
            <text:p text:style-name="P188"><text:span text:style-name="T212">TEXTO DO </text:span>BOTÃO</text:p>
          </table:table-cell>
        </table:table-row>
        <table:table-row table:style-name="TableLine1791182408880">
          <table:table-cell table:style-name="Tabela5.A59" office:value-type="string">
            <text:p text:style-name="P189">00<text:span text:style-name="T211">31</text:span></text:p>
          </table:table-cell>
          <table:table-cell table:style-name="Tabela5.B51" office:value-type="string">
            <text:p text:style-name="P189">BOTÃO “NÃO”</text:p>
          </table:table-cell>
          <table:table-cell table:style-name="Tabela5.C51" office:value-type="string">
            <text:p text:style-name="P188">DADOS </text:p>
          </table:table-cell>
          <table:table-cell table:style-name="Tabela5.D51" office:value-type="string">
            <text:p text:style-name="P188">TEXTO <text:s/>- </text:p>
            <text:p text:style-name="P188"><text:span text:style-name="T212">TEXTO DO </text:span>BOTÃO</text:p>
          </table:table-cell>
        </table:table-row>
        <text:soft-page-break/>
        <table:table-row table:style-name="TableLine1791182410896">
          <table:table-cell table:style-name="Tabela5.A59" office:value-type="string">
            <text:p text:style-name="P189">003<text:span text:style-name="T211">2</text:span></text:p>
          </table:table-cell>
          <table:table-cell table:style-name="Tabela5.B52" office:value-type="string">
            <text:p text:style-name="P189">BOTÃO “SIM”</text:p>
          </table:table-cell>
          <table:table-cell table:style-name="Tabela5.C52" office:value-type="string">
            <text:p text:style-name="P188">DADOS </text:p>
          </table:table-cell>
          <table:table-cell table:style-name="Tabela5.D52" office:value-type="string">
            <text:p text:style-name="P188">TEXTO <text:s/>- </text:p>
            <text:p text:style-name="P188"><text:span text:style-name="T212">TEXTO DO </text:span>BOTÃO</text:p>
          </table:table-cell>
        </table:table-row>
        <table:table-row table:style-name="TableLine1791182419824">
          <table:table-cell table:style-name="Tabela5.A59" office:value-type="string">
            <text:p text:style-name="P189">003<text:span text:style-name="T211">3</text:span></text:p>
          </table:table-cell>
          <table:table-cell table:style-name="Tabela5.B59" office:value-type="string">
            <text:p text:style-name="P189">DADOS CAPTURADO DO PDV</text:p>
          </table:table-cell>
          <table:table-cell table:style-name="Tabela5.C59" office:value-type="string">
            <text:p text:style-name="P188">DADOS</text:p>
          </table:table-cell>
          <table:table-cell table:style-name="Tabela5.D59" office:value-type="string">
            <text:p text:style-name="P188">TEXTO</text:p>
          </table:table-cell>
        </table:table-row>
        <table:table-row table:style-name="TableLine1791182406864">
          <table:table-cell table:style-name="Tabela5.A59" office:value-type="string">
            <text:p text:style-name="P191">0034</text:p>
          </table:table-cell>
          <table:table-cell table:style-name="Tabela5.B59" office:value-type="string">
            <text:p text:style-name="P191"><text:span text:style-name="T213">ID ÚNICA DA </text:span>TRANSAÇÃO</text:p>
          </table:table-cell>
          <table:table-cell table:style-name="Tabela5.C59" office:value-type="string">
            <text:p text:style-name="P190">DADOS</text:p>
          </table:table-cell>
          <table:table-cell table:style-name="Tabela5.D59" office:value-type="string">
            <text:p text:style-name="P190">TEXTO</text:p>
          </table:table-cell>
        </table:table-row>
        <table:table-row table:style-name="TableLine1791182407440">
          <table:table-cell table:style-name="Tabela5.A59" office:value-type="string">
            <text:p text:style-name="P193">0035</text:p>
          </table:table-cell>
          <table:table-cell table:style-name="Tabela5.B59" office:value-type="string">
            <text:p text:style-name="P193">SENHA DO TERMINAL</text:p>
          </table:table-cell>
          <table:table-cell table:style-name="Tabela5.C59" office:value-type="string">
            <text:p text:style-name="P192">DADOS</text:p>
          </table:table-cell>
          <table:table-cell table:style-name="Tabela5.D59" office:value-type="string">
            <text:p text:style-name="P192">TEXTO</text:p>
          </table:table-cell>
        </table:table-row>
        <table:table-row table:style-name="TableLine1791182414352">
          <table:table-cell table:style-name="Tabela5.A59" office:value-type="string">
            <text:p text:style-name="P444">0036</text:p>
          </table:table-cell>
          <table:table-cell table:style-name="Tabela5.B59" office:value-type="string">
            <text:p text:style-name="P446">BIN OU IIN</text:p>
          </table:table-cell>
          <table:table-cell table:style-name="Tabela5.C59" office:value-type="string">
            <text:p text:style-name="P445">TEXTO</text:p>
          </table:table-cell>
          <table:table-cell table:style-name="Tabela5.D59" office:value-type="string">
            <text:p text:style-name="P445">IIN OU BIN</text:p>
          </table:table-cell>
        </table:table-row>
        <table:table-row table:style-name="TableLine1791182413200">
          <table:table-cell table:style-name="Tabela5.A59" office:value-type="string">
            <text:p text:style-name="P195">0037</text:p>
          </table:table-cell>
          <table:table-cell table:style-name="Tabela5.B59" office:value-type="string">
            <text:p text:style-name="P195">TIPO DE <text:span text:style-name="T214">PERMISS</text:span><text:span text:style-name="T215">ÃO</text:span> DO TERMINAL</text:p>
          </table:table-cell>
          <table:table-cell table:style-name="Tabela5.C59" office:value-type="string">
            <text:p text:style-name="P194">DADOS</text:p>
          </table:table-cell>
          <table:table-cell table:style-name="Tabela5.D59" office:value-type="string">
            <text:p text:style-name="P196">NUMÉRICO</text:p>
          </table:table-cell>
        </table:table-row>
        <table:table-row table:style-name="TableLine1791182411472">
          <table:table-cell table:style-name="Tabela5.A59" office:value-type="string">
            <text:p text:style-name="P313">0038</text:p>
          </table:table-cell>
          <table:table-cell table:style-name="Tabela5.B59" office:value-type="string">
            <text:p text:style-name="P315">ABORTA</text:p>
          </table:table-cell>
          <table:table-cell table:style-name="Tabela5.C59" office:value-type="string">
            <text:p text:style-name="P314">COMANDO</text:p>
          </table:table-cell>
          <table:table-cell table:style-name="Tabela5.D59" office:value-type="string">
            <text:p text:style-name="P316">ABORTA O COMANDO OU TRANSACAO EM ANDAMENTO </text:p>
          </table:table-cell>
        </table:table-row>
        <table:table-row table:style-name="TableLine1791182411760">
          <table:table-cell table:style-name="Tabela5.A59" office:value-type="string">
            <text:p text:style-name="P302">00<text:span text:style-name="T216">39</text:span></text:p>
          </table:table-cell>
          <table:table-cell table:style-name="Tabela5.B59" office:value-type="string">
            <text:p text:style-name="P317">LOJA INCLUIR</text:p>
          </table:table-cell>
          <table:table-cell table:style-name="Tabela5.C59" office:value-type="string">
            <text:p text:style-name="P301">COMANDO</text:p>
          </table:table-cell>
          <table:table-cell table:style-name="Tabela5.D59" office:value-type="string">
            <text:p text:style-name="P300">Comando sem Dados</text:p>
          </table:table-cell>
        </table:table-row>
        <table:table-row table:style-name="Tabela5.2">
          <table:table-cell table:style-name="Tabela5.A2" office:value-type="string">
            <text:p text:style-name="P198">003A</text:p>
          </table:table-cell>
          <table:table-cell table:style-name="Tabela5.A2" office:value-type="string">
            <text:p text:style-name="P198">TABELA <text:span text:style-name="T215">MODULO_CONF</text:span></text:p>
          </table:table-cell>
          <table:table-cell table:style-name="Tabela5.A2" office:value-type="string">
            <text:p text:style-name="P197">DADOS</text:p>
          </table:table-cell>
          <table:table-cell table:style-name="Tabela5.D12" office:value-type="string">
            <text:p text:style-name="P199">TEXTO</text:p>
          </table:table-cell>
        </table:table-row>
        <table:table-row table:style-name="Tabela5.2">
          <table:table-cell table:style-name="Tabela5.A2" office:value-type="string">
            <text:p text:style-name="P201">003B</text:p>
          </table:table-cell>
          <table:table-cell table:style-name="Tabela5.A2" office:value-type="string">
            <text:p text:style-name="P200">CHAVE DO PDV</text:p>
          </table:table-cell>
          <table:table-cell table:style-name="Tabela5.A2" office:value-type="string">
            <text:p text:style-name="P199">DADOS</text:p>
          </table:table-cell>
          <table:table-cell table:style-name="Tabela5.D12" office:value-type="string">
            <text:p text:style-name="P181">CAMPO CHAVE NA TABELA PDV</text:p>
          </table:table-cell>
        </table:table-row>
        <table:table-row table:style-name="Tabela5.2">
          <table:table-cell table:style-name="Tabela5.A2" office:value-type="string">
            <text:p text:style-name="P202">003C</text:p>
          </table:table-cell>
          <table:table-cell table:style-name="Tabela5.A2" office:value-type="string">
            <text:p text:style-name="P203"><text:span text:style-name="T217">LOJA_</text:span><text:span text:style-name="T218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2">003D</text:p>
          </table:table-cell>
          <table:table-cell table:style-name="Tabela5.A2" office:value-type="string">
            <text:p text:style-name="P200">CHAVE DO CONCENTRADOR</text:p>
          </table:table-cell>
          <table:table-cell table:style-name="Tabela5.A2" office:value-type="string">
            <text:p text:style-name="P205">DADOS</text:p>
          </table:table-cell>
          <table:table-cell table:style-name="Tabela5.D12" office:value-type="string">
            <text:p text:style-name="P205">CAMPO CHAVE NA TABELA CONCENTRADOR</text:p>
          </table:table-cell>
        </table:table-row>
        <table:table-row table:style-name="Tabela5.2">
          <table:table-cell table:style-name="Tabela5.A2" office:value-type="string">
            <text:p text:style-name="P206">003E</text:p>
          </table:table-cell>
          <table:table-cell table:style-name="Tabela5.A2" office:value-type="string">
            <text:p text:style-name="P207">TABELA LOJA</text:p>
          </table:table-cell>
          <table:table-cell table:style-name="Tabela5.A2" office:value-type="string">
            <text:p text:style-name="P208">DADOS</text:p>
          </table:table-cell>
          <table:table-cell table:style-name="Tabela5.D12" office:value-type="string">
            <text:p text:style-name="P208">TEXTO</text:p>
          </table:table-cell>
        </table:table-row>
        <table:table-row table:style-name="Tabela5.2">
          <table:table-cell table:style-name="Tabela5.A2" office:value-type="string">
            <text:p text:style-name="P319">003F</text:p>
          </table:table-cell>
          <table:table-cell table:style-name="Tabela5.A2" office:value-type="string">
            <text:p text:style-name="P319">LOJA ALTERAR</text:p>
          </table:table-cell>
          <table:table-cell table:style-name="Tabela5.A2" office:value-type="string">
            <text:p text:style-name="P318">COMANDO</text:p>
          </table:table-cell>
          <table:table-cell table:style-name="Tabela5.D12" office:value-type="string">
            <text:p text:style-name="P318">Comando sem Dados</text:p>
          </table:table-cell>
        </table:table-row>
        <table:table-row table:style-name="Tabela5.2">
          <table:table-cell table:style-name="Tabela5.A2" office:value-type="string">
            <text:p text:style-name="P448">0040</text:p>
          </table:table-cell>
          <table:table-cell table:style-name="Tabela5.A2" office:value-type="string">
            <text:p text:style-name="P448"/>
          </table:table-cell>
          <table:table-cell table:style-name="Tabela5.A2" office:value-type="string">
            <text:p text:style-name="P447"/>
          </table:table-cell>
          <table:table-cell table:style-name="Tabela5.D12" office:value-type="string">
            <text:p text:style-name="P447"/>
          </table:table-cell>
        </table:table-row>
        <table:table-row table:style-name="Tabela5.2">
          <table:table-cell table:style-name="Tabela5.A2" office:value-type="string">
            <text:p text:style-name="P210">0041</text:p>
          </table:table-cell>
          <table:table-cell table:style-name="Tabela5.A2" office:value-type="string">
            <text:p text:style-name="P211">CHAVE DO MODULO_CONF</text:p>
          </table:table-cell>
          <table:table-cell table:style-name="Tabela5.A2" office:value-type="string">
            <text:p text:style-name="P209">DADOS</text:p>
          </table:table-cell>
          <table:table-cell table:style-name="Tabela5.D12" office:value-type="string">
            <text:p text:style-name="P209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321">0042</text:p>
          </table:table-cell>
          <table:table-cell table:style-name="Tabela5.A2" office:value-type="string">
            <text:p text:style-name="P322">TRANSACAO</text:p>
          </table:table-cell>
          <table:table-cell table:style-name="Tabela5.A2" office:value-type="string">
            <text:p text:style-name="P320">COMANDO</text:p>
          </table:table-cell>
          <table:table-cell table:style-name="Tabela5.D12" office:value-type="string">
            <text:p text:style-name="P320">Co<text:span text:style-name="T220">ntem </text:span>o<text:span text:style-name="T220">s</text:span> <text:span text:style-name="T220">d</text:span>ados <text:span text:style-name="T220">da transação</text:span></text:p>
          </table:table-cell>
        </table:table-row>
        <table:table-row table:style-name="Tabela5.2">
          <table:table-cell table:style-name="Tabela5.A2" office:value-type="string">
            <text:p text:style-name="P212">0043</text:p>
          </table:table-cell>
          <table:table-cell table:style-name="Tabela5.A2" office:value-type="string">
            <text:p text:style-name="P203"><text:span text:style-name="T221">PDV_</text:span><text:span text:style-name="T222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24">0044</text:p>
          </table:table-cell>
          <table:table-cell table:style-name="Tabela5.A2" office:value-type="string">
            <text:p text:style-name="P324">PDV <text:span text:style-name="T223">INCLUI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25">0045</text:p>
          </table:table-cell>
          <table:table-cell table:style-name="Tabela5.A2" office:value-type="string">
            <text:p text:style-name="P325"><text:span text:style-name="T224">VALIDA</text:span> CHAVE DO PDV</text:p>
          </table:table-cell>
          <table:table-cell table:style-name="Tabela5.A2" office:value-type="string">
            <text:p text:style-name="P326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14">0046</text:p>
          </table:table-cell>
          <table:table-cell table:style-name="Tabela5.A2" office:value-type="string">
            <text:p text:style-name="P215">CÓDIGO VINDO PINPAD</text:p>
          </table:table-cell>
          <table:table-cell table:style-name="Tabela5.A2" office:value-type="string">
            <text:p text:style-name="P213">COMANDO</text:p>
          </table:table-cell>
          <table:table-cell table:style-name="Tabela5.D12" office:value-type="string">
            <text:p text:style-name="P213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328">0047</text:p>
          </table:table-cell>
          <table:table-cell table:style-name="Tabela5.A2" office:value-type="string">
            <text:p text:style-name="P328">MOSTRA MENSAGEM PINPAD</text:p>
          </table:table-cell>
          <table:table-cell table:style-name="Tabela5.A2" office:value-type="string">
            <text:p text:style-name="P327">COMANDO</text:p>
          </table:table-cell>
          <table:table-cell table:style-name="Tabela5.D12" office:value-type="string">
            <text:p text:style-name="P327">Mensagem </text:p>
          </table:table-cell>
        </table:table-row>
        <table:table-row table:style-name="Tabela5.2">
          <table:table-cell table:style-name="Tabela5.A2" office:value-type="string">
            <text:p text:style-name="P330">0048</text:p>
          </table:table-cell>
          <table:table-cell table:style-name="Tabela5.A2" office:value-type="string">
            <text:p text:style-name="P330">PINPAD SOLICITA <text:span text:style-name="T225">TARJA </text:span>CARTÃO</text:p>
          </table:table-cell>
          <table:table-cell table:style-name="Tabela5.A2" office:value-type="string">
            <text:p text:style-name="P331">COMANDO</text:p>
          </table:table-cell>
          <table:table-cell table:style-name="Tabela5.D12" office:value-type="string">
            <text:p text:style-name="P329">0= MAG</text:p>
            <text:p text:style-name="P329">1=<text:span text:style-name="T226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334">0049</text:p>
          </table:table-cell>
          <table:table-cell table:style-name="Tabela5.A2" office:value-type="string">
            <text:p text:style-name="P334"><text:span text:style-name="T227">EXCEÇÃO</text:span> <text:span text:style-name="T227">NO PINPAD</text:span></text:p>
          </table:table-cell>
          <table:table-cell table:style-name="Tabela5.A2" office:value-type="string">
            <text:p text:style-name="P333">COMANDO</text:p>
          </table:table-cell>
          <table:table-cell table:style-name="Tabela5.D12" office:value-type="string">
            <text:p text:style-name="P333">CODIGO ERRO PINPAD</text:p>
          </table:table-cell>
        </table:table-row>
        <table:table-row table:style-name="Tabela5.2">
          <table:table-cell table:style-name="Tabela5.A2" office:value-type="string">
            <text:p text:style-name="P217">00<text:span text:style-name="T223">4A</text:span></text:p>
          </table:table-cell>
          <table:table-cell table:style-name="Tabela5.A2" office:value-type="string">
            <text:p text:style-name="P217">MENSAGEM DE ERRO DO PINPAD</text:p>
          </table:table-cell>
          <table:table-cell table:style-name="Tabela5.A2" office:value-type="string">
            <text:p text:style-name="P216">DADOS</text:p>
          </table:table-cell>
          <table:table-cell table:style-name="Tabela5.D12" office:value-type="string">
            <text:p text:style-name="P216">TEXTO</text:p>
          </table:table-cell>
        </table:table-row>
        <table:table-row table:style-name="Tabela5.2">
          <table:table-cell table:style-name="Tabela5.A2" office:value-type="string">
            <text:p text:style-name="P336">004B</text:p>
          </table:table-cell>
          <table:table-cell table:style-name="Tabela5.A2" office:value-type="string">
            <text:p text:style-name="P336">PDV ALTERAR</text:p>
          </table:table-cell>
          <table:table-cell table:style-name="Tabela5.A2" office:value-type="string">
            <text:p text:style-name="P335">COMANDO</text:p>
          </table:table-cell>
          <table:table-cell table:style-name="Tabela5.D12" office:value-type="string">
            <text:p text:style-name="P335">Comando Sem Dados</text:p>
          </table:table-cell>
        </table:table-row>
        <table:table-row table:style-name="Tabela5.2">
          <table:table-cell table:style-name="Tabela5.A2" office:value-type="string">
            <text:p text:style-name="P218">004C</text:p>
          </table:table-cell>
          <table:table-cell table:style-name="Tabela5.A2" office:value-type="string">
            <text:p text:style-name="P220">ID DE UM COMANDO</text:p>
          </table:table-cell>
          <table:table-cell table:style-name="Tabela5.A2" office:value-type="string">
            <text:p text:style-name="P219">DADOS</text:p>
          </table:table-cell>
          <table:table-cell table:style-name="Tabela5.D12" office:value-type="string">
            <text:p text:style-name="P219">NUMERICO</text:p>
          </table:table-cell>
        </table:table-row>
        <table:table-row table:style-name="Tabela5.2">
          <table:table-cell table:style-name="Tabela5.A2" office:value-type="string">
            <text:p text:style-name="P218">004D</text:p>
          </table:table-cell>
          <table:table-cell table:style-name="Tabela5.A2" office:value-type="string">
            <text:p text:style-name="P222">RETORNO DO COMANDO</text:p>
          </table:table-cell>
          <table:table-cell table:style-name="Tabela5.A2" office:value-type="string">
            <text:p text:style-name="P221">DADOS</text:p>
          </table:table-cell>
          <table:table-cell table:style-name="Tabela5.D12" office:value-type="string">
            <text:p text:style-name="P221">NUMERICO</text:p>
            <text:p text:style-name="P221">0= SUCESSO</text:p>
            <text:p text:style-name="P221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218">004E</text:p>
          </table:table-cell>
          <table:table-cell table:style-name="Tabela5.A2" office:value-type="string">
            <text:p text:style-name="P222">TARJA MAGNÉTICA TK1</text:p>
          </table:table-cell>
          <table:table-cell table:style-name="Tabela5.A2" office:value-type="string">
            <text:p text:style-name="P221">DADOS</text:p>
          </table:table-cell>
          <table:table-cell table:style-name="Tabela5.D12" office:value-type="string">
            <text:p text:style-name="P221">TEXTO</text:p>
          </table:table-cell>
        </table:table-row>
        <table:table-row table:style-name="Tabela5.2">
          <table:table-cell table:style-name="Tabela5.A2" office:value-type="string">
            <text:p text:style-name="P218">004F</text:p>
          </table:table-cell>
          <table:table-cell table:style-name="Tabela5.A2" office:value-type="string">
            <text:p text:style-name="P222">TARJA MAGNÉTICA TK2</text:p>
          </table:table-cell>
          <table:table-cell table:style-name="Tabela5.A2" office:value-type="string">
            <text:p text:style-name="P221">DADOS</text:p>
          </table:table-cell>
          <table:table-cell table:style-name="Tabela5.D12" office:value-type="string">
            <text:p text:style-name="P221">TEXTO</text:p>
          </table:table-cell>
        </table:table-row>
        <table:table-row table:style-name="Tabela5.2">
          <table:table-cell table:style-name="Tabela5.A2" office:value-type="string">
            <text:p text:style-name="P218">0<text:span text:style-name="T228">050</text:span></text:p>
          </table:table-cell>
          <table:table-cell table:style-name="Tabela5.A2" office:value-type="string">
            <text:p text:style-name="P222">TARJA MAGNÉTICA TK3</text:p>
          </table:table-cell>
          <table:table-cell table:style-name="Tabela5.A2" office:value-type="string">
            <text:p text:style-name="P221">DADOS</text:p>
          </table:table-cell>
          <table:table-cell table:style-name="Tabela5.D12" office:value-type="string">
            <text:p text:style-name="P221">TEXTO</text:p>
          </table:table-cell>
        </table:table-row>
        <table:table-row table:style-name="Tabela5.2">
          <table:table-cell table:style-name="Tabela5.A2" office:value-type="string">
            <text:p text:style-name="P224">0051</text:p>
          </table:table-cell>
          <table:table-cell table:style-name="Tabela5.A2" office:value-type="string">
            <text:p text:style-name="P224">TEMPO DE ESPERA DO COMANDO</text:p>
          </table:table-cell>
          <table:table-cell table:style-name="Tabela5.A2" office:value-type="string">
            <text:p text:style-name="P223">DADOS</text:p>
          </table:table-cell>
          <table:table-cell table:style-name="Tabela5.D12" office:value-type="string">
            <text:p text:style-name="P223">NUMERICO EM <text:soft-page-break/>MILISEGUNDOS</text:p>
          </table:table-cell>
        </table:table-row>
        <table:table-row table:style-name="Tabela5.2">
          <table:table-cell table:style-name="Tabela5.A2" office:value-type="string">
            <text:p text:style-name="P338">0052</text:p>
          </table:table-cell>
          <table:table-cell table:style-name="Tabela5.A2" office:value-type="string">
            <text:p text:style-name="P332">TAG INCLUIR</text:p>
          </table:table-cell>
          <table:table-cell table:style-name="Tabela5.A2" office:value-type="string">
            <text:p text:style-name="P337">COMANDO</text:p>
          </table:table-cell>
          <table:table-cell table:style-name="Tabela5.D12" office:value-type="string">
            <text:p text:style-name="P331">INCLUIR REGISTRO NA TABELA TAG</text:p>
          </table:table-cell>
        </table:table-row>
        <table:table-row table:style-name="Tabela5.2">
          <table:table-cell table:style-name="Tabela5.A2" office:value-type="string">
            <text:p text:style-name="P340">0053</text:p>
          </table:table-cell>
          <table:table-cell table:style-name="Tabela5.A2" office:value-type="string">
            <text:p text:style-name="P340">PINPAD INCLUIR</text:p>
          </table:table-cell>
          <table:table-cell table:style-name="Tabela5.A2" office:value-type="string">
            <text:p text:style-name="P339">COMANDO</text:p>
          </table:table-cell>
          <table:table-cell table:style-name="Tabela5.D12" office:value-type="string">
            <text:p text:style-name="P339">Comando sem Dados</text:p>
          </table:table-cell>
        </table:table-row>
        <table:table-row table:style-name="Tabela5.2">
          <table:table-cell table:style-name="Tabela5.A2" office:value-type="string">
            <text:p text:style-name="P225">0054</text:p>
          </table:table-cell>
          <table:table-cell table:style-name="Tabela5.A2" office:value-type="string">
            <text:p text:style-name="P203"><text:span text:style-name="T229">PINPAD_</text:span><text:span text:style-name="T230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2">0055</text:p>
          </table:table-cell>
          <table:table-cell table:style-name="Tabela5.A2" office:value-type="string">
            <text:p text:style-name="P342">PINPAD ALTERAR</text:p>
          </table:table-cell>
          <table:table-cell table:style-name="Tabela5.A2" office:value-type="string">
            <text:p text:style-name="P341">COMANDO</text:p>
          </table:table-cell>
          <table:table-cell table:style-name="Tabela5.D12" office:value-type="string">
            <text:p text:style-name="P341">Comando sem Dados</text:p>
          </table:table-cell>
        </table:table-row>
        <table:table-row table:style-name="Tabela5.2">
          <table:table-cell table:style-name="Tabela5.A2" office:value-type="string">
            <text:p text:style-name="P226">0056</text:p>
          </table:table-cell>
          <table:table-cell table:style-name="Tabela5.A2" office:value-type="string">
            <text:p text:style-name="P203"><text:span text:style-name="T231">CONFIGURADOR_</text:span><text:span text:style-name="T232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4">0057</text:p>
          </table:table-cell>
          <table:table-cell table:style-name="Tabela5.A2" office:value-type="string">
            <text:p text:style-name="P344">CONFIGURADOR INCLUIR</text:p>
          </table:table-cell>
          <table:table-cell table:style-name="Tabela5.A2" office:value-type="string">
            <text:p text:style-name="P343">COMANDO</text:p>
          </table:table-cell>
          <table:table-cell table:style-name="Tabela5.D12" office:value-type="string">
            <text:p text:style-name="P343">Comando sem Dados</text:p>
          </table:table-cell>
        </table:table-row>
        <table:table-row table:style-name="Tabela5.2">
          <table:table-cell table:style-name="Tabela5.A2" office:value-type="string">
            <text:p text:style-name="P346">0058</text:p>
          </table:table-cell>
          <table:table-cell table:style-name="Tabela5.A2" office:value-type="string">
            <text:p text:style-name="P346">CONFIGURADOR ALTERAR</text:p>
          </table:table-cell>
          <table:table-cell table:style-name="Tabela5.A2" office:value-type="string">
            <text:p text:style-name="P345">COMANDO</text:p>
          </table:table-cell>
          <table:table-cell table:style-name="Tabela5.D12" office:value-type="string">
            <text:p text:style-name="P345">Comando sem Dados</text:p>
          </table:table-cell>
        </table:table-row>
        <table:table-row table:style-name="Tabela5.2">
          <table:table-cell table:style-name="Tabela5.A2" office:value-type="string">
            <text:p text:style-name="P325">00<text:span text:style-name="T233">59</text:span></text:p>
          </table:table-cell>
          <table:table-cell table:style-name="Tabela5.A2" office:value-type="string">
            <text:p text:style-name="P325"><text:span text:style-name="T224">VALIDA</text:span> CHAVE DO <text:span text:style-name="T233">CONFIGURADOR</text:span></text:p>
          </table:table-cell>
          <table:table-cell table:style-name="Tabela5.A2" office:value-type="string">
            <text:p text:style-name="P326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48">005A</text:p>
          </table:table-cell>
          <table:table-cell table:style-name="Tabela5.A2" office:value-type="string">
            <text:p text:style-name="P348">PINDPAD SOLICITA SENHA</text:p>
          </table:table-cell>
          <table:table-cell table:style-name="Tabela5.A2" office:value-type="string">
            <text:p text:style-name="P347">COMANDO</text:p>
          </table:table-cell>
          <table:table-cell table:style-name="Tabela5.D12" office:value-type="string">
            <text:p text:style-name="P349">TEXTO</text:p>
          </table:table-cell>
        </table:table-row>
        <table:table-row table:style-name="Tabela5.2">
          <table:table-cell table:style-name="Tabela5.A2" office:value-type="string">
            <text:p text:style-name="P228">005B</text:p>
          </table:table-cell>
          <table:table-cell table:style-name="Tabela5.A2" office:value-type="string">
            <text:p text:style-name="P228">INDICE MK NO PINPAD</text:p>
          </table:table-cell>
          <table:table-cell table:style-name="Tabela5.A2" office:value-type="string">
            <text:p text:style-name="P227">DADOS</text:p>
          </table:table-cell>
          <table:table-cell table:style-name="Tabela5.D12" office:value-type="string">
            <text:p text:style-name="P227">NUMERICO</text:p>
          </table:table-cell>
        </table:table-row>
        <table:table-row table:style-name="Tabela5.2">
          <table:table-cell table:style-name="Tabela5.A2" office:value-type="string">
            <text:p text:style-name="P228">005C</text:p>
          </table:table-cell>
          <table:table-cell table:style-name="Tabela5.A2" office:value-type="string">
            <text:p text:style-name="P228">MENSAGEM PINPAD</text:p>
          </table:table-cell>
          <table:table-cell table:style-name="Tabela5.A2" office:value-type="string">
            <text:p text:style-name="P227">DADOS</text:p>
          </table:table-cell>
          <table:table-cell table:style-name="Tabela5.D12" office:value-type="string">
            <text:p text:style-name="P227">TEXTO MAX 32</text:p>
          </table:table-cell>
        </table:table-row>
        <table:table-row table:style-name="Tabela5.2">
          <table:table-cell table:style-name="Tabela5.A2" office:value-type="string">
            <text:p text:style-name="P228">005D</text:p>
          </table:table-cell>
          <table:table-cell table:style-name="Tabela5.A2" office:value-type="string">
            <text:p text:style-name="P228">NUMERO MINIMO DA SENHA NO PINPAD</text:p>
          </table:table-cell>
          <table:table-cell table:style-name="Tabela5.A2" office:value-type="string">
            <text:p text:style-name="P227">DADOS</text:p>
          </table:table-cell>
          <table:table-cell table:style-name="Tabela5.D12" office:value-type="string">
            <text:p text:style-name="P227">NUMERICO</text:p>
          </table:table-cell>
        </table:table-row>
        <table:table-row table:style-name="Tabela5.2">
          <table:table-cell table:style-name="Tabela5.A2" office:value-type="string">
            <text:p text:style-name="P228">005E</text:p>
          </table:table-cell>
          <table:table-cell table:style-name="Tabela5.A2" office:value-type="string">
            <text:p text:style-name="P228">NUMERO MAXIMO DA SENHA NO PINPAD</text:p>
          </table:table-cell>
          <table:table-cell table:style-name="Tabela5.A2" office:value-type="string">
            <text:p text:style-name="P227">DADOS</text:p>
          </table:table-cell>
          <table:table-cell table:style-name="Tabela5.D12" office:value-type="string">
            <text:p text:style-name="P227">NUMERICO</text:p>
          </table:table-cell>
        </table:table-row>
        <table:table-row table:style-name="Tabela5.2">
          <table:table-cell table:style-name="Tabela5.A2" office:value-type="string">
            <text:p text:style-name="P228">005F</text:p>
          </table:table-cell>
          <table:table-cell table:style-name="Tabela5.A2" office:value-type="string">
            <text:p text:style-name="P228"><text:span text:style-name="T234">W</text:span>K CRIPTOGRAFADA</text:p>
          </table:table-cell>
          <table:table-cell table:style-name="Tabela5.A2" office:value-type="string">
            <text:p text:style-name="P227">DADOS</text:p>
          </table:table-cell>
          <table:table-cell table:style-name="Tabela5.D12" office:value-type="string">
            <text:p text:style-name="P227">TEXTO</text:p>
          </table:table-cell>
        </table:table-row>
        <table:table-row table:style-name="Tabela5.2">
          <table:table-cell table:style-name="Tabela5.A2" office:value-type="string">
            <text:p text:style-name="P228">0060</text:p>
          </table:table-cell>
          <table:table-cell table:style-name="Tabela5.A2" office:value-type="string">
            <text:p text:style-name="P228">SENHA CRIPTOGRAFADA</text:p>
          </table:table-cell>
          <table:table-cell table:style-name="Tabela5.A2" office:value-type="string">
            <text:p text:style-name="P227">DADOS</text:p>
          </table:table-cell>
          <table:table-cell table:style-name="Tabela5.D12" office:value-type="string">
            <text:p text:style-name="P227">TEXTO</text:p>
          </table:table-cell>
        </table:table-row>
        <table:table-row table:style-name="Tabela5.2">
          <table:table-cell table:style-name="Tabela5.A2" office:value-type="string">
            <text:p text:style-name="P228">0061</text:p>
          </table:table-cell>
          <table:table-cell table:style-name="Tabela5.A2" office:value-type="string">
            <text:p text:style-name="P228">SENHA </text:p>
          </table:table-cell>
          <table:table-cell table:style-name="Tabela5.A2" office:value-type="string">
            <text:p text:style-name="P227">DADOS</text:p>
          </table:table-cell>
          <table:table-cell table:style-name="Tabela5.D12" office:value-type="string">
            <text:p text:style-name="P227">TEXTO</text:p>
          </table:table-cell>
        </table:table-row>
        <table:table-row table:style-name="Tabela5.2">
          <table:table-cell table:style-name="Tabela5.A2" office:value-type="string">
            <text:p text:style-name="P230">0062</text:p>
          </table:table-cell>
          <table:table-cell table:style-name="Tabela5.A2" office:value-type="string">
            <text:p text:style-name="P230">PAN MASCARADO</text:p>
          </table:table-cell>
          <table:table-cell table:style-name="Tabela5.A2" office:value-type="string">
            <text:p text:style-name="P229">DADOS</text:p>
          </table:table-cell>
          <table:table-cell table:style-name="Tabela5.D12" office:value-type="string">
            <text:p text:style-name="P229">TEXTO</text:p>
          </table:table-cell>
        </table:table-row>
        <table:table-row table:style-name="Tabela5.2">
          <table:table-cell table:style-name="Tabela5.A2" office:value-type="string">
            <text:p text:style-name="P232">0063</text:p>
          </table:table-cell>
          <table:table-cell table:style-name="Tabela5.A2" office:value-type="string">
            <text:p text:style-name="P232">ACEITA TODAS FUNCOES DE MODULO</text:p>
          </table:table-cell>
          <table:table-cell table:style-name="Tabela5.A2" office:value-type="string">
            <text:p text:style-name="P231">DADOS</text:p>
          </table:table-cell>
          <table:table-cell table:style-name="Tabela5.D12" office:value-type="string">
            <text:p text:style-name="P231">BOOLEANO</text:p>
          </table:table-cell>
        </table:table-row>
        <table:table-row table:style-name="Tabela5.2">
          <table:table-cell table:style-name="Tabela5.A2" office:value-type="string">
            <text:p text:style-name="P352">0064</text:p>
          </table:table-cell>
          <table:table-cell table:style-name="Tabela5.A2" office:value-type="string">
            <text:p text:style-name="P352">MULT<text:span text:style-name="T235">I</text:span>LOJA INCLUIR</text:p>
          </table:table-cell>
          <table:table-cell table:style-name="Tabela5.A2" office:value-type="string">
            <text:p text:style-name="P351">COMANDO</text:p>
          </table:table-cell>
          <table:table-cell table:style-name="Tabela5.D12" office:value-type="string">
            <text:p text:style-name="P351">Comando sem Dados</text:p>
          </table:table-cell>
        </table:table-row>
        <table:table-row table:style-name="Tabela5.2">
          <table:table-cell table:style-name="Tabela5.A2" office:value-type="string">
            <text:p text:style-name="P233">0065</text:p>
          </table:table-cell>
          <table:table-cell table:style-name="Tabela5.A2" office:value-type="string">
            <text:p text:style-name="P203"><text:span text:style-name="T236">MULT</text:span><text:span text:style-name="T235">I</text:span><text:span text:style-name="T236">LOJA_</text:span><text:span text:style-name="T219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54">0066</text:p>
          </table:table-cell>
          <table:table-cell table:style-name="Tabela5.A2" office:value-type="string">
            <text:p text:style-name="P354">MULT<text:span text:style-name="T235">I</text:span>LOJA EXCLUIR</text:p>
          </table:table-cell>
          <table:table-cell table:style-name="Tabela5.A2" office:value-type="string">
            <text:p text:style-name="P353">COMANDO</text:p>
          </table:table-cell>
          <table:table-cell table:style-name="Tabela5.D12" office:value-type="string">
            <text:p text:style-name="P353">Comando sem Dados</text:p>
          </table:table-cell>
        </table:table-row>
        <table:table-row table:style-name="Tabela5.2">
          <table:table-cell table:style-name="Tabela5.A2" office:value-type="string">
            <text:p text:style-name="P356">0067</text:p>
          </table:table-cell>
          <table:table-cell table:style-name="Tabela5.A2" office:value-type="string">
            <text:p text:style-name="P350">MULTILOJA ALTERAR</text:p>
          </table:table-cell>
          <table:table-cell table:style-name="Tabela5.A2" office:value-type="string">
            <text:p text:style-name="P355">COMANDO</text:p>
          </table:table-cell>
          <table:table-cell table:style-name="Tabela5.D12" office:value-type="string">
            <text:p text:style-name="P355">Comando sem Dados</text:p>
          </table:table-cell>
        </table:table-row>
        <table:table-row table:style-name="Tabela5.2">
          <table:table-cell table:style-name="Tabela5.A2" office:value-type="string">
            <text:p text:style-name="P235">0068</text:p>
          </table:table-cell>
          <table:table-cell table:style-name="Tabela5.A2" office:value-type="string">
            <text:p text:style-name="P235">MODULO PADRÃO</text:p>
          </table:table-cell>
          <table:table-cell table:style-name="Tabela5.A2" office:value-type="string">
            <text:p text:style-name="P234">DADOS</text:p>
          </table:table-cell>
          <table:table-cell table:style-name="Tabela5.D12" office:value-type="string">
            <text:p text:style-name="P234">TEXTO</text:p>
          </table:table-cell>
        </table:table-row>
        <table:table-row table:style-name="Tabela5.2">
          <table:table-cell table:style-name="Tabela5.A2" office:value-type="string">
            <text:p text:style-name="P358">0069</text:p>
          </table:table-cell>
          <table:table-cell table:style-name="Tabela5.A2" office:value-type="string">
            <text:p text:style-name="P358">LOJA EXCLUIR</text:p>
          </table:table-cell>
          <table:table-cell table:style-name="Tabela5.A2" office:value-type="string">
            <text:p text:style-name="P357">COMANDO</text:p>
          </table:table-cell>
          <table:table-cell table:style-name="Tabela5.D12" office:value-type="string">
            <text:p text:style-name="P357">Comando sem Dados</text:p>
          </table:table-cell>
        </table:table-row>
        <table:table-row table:style-name="Tabela5.2">
          <table:table-cell table:style-name="Tabela5.A2" office:value-type="string">
            <text:p text:style-name="P360">006A</text:p>
          </table:table-cell>
          <table:table-cell table:style-name="Tabela5.A2" office:value-type="string">
            <text:p text:style-name="P360">PINPAD EXCLUIR</text:p>
          </table:table-cell>
          <table:table-cell table:style-name="Tabela5.A2" office:value-type="string">
            <text:p text:style-name="P359">COMANDO</text:p>
          </table:table-cell>
          <table:table-cell table:style-name="Tabela5.D12" office:value-type="string">
            <text:p text:style-name="P359">Comando sem Dados</text:p>
          </table:table-cell>
        </table:table-row>
        <table:table-row table:style-name="Tabela5.2">
          <table:table-cell table:style-name="Tabela5.A2" office:value-type="string">
            <text:p text:style-name="P362">006B</text:p>
          </table:table-cell>
          <table:table-cell table:style-name="Tabela5.A2" office:value-type="string">
            <text:p text:style-name="P362">PDV EXCLUIR</text:p>
          </table:table-cell>
          <table:table-cell table:style-name="Tabela5.A2" office:value-type="string">
            <text:p text:style-name="P361">COMANDO</text:p>
          </table:table-cell>
          <table:table-cell table:style-name="Tabela5.D12" office:value-type="string">
            <text:p text:style-name="P361">Comando sem Dados</text:p>
          </table:table-cell>
        </table:table-row>
        <table:table-row table:style-name="Tabela5.2">
          <table:table-cell table:style-name="Tabela5.A2" office:value-type="string">
            <text:p text:style-name="P236">006C</text:p>
          </table:table-cell>
          <table:table-cell table:style-name="Tabela5.A2" office:value-type="string">
            <text:p text:style-name="P236">MODULO_<text:span text:style-name="T237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37">006D</text:p>
          </table:table-cell>
          <table:table-cell table:style-name="Tabela5.A2" office:value-type="string">
            <text:p text:style-name="P239">MODULO_<text:span text:style-name="T235">CONF_FUNCAO_</text:span>ID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40">006E</text:p>
          </table:table-cell>
          <table:table-cell table:style-name="Tabela5.A2" office:value-type="string">
            <text:p text:style-name="P203"><text:span text:style-name="T238">TAG_</text:span><text:span text:style-name="T239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41">006F</text:p>
          </table:table-cell>
          <table:table-cell table:style-name="Tabela5.A2" office:value-type="string">
            <text:p text:style-name="P203"><text:span text:style-name="T240">ADQUIRENTE_</text:span><text:span text:style-name="T241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64">0070</text:p>
          </table:table-cell>
          <table:table-cell table:style-name="Tabela5.A2" office:value-type="string">
            <text:p text:style-name="P364">PESQUISA <text:span text:style-name="T242">VARIAS </text:span>TABELAS</text:p>
          </table:table-cell>
          <table:table-cell table:style-name="Tabela5.A2" office:value-type="string">
            <text:p text:style-name="P363">COMANDO</text:p>
          </table:table-cell>
          <table:table-cell table:style-name="Tabela5.D12" office:value-type="string">
            <text:p text:style-name="P363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366">0071</text:p>
          </table:table-cell>
          <table:table-cell table:style-name="Tabela5.A2" office:value-type="string">
            <text:p text:style-name="P366">VALIDA CHAVE MODULO_CONF</text:p>
          </table:table-cell>
          <table:table-cell table:style-name="Tabela5.A2" office:value-type="string">
            <text:p text:style-name="P365">COMANDO</text:p>
          </table:table-cell>
          <table:table-cell table:style-name="Tabela5.D12" office:value-type="string">
            <text:p text:style-name="P365">Comando sem Dados</text:p>
          </table:table-cell>
        </table:table-row>
        <table:table-row table:style-name="Tabela5.2">
          <table:table-cell table:style-name="Tabela5.A2" office:value-type="string">
            <text:p text:style-name="P368">0072</text:p>
          </table:table-cell>
          <table:table-cell table:style-name="Tabela5.A2" office:value-type="string">
            <text:p text:style-name="P368">MODULO_CONF ALTERAR</text:p>
          </table:table-cell>
          <table:table-cell table:style-name="Tabela5.A2" office:value-type="string">
            <text:p text:style-name="P367">COMANDO</text:p>
          </table:table-cell>
          <table:table-cell table:style-name="Tabela5.D12" office:value-type="string">
            <text:p text:style-name="P367">Comando sem Dados</text:p>
          </table:table-cell>
        </table:table-row>
        <table:table-row table:style-name="Tabela5.2">
          <table:table-cell table:style-name="Tabela5.A2" office:value-type="string">
            <text:p text:style-name="P370">0073</text:p>
          </table:table-cell>
          <table:table-cell table:style-name="Tabela5.A2" office:value-type="string">
            <text:p text:style-name="P370">MODULO_CONF INCLUIR</text:p>
          </table:table-cell>
          <table:table-cell table:style-name="Tabela5.A2" office:value-type="string">
            <text:p text:style-name="P369">COMANDO</text:p>
          </table:table-cell>
          <table:table-cell table:style-name="Tabela5.D12" office:value-type="string">
            <text:p text:style-name="P369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72">0074</text:p>
          </table:table-cell>
          <table:table-cell table:style-name="Tabela5.A2" office:value-type="string">
            <text:p text:style-name="P372">MODULO INCLUIR</text:p>
          </table:table-cell>
          <table:table-cell table:style-name="Tabela5.A2" office:value-type="string">
            <text:p text:style-name="P371">COMANDO</text:p>
          </table:table-cell>
          <table:table-cell table:style-name="Tabela5.D12" office:value-type="string">
            <text:p text:style-name="P371">Comando sem Dados</text:p>
          </table:table-cell>
        </table:table-row>
        <table:table-row table:style-name="Tabela5.2">
          <table:table-cell table:style-name="Tabela5.A2" office:value-type="string">
            <text:p text:style-name="P374">0075</text:p>
          </table:table-cell>
          <table:table-cell table:style-name="Tabela5.A2" office:value-type="string">
            <text:p text:style-name="P374">MODULO ALTERAR</text:p>
          </table:table-cell>
          <table:table-cell table:style-name="Tabela5.A2" office:value-type="string">
            <text:p text:style-name="P373">COMANDO</text:p>
          </table:table-cell>
          <table:table-cell table:style-name="Tabela5.D12" office:value-type="string">
            <text:p text:style-name="P373">Comando sem Dados</text:p>
          </table:table-cell>
        </table:table-row>
        <table:table-row table:style-name="Tabela5.2">
          <table:table-cell table:style-name="Tabela5.A2" office:value-type="string">
            <text:p text:style-name="P242">0076</text:p>
          </table:table-cell>
          <table:table-cell table:style-name="Tabela5.A2" office:value-type="string">
            <text:p text:style-name="P203"><text:span text:style-name="T243">BIN_</text:span><text:span text:style-name="T230">ID</text:span></text:p>
          </table:table-cell>
          <table:table-cell table:style-name="Tabela5.A2" office:value-type="string">
            <text:p text:style-name="P204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6">0077</text:p>
          </table:table-cell>
          <table:table-cell table:style-name="Tabela5.A2" office:value-type="string">
            <text:p text:style-name="P376">BIN INCLUIR</text:p>
          </table:table-cell>
          <table:table-cell table:style-name="Tabela5.A2" office:value-type="string">
            <text:p text:style-name="P375">COMANDO</text:p>
          </table:table-cell>
          <table:table-cell table:style-name="Tabela5.D12" office:value-type="string">
            <text:p text:style-name="P375">Comando sem Dados</text:p>
          </table:table-cell>
        </table:table-row>
        <table:table-row table:style-name="Tabela5.2">
          <table:table-cell table:style-name="Tabela5.A2" office:value-type="string">
            <text:p text:style-name="P378">0078</text:p>
          </table:table-cell>
          <table:table-cell table:style-name="Tabela5.A2" office:value-type="string">
            <text:p text:style-name="P378">BIN EXCLUIR</text:p>
          </table:table-cell>
          <table:table-cell table:style-name="Tabela5.A2" office:value-type="string">
            <text:p text:style-name="P377">COMANDO</text:p>
          </table:table-cell>
          <table:table-cell table:style-name="Tabela5.D12" office:value-type="string">
            <text:p text:style-name="P377">Comando sem Dados</text:p>
          </table:table-cell>
        </table:table-row>
        <table:table-row table:style-name="Tabela5.2">
          <table:table-cell table:style-name="Tabela5.A2" office:value-type="string">
            <text:p text:style-name="P379">0079</text:p>
          </table:table-cell>
          <table:table-cell table:style-name="Tabela5.A2" office:value-type="string">
            <text:p text:style-name="P379"><text:span text:style-name="T244">MODULO_</text:span><text:span text:style-name="T235">CONF_FUNCAO INCLUIR</text:span></text:p>
          </table:table-cell>
          <table:table-cell table:style-name="Tabela5.A2" office:value-type="string">
            <text:p text:style-name="P349">COMANDO</text:p>
          </table:table-cell>
          <table:table-cell table:style-name="Tabela5.D12" office:value-type="string">
            <text:p text:style-name="P377">Comando sem Dados</text:p>
          </table:table-cell>
        </table:table-row>
        <table:table-row table:style-name="Tabela5.2">
          <table:table-cell table:style-name="Tabela5.A2" office:value-type="string">
            <text:p text:style-name="P381">007A</text:p>
          </table:table-cell>
          <table:table-cell table:style-name="Tabela5.A2" office:value-type="string">
            <text:p text:style-name="P381"><text:span text:style-name="T235">CRIA UMA </text:span>TRANS<text:span text:style-name="T245">A</text:span><text:span text:style-name="T235">ÇÃO</text:span></text:p>
          </table:table-cell>
          <table:table-cell table:style-name="Tabela5.A2" office:value-type="string">
            <text:p text:style-name="P380">COMANDO</text:p>
          </table:table-cell>
          <table:table-cell table:style-name="Tabela5.D12" office:value-type="string">
            <text:p text:style-name="P382">S=SOLICITANDO</text:p>
            <text:p text:style-name="P382">R=RETORNO</text:p>
          </table:table-cell>
        </table:table-row>
        <table:table-row table:style-name="Tabela5.2">
          <table:table-cell table:style-name="Tabela5.A2" office:value-type="string">
            <text:p text:style-name="P244">007B</text:p>
          </table:table-cell>
          <table:table-cell table:style-name="Tabela5.A2" office:value-type="string">
            <text:p text:style-name="P244">MODULO_CONF_ID</text:p>
          </table:table-cell>
          <table:table-cell table:style-name="Tabela5.A2" office:value-type="string">
            <text:p text:style-name="P243">DADOS</text:p>
          </table:table-cell>
          <table:table-cell table:style-name="Tabela5.D12" office:value-type="string">
            <text:p text:style-name="P243">NUMERICO</text:p>
          </table:table-cell>
        </table:table-row>
        <table:table-row table:style-name="Tabela5.2">
          <table:table-cell table:style-name="Tabela5.A2" office:value-type="string">
            <text:p text:style-name="P244">007C</text:p>
          </table:table-cell>
          <table:table-cell table:style-name="Tabela5.A2" office:value-type="string">
            <text:p text:style-name="P244">DATA DA TRANSACAO NO SERVIDOR OPEN TEF</text:p>
          </table:table-cell>
          <table:table-cell table:style-name="Tabela5.A2" office:value-type="string">
            <text:p text:style-name="P243">DADOS</text:p>
          </table:table-cell>
          <table:table-cell table:style-name="Tabela5.D12" office:value-type="string">
            <text:p text:style-name="P245">NUMERICO</text:p>
          </table:table-cell>
        </table:table-row>
        <table:table-row table:style-name="Tabela5.2">
          <table:table-cell table:style-name="Tabela5.A2" office:value-type="string">
            <text:p text:style-name="P246">007D</text:p>
          </table:table-cell>
          <table:table-cell table:style-name="Tabela5.A2" office:value-type="string">
            <text:p text:style-name="P246">MENSAGEM <text:span text:style-name="T235">ESTRUTURADA</text:span></text:p>
          </table:table-cell>
          <table:table-cell table:style-name="Tabela5.A2" office:value-type="string">
            <text:p text:style-name="P245">DADOS</text:p>
          </table:table-cell>
          <table:table-cell table:style-name="Tabela5.D12" office:value-type="string">
            <text:p text:style-name="P247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384">007E</text:p>
          </table:table-cell>
          <table:table-cell table:style-name="Tabela5.A2" office:value-type="string">
            <text:p text:style-name="P384">MODULO_FUN<text:span text:style-name="T235">CAO</text:span> INCLUI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84">007F</text:p>
          </table:table-cell>
          <table:table-cell table:style-name="Tabela5.A2" office:value-type="string">
            <text:p text:style-name="P384">MODULO_<text:span text:style-name="T246">FUN</text:span><text:span text:style-name="T235">CAO</text:span> <text:span text:style-name="T235">EXCLUI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249">0080</text:p>
          </table:table-cell>
          <table:table-cell table:style-name="Tabela5.A2" office:value-type="string">
            <text:p text:style-name="P249">TABELA MULT<text:span text:style-name="T235">I</text:span>LOJA</text:p>
          </table:table-cell>
          <table:table-cell table:style-name="Tabela5.A2" office:value-type="string">
            <text:p text:style-name="P250">DADOS</text:p>
          </table:table-cell>
          <table:table-cell table:style-name="Tabela5.D12" office:value-type="string">
            <text:p text:style-name="P250">TEXTO</text:p>
          </table:table-cell>
        </table:table-row>
        <table:table-row table:style-name="Tabela5.2">
          <table:table-cell table:style-name="Tabela5.A2" office:value-type="string">
            <text:p text:style-name="P251">0081</text:p>
          </table:table-cell>
          <table:table-cell table:style-name="Tabela5.A2" office:value-type="string">
            <text:p text:style-name="P251">TABELA TAG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253">0082</text:p>
          </table:table-cell>
          <table:table-cell table:style-name="Tabela5.A2" office:value-type="string">
            <text:p text:style-name="P253">TABELA ADQUIRENTE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253">0083</text:p>
          </table:table-cell>
          <table:table-cell table:style-name="Tabela5.A2" office:value-type="string">
            <text:p text:style-name="P253">TABELA BIN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255">00<text:span text:style-name="T247">84</text:span></text:p>
          </table:table-cell>
          <table:table-cell table:style-name="Tabela5.A2" office:value-type="string">
            <text:p text:style-name="P248">MULTILOJA_MODULO_CONF_FUNCAO HABILITADO</text:p>
          </table:table-cell>
          <table:table-cell table:style-name="Tabela5.A2" office:value-type="string">
            <text:p text:style-name="P254">DADOS</text:p>
          </table:table-cell>
          <table:table-cell table:style-name="Tabela5.D12" office:value-type="string">
            <text:p text:style-name="P256">BOOLEANO</text:p>
          </table:table-cell>
        </table:table-row>
        <table:table-row table:style-name="Tabela5.2">
          <table:table-cell table:style-name="Tabela5.A2" office:value-type="string">
            <text:p text:style-name="P385">0085</text:p>
          </table:table-cell>
          <table:table-cell table:style-name="Tabela5.A2" office:value-type="string">
            <text:p text:style-name="P387">MODULO_CONF_FUNCAO ALTERAR</text:p>
          </table:table-cell>
          <table:table-cell table:style-name="Tabela5.A2" office:value-type="string">
            <text:p text:style-name="P388">COMANDO</text:p>
          </table:table-cell>
          <table:table-cell table:style-name="Tabela5.D12" office:value-type="string">
            <text:p text:style-name="P388">Comando sem Dados</text:p>
          </table:table-cell>
        </table:table-row>
        <table:table-row table:style-name="Tabela5.2">
          <table:table-cell table:style-name="Tabela5.A2" office:value-type="string">
            <text:p text:style-name="P258">0086</text:p>
          </table:table-cell>
          <table:table-cell table:style-name="Tabela5.A2" office:value-type="string">
            <text:p text:style-name="P248">MODULO_CONF_FUNCAO HABILITADO</text:p>
          </table:table-cell>
          <table:table-cell table:style-name="Tabela5.A2" office:value-type="string">
            <text:p text:style-name="P257">DADOS</text:p>
          </table:table-cell>
          <table:table-cell table:style-name="Tabela5.D12" office:value-type="string">
            <text:p text:style-name="P256">BOOLEANO</text:p>
          </table:table-cell>
        </table:table-row>
        <table:table-row table:style-name="Tabela5.2">
          <table:table-cell table:style-name="Tabela5.A2" office:value-type="string">
            <text:p text:style-name="P390">008<text:span text:style-name="T248">7</text:span></text:p>
          </table:table-cell>
          <table:table-cell table:style-name="Tabela5.A2" office:value-type="string">
            <text:p text:style-name="P387">LOJA_MODULO_CONF_FUNCAO EXCLUIR</text:p>
          </table:table-cell>
          <table:table-cell table:style-name="Tabela5.A2" office:value-type="string">
            <text:p text:style-name="P386">COMANDO</text:p>
          </table:table-cell>
          <table:table-cell table:style-name="Tabela5.D12" office:value-type="string">
            <text:p text:style-name="P388">Comando sem Dados</text:p>
          </table:table-cell>
        </table:table-row>
        <table:table-row table:style-name="Tabela5.2">
          <table:table-cell table:style-name="Tabela5.A2" office:value-type="string">
            <text:p text:style-name="P391">0088</text:p>
          </table:table-cell>
          <table:table-cell table:style-name="Tabela5.A2" office:value-type="string">
            <text:p text:style-name="P387"><text:span text:style-name="T249">MULTI</text:span>LOJA_MODULO_CONF_FUNCAO EXCLUIR</text:p>
          </table:table-cell>
          <table:table-cell table:style-name="Tabela5.A2" office:value-type="string">
            <text:p text:style-name="P386">COMANDO</text:p>
          </table:table-cell>
          <table:table-cell table:style-name="Tabela5.D12" office:value-type="string">
            <text:p text:style-name="P388">Comando sem Dados</text:p>
          </table:table-cell>
        </table:table-row>
        <table:table-row table:style-name="Tabela5.2">
          <table:table-cell table:style-name="Tabela5.A2" office:value-type="string">
            <text:p text:style-name="P260">008<text:span text:style-name="T250">9</text:span></text:p>
          </table:table-cell>
          <table:table-cell table:style-name="Tabela5.A2" office:value-type="string">
            <text:p text:style-name="P248"><text:span text:style-name="T249">LOJA_M</text:span>ODULO_CONF_FUNCAO HABILITADO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61">BOOLEANO</text:p>
          </table:table-cell>
        </table:table-row>
        <table:table-row table:style-name="Tabela5.2">
          <table:table-cell table:style-name="Tabela5.A2" office:value-type="string">
            <text:p text:style-name="P391">008<text:span text:style-name="T251">A</text:span></text:p>
          </table:table-cell>
          <table:table-cell table:style-name="Tabela5.A2" office:value-type="string">
            <text:p text:style-name="P392">MODULO_CONF_FUNCAO EXCLUIR</text:p>
          </table:table-cell>
          <table:table-cell table:style-name="Tabela5.A2" office:value-type="string">
            <text:p text:style-name="P386">COMANDO</text:p>
          </table:table-cell>
          <table:table-cell table:style-name="Tabela5.D12" office:value-type="string">
            <text:p text:style-name="P388">Comando sem Dados</text:p>
          </table:table-cell>
        </table:table-row>
        <table:table-row table:style-name="Tabela5.2">
          <table:table-cell table:style-name="Tabela5.A2" office:value-type="string">
            <text:p text:style-name="P260">008<text:span text:style-name="T252">B</text:span></text:p>
          </table:table-cell>
          <table:table-cell table:style-name="Tabela5.A2" office:value-type="string">
            <text:p text:style-name="P260"><text:span text:style-name="T252">MODULO_</text:span><text:span text:style-name="T253">FUNC</text:span>_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able:table-row table:style-name="Tabela5.2">
          <table:table-cell table:style-name="Tabela5.A2" office:value-type="string">
            <text:p text:style-name="P389">008C</text:p>
          </table:table-cell>
          <table:table-cell table:style-name="Tabela5.A2" office:value-type="string">
            <text:p text:style-name="P392">INCLUI OU ATUALIZA TAG</text:p>
          </table:table-cell>
          <table:table-cell table:style-name="Tabela5.A2" office:value-type="string">
            <text:p text:style-name="P388">COMANDO</text:p>
          </table:table-cell>
          <table:table-cell table:style-name="Tabela5.D12" office:value-type="string">
            <text:p text:style-name="P388">Comando sem Dados</text:p>
          </table:table-cell>
        </table:table-row>
        <table:table-row table:style-name="Tabela5.2">
          <table:table-cell table:style-name="Tabela5.A2" office:value-type="string">
            <text:p text:style-name="P260">008<text:span text:style-name="T254">D</text:span></text:p>
          </table:table-cell>
          <table:table-cell table:style-name="Tabela5.A2" office:value-type="string">
            <text:p text:style-name="P262">TABELA PINPA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63">TEXTO</text:p>
          </table:table-cell>
        </table:table-row>
        <table:table-row table:style-name="Tabela5.2">
          <table:table-cell table:style-name="Tabela5.A2" office:value-type="string">
            <text:p text:style-name="P260">008<text:span text:style-name="T255">E</text:span></text:p>
          </table:table-cell>
          <table:table-cell table:style-name="Tabela5.A2" office:value-type="string">
            <text:p text:style-name="P260"><text:span text:style-name="T254">TABELA PD</text:span><text:span text:style-name="T255">V</text:span>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63">TEXTO</text:p>
          </table:table-cell>
        </table:table-row>
        <table:table-row table:style-name="Tabela5.2">
          <table:table-cell table:style-name="Tabela5.A2" office:value-type="string">
            <text:p text:style-name="P260">008<text:span text:style-name="T256">F</text:span></text:p>
          </table:table-cell>
          <table:table-cell table:style-name="Tabela5.A2" office:value-type="string">
            <text:p text:style-name="P260"><text:span text:style-name="T254">TABELA </text:span><text:span text:style-name="T256">CONFIGURADOR</text:span>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63">TEXTO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257">90</text:span></text:p>
          </table:table-cell>
          <table:table-cell table:style-name="Tabela5.A2" office:value-type="string">
            <text:p text:style-name="P260"><text:span text:style-name="T254">TABELA </text:span><text:span text:style-name="T257">MODULO</text:span>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63">TEXTO</text:p>
          </table:table-cell>
        </table:table-row>
        <table:table-row table:style-name="Tabela5.2">
          <table:table-cell table:style-name="Tabela5.A2" office:value-type="string">
            <text:p text:style-name="P265">0091</text:p>
          </table:table-cell>
          <table:table-cell table:style-name="Tabela5.A2" office:value-type="string">
            <text:p text:style-name="P265"/>
          </table:table-cell>
          <table:table-cell table:style-name="Tabela5.A2" office:value-type="string">
            <text:p text:style-name="P264"/>
          </table:table-cell>
          <table:table-cell table:style-name="Tabela5.D12" office:value-type="string">
            <text:p text:style-name="P264"/>
          </table:table-cell>
        </table:table-row>
        <table:table-row table:style-name="Tabela5.2">
          <table:table-cell table:style-name="Tabela5.A2" office:value-type="string">
            <text:p text:style-name="P253">00<text:span text:style-name="T258">92</text:span></text:p>
          </table:table-cell>
          <table:table-cell table:style-name="Tabela5.A2" office:value-type="string">
            <text:p text:style-name="P253">TABELA <text:span text:style-name="T258">MODULO_FUNC</text:span><text:span text:style-name="T249">AO</text:span>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237">00<text:span text:style-name="T259">93</text:span></text:p>
          </table:table-cell>
          <table:table-cell table:style-name="Tabela5.A2" office:value-type="string">
            <text:p text:style-name="P239"><text:span text:style-name="T260">TABELA</text:span> <text:span text:style-name="T259">MODULO_</text:span><text:span text:style-name="T249">CONF_FUNCAO</text:span>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61">TEXTO</text:p>
          </table:table-cell>
        </table:table-row>
        <table:table-row table:style-name="Tabela5.2">
          <table:table-cell table:style-name="Tabela5.A2" office:value-type="string">
            <text:p text:style-name="P253">00<text:span text:style-name="T258">9</text:span><text:span text:style-name="T261">4</text:span></text:p>
          </table:table-cell>
          <table:table-cell table:style-name="Tabela5.A2" office:value-type="string">
            <text:p text:style-name="P253">TABELA <text:span text:style-name="T261">MULTLOJA_</text:span><text:span text:style-name="T258">MODULO_</text:span><text:span text:style-name="T262">CONF</text:span>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257">9</text:span><text:span text:style-name="T263">5</text:span></text:p>
          </table:table-cell>
          <table:table-cell table:style-name="Tabela5.A2" office:value-type="string">
            <text:p text:style-name="P260"><text:span text:style-name="T254">TABELA </text:span><text:span text:style-name="T263">PESQUISA_</text:span><text:span text:style-name="T257">MODULO</text:span>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63">TEXTO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64">96</text:span></text:p>
          </table:table-cell>
          <table:table-cell table:style-name="Tabela5.A2" office:value-type="string">
            <text:p text:style-name="P324"><text:span text:style-name="T264">MULT</text:span><text:span text:style-name="T265">I</text:span><text:span text:style-name="T264">LOJA_MODULO_</text:span><text:span text:style-name="T265">CONF</text:span> <text:span text:style-name="T223">INCLUI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266">97</text:span></text:p>
          </table:table-cell>
          <table:table-cell table:style-name="Tabela5.A2" office:value-type="string">
            <text:p text:style-name="P260"><text:span text:style-name="T266">MULTLOJA_MODULO</text:span>_<text:span text:style-name="T265">CONF_</text:span>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ext:soft-page-break/>
        <table:table-row table:style-name="Tabela5.2">
          <table:table-cell table:style-name="Tabela5.A2" office:value-type="string">
            <text:p text:style-name="P237">00<text:span text:style-name="T259">9</text:span><text:span text:style-name="T267">8</text:span></text:p>
          </table:table-cell>
          <table:table-cell table:style-name="Tabela5.A2" office:value-type="string">
            <text:p text:style-name="P239"><text:span text:style-name="T260">TABELA</text:span> <text:span text:style-name="T259">LOJA</text:span>_<text:span text:style-name="T259">MODULO_</text:span><text:span text:style-name="T265">CONF_FUNCAO</text:span>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66">TEXTO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64">9</text:span><text:span text:style-name="T268">9</text:span></text:p>
          </table:table-cell>
          <table:table-cell table:style-name="Tabela5.A2" office:value-type="string">
            <text:p text:style-name="P324"><text:span text:style-name="T264">MULT</text:span><text:span text:style-name="T265">I</text:span><text:span text:style-name="T264">LOJA_MODULO_</text:span><text:span text:style-name="T265">CONF</text:span> <text:span text:style-name="T268">EXCLUI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64">9</text:span><text:span text:style-name="T269">A</text:span></text:p>
          </table:table-cell>
          <table:table-cell table:style-name="Tabela5.A2" office:value-type="string">
            <text:p text:style-name="P324"><text:span text:style-name="T264">MULT</text:span><text:span text:style-name="T265">I</text:span><text:span text:style-name="T264">LOJA_MODULO_</text:span><text:span text:style-name="T265">CONF</text:span> <text:span text:style-name="T269">ALTERA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93">00<text:span text:style-name="T259">9</text:span><text:span text:style-name="T270">B</text:span></text:p>
          </table:table-cell>
          <table:table-cell table:style-name="Tabela5.A2" office:value-type="string">
            <text:p text:style-name="P394">LOJA_MODULO_CONF_FUNCAO INCLUIR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53">00<text:span text:style-name="T258">9</text:span><text:span text:style-name="T271">C</text:span></text:p>
          </table:table-cell>
          <table:table-cell table:style-name="Tabela5.A2" office:value-type="string">
            <text:p text:style-name="P253">TABELA <text:span text:style-name="T261">MULT</text:span><text:span text:style-name="T265">I</text:span><text:span text:style-name="T261">LOJA_</text:span><text:span text:style-name="T271">FUNCAO</text:span>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384">00<text:span text:style-name="T272">9D</text:span></text:p>
          </table:table-cell>
          <table:table-cell table:style-name="Tabela5.A2" office:value-type="string">
            <text:p text:style-name="P384"><text:span text:style-name="T272">MULT</text:span><text:span text:style-name="T265">I</text:span><text:span text:style-name="T272">LOJA</text:span>_FUNC<text:span text:style-name="T272">AO</text:span> INCLUI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266">9</text:span><text:span text:style-name="T273">E</text:span></text:p>
          </table:table-cell>
          <table:table-cell table:style-name="Tabela5.A2" office:value-type="string">
            <text:p text:style-name="P260"><text:span text:style-name="T266">MULT</text:span><text:span text:style-name="T265">I</text:span><text:span text:style-name="T266">LOJA_</text:span><text:span text:style-name="T273">FUNCAO</text:span>_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able:table-row table:style-name="Tabela5.2">
          <table:table-cell table:style-name="Tabela5.A2" office:value-type="string">
            <text:p text:style-name="P393">00<text:span text:style-name="T259">9</text:span><text:span text:style-name="T274">F</text:span></text:p>
          </table:table-cell>
          <table:table-cell table:style-name="Tabela5.A2" office:value-type="string">
            <text:p text:style-name="P395"><text:span text:style-name="T259">MULT</text:span><text:span text:style-name="T265">I</text:span><text:span text:style-name="T259">LOJA</text:span>_<text:span text:style-name="T270">FUNCAO </text:span><text:span text:style-name="T265">ALTERA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84">0<text:span text:style-name="T275">0A</text:span><text:span text:style-name="T276">0</text:span></text:p>
          </table:table-cell>
          <table:table-cell table:style-name="Tabela5.A2" office:value-type="string">
            <text:p text:style-name="P384"><text:span text:style-name="T272">MULTLOJA</text:span>_FUNC<text:span text:style-name="T272">AO</text:span> <text:span text:style-name="T277">EXCLUI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237">0<text:span text:style-name="T275">0A</text:span><text:span text:style-name="T278">1</text:span></text:p>
          </table:table-cell>
          <table:table-cell table:style-name="Tabela5.A2" office:value-type="string">
            <text:p text:style-name="P268">MULTILOJA_FUNCAO HABILITADO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67">BOOLEANO</text:p>
          </table:table-cell>
        </table:table-row>
        <table:table-row table:style-name="Tabela5.2">
          <table:table-cell table:style-name="Tabela5.A2" office:value-type="string">
            <text:p text:style-name="P270">0<text:span text:style-name="T275">0A</text:span>2</text:p>
          </table:table-cell>
          <table:table-cell table:style-name="Tabela5.A2" office:value-type="string">
            <text:p text:style-name="P270">TERMINAL TIPO</text:p>
          </table:table-cell>
          <table:table-cell table:style-name="Tabela5.A2" office:value-type="string">
            <text:p text:style-name="P269">DADOS</text:p>
          </table:table-cell>
          <table:table-cell table:style-name="Tabela5.D12" office:value-type="string">
            <text:p text:style-name="P269">PDV, CONFIGURADOR...</text:p>
          </table:table-cell>
        </table:table-row>
        <table:table-row table:style-name="Tabela5.2">
          <table:table-cell table:style-name="Tabela5.A2" office:value-type="string">
            <text:p text:style-name="P270">0<text:span text:style-name="T275">0A</text:span><text:span text:style-name="T279">3</text:span></text:p>
          </table:table-cell>
          <table:table-cell table:style-name="Tabela5.A2" office:value-type="string">
            <text:p text:style-name="P270">TERMINAL ID</text:p>
          </table:table-cell>
          <table:table-cell table:style-name="Tabela5.A2" office:value-type="string">
            <text:p text:style-name="P269"/>
          </table:table-cell>
          <table:table-cell table:style-name="Tabela5.D12" office:value-type="string">
            <text:p text:style-name="P204"/>
          </table:table-cell>
        </table:table-row>
        <table:table-row table:style-name="Tabela5.2">
          <table:table-cell table:style-name="Tabela5.A2" office:value-type="string">
            <text:p text:style-name="P272">00A4</text:p>
          </table:table-cell>
          <table:table-cell table:style-name="Tabela5.A2" office:value-type="string">
            <text:p text:style-name="P272">TRANSACAO STATUS</text:p>
          </table:table-cell>
          <table:table-cell table:style-name="Tabela5.A2" office:value-type="string">
            <text:p text:style-name="P271">DADOS</text:p>
          </table:table-cell>
          <table:table-cell table:style-name="Tabela5.D12" office:value-type="string">
            <text:p text:style-name="P271">NUMERICO</text:p>
          </table:table-cell>
        </table:table-row>
        <table:table-row table:style-name="Tabela5.2">
          <table:table-cell table:style-name="Tabela5.A2" office:value-type="string">
            <text:p text:style-name="P274">00A5</text:p>
          </table:table-cell>
          <table:table-cell table:style-name="Tabela5.A2" office:value-type="string">
            <text:p text:style-name="P274">ERROS <text:span text:style-name="T280">NA TRANSACAO</text:span> </text:p>
          </table:table-cell>
          <table:table-cell table:style-name="Tabela5.A2" office:value-type="string">
            <text:p text:style-name="P273">NUMERICO</text:p>
          </table:table-cell>
          <table:table-cell table:style-name="Tabela5.D12" office:value-type="string">
            <text:p text:style-name="P273">VER TABELA DE ERRO</text:p>
          </table:table-cell>
        </table:table-row>
        <table:table-row table:style-name="Tabela5.2">
          <table:table-cell table:style-name="Tabela5.A2" office:value-type="string">
            <text:p text:style-name="P276">00A6</text:p>
          </table:table-cell>
          <table:table-cell table:style-name="Tabela5.A2" office:value-type="string">
            <text:p text:style-name="P276">ID UNICO GERADO PELO PDV NA TRANSACAO</text:p>
          </table:table-cell>
          <table:table-cell table:style-name="Tabela5.A2" office:value-type="string">
            <text:p text:style-name="P275">DADOS</text:p>
          </table:table-cell>
          <table:table-cell table:style-name="Tabela5.D12" office:value-type="string">
            <text:p text:style-name="P273"/>
          </table:table-cell>
        </table:table-row>
        <table:table-row table:style-name="Tabela5.2">
          <table:table-cell table:style-name="Tabela5.A2" office:value-type="string">
            <text:p text:style-name="P278">00A7</text:p>
          </table:table-cell>
          <table:table-cell table:style-name="Tabela5.A2" office:value-type="string">
            <text:p text:style-name="P278">TABELA LOJA_MODULO_<text:span text:style-name="T281">CONF</text:span></text:p>
          </table:table-cell>
          <table:table-cell table:style-name="Tabela5.A2" office:value-type="string">
            <text:p text:style-name="P277">DADOS</text:p>
          </table:table-cell>
          <table:table-cell table:style-name="Tabela5.D12" office:value-type="string">
            <text:p text:style-name="P277">TEXTO</text:p>
          </table:table-cell>
        </table:table-row>
        <table:table-row table:style-name="Tabela5.2">
          <table:table-cell table:style-name="Tabela5.A2" office:value-type="string">
            <text:p text:style-name="P237">00<text:span text:style-name="T282">A8</text:span></text:p>
          </table:table-cell>
          <table:table-cell table:style-name="Tabela5.A2" office:value-type="string">
            <text:p text:style-name="P239"><text:span text:style-name="T259">LOJA</text:span>_<text:span text:style-name="T270">FUNCAO </text:span><text:span text:style-name="T277">HABILITADO</text:span>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67">BOOLEANO</text:p>
          </table:table-cell>
        </table:table-row>
        <table:table-row table:style-name="Tabela5.2">
          <table:table-cell table:style-name="Tabela5.A2" office:value-type="string">
            <text:p text:style-name="P253">00<text:span text:style-name="T283">A9</text:span></text:p>
          </table:table-cell>
          <table:table-cell table:style-name="Tabela5.A2" office:value-type="string">
            <text:p text:style-name="P253">TABELA <text:span text:style-name="T261">LOJA_</text:span><text:span text:style-name="T271">FUNCAO</text:span>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384">00<text:span text:style-name="T284">AA</text:span></text:p>
          </table:table-cell>
          <table:table-cell table:style-name="Tabela5.A2" office:value-type="string">
            <text:p text:style-name="P384"><text:span text:style-name="T272">LOJA</text:span>_FUNC<text:span text:style-name="T272">AO</text:span> INCLUI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285">AB</text:span></text:p>
          </table:table-cell>
          <table:table-cell table:style-name="Tabela5.A2" office:value-type="string">
            <text:p text:style-name="P260"><text:span text:style-name="T266">LOJA_</text:span><text:span text:style-name="T273">FUNCAO</text:span>_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able:table-row table:style-name="Tabela5.2">
          <table:table-cell table:style-name="Tabela5.A2" office:value-type="string">
            <text:p text:style-name="P393">00<text:span text:style-name="T286">AC</text:span></text:p>
          </table:table-cell>
          <table:table-cell table:style-name="Tabela5.A2" office:value-type="string">
            <text:p text:style-name="P395"><text:span text:style-name="T259">LOJA</text:span>_<text:span text:style-name="T270">FUNCAO </text:span><text:span text:style-name="T277">ALTERA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84">0<text:span text:style-name="T275">0A</text:span><text:span text:style-name="T287">D</text:span></text:p>
          </table:table-cell>
          <table:table-cell table:style-name="Tabela5.A2" office:value-type="string">
            <text:p text:style-name="P384"><text:span text:style-name="T272">LOJA</text:span>_FUNC<text:span text:style-name="T272">AO</text:span> <text:span text:style-name="T288">EXCLUI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89">AE</text:span></text:p>
          </table:table-cell>
          <table:table-cell table:style-name="Tabela5.A2" office:value-type="string">
            <text:p text:style-name="P324"><text:span text:style-name="T264">LOJA_MODULO_</text:span><text:span text:style-name="T288">CONF</text:span> <text:span text:style-name="T223">INCLUI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289">AF</text:span></text:p>
          </table:table-cell>
          <table:table-cell table:style-name="Tabela5.A2" office:value-type="string">
            <text:p text:style-name="P260"><text:span text:style-name="T266">LOJA_MODULO</text:span>_<text:span text:style-name="T288">CONF_</text:span>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able:table-row table:style-name="Tabela5.2">
          <table:table-cell table:style-name="Tabela5.A2" office:value-type="string">
            <text:p text:style-name="P393">00<text:span text:style-name="T290">B0</text:span></text:p>
          </table:table-cell>
          <table:table-cell table:style-name="Tabela5.A2" office:value-type="string">
            <text:p text:style-name="P396">MULTILOJA_MODULO_CONF_FUNCAO ALTERAR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90">B1</text:span></text:p>
          </table:table-cell>
          <table:table-cell table:style-name="Tabela5.A2" office:value-type="string">
            <text:p text:style-name="P324"><text:span text:style-name="T264">LOJA_MODULO_</text:span><text:span text:style-name="T288">CONF</text:span> <text:span text:style-name="T269">ALTERA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91">B2</text:span></text:p>
          </table:table-cell>
          <table:table-cell table:style-name="Tabela5.A2" office:value-type="string">
            <text:p text:style-name="P324"><text:span text:style-name="T264">LOJA_MODULO_</text:span><text:span text:style-name="T288">CONF</text:span> <text:span text:style-name="T268">EXCLUI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37">00<text:span text:style-name="T292">B3</text:span></text:p>
          </table:table-cell>
          <table:table-cell table:style-name="Tabela5.A2" office:value-type="string">
            <text:p text:style-name="P280">PINPAD_FUNCAO HABILITADO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79">BOOLEANO</text:p>
          </table:table-cell>
        </table:table-row>
        <table:table-row table:style-name="Tabela5.2">
          <table:table-cell table:style-name="Tabela5.A2" office:value-type="string">
            <text:p text:style-name="P253">00<text:span text:style-name="T293">B4</text:span></text:p>
          </table:table-cell>
          <table:table-cell table:style-name="Tabela5.A2" office:value-type="string">
            <text:p text:style-name="P253">TABELA <text:span text:style-name="T293">PINPAD</text:span><text:span text:style-name="T261">_</text:span><text:span text:style-name="T271">FUNCAO</text:span>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384">00<text:span text:style-name="T294">B5</text:span></text:p>
          </table:table-cell>
          <table:table-cell table:style-name="Tabela5.A2" office:value-type="string">
            <text:p text:style-name="P384"><text:span text:style-name="T294">PINPAD</text:span>_FUNC<text:span text:style-name="T272">AO</text:span> INCLUI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91">00<text:span text:style-name="T294">B6</text:span></text:p>
          </table:table-cell>
          <table:table-cell table:style-name="Tabela5.A2" office:value-type="string">
            <text:p text:style-name="P396">PINPAD_FUNCAO ALTERA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237">00<text:span text:style-name="T295">B7</text:span></text:p>
          </table:table-cell>
          <table:table-cell table:style-name="Tabela5.A2" office:value-type="string">
            <text:p text:style-name="P239"><text:span text:style-name="T295">PINPAD</text:span>_<text:span text:style-name="T274">FUNCAO_</text:span>ID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84">0<text:span text:style-name="T275">0</text:span><text:span text:style-name="T295">B8</text:span></text:p>
          </table:table-cell>
          <table:table-cell table:style-name="Tabela5.A2" office:value-type="string">
            <text:p text:style-name="P384"><text:span text:style-name="T295">PINPAD</text:span>_FUNC<text:span text:style-name="T272">AO</text:span> <text:span text:style-name="T288">EXCLUI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93">0<text:span text:style-name="T275">0</text:span><text:span text:style-name="T296">B9</text:span></text:p>
          </table:table-cell>
          <table:table-cell table:style-name="Tabela5.A2" office:value-type="string">
            <text:p text:style-name="P396">MODULO_FUNCAO ALTERA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97">00<text:span text:style-name="T297">BA</text:span></text:p>
          </table:table-cell>
          <table:table-cell table:style-name="Tabela5.A2" office:value-type="string">
            <text:p text:style-name="P396">MODULO_CONF EXCLUI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98">BB</text:span></text:p>
          </table:table-cell>
          <table:table-cell table:style-name="Tabela5.A2" office:value-type="string">
            <text:p text:style-name="P396">CONFIGURADOR EXCLUIR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299">BC</text:span></text:p>
          </table:table-cell>
          <table:table-cell table:style-name="Tabela5.A2" office:value-type="string">
            <text:p text:style-name="P260"><text:span text:style-name="T288">LOJA</text:span><text:span text:style-name="T266">_MODULO</text:span>_<text:span text:style-name="T288">CONF_FUNCAO_</text:span>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able:table-row table:style-name="Tabela5.2">
          <table:table-cell table:style-name="Tabela5.A2" office:value-type="string">
            <text:p text:style-name="P237">00<text:span text:style-name="T290">B</text:span><text:span text:style-name="T300">D</text:span></text:p>
          </table:table-cell>
          <table:table-cell table:style-name="Tabela5.A2" office:value-type="string">
            <text:p text:style-name="P260"><text:span text:style-name="T288">MULTILOJA</text:span><text:span text:style-name="T266">_MODULO</text:span>_<text:span text:style-name="T288">CONF_FUNCAO_</text:span>ID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04">NUM<text:span text:style-name="T219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290">B</text:span><text:span text:style-name="T300">E</text:span></text:p>
          </table:table-cell>
          <table:table-cell table:style-name="Tabela5.A2" office:value-type="string">
            <text:p text:style-name="P324"><text:span text:style-name="T300">PINPAD</text:span><text:span text:style-name="T264">_MODULO</text:span> <text:span text:style-name="T269">ALTERA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24">00<text:span text:style-name="T291">B</text:span><text:span text:style-name="T301">F</text:span></text:p>
          </table:table-cell>
          <table:table-cell table:style-name="Tabela5.A2" office:value-type="string">
            <text:p text:style-name="P396">LOJA_MODULO_CONF_FUNCAO ALTERAR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37">00<text:span text:style-name="T302">C0</text:span></text:p>
          </table:table-cell>
          <table:table-cell table:style-name="Tabela5.A2" office:value-type="string">
            <text:p text:style-name="P239"><text:span text:style-name="T292">PD</text:span><text:span text:style-name="T302">V</text:span>_<text:span text:style-name="T270">FUNCAO </text:span><text:span text:style-name="T288">HABILITADO</text:span>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79">BOOLEANO</text:p>
          </table:table-cell>
        </table:table-row>
        <table:table-row table:style-name="Tabela5.2">
          <table:table-cell table:style-name="Tabela5.A2" office:value-type="string">
            <text:p text:style-name="P253">00<text:span text:style-name="T303">C1</text:span></text:p>
          </table:table-cell>
          <table:table-cell table:style-name="Tabela5.A2" office:value-type="string">
            <text:p text:style-name="P253">TABELA <text:span text:style-name="T293">PD</text:span><text:span text:style-name="T303">V</text:span><text:span text:style-name="T261">_</text:span><text:span text:style-name="T271">FUNCAO</text:span></text:p>
          </table:table-cell>
          <table:table-cell table:style-name="Tabela5.A2" office:value-type="string">
            <text:p text:style-name="P252">DADOS</text:p>
          </table:table-cell>
          <table:table-cell table:style-name="Tabela5.D12" office:value-type="string">
            <text:p text:style-name="P252">TEXTO</text:p>
          </table:table-cell>
        </table:table-row>
        <table:table-row table:style-name="Tabela5.2">
          <table:table-cell table:style-name="Tabela5.A2" office:value-type="string">
            <text:p text:style-name="P384">00<text:span text:style-name="T304">C2</text:span></text:p>
          </table:table-cell>
          <table:table-cell table:style-name="Tabela5.A2" office:value-type="string">
            <text:p text:style-name="P384"><text:span text:style-name="T294">PD</text:span><text:span text:style-name="T304">V</text:span>_FUNC<text:span text:style-name="T272">AO</text:span> INCLUIR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305">C3</text:span></text:p>
          </table:table-cell>
          <table:table-cell table:style-name="Tabela5.A2" office:value-type="string">
            <text:p text:style-name="P260"><text:span text:style-name="T294">PD</text:span><text:span text:style-name="T305">V</text:span><text:span text:style-name="T266">_</text:span><text:span text:style-name="T273">FUNCAO</text:span>_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able:table-row table:style-name="Tabela5.2">
          <table:table-cell table:style-name="Tabela5.A2" office:value-type="string">
            <text:p text:style-name="P393">00<text:span text:style-name="T306">C4</text:span></text:p>
          </table:table-cell>
          <table:table-cell table:style-name="Tabela5.A2" office:value-type="string">
            <text:p text:style-name="P384"><text:span text:style-name="T295">PD</text:span><text:span text:style-name="T307">V</text:span>_FUNC<text:span text:style-name="T272">AO</text:span> <text:span text:style-name="T276">ALTERA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384">0<text:span text:style-name="T275">0</text:span><text:span text:style-name="T307">C5</text:span></text:p>
          </table:table-cell>
          <table:table-cell table:style-name="Tabela5.A2" office:value-type="string">
            <text:p text:style-name="P384"><text:span text:style-name="T295">PD</text:span><text:span text:style-name="T307">V</text:span>_FUNC<text:span text:style-name="T272">AO</text:span> <text:span text:style-name="T288">EXCLUIR</text:span></text:p>
          </table:table-cell>
          <table:table-cell table:style-name="Tabela5.A2" office:value-type="string">
            <text:p text:style-name="P383">COMANDO</text:p>
          </table:table-cell>
          <table:table-cell table:style-name="Tabela5.D12" office:value-type="string">
            <text:p text:style-name="P383">Comando sem Dados</text:p>
          </table:table-cell>
        </table:table-row>
        <table:table-row table:style-name="Tabela5.2">
          <table:table-cell table:style-name="Tabela5.A2" office:value-type="string">
            <text:p text:style-name="P237">0<text:span text:style-name="T275">0</text:span><text:span text:style-name="T308">C6</text:span></text:p>
          </table:table-cell>
          <table:table-cell table:style-name="Tabela5.A2" office:value-type="string">
            <text:p text:style-name="P239"><text:span text:style-name="T259">MODULO_</text:span><text:span text:style-name="T288">FUNCAO HABILITADO</text:span></text:p>
          </table:table-cell>
          <table:table-cell table:style-name="Tabela5.A2" office:value-type="string">
            <text:p text:style-name="P238">DADOS</text:p>
          </table:table-cell>
          <table:table-cell table:style-name="Tabela5.D12" office:value-type="string">
            <text:p text:style-name="P279">BOOLEANO</text:p>
          </table:table-cell>
        </table:table-row>
        <table:table-row table:style-name="Tabela5.2">
          <table:table-cell table:style-name="Tabela5.A2" office:value-type="string">
            <text:p text:style-name="P278">00<text:span text:style-name="T309">C7</text:span></text:p>
          </table:table-cell>
          <table:table-cell table:style-name="Tabela5.A2" office:value-type="string">
            <text:p text:style-name="P278">TABELA <text:span text:style-name="T297">PD</text:span><text:span text:style-name="T309">V</text:span>_MODULO</text:p>
          </table:table-cell>
          <table:table-cell table:style-name="Tabela5.A2" office:value-type="string">
            <text:p text:style-name="P277">DADOS</text:p>
          </table:table-cell>
          <table:table-cell table:style-name="Tabela5.D12" office:value-type="string">
            <text:p text:style-name="P277">TEXTO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310">C8</text:span></text:p>
          </table:table-cell>
          <table:table-cell table:style-name="Tabela5.A2" office:value-type="string">
            <text:p text:style-name="P324"><text:span text:style-name="T298">PD</text:span><text:span text:style-name="T310">V</text:span><text:span text:style-name="T264">_MODULO</text:span> <text:span text:style-name="T223">INCLUI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60">00<text:span text:style-name="T311">C9</text:span></text:p>
          </table:table-cell>
          <table:table-cell table:style-name="Tabela5.A2" office:value-type="string">
            <text:p text:style-name="P260"><text:span text:style-name="T299">PD</text:span><text:span text:style-name="T311">V</text:span><text:span text:style-name="T266">_MODULO</text:span>_ID</text:p>
          </table:table-cell>
          <table:table-cell table:style-name="Tabela5.A2" office:value-type="string">
            <text:p text:style-name="P259">DADOS</text:p>
          </table:table-cell>
          <table:table-cell table:style-name="Tabela5.D12" office:value-type="string">
            <text:p text:style-name="P259">NUMÉRICO</text:p>
          </table:table-cell>
        </table:table-row>
        <table:table-row table:style-name="Tabela5.2">
          <table:table-cell table:style-name="Tabela5.A2" office:value-type="string">
            <text:p text:style-name="P393">00<text:span text:style-name="T312">CA</text:span></text:p>
          </table:table-cell>
          <table:table-cell table:style-name="Tabela5.A2" office:value-type="string">
            <text:p text:style-name="P396">MULTILOJA_MODULO_CONF_FUNCAO INCLUIR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312">CB</text:span></text:p>
          </table:table-cell>
          <table:table-cell table:style-name="Tabela5.A2" office:value-type="string">
            <text:p text:style-name="P324"><text:span text:style-name="T300">PD</text:span><text:span text:style-name="T312">V</text:span><text:span text:style-name="T264">_MODULO</text:span> <text:span text:style-name="T269">ALTERA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313">CC</text:span></text:p>
          </table:table-cell>
          <table:table-cell table:style-name="Tabela5.A2" office:value-type="string">
            <text:p text:style-name="P324"><text:span text:style-name="T301">PD</text:span><text:span text:style-name="T313">V</text:span><text:span text:style-name="T264">_MODULO</text:span> <text:span text:style-name="T268">EXCLUIR</text:span>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324">00<text:span text:style-name="T313">C</text:span><text:span text:style-name="T314">D</text:span></text:p>
          </table:table-cell>
          <table:table-cell table:style-name="Tabela5.A2" office:value-type="string">
            <text:p text:style-name="P398">SOLICITA TABELA DE BINS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450">00CE</text:p>
          </table:table-cell>
          <table:table-cell table:style-name="Tabela5.A2" office:value-type="string">
            <text:p text:style-name="P450">BIN OU IIN</text:p>
          </table:table-cell>
          <table:table-cell table:style-name="Tabela5.A2" office:value-type="string">
            <text:p text:style-name="P449">DADOS</text:p>
          </table:table-cell>
          <table:table-cell table:style-name="Tabela5.D12" office:value-type="string">
            <text:p text:style-name="P449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400">00CF</text:p>
          </table:table-cell>
          <table:table-cell table:style-name="Tabela5.A2" office:value-type="string">
            <text:p text:style-name="P400">SOLICITA TABELA DE MENUS VENDA</text:p>
          </table:table-cell>
          <table:table-cell table:style-name="Tabela5.A2" office:value-type="string">
            <text:p text:style-name="P323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282">00D0</text:p>
          </table:table-cell>
          <table:table-cell table:style-name="Tabela5.A2" office:value-type="string">
            <text:p text:style-name="P282">TABELA MULTILOJA_MODULO_CONF_FUNCAO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400">00D1</text:p>
          </table:table-cell>
          <table:table-cell table:style-name="Tabela5.A2" office:value-type="string">
            <text:p text:style-name="P400">COMUNICAÇÃO DE SOCKET</text:p>
          </table:table-cell>
          <table:table-cell table:style-name="Tabela5.A2" office:value-type="string">
            <text:p text:style-name="P399">COMANDO</text:p>
          </table:table-cell>
          <table:table-cell table:style-name="Tabela5.D12" office:value-type="string">
            <text:p text:style-name="P399">TEXTO</text:p>
          </table:table-cell>
        </table:table-row>
        <table:table-row table:style-name="Tabela5.2">
          <table:table-cell table:style-name="Tabela5.A2" office:value-type="string">
            <text:p text:style-name="P282">00D2</text:p>
          </table:table-cell>
          <table:table-cell table:style-name="Tabela5.A2" office:value-type="string">
            <text:p text:style-name="P282">DADOS TRANSMITIDO NO SOCKET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282">00D3</text:p>
          </table:table-cell>
          <table:table-cell table:style-name="Tabela5.A2" office:value-type="string">
            <text:p text:style-name="P282">MENU – CANCELAMENTO DE TRANSAÇÃO</text:p>
          </table:table-cell>
          <table:table-cell table:style-name="Tabela5.A2" office:value-type="string">
            <text:p text:style-name="P281">MENU-OPERACIONAL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400">00D4</text:p>
          </table:table-cell>
          <table:table-cell table:style-name="Tabela5.A2" office:value-type="string">
            <text:p text:style-name="P400">SOLICITA TABELA DE MENUS OPERACIONAL</text:p>
          </table:table-cell>
          <table:table-cell table:style-name="Tabela5.A2" office:value-type="string">
            <text:p text:style-name="P399">COMANDO</text:p>
          </table:table-cell>
          <table:table-cell table:style-name="Tabela5.D12" office:value-type="string">
            <text:p text:style-name="P399">TEXTO</text:p>
          </table:table-cell>
        </table:table-row>
        <table:table-row table:style-name="Tabela5.2">
          <table:table-cell table:style-name="Tabela5.A2" office:value-type="string">
            <text:p text:style-name="P282">00D5</text:p>
          </table:table-cell>
          <table:table-cell table:style-name="Tabela5.A2" office:value-type="string">
            <text:p text:style-name="P282">BOTAO SELECIONADO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AG DO BOTÃO</text:p>
          </table:table-cell>
        </table:table-row>
        <table:table-row table:style-name="Tabela5.2">
          <table:table-cell table:style-name="Tabela5.A2" office:value-type="string">
            <text:p text:style-name="P282">00D6</text:p>
          </table:table-cell>
          <table:table-cell table:style-name="Tabela5.A2" office:value-type="string">
            <text:p text:style-name="P282">ID DE CONEXAO DO SOCKET DO CLIENTE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282">00D7</text:p>
          </table:table-cell>
          <table:table-cell table:style-name="Tabela5.A2" office:value-type="string">
            <text:p text:style-name="P282">ID DA TRANSMISSAO DO SOCKET DO CLIENTE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282">00D8</text:p>
          </table:table-cell>
          <table:table-cell table:style-name="Tabela5.A2" office:value-type="string">
            <text:p text:style-name="P282">ID DA TAREFA NO OPEN TEF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282">00D9</text:p>
          </table:table-cell>
          <table:table-cell table:style-name="Tabela5.A2" office:value-type="string">
            <text:p text:style-name="P282">PAN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282">00DA</text:p>
          </table:table-cell>
          <table:table-cell table:style-name="Tabela5.A2" office:value-type="string">
            <text:p text:style-name="P282">TEXTO A SER MOSTRADO NO PDV</text:p>
          </table:table-cell>
          <table:table-cell table:style-name="Tabela5.A2" office:value-type="string">
            <text:p text:style-name="P281">DADOS</text:p>
          </table:table-cell>
          <table:table-cell table:style-name="Tabela5.D12" office:value-type="string">
            <text:p text:style-name="P281">TEXTO</text:p>
          </table:table-cell>
        </table:table-row>
        <table:table-row table:style-name="Tabela5.2">
          <table:table-cell table:style-name="Tabela5.A2" office:value-type="string">
            <text:p text:style-name="P400">00DB</text:p>
          </table:table-cell>
          <table:table-cell table:style-name="Tabela5.A2" office:value-type="string">
            <text:p text:style-name="P400">TAG ALTERAR</text:p>
          </table:table-cell>
          <table:table-cell table:style-name="Tabela5.A2" office:value-type="string">
            <text:p text:style-name="P399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402">00DC</text:p>
          </table:table-cell>
          <table:table-cell table:style-name="Tabela5.A2" office:value-type="string">
            <text:p text:style-name="P402">TAG EXCLUIR</text:p>
          </table:table-cell>
          <table:table-cell table:style-name="Tabela5.A2" office:value-type="string">
            <text:p text:style-name="P399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402">00DD</text:p>
          </table:table-cell>
          <table:table-cell table:style-name="Tabela5.A2" office:value-type="string">
            <text:p text:style-name="P402">BOTOES</text:p>
          </table:table-cell>
          <table:table-cell table:style-name="Tabela5.A2" office:value-type="string">
            <text:p text:style-name="P401">COMANDO</text:p>
          </table:table-cell>
          <table:table-cell table:style-name="Tabela5.D12" office:value-type="string">
            <text:p text:style-name="P401">CONTEM LISTA DE BOTOES</text:p>
          </table:table-cell>
        </table:table-row>
        <table:table-row table:style-name="Tabela5.2">
          <table:table-cell table:style-name="Tabela5.A2" office:value-type="string">
            <text:p text:style-name="P402">00DE</text:p>
          </table:table-cell>
          <table:table-cell table:style-name="Tabela5.A2" office:value-type="string">
            <text:p text:style-name="P402">ADQUIRENTE INCLUIR</text:p>
          </table:table-cell>
          <table:table-cell table:style-name="Tabela5.A2" office:value-type="string">
            <text:p text:style-name="P399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402">00DF</text:p>
          </table:table-cell>
          <table:table-cell table:style-name="Tabela5.A2" office:value-type="string">
            <text:p text:style-name="P402">ADQUIRENTE ALTERAR</text:p>
          </table:table-cell>
          <table:table-cell table:style-name="Tabela5.A2" office:value-type="string">
            <text:p text:style-name="P401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402">00E0</text:p>
          </table:table-cell>
          <table:table-cell table:style-name="Tabela5.A2" office:value-type="string">
            <text:p text:style-name="P402">ADQUIRENTE EXCLUIR</text:p>
          </table:table-cell>
          <table:table-cell table:style-name="Tabela5.A2" office:value-type="string">
            <text:p text:style-name="P401">COMANDO</text:p>
          </table:table-cell>
          <table:table-cell table:style-name="Tabela5.D12" office:value-type="string">
            <text:p text:style-name="P323">Comando sem Dados</text:p>
          </table:table-cell>
        </table:table-row>
        <table:table-row table:style-name="Tabela5.2">
          <table:table-cell table:style-name="Tabela5.A2" office:value-type="string">
            <text:p text:style-name="P402">00E1</text:p>
          </table:table-cell>
          <table:table-cell table:style-name="Tabela5.A2" office:value-type="string">
            <text:p text:style-name="P402">SOLICITACAO DE DADOS DA TRANSACAO</text:p>
          </table:table-cell>
          <table:table-cell table:style-name="Tabela5.A2" office:value-type="string">
            <text:p text:style-name="P401">COMANDO</text:p>
          </table:table-cell>
          <table:table-cell table:style-name="Tabela5.D12" office:value-type="string">
            <text:p text:style-name="P429">DADOS SOLICITADOS PELA OPERADORA PARA APROVAÇÃO REFERENTE A VENDA</text:p>
          </table:table-cell>
        </table:table-row>
        <text:soft-page-break/>
        <table:table-row table:style-name="Tabela5.2">
          <table:table-cell table:style-name="Tabela5.A2" office:value-type="string">
            <text:p text:style-name="P402">00E<text:span text:style-name="T315">2</text:span></text:p>
          </table:table-cell>
          <table:table-cell table:style-name="Tabela5.A2" office:value-type="string">
            <text:p text:style-name="P402">ECO NA CONEXÃO DO SOCKET</text:p>
          </table:table-cell>
          <table:table-cell table:style-name="Tabela5.A2" office:value-type="string">
            <text:p text:style-name="P401">COMANDO</text:p>
          </table:table-cell>
          <table:table-cell table:style-name="Tabela5.D12" office:value-type="string">
            <text:p text:style-name="P403">TEXTO</text:p>
          </table:table-cell>
        </table:table-row>
        <table:table-row table:style-name="Tabela5.2">
          <table:table-cell table:style-name="Tabela5.A2" office:value-type="string">
            <text:p text:style-name="P404">00E3</text:p>
          </table:table-cell>
          <table:table-cell table:style-name="Tabela5.A2" office:value-type="string">
            <text:p text:style-name="P402">TRANSACAO CRIPTOGRAFADA</text:p>
          </table:table-cell>
          <table:table-cell table:style-name="Tabela5.A2" office:value-type="string">
            <text:p text:style-name="P403">COMANDO</text:p>
          </table:table-cell>
          <table:table-cell table:style-name="Tabela5.D12" office:value-type="string">
            <text:p text:style-name="P430">ESTRUTURA DE UMA MENSAGEM</text:p>
          </table:table-cell>
        </table:table-row>
        <table:table-row table:style-name="Tabela5.2">
          <table:table-cell table:style-name="Tabela5.A2" office:value-type="string">
            <text:p text:style-name="P404">00E4</text:p>
          </table:table-cell>
          <table:table-cell table:style-name="Tabela5.A2" office:value-type="string">
            <text:p text:style-name="P402">CHAVE PUBLICA TAMANHO</text:p>
          </table:table-cell>
          <table:table-cell table:style-name="Tabela5.A2" office:value-type="string">
            <text:p text:style-name="P403">COMANDO</text:p>
          </table:table-cell>
          <table:table-cell table:style-name="Tabela5.D12" office:value-type="string">
            <text:p text:style-name="P403">TEXTO</text:p>
          </table:table-cell>
        </table:table-row>
      </table:table>
      <text:p text:style-name="P477"/>
      <text:p text:style-name="P554"><text:span text:style-name="T11">2</text:span><text:span text:style-name="T6">.3</text:span><text:span text:style-name="T2"> – </text:span><text:span text:style-name="T6">TABELA DE STATUS DE TRANSAÇÃO</text:span></text:p>
      <text:p text:style-name="P498"><text:s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74">CÓDIGO</text:p>
          </table:table-cell>
          <table:table-cell table:style-name="Tabela6.B1" office:value-type="string">
            <text:p text:style-name="P574">STATUS DA TRANSAÇÃO</text:p>
          </table:table-cell>
        </table:table-row>
        <table:table-row table:style-name="TableLine1791025534624">
          <table:table-cell table:style-name="Tabela6.A11" office:value-type="string">
            <text:p text:style-name="P575">0</text:p>
          </table:table-cell>
          <table:table-cell table:style-name="Tabela6.B11" office:value-type="string">
            <text:p text:style-name="P575">EFETIVADA</text:p>
          </table:table-cell>
        </table:table-row>
        <table:table-row table:style-name="TableLine1791025532032">
          <table:table-cell table:style-name="Tabela6.A11" office:value-type="string">
            <text:p text:style-name="P576">1</text:p>
          </table:table-cell>
          <table:table-cell table:style-name="Tabela6.B11" office:value-type="string">
            <text:p text:style-name="P575">NEGADA</text:p>
          </table:table-cell>
        </table:table-row>
        <table:table-row table:style-name="TableLine1791025533184">
          <table:table-cell table:style-name="Tabela6.A11" office:value-type="string">
            <text:p text:style-name="P575">2</text:p>
          </table:table-cell>
          <table:table-cell table:style-name="Tabela6.B11" office:value-type="string">
            <text:p text:style-name="P575">CANCELADA</text:p>
          </table:table-cell>
        </table:table-row>
        <table:table-row table:style-name="TableLine1791188460672">
          <table:table-cell table:style-name="Tabela6.A11" office:value-type="string">
            <text:p text:style-name="P575">3</text:p>
          </table:table-cell>
          <table:table-cell table:style-name="Tabela6.B11" office:value-type="string">
            <text:p text:style-name="P575">PROCESSANDO</text:p>
          </table:table-cell>
        </table:table-row>
        <table:table-row table:style-name="TableLine1791188462976">
          <table:table-cell table:style-name="Tabela6.A11" office:value-type="string">
            <text:p text:style-name="P575">4</text:p>
          </table:table-cell>
          <table:table-cell table:style-name="Tabela6.B11" office:value-type="string">
            <text:p text:style-name="P575">AGUARDANDO COMANDO</text:p>
          </table:table-cell>
        </table:table-row>
        <table:table-row table:style-name="TableLine1791188459808">
          <table:table-cell table:style-name="Tabela6.A11" office:value-type="string">
            <text:p text:style-name="P575">5</text:p>
          </table:table-cell>
          <table:table-cell table:style-name="Tabela6.B11" office:value-type="string">
            <text:p text:style-name="P575">NÃO LOCALIZADA</text:p>
          </table:table-cell>
        </table:table-row>
        <table:table-row table:style-name="TableLine1791188461248">
          <table:table-cell table:style-name="Tabela6.A11" office:value-type="string">
            <text:p text:style-name="P575">6</text:p>
          </table:table-cell>
          <table:table-cell table:style-name="Tabela6.B11" office:value-type="string">
            <text:p text:style-name="P575">INICIALI<text:span text:style-name="T316">ZADA</text:span></text:p>
          </table:table-cell>
        </table:table-row>
        <table:table-row table:style-name="TableLine1791188461824">
          <table:table-cell table:style-name="Tabela6.A11" office:value-type="string">
            <text:p text:style-name="P577">7</text:p>
          </table:table-cell>
          <table:table-cell table:style-name="Tabela6.B11" office:value-type="string">
            <text:p text:style-name="P577">ERRO</text:p>
          </table:table-cell>
        </table:table-row>
        <table:table-row table:style-name="TableLine1791581932976">
          <table:table-cell table:style-name="Tabela6.A11" office:value-type="string">
            <text:p text:style-name="P577">8</text:p>
          </table:table-cell>
          <table:table-cell table:style-name="Tabela6.B11" office:value-type="string">
            <text:p text:style-name="P577">ABORTADA</text:p>
          </table:table-cell>
        </table:table-row>
        <table:table-row table:style-name="TableLine1791581934128">
          <table:table-cell table:style-name="Tabela6.A11" office:value-type="string">
            <text:p text:style-name="P577">9</text:p>
          </table:table-cell>
          <table:table-cell table:style-name="Tabela6.B11" office:value-type="string">
            <text:p text:style-name="P577">AGUARDANDO DADOS DO PDV</text:p>
          </table:table-cell>
        </table:table-row>
      </table:table>
      <text:p text:style-name="P478"/>
      <text:p text:style-name="P477"/>
      <text:p text:style-name="P477"/>
      <text:p text:style-name="P26"><text:span text:style-name="T323">3</text:span> – MENSAGEIRIA </text:p>
      <text:p text:style-name="P420"/>
      <text:p text:style-name="P4"><text:span text:style-name="T323">3</text:span><text:span text:style-name="T318">.1 – ESTRUTURA D</text:span><text:span text:style-name="T319">O PACOTE</text:span></text:p>
      <text:p text:style-name="P4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27">Nome</text:p>
          </table:table-cell>
          <table:table-cell table:style-name="Tabela2.A1" office:value-type="string">
            <text:p text:style-name="P27">Tipo</text:p>
          </table:table-cell>
          <table:table-cell table:style-name="Tabela2.C1" office:value-type="string">
            <text:p text:style-name="P28">Tamanho</text:p>
          </table:table-cell>
        </table:table-row>
        <table:table-row table:style-name="TableLine1791182464704">
          <table:table-cell table:style-name="Tabela2.B5" office:value-type="string">
            <text:p text:style-name="P421">Tag</text:p>
          </table:table-cell>
          <table:table-cell table:style-name="Tabela2.B5" office:value-type="string">
            <text:p text:style-name="P421">Hex</text:p>
          </table:table-cell>
          <table:table-cell table:style-name="Tabela2.C5" office:value-type="string">
            <text:p text:style-name="P422">4</text:p>
          </table:table-cell>
        </table:table-row>
        <table:table-row table:style-name="TableLine1791182681696">
          <table:table-cell table:style-name="Tabela2.B5" office:value-type="string">
            <text:p text:style-name="P421">Qtd de D<text:span text:style-name="T320">í</text:span>gitos do tamanho</text:p>
          </table:table-cell>
          <table:table-cell table:style-name="Tabela2.B5" office:value-type="string">
            <text:p text:style-name="P421">Hex</text:p>
          </table:table-cell>
          <table:table-cell table:style-name="Tabela2.C5" office:value-type="string">
            <text:p text:style-name="P431">1</text:p>
          </table:table-cell>
        </table:table-row>
        <table:table-row table:style-name="TableLine1791182675072">
          <table:table-cell table:style-name="Tabela2.B5" office:value-type="string">
            <text:p text:style-name="P421">Tamanho</text:p>
          </table:table-cell>
          <table:table-cell table:style-name="Tabela2.B5" office:value-type="string">
            <text:p text:style-name="P421">Num<text:span text:style-name="T320">é</text:span>rico</text:p>
          </table:table-cell>
          <table:table-cell table:style-name="Tabela2.C5" office:value-type="string">
            <text:p text:style-name="P425">Vari<text:span text:style-name="T320">á</text:span>vel</text:p>
          </table:table-cell>
        </table:table-row>
        <table:table-row table:style-name="TableLine1791182681120">
          <table:table-cell table:style-name="Tabela2.B5" office:value-type="string">
            <text:p text:style-name="P424">Dados</text:p>
          </table:table-cell>
          <table:table-cell table:style-name="Tabela2.B5" office:value-type="string">
            <text:p text:style-name="P424">String</text:p>
          </table:table-cell>
          <table:table-cell table:style-name="Tabela2.C5" office:value-type="string">
            <text:p text:style-name="P425">Vari<text:span text:style-name="T320">á</text:span>vel </text:p>
          </table:table-cell>
        </table:table-row>
      </table:table>
      <text:p text:style-name="P4"/>
      <text:p text:style-name="P423"><text:span text:style-name="T323">3</text:span>.2 – TIPOS DE DADOS</text:p>
      <text:p text:style-name="P42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0">Tipo</text:p>
          </table:table-cell>
          <table:table-cell table:style-name="Tabela3.B1" office:value-type="string">
            <text:p text:style-name="P30">Definição</text:p>
          </table:table-cell>
        </table:table-row>
        <table:table-row table:style-name="TableLine1791182681408">
          <table:table-cell table:style-name="Tabela3.A3" office:value-type="string">
            <text:p text:style-name="P424">Texto </text:p>
          </table:table-cell>
          <table:table-cell table:style-name="Tabela3.B3" office:value-type="string">
            <text:p text:style-name="P424">Ascii</text:p>
          </table:table-cell>
        </table:table-row>
        <table:table-row table:style-name="TableLine1791182682272">
          <table:table-cell table:style-name="Tabela3.A3" office:value-type="string">
            <text:p text:style-name="P437">Inteiro</text:p>
          </table:table-cell>
          <table:table-cell table:style-name="Tabela3.B3" office:value-type="string">
            <text:p text:style-name="P426"><text:span text:style-name="T330">Número s</text:span><text:span text:style-name="T329">em</text:span> separador decimal</text:p>
          </table:table-cell>
        </table:table-row>
        <table:table-row table:style-name="TableLine1791182679104">
          <table:table-cell table:style-name="Tabela3.A9" office:value-type="string">
            <text:p text:style-name="P424">Num<text:span text:style-name="T320">é</text:span>rico</text:p>
          </table:table-cell>
          <table:table-cell table:style-name="Tabela3.B9" office:value-type="string">
            <text:p text:style-name="P424">Ponto como separador decimal</text:p>
          </table:table-cell>
        </table:table-row>
        <table:table-row table:style-name="TableLine1791182675936">
          <table:table-cell table:style-name="Tabela3.A9" office:value-type="string">
            <text:p text:style-name="P424">Data </text:p>
          </table:table-cell>
          <table:table-cell table:style-name="Tabela3.B9" office:value-type="string">
            <text:p text:style-name="P424">DD/MM/AAAA</text:p>
          </table:table-cell>
        </table:table-row>
        <table:table-row table:style-name="TableLine1791182666432">
          <table:table-cell table:style-name="Tabela3.A9" office:value-type="string">
            <text:p text:style-name="P432">Hora</text:p>
          </table:table-cell>
          <table:table-cell table:style-name="Tabela3.B9" office:value-type="string">
            <text:p text:style-name="P432">HH:MM:SS</text:p>
          </table:table-cell>
        </table:table-row>
        <table:table-row table:style-name="TableLine1791182676224">
          <table:table-cell table:style-name="Tabela3.A9" office:value-type="string">
            <text:p text:style-name="P424">Dados </text:p>
          </table:table-cell>
          <table:table-cell table:style-name="Tabela3.B9" office:value-type="string">
            <text:p text:style-name="P424">Hexadecimal </text:p>
          </table:table-cell>
        </table:table-row>
        <table:table-row table:style-name="TableLine1791182681984">
          <table:table-cell table:style-name="Tabela3.A9" office:value-type="string">
            <text:p text:style-name="P433">Impressão</text:p>
          </table:table-cell>
          <table:table-cell table:style-name="Tabela3.B9" office:value-type="string">
            <text:p text:style-name="P31">&lt;br&gt; = pula linha</text:p>
            <text:p text:style-name="P434"/>
            <text:p text:style-name="P32">! <text:span text:style-name="T321">= exceção para texto</text:span></text:p>
            <text:p text:style-name="P433"><text:span text:style-name="T322">U</text:span>so o comando ”<text:span text:style-name="T7">&lt;br&gt;</text:span><text:span text:style-name="T321">” para pular linha na impressão e o comando “</text:span><text:span text:style-name="T7">!</text:span><text:span text:style-name="T321">” para </text:span><text:soft-page-break/><text:span text:style-name="T321">exceção em um texto veja o exemplo a baixo:</text:span></text:p>
            <text:p text:style-name="P433"/>
            <text:p text:style-name="P435"><text:span text:style-name="T2">Exemplo 01</text:span>: </text:p>
            <text:p text:style-name="P435"><text:s text:c="18"/>Quero duas palavras “Texto” e “Texto2” uma em cada linha.</text:p>
            <text:p text:style-name="P33"/>
            <text:p text:style-name="P435"><text:span text:style-name="T2">Comando</text:span>: ” <text:span text:style-name="T208">Texto&lt;br&gt;Texto2 “</text:span></text:p>
            <text:p text:style-name="P435"/>
            <text:p text:style-name="P435">Impresso sai assim:</text:p>
            <text:p text:style-name="P433"/>
            <text:p text:style-name="P433">Texto</text:p>
            <text:p text:style-name="P433">Texto2</text:p>
            <text:p text:style-name="P433"/>
            <text:p text:style-name="P433"/>
            <text:p text:style-name="P435"><text:span text:style-name="T2">Exemplo 02</text:span>: </text:p>
            <text:p text:style-name="P435"><text:s text:c="18"/>Quero duas palavras “Texto&lt;<text:span text:style-name="T322">br&gt;</text:span>” e “Texto2” uma em cada linha.</text:p>
            <text:p text:style-name="P33"/>
            <text:p text:style-name="P435"><text:span text:style-name="T2">Comando</text:span>: ” <text:span text:style-name="T208">Texto!&lt;br&gt;&lt;</text:span><text:span text:style-name="T322">br&gt;</text:span><text:span text:style-name="T208">Texto2 “</text:span></text:p>
            <text:p text:style-name="P435"/>
            <text:p text:style-name="P435">Impresso sai assim:</text:p>
            <text:p text:style-name="P433"/>
            <text:p text:style-name="P433">Texto&lt;br&gt;</text:p>
            <text:p text:style-name="P433"><text:span text:style-name="T322">T</text:span>exto2</text:p>
            <text:p text:style-name="P433"/>
            <text:p text:style-name="P433"/>
            <text:p text:style-name="P433"/>
            <text:p text:style-name="P433"/>
            <text:p text:style-name="P435"><text:span text:style-name="T2">Exemplo 0</text:span><text:span text:style-name="T8">3</text:span>: </text:p>
            <text:p text:style-name="P435"><text:s text:c="18"/>Quero duas palavras “Texto!&lt;<text:span text:style-name="T322">br&gt;</text:span>” e “Texto2” uma em cada linha.</text:p>
            <text:p text:style-name="P435"><text:span text:style-name="T2">Comando</text:span>: ” <text:span text:style-name="T208">Texto!!&lt;br&gt;&lt;</text:span><text:span text:style-name="T322">br&gt;</text:span><text:span text:style-name="T208">Texto2 “</text:span></text:p>
            <text:p text:style-name="P435"/>
            <text:p text:style-name="P435">Impresso sai assim:</text:p>
            <text:p text:style-name="P433"/>
            <text:p text:style-name="P433"><text:span text:style-name="T322">T</text:span>exto!&lt;br&gt;</text:p>
            <text:p text:style-name="P433"><text:span text:style-name="T322">T</text:span>exto2</text:p>
          </table:table-cell>
        </table:table-row>
        <table:table-row table:style-name="TableLine1791182665856">
          <table:table-cell table:style-name="Tabela3.A9" office:value-type="string">
            <text:p text:style-name="P436">Booleano</text:p>
          </table:table-cell>
          <table:table-cell table:style-name="Tabela3.B9" office:value-type="string">
            <text:p text:style-name="P436">F<text:span text:style-name="T322">=Falso</text:span> <text:span text:style-name="T322">ou </text:span>T<text:span text:style-name="T322">=Verdadeiro</text:span></text:p>
          </table:table-cell>
        </table:table-row>
        <table:table-row table:style-name="TableLine1791182671904">
          <table:table-cell table:style-name="Tabela3.A10" office:value-type="string">
            <text:p text:style-name="P436"/>
          </table:table-cell>
          <table:table-cell table:style-name="Tabela3.B10" office:value-type="string">
            <text:p text:style-name="P436"/>
          </table:table-cell>
        </table:table-row>
      </table:table>
      <text:p text:style-name="P4"/>
      <text:p text:style-name="P427"><text:span text:style-name="T328">3</text:span>.2.1 – TAGS PADRONIZADAS </text:p>
      <text:p text:style-name="P427"/>
      <text:p text:style-name="P29">Tags oficiais usadas no OpenTef <text:span text:style-name="T324">contem o </text:span>intervalo <text:span text:style-name="T324">de </text:span>0000 a F<text:span text:style-name="T325">EFF</text:span></text:p>
      <text:p text:style-name="P29"/>
      <text:p text:style-name="P29">Tags proprietárias para ser usadas em projetos particulares <text:span text:style-name="T324">terão o </text:span>intervalo FF00 a FFFF</text:p>
      <text:p text:style-name="P507"/>
      <text:p text:style-name="P417"><text:span text:style-name="T328">3</text:span>.3 – PACOTES</text:p>
      <text:p text:style-name="P417"/>
      <text:p text:style-name="P428">As solicitações são divididas por pacotes individuais.</text:p>
      <text:p text:style-name="P428"/>
      <text:p text:style-name="P428">A primeira <text:span text:style-name="T326">T</text:span>ag é sempre indicativa para o tamanho do pacote<text:span text:style-name="T327">(Máximo 15 dígitos(xF) 999 terabytes) </text:span><text:span text:style-name="T18">TIPO PACOTE</text:span></text:p>
      <text:p text:style-name="P428">A segunda <text:span text:style-name="T326">T</text:span>ag é destinada a alguma requisição ou função <text:span text:style-name="T2">TIPO COMANDO</text:span></text:p>
      <text:p text:style-name="P428"><text:soft-page-break/>As <text:span text:style-name="T326">T</text:span>ags subsequentes são parâmetros da segunda <text:span text:style-name="T326">T</text:span>ag TIPO DADOS</text:p>
      <text:p text:style-name="P558"/>
      <text:p text:style-name="P5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7-26T17:31:30.405000000</dc:date>
    <meta:editing-duration>P8DT19H34M8S</meta:editing-duration>
    <meta:editing-cycles>450</meta:editing-cycles>
    <meta:generator>LibreOffice/7.3.2.2$Windows_X86_64 LibreOffice_project/49f2b1bff42cfccbd8f788c8dc32c1c309559be0</meta:generator>
    <meta:document-statistic meta:table-count="19" meta:image-count="0" meta:object-count="0" meta:page-count="27" meta:paragraph-count="1827" meta:word-count="5727" meta:character-count="39626" meta:non-whitespace-character-count="34007"/>
  </office:meta>
</office:document-meta>
</file>